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Object 130/content.xml"/>
  <manifest:file-entry manifest:media-type="" manifest:full-path="Object 130/Configurations2/accelerator/current.xml"/>
  <manifest:file-entry manifest:media-type="" manifest:full-path="Object 130/Configurations2/accelerator/"/>
  <manifest:file-entry manifest:media-type="" manifest:full-path="Object 130/Configurations2/progressbar/"/>
  <manifest:file-entry manifest:media-type="" manifest:full-path="Object 130/Configurations2/floater/"/>
  <manifest:file-entry manifest:media-type="" manifest:full-path="Object 130/Configurations2/popupmenu/"/>
  <manifest:file-entry manifest:media-type="" manifest:full-path="Object 130/Configurations2/menubar/"/>
  <manifest:file-entry manifest:media-type="" manifest:full-path="Object 130/Configurations2/toolbar/"/>
  <manifest:file-entry manifest:media-type="" manifest:full-path="Object 130/Configurations2/images/Bitmaps/"/>
  <manifest:file-entry manifest:media-type="" manifest:full-path="Object 130/Configurations2/images/"/>
  <manifest:file-entry manifest:media-type="" manifest:full-path="Object 130/Configurations2/statusbar/"/>
  <manifest:file-entry manifest:media-type="application/vnd.sun.xml.ui.configuration" manifest:full-path="Object 130/Configurations2/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text/xml" manifest:full-path="Object 95/content.xml"/>
  <manifest:file-entry manifest:media-type="" manifest:full-path="Object 95/Configurations2/accelerator/current.xml"/>
  <manifest:file-entry manifest:media-type="" manifest:full-path="Object 95/Configurations2/accelerator/"/>
  <manifest:file-entry manifest:media-type="" manifest:full-path="Object 95/Configurations2/progressba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" manifest:full-path="Object 95/Configurations2/statusbar/"/>
  <manifest:file-entry manifest:media-type="application/vnd.sun.xml.ui.configuration" manifest:full-path="Object 95/Configurations2/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text/xml" manifest:full-path="Object 131/content.xml"/>
  <manifest:file-entry manifest:media-type="" manifest:full-path="Object 131/Configurations2/accelerator/current.xml"/>
  <manifest:file-entry manifest:media-type="" manifest:full-path="Object 131/Configurations2/accelerator/"/>
  <manifest:file-entry manifest:media-type="" manifest:full-path="Object 131/Configurations2/progressbar/"/>
  <manifest:file-entry manifest:media-type="" manifest:full-path="Object 131/Configurations2/floater/"/>
  <manifest:file-entry manifest:media-type="" manifest:full-path="Object 131/Configurations2/popupmenu/"/>
  <manifest:file-entry manifest:media-type="" manifest:full-path="Object 131/Configurations2/menubar/"/>
  <manifest:file-entry manifest:media-type="" manifest:full-path="Object 131/Configurations2/toolbar/"/>
  <manifest:file-entry manifest:media-type="" manifest:full-path="Object 131/Configurations2/images/Bitmaps/"/>
  <manifest:file-entry manifest:media-type="" manifest:full-path="Object 131/Configurations2/images/"/>
  <manifest:file-entry manifest:media-type="" manifest:full-path="Object 131/Configurations2/statusbar/"/>
  <manifest:file-entry manifest:media-type="application/vnd.sun.xml.ui.configuration" manifest:full-path="Object 131/Configurations2/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text/xml" manifest:full-path="Object 96/content.xml"/>
  <manifest:file-entry manifest:media-type="" manifest:full-path="Object 96/Configurations2/accelerator/current.xml"/>
  <manifest:file-entry manifest:media-type="" manifest:full-path="Object 96/Configurations2/accelerator/"/>
  <manifest:file-entry manifest:media-type="" manifest:full-path="Object 96/Configurations2/progressba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" manifest:full-path="Object 96/Configurations2/statusbar/"/>
  <manifest:file-entry manifest:media-type="application/vnd.sun.xml.ui.configuration" manifest:full-path="Object 96/Configurations2/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text/xml" manifest:full-path="Object 189/content.xml"/>
  <manifest:file-entry manifest:media-type="" manifest:full-path="Object 189/Configurations2/accelerator/current.xml"/>
  <manifest:file-entry manifest:media-type="" manifest:full-path="Object 189/Configurations2/accelerator/"/>
  <manifest:file-entry manifest:media-type="" manifest:full-path="Object 189/Configurations2/progressbar/"/>
  <manifest:file-entry manifest:media-type="" manifest:full-path="Object 189/Configurations2/floater/"/>
  <manifest:file-entry manifest:media-type="" manifest:full-path="Object 189/Configurations2/popupmenu/"/>
  <manifest:file-entry manifest:media-type="" manifest:full-path="Object 189/Configurations2/menubar/"/>
  <manifest:file-entry manifest:media-type="" manifest:full-path="Object 189/Configurations2/toolbar/"/>
  <manifest:file-entry manifest:media-type="" manifest:full-path="Object 189/Configurations2/images/Bitmaps/"/>
  <manifest:file-entry manifest:media-type="" manifest:full-path="Object 189/Configurations2/images/"/>
  <manifest:file-entry manifest:media-type="" manifest:full-path="Object 189/Configurations2/statusbar/"/>
  <manifest:file-entry manifest:media-type="application/vnd.sun.xml.ui.configuration" manifest:full-path="Object 189/Configurations2/"/>
  <manifest:file-entry manifest:media-type="text/xml" manifest:full-path="Object 189/settings.xml"/>
  <manifest:file-entry manifest:media-type="application/vnd.oasis.opendocument.formula" manifest:version="1.2" manifest:full-path="Object 189/"/>
  <manifest:file-entry manifest:media-type="text/xml" manifest:full-path="Object 97/content.xml"/>
  <manifest:file-entry manifest:media-type="" manifest:full-path="Object 97/Configurations2/accelerator/current.xml"/>
  <manifest:file-entry manifest:media-type="" manifest:full-path="Object 97/Configurations2/accelerator/"/>
  <manifest:file-entry manifest:media-type="" manifest:full-path="Object 97/Configurations2/progressba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" manifest:full-path="Object 97/Configurations2/statusbar/"/>
  <manifest:file-entry manifest:media-type="application/vnd.sun.xml.ui.configuration" manifest:full-path="Object 97/Configurations2/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text/xml" manifest:full-path="Object 133/content.xml"/>
  <manifest:file-entry manifest:media-type="" manifest:full-path="Object 133/Configurations2/accelerator/current.xml"/>
  <manifest:file-entry manifest:media-type="" manifest:full-path="Object 133/Configurations2/accelerator/"/>
  <manifest:file-entry manifest:media-type="" manifest:full-path="Object 133/Configurations2/progressbar/"/>
  <manifest:file-entry manifest:media-type="" manifest:full-path="Object 133/Configurations2/floater/"/>
  <manifest:file-entry manifest:media-type="" manifest:full-path="Object 133/Configurations2/popupmenu/"/>
  <manifest:file-entry manifest:media-type="" manifest:full-path="Object 133/Configurations2/menubar/"/>
  <manifest:file-entry manifest:media-type="" manifest:full-path="Object 133/Configurations2/toolbar/"/>
  <manifest:file-entry manifest:media-type="" manifest:full-path="Object 133/Configurations2/images/Bitmaps/"/>
  <manifest:file-entry manifest:media-type="" manifest:full-path="Object 133/Configurations2/images/"/>
  <manifest:file-entry manifest:media-type="" manifest:full-path="Object 133/Configurations2/statusbar/"/>
  <manifest:file-entry manifest:media-type="application/vnd.sun.xml.ui.configuration" manifest:full-path="Object 133/Configurations2/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text/xml" manifest:full-path="Object 98/content.xml"/>
  <manifest:file-entry manifest:media-type="" manifest:full-path="Object 98/Configurations2/accelerator/current.xml"/>
  <manifest:file-entry manifest:media-type="" manifest:full-path="Object 98/Configurations2/accelerator/"/>
  <manifest:file-entry manifest:media-type="" manifest:full-path="Object 98/Configurations2/progressbar/"/>
  <manifest:file-entry manifest:media-type="" manifest:full-path="Object 98/Configurations2/floater/"/>
  <manifest:file-entry manifest:media-type="" manifest:full-path="Object 98/Configurations2/popupmenu/"/>
  <manifest:file-entry manifest:media-type="" manifest:full-path="Object 98/Configurations2/menubar/"/>
  <manifest:file-entry manifest:media-type="" manifest:full-path="Object 98/Configurations2/toolbar/"/>
  <manifest:file-entry manifest:media-type="" manifest:full-path="Object 98/Configurations2/images/Bitmaps/"/>
  <manifest:file-entry manifest:media-type="" manifest:full-path="Object 98/Configurations2/images/"/>
  <manifest:file-entry manifest:media-type="" manifest:full-path="Object 98/Configurations2/statusbar/"/>
  <manifest:file-entry manifest:media-type="application/vnd.sun.xml.ui.configuration" manifest:full-path="Object 98/Configurations2/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text/xml" manifest:full-path="Object 40/content.xml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progres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" manifest:full-path="Object 40/Configurations2/statusbar/"/>
  <manifest:file-entry manifest:media-type="application/vnd.sun.xml.ui.configuration" manifest:full-path="Object 40/Configurations2/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99/content.xml"/>
  <manifest:file-entry manifest:media-type="" manifest:full-path="Object 99/Configurations2/accelerator/current.xml"/>
  <manifest:file-entry manifest:media-type="" manifest:full-path="Object 99/Configurations2/accelerator/"/>
  <manifest:file-entry manifest:media-type="" manifest:full-path="Object 99/Configurations2/progressba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" manifest:full-path="Object 99/Configurations2/statusbar/"/>
  <manifest:file-entry manifest:media-type="application/vnd.sun.xml.ui.configuration" manifest:full-path="Object 99/Configurations2/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text/xml" manifest:full-path="Object 41/content.xml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progres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" manifest:full-path="Object 41/Configurations2/statusbar/"/>
  <manifest:file-entry manifest:media-type="application/vnd.sun.xml.ui.configuration" manifest:full-path="Object 41/Configurations2/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42/content.xml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progres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" manifest:full-path="Object 42/Configurations2/statusbar/"/>
  <manifest:file-entry manifest:media-type="application/vnd.sun.xml.ui.configuration" manifest:full-path="Object 42/Configurations2/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43/content.xml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progres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" manifest:full-path="Object 43/Configurations2/statusbar/"/>
  <manifest:file-entry manifest:media-type="application/vnd.sun.xml.ui.configuration" manifest:full-path="Object 43/Configurations2/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137/content.xml"/>
  <manifest:file-entry manifest:media-type="" manifest:full-path="Object 137/Configurations2/accelerator/current.xml"/>
  <manifest:file-entry manifest:media-type="" manifest:full-path="Object 137/Configurations2/accelerator/"/>
  <manifest:file-entry manifest:media-type="" manifest:full-path="Object 137/Configurations2/progressbar/"/>
  <manifest:file-entry manifest:media-type="" manifest:full-path="Object 137/Configurations2/floater/"/>
  <manifest:file-entry manifest:media-type="" manifest:full-path="Object 137/Configurations2/popupmenu/"/>
  <manifest:file-entry manifest:media-type="" manifest:full-path="Object 137/Configurations2/menubar/"/>
  <manifest:file-entry manifest:media-type="" manifest:full-path="Object 137/Configurations2/toolbar/"/>
  <manifest:file-entry manifest:media-type="" manifest:full-path="Object 137/Configurations2/images/Bitmaps/"/>
  <manifest:file-entry manifest:media-type="" manifest:full-path="Object 137/Configurations2/images/"/>
  <manifest:file-entry manifest:media-type="" manifest:full-path="Object 137/Configurations2/statusbar/"/>
  <manifest:file-entry manifest:media-type="application/vnd.sun.xml.ui.configuration" manifest:full-path="Object 137/Configurations2/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text/xml" manifest:full-path="Object 44/content.xml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progres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" manifest:full-path="Object 44/Configurations2/statusbar/"/>
  <manifest:file-entry manifest:media-type="application/vnd.sun.xml.ui.configuration" manifest:full-path="Object 44/Configurations2/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138/content.xml"/>
  <manifest:file-entry manifest:media-type="" manifest:full-path="Object 138/Configurations2/accelerator/current.xml"/>
  <manifest:file-entry manifest:media-type="" manifest:full-path="Object 138/Configurations2/accelerator/"/>
  <manifest:file-entry manifest:media-type="" manifest:full-path="Object 138/Configurations2/progressbar/"/>
  <manifest:file-entry manifest:media-type="" manifest:full-path="Object 138/Configurations2/floater/"/>
  <manifest:file-entry manifest:media-type="" manifest:full-path="Object 138/Configurations2/popupmenu/"/>
  <manifest:file-entry manifest:media-type="" manifest:full-path="Object 138/Configurations2/menubar/"/>
  <manifest:file-entry manifest:media-type="" manifest:full-path="Object 138/Configurations2/toolbar/"/>
  <manifest:file-entry manifest:media-type="" manifest:full-path="Object 138/Configurations2/images/Bitmaps/"/>
  <manifest:file-entry manifest:media-type="" manifest:full-path="Object 138/Configurations2/images/"/>
  <manifest:file-entry manifest:media-type="" manifest:full-path="Object 138/Configurations2/statusbar/"/>
  <manifest:file-entry manifest:media-type="application/vnd.sun.xml.ui.configuration" manifest:full-path="Object 138/Configurations2/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text/xml" manifest:full-path="Object 45/content.xml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progres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" manifest:full-path="Object 45/Configurations2/statusbar/"/>
  <manifest:file-entry manifest:media-type="application/vnd.sun.xml.ui.configuration" manifest:full-path="Object 45/Configurations2/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139/content.xml"/>
  <manifest:file-entry manifest:media-type="" manifest:full-path="Object 139/Configurations2/accelerator/current.xml"/>
  <manifest:file-entry manifest:media-type="" manifest:full-path="Object 139/Configurations2/accelerator/"/>
  <manifest:file-entry manifest:media-type="" manifest:full-path="Object 139/Configurations2/progressbar/"/>
  <manifest:file-entry manifest:media-type="" manifest:full-path="Object 139/Configurations2/floater/"/>
  <manifest:file-entry manifest:media-type="" manifest:full-path="Object 139/Configurations2/popupmenu/"/>
  <manifest:file-entry manifest:media-type="" manifest:full-path="Object 139/Configurations2/menubar/"/>
  <manifest:file-entry manifest:media-type="" manifest:full-path="Object 139/Configurations2/toolbar/"/>
  <manifest:file-entry manifest:media-type="" manifest:full-path="Object 139/Configurations2/images/Bitmaps/"/>
  <manifest:file-entry manifest:media-type="" manifest:full-path="Object 139/Configurations2/images/"/>
  <manifest:file-entry manifest:media-type="" manifest:full-path="Object 139/Configurations2/statusbar/"/>
  <manifest:file-entry manifest:media-type="application/vnd.sun.xml.ui.configuration" manifest:full-path="Object 139/Configurations2/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text/xml" manifest:full-path="Object 46/content.xml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progressba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" manifest:full-path="Object 46/Configurations2/statusbar/"/>
  <manifest:file-entry manifest:media-type="application/vnd.sun.xml.ui.configuration" manifest:full-path="Object 46/Configurations2/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47/content.xml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progres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" manifest:full-path="Object 47/Configurations2/statusbar/"/>
  <manifest:file-entry manifest:media-type="application/vnd.sun.xml.ui.configuration" manifest:full-path="Object 47/Configurations2/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progressba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" manifest:full-path="Object 48/Configurations2/statusbar/"/>
  <manifest:file-entry manifest:media-type="application/vnd.sun.xml.ui.configuration" manifest:full-path="Object 48/Configurations2/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49/content.xml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progres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" manifest:full-path="Object 49/Configurations2/statusbar/"/>
  <manifest:file-entry manifest:media-type="application/vnd.sun.xml.ui.configuration" manifest:full-path="Object 49/Configurations2/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Object 190/content.xml"/>
  <manifest:file-entry manifest:media-type="" manifest:full-path="Object 190/Configurations2/accelerator/current.xml"/>
  <manifest:file-entry manifest:media-type="" manifest:full-path="Object 190/Configurations2/accelerator/"/>
  <manifest:file-entry manifest:media-type="" manifest:full-path="Object 190/Configurations2/progressbar/"/>
  <manifest:file-entry manifest:media-type="" manifest:full-path="Object 190/Configurations2/floater/"/>
  <manifest:file-entry manifest:media-type="" manifest:full-path="Object 190/Configurations2/popupmenu/"/>
  <manifest:file-entry manifest:media-type="" manifest:full-path="Object 190/Configurations2/menubar/"/>
  <manifest:file-entry manifest:media-type="" manifest:full-path="Object 190/Configurations2/toolbar/"/>
  <manifest:file-entry manifest:media-type="" manifest:full-path="Object 190/Configurations2/images/Bitmaps/"/>
  <manifest:file-entry manifest:media-type="" manifest:full-path="Object 190/Configurations2/images/"/>
  <manifest:file-entry manifest:media-type="" manifest:full-path="Object 190/Configurations2/statusbar/"/>
  <manifest:file-entry manifest:media-type="application/vnd.sun.xml.ui.configuration" manifest:full-path="Object 190/Configurations2/"/>
  <manifest:file-entry manifest:media-type="text/xml" manifest:full-path="Object 190/settings.xml"/>
  <manifest:file-entry manifest:media-type="application/vnd.oasis.opendocument.formula" manifest:version="1.2" manifest:full-path="Object 190/"/>
  <manifest:file-entry manifest:media-type="image/jpeg" manifest:full-path="Pictures/10000000000006A20000046B2B7529B0.jpg"/>
  <manifest:file-entry manifest:media-type="" manifest:full-path="Pictures/"/>
  <manifest:file-entry manifest:media-type="text/xml" manifest:full-path="Object 191/content.xml"/>
  <manifest:file-entry manifest:media-type="" manifest:full-path="Object 191/Configurations2/accelerator/current.xml"/>
  <manifest:file-entry manifest:media-type="" manifest:full-path="Object 191/Configurations2/accelerator/"/>
  <manifest:file-entry manifest:media-type="" manifest:full-path="Object 191/Configurations2/progressbar/"/>
  <manifest:file-entry manifest:media-type="" manifest:full-path="Object 191/Configurations2/floater/"/>
  <manifest:file-entry manifest:media-type="" manifest:full-path="Object 191/Configurations2/popupmenu/"/>
  <manifest:file-entry manifest:media-type="" manifest:full-path="Object 191/Configurations2/menubar/"/>
  <manifest:file-entry manifest:media-type="" manifest:full-path="Object 191/Configurations2/toolbar/"/>
  <manifest:file-entry manifest:media-type="" manifest:full-path="Object 191/Configurations2/images/Bitmaps/"/>
  <manifest:file-entry manifest:media-type="" manifest:full-path="Object 191/Configurations2/images/"/>
  <manifest:file-entry manifest:media-type="" manifest:full-path="Object 191/Configurations2/statusbar/"/>
  <manifest:file-entry manifest:media-type="application/vnd.sun.xml.ui.configuration" manifest:full-path="Object 191/Configurations2/"/>
  <manifest:file-entry manifest:media-type="text/xml" manifest:full-path="Object 191/settings.xml"/>
  <manifest:file-entry manifest:media-type="application/vnd.oasis.opendocument.formula" manifest:version="1.2" manifest:full-path="Object 191/"/>
  <manifest:file-entry manifest:media-type="text/xml" manifest:full-path="Object 192/content.xml"/>
  <manifest:file-entry manifest:media-type="" manifest:full-path="Object 192/Configurations2/accelerator/current.xml"/>
  <manifest:file-entry manifest:media-type="" manifest:full-path="Object 192/Configurations2/accelerator/"/>
  <manifest:file-entry manifest:media-type="" manifest:full-path="Object 192/Configurations2/progressbar/"/>
  <manifest:file-entry manifest:media-type="" manifest:full-path="Object 192/Configurations2/floater/"/>
  <manifest:file-entry manifest:media-type="" manifest:full-path="Object 192/Configurations2/popupmenu/"/>
  <manifest:file-entry manifest:media-type="" manifest:full-path="Object 192/Configurations2/menubar/"/>
  <manifest:file-entry manifest:media-type="" manifest:full-path="Object 192/Configurations2/toolbar/"/>
  <manifest:file-entry manifest:media-type="" manifest:full-path="Object 192/Configurations2/images/Bitmaps/"/>
  <manifest:file-entry manifest:media-type="" manifest:full-path="Object 192/Configurations2/images/"/>
  <manifest:file-entry manifest:media-type="" manifest:full-path="Object 192/Configurations2/statusbar/"/>
  <manifest:file-entry manifest:media-type="application/vnd.sun.xml.ui.configuration" manifest:full-path="Object 192/Configurations2/"/>
  <manifest:file-entry manifest:media-type="text/xml" manifest:full-path="Object 192/settings.xml"/>
  <manifest:file-entry manifest:media-type="application/vnd.oasis.opendocument.formula" manifest:version="1.2" manifest:full-path="Object 192/"/>
  <manifest:file-entry manifest:media-type="text/xml" manifest:full-path="Object 193/content.xml"/>
  <manifest:file-entry manifest:media-type="" manifest:full-path="Object 193/Configurations2/accelerator/current.xml"/>
  <manifest:file-entry manifest:media-type="" manifest:full-path="Object 193/Configurations2/accelerator/"/>
  <manifest:file-entry manifest:media-type="" manifest:full-path="Object 193/Configurations2/progressbar/"/>
  <manifest:file-entry manifest:media-type="" manifest:full-path="Object 193/Configurations2/floater/"/>
  <manifest:file-entry manifest:media-type="" manifest:full-path="Object 193/Configurations2/popupmenu/"/>
  <manifest:file-entry manifest:media-type="" manifest:full-path="Object 193/Configurations2/menubar/"/>
  <manifest:file-entry manifest:media-type="" manifest:full-path="Object 193/Configurations2/toolbar/"/>
  <manifest:file-entry manifest:media-type="" manifest:full-path="Object 193/Configurations2/images/Bitmaps/"/>
  <manifest:file-entry manifest:media-type="" manifest:full-path="Object 193/Configurations2/images/"/>
  <manifest:file-entry manifest:media-type="" manifest:full-path="Object 193/Configurations2/statusbar/"/>
  <manifest:file-entry manifest:media-type="application/vnd.sun.xml.ui.configuration" manifest:full-path="Object 193/Configurations2/"/>
  <manifest:file-entry manifest:media-type="text/xml" manifest:full-path="Object 193/settings.xml"/>
  <manifest:file-entry manifest:media-type="application/vnd.oasis.opendocument.formula" manifest:version="1.2" manifest:full-path="Object 193/"/>
  <manifest:file-entry manifest:media-type="text/xml" manifest:full-path="Object 194/content.xml"/>
  <manifest:file-entry manifest:media-type="" manifest:full-path="Object 194/Configurations2/accelerator/current.xml"/>
  <manifest:file-entry manifest:media-type="" manifest:full-path="Object 194/Configurations2/accelerator/"/>
  <manifest:file-entry manifest:media-type="" manifest:full-path="Object 194/Configurations2/progressbar/"/>
  <manifest:file-entry manifest:media-type="" manifest:full-path="Object 194/Configurations2/floater/"/>
  <manifest:file-entry manifest:media-type="" manifest:full-path="Object 194/Configurations2/popupmenu/"/>
  <manifest:file-entry manifest:media-type="" manifest:full-path="Object 194/Configurations2/menubar/"/>
  <manifest:file-entry manifest:media-type="" manifest:full-path="Object 194/Configurations2/toolbar/"/>
  <manifest:file-entry manifest:media-type="" manifest:full-path="Object 194/Configurations2/images/Bitmaps/"/>
  <manifest:file-entry manifest:media-type="" manifest:full-path="Object 194/Configurations2/images/"/>
  <manifest:file-entry manifest:media-type="" manifest:full-path="Object 194/Configurations2/statusbar/"/>
  <manifest:file-entry manifest:media-type="application/vnd.sun.xml.ui.configuration" manifest:full-path="Object 194/Configurations2/"/>
  <manifest:file-entry manifest:media-type="text/xml" manifest:full-path="Object 194/settings.xml"/>
  <manifest:file-entry manifest:media-type="application/vnd.oasis.opendocument.formula" manifest:version="1.2" manifest:full-path="Object 194/"/>
  <manifest:file-entry manifest:media-type="text/xml" manifest:full-path="Object 140/content.xml"/>
  <manifest:file-entry manifest:media-type="" manifest:full-path="Object 140/Configurations2/accelerator/current.xml"/>
  <manifest:file-entry manifest:media-type="" manifest:full-path="Object 140/Configurations2/accelerator/"/>
  <manifest:file-entry manifest:media-type="" manifest:full-path="Object 140/Configurations2/progressbar/"/>
  <manifest:file-entry manifest:media-type="" manifest:full-path="Object 140/Configurations2/floater/"/>
  <manifest:file-entry manifest:media-type="" manifest:full-path="Object 140/Configurations2/popupmenu/"/>
  <manifest:file-entry manifest:media-type="" manifest:full-path="Object 140/Configurations2/menubar/"/>
  <manifest:file-entry manifest:media-type="" manifest:full-path="Object 140/Configurations2/toolbar/"/>
  <manifest:file-entry manifest:media-type="" manifest:full-path="Object 140/Configurations2/images/Bitmaps/"/>
  <manifest:file-entry manifest:media-type="" manifest:full-path="Object 140/Configurations2/images/"/>
  <manifest:file-entry manifest:media-type="" manifest:full-path="Object 140/Configurations2/statusbar/"/>
  <manifest:file-entry manifest:media-type="application/vnd.sun.xml.ui.configuration" manifest:full-path="Object 140/Configurations2/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text/xml" manifest:full-path="content.xml"/>
  <manifest:file-entry manifest:media-type="text/xml" manifest:full-path="Object 141/content.xml"/>
  <manifest:file-entry manifest:media-type="" manifest:full-path="Object 141/Configurations2/accelerator/current.xml"/>
  <manifest:file-entry manifest:media-type="" manifest:full-path="Object 141/Configurations2/accelerator/"/>
  <manifest:file-entry manifest:media-type="" manifest:full-path="Object 141/Configurations2/progressbar/"/>
  <manifest:file-entry manifest:media-type="" manifest:full-path="Object 141/Configurations2/floater/"/>
  <manifest:file-entry manifest:media-type="" manifest:full-path="Object 141/Configurations2/popupmenu/"/>
  <manifest:file-entry manifest:media-type="" manifest:full-path="Object 141/Configurations2/menubar/"/>
  <manifest:file-entry manifest:media-type="" manifest:full-path="Object 141/Configurations2/toolbar/"/>
  <manifest:file-entry manifest:media-type="" manifest:full-path="Object 141/Configurations2/images/Bitmaps/"/>
  <manifest:file-entry manifest:media-type="" manifest:full-path="Object 141/Configurations2/images/"/>
  <manifest:file-entry manifest:media-type="" manifest:full-path="Object 141/Configurations2/statusbar/"/>
  <manifest:file-entry manifest:media-type="application/vnd.sun.xml.ui.configuration" manifest:full-path="Object 141/Configurations2/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text/xml" manifest:full-path="Object 142/content.xml"/>
  <manifest:file-entry manifest:media-type="" manifest:full-path="Object 142/Configurations2/accelerator/current.xml"/>
  <manifest:file-entry manifest:media-type="" manifest:full-path="Object 142/Configurations2/accelerator/"/>
  <manifest:file-entry manifest:media-type="" manifest:full-path="Object 142/Configurations2/progressbar/"/>
  <manifest:file-entry manifest:media-type="" manifest:full-path="Object 142/Configurations2/floater/"/>
  <manifest:file-entry manifest:media-type="" manifest:full-path="Object 142/Configurations2/popupmenu/"/>
  <manifest:file-entry manifest:media-type="" manifest:full-path="Object 142/Configurations2/menubar/"/>
  <manifest:file-entry manifest:media-type="" manifest:full-path="Object 142/Configurations2/toolbar/"/>
  <manifest:file-entry manifest:media-type="" manifest:full-path="Object 142/Configurations2/images/Bitmaps/"/>
  <manifest:file-entry manifest:media-type="" manifest:full-path="Object 142/Configurations2/images/"/>
  <manifest:file-entry manifest:media-type="" manifest:full-path="Object 142/Configurations2/statusbar/"/>
  <manifest:file-entry manifest:media-type="application/vnd.sun.xml.ui.configuration" manifest:full-path="Object 142/Configurations2/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text/xml" manifest:full-path="Object 143/content.xml"/>
  <manifest:file-entry manifest:media-type="" manifest:full-path="Object 143/Configurations2/accelerator/current.xml"/>
  <manifest:file-entry manifest:media-type="" manifest:full-path="Object 143/Configurations2/accelerator/"/>
  <manifest:file-entry manifest:media-type="" manifest:full-path="Object 143/Configurations2/progressbar/"/>
  <manifest:file-entry manifest:media-type="" manifest:full-path="Object 143/Configurations2/floater/"/>
  <manifest:file-entry manifest:media-type="" manifest:full-path="Object 143/Configurations2/popupmenu/"/>
  <manifest:file-entry manifest:media-type="" manifest:full-path="Object 143/Configurations2/menubar/"/>
  <manifest:file-entry manifest:media-type="" manifest:full-path="Object 143/Configurations2/toolbar/"/>
  <manifest:file-entry manifest:media-type="" manifest:full-path="Object 143/Configurations2/images/Bitmaps/"/>
  <manifest:file-entry manifest:media-type="" manifest:full-path="Object 143/Configurations2/images/"/>
  <manifest:file-entry manifest:media-type="" manifest:full-path="Object 143/Configurations2/statusbar/"/>
  <manifest:file-entry manifest:media-type="application/vnd.sun.xml.ui.configuration" manifest:full-path="Object 143/Configurations2/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text/xml" manifest:full-path="Object 50/content.xml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progressba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" manifest:full-path="Object 50/Configurations2/statusbar/"/>
  <manifest:file-entry manifest:media-type="application/vnd.sun.xml.ui.configuration" manifest:full-path="Object 50/Configurations2/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144/content.xml"/>
  <manifest:file-entry manifest:media-type="" manifest:full-path="Object 144/Configurations2/accelerator/current.xml"/>
  <manifest:file-entry manifest:media-type="" manifest:full-path="Object 144/Configurations2/accelerator/"/>
  <manifest:file-entry manifest:media-type="" manifest:full-path="Object 144/Configurations2/progressbar/"/>
  <manifest:file-entry manifest:media-type="" manifest:full-path="Object 144/Configurations2/floater/"/>
  <manifest:file-entry manifest:media-type="" manifest:full-path="Object 144/Configurations2/popupmenu/"/>
  <manifest:file-entry manifest:media-type="" manifest:full-path="Object 144/Configurations2/menubar/"/>
  <manifest:file-entry manifest:media-type="" manifest:full-path="Object 144/Configurations2/toolbar/"/>
  <manifest:file-entry manifest:media-type="" manifest:full-path="Object 144/Configurations2/images/Bitmaps/"/>
  <manifest:file-entry manifest:media-type="" manifest:full-path="Object 144/Configurations2/images/"/>
  <manifest:file-entry manifest:media-type="" manifest:full-path="Object 144/Configurations2/statusbar/"/>
  <manifest:file-entry manifest:media-type="application/vnd.sun.xml.ui.configuration" manifest:full-path="Object 144/Configurations2/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text/xml" manifest:full-path="Object 51/content.xml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progressba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" manifest:full-path="Object 51/Configurations2/statusbar/"/>
  <manifest:file-entry manifest:media-type="application/vnd.sun.xml.ui.configuration" manifest:full-path="Object 51/Configurations2/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145/content.xml"/>
  <manifest:file-entry manifest:media-type="" manifest:full-path="Object 145/Configurations2/accelerator/current.xml"/>
  <manifest:file-entry manifest:media-type="" manifest:full-path="Object 145/Configurations2/accelerator/"/>
  <manifest:file-entry manifest:media-type="" manifest:full-path="Object 145/Configurations2/progressbar/"/>
  <manifest:file-entry manifest:media-type="" manifest:full-path="Object 145/Configurations2/floater/"/>
  <manifest:file-entry manifest:media-type="" manifest:full-path="Object 145/Configurations2/popupmenu/"/>
  <manifest:file-entry manifest:media-type="" manifest:full-path="Object 145/Configurations2/menubar/"/>
  <manifest:file-entry manifest:media-type="" manifest:full-path="Object 145/Configurations2/toolbar/"/>
  <manifest:file-entry manifest:media-type="" manifest:full-path="Object 145/Configurations2/images/Bitmaps/"/>
  <manifest:file-entry manifest:media-type="" manifest:full-path="Object 145/Configurations2/images/"/>
  <manifest:file-entry manifest:media-type="" manifest:full-path="Object 145/Configurations2/statusbar/"/>
  <manifest:file-entry manifest:media-type="application/vnd.sun.xml.ui.configuration" manifest:full-path="Object 145/Configurations2/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text/xml" manifest:full-path="Object 52/content.xml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progressba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" manifest:full-path="Object 52/Configurations2/statusbar/"/>
  <manifest:file-entry manifest:media-type="application/vnd.sun.xml.ui.configuration" manifest:full-path="Object 52/Configurations2/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146/content.xml"/>
  <manifest:file-entry manifest:media-type="" manifest:full-path="Object 146/Configurations2/accelerator/current.xml"/>
  <manifest:file-entry manifest:media-type="" manifest:full-path="Object 146/Configurations2/accelerator/"/>
  <manifest:file-entry manifest:media-type="" manifest:full-path="Object 146/Configurations2/progressbar/"/>
  <manifest:file-entry manifest:media-type="" manifest:full-path="Object 146/Configurations2/floater/"/>
  <manifest:file-entry manifest:media-type="" manifest:full-path="Object 146/Configurations2/popupmenu/"/>
  <manifest:file-entry manifest:media-type="" manifest:full-path="Object 146/Configurations2/menubar/"/>
  <manifest:file-entry manifest:media-type="" manifest:full-path="Object 146/Configurations2/toolbar/"/>
  <manifest:file-entry manifest:media-type="" manifest:full-path="Object 146/Configurations2/images/Bitmaps/"/>
  <manifest:file-entry manifest:media-type="" manifest:full-path="Object 146/Configurations2/images/"/>
  <manifest:file-entry manifest:media-type="" manifest:full-path="Object 146/Configurations2/statusbar/"/>
  <manifest:file-entry manifest:media-type="application/vnd.sun.xml.ui.configuration" manifest:full-path="Object 146/Configurations2/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text/xml" manifest:full-path="Object 53/content.xml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progres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" manifest:full-path="Object 53/Configurations2/statusbar/"/>
  <manifest:file-entry manifest:media-type="application/vnd.sun.xml.ui.configuration" manifest:full-path="Object 53/Configurations2/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147/content.xml"/>
  <manifest:file-entry manifest:media-type="" manifest:full-path="Object 147/Configurations2/accelerator/current.xml"/>
  <manifest:file-entry manifest:media-type="" manifest:full-path="Object 147/Configurations2/accelerator/"/>
  <manifest:file-entry manifest:media-type="" manifest:full-path="Object 147/Configurations2/progressbar/"/>
  <manifest:file-entry manifest:media-type="" manifest:full-path="Object 147/Configurations2/floater/"/>
  <manifest:file-entry manifest:media-type="" manifest:full-path="Object 147/Configurations2/popupmenu/"/>
  <manifest:file-entry manifest:media-type="" manifest:full-path="Object 147/Configurations2/menubar/"/>
  <manifest:file-entry manifest:media-type="" manifest:full-path="Object 147/Configurations2/toolbar/"/>
  <manifest:file-entry manifest:media-type="" manifest:full-path="Object 147/Configurations2/images/Bitmaps/"/>
  <manifest:file-entry manifest:media-type="" manifest:full-path="Object 147/Configurations2/images/"/>
  <manifest:file-entry manifest:media-type="" manifest:full-path="Object 147/Configurations2/statusbar/"/>
  <manifest:file-entry manifest:media-type="application/vnd.sun.xml.ui.configuration" manifest:full-path="Object 147/Configurations2/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text/xml" manifest:full-path="Object 54/content.xml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progressba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" manifest:full-path="Object 54/Configurations2/statusbar/"/>
  <manifest:file-entry manifest:media-type="application/vnd.sun.xml.ui.configuration" manifest:full-path="Object 54/Configurations2/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content.xml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progressba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" manifest:full-path="Object 55/Configurations2/statusbar/"/>
  <manifest:file-entry manifest:media-type="application/vnd.sun.xml.ui.configuration" manifest:full-path="Object 55/Configurations2/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149/content.xml"/>
  <manifest:file-entry manifest:media-type="" manifest:full-path="Object 149/Configurations2/accelerator/current.xml"/>
  <manifest:file-entry manifest:media-type="" manifest:full-path="Object 149/Configurations2/accelerator/"/>
  <manifest:file-entry manifest:media-type="" manifest:full-path="Object 149/Configurations2/progressbar/"/>
  <manifest:file-entry manifest:media-type="" manifest:full-path="Object 149/Configurations2/floater/"/>
  <manifest:file-entry manifest:media-type="" manifest:full-path="Object 149/Configurations2/popupmenu/"/>
  <manifest:file-entry manifest:media-type="" manifest:full-path="Object 149/Configurations2/menubar/"/>
  <manifest:file-entry manifest:media-type="" manifest:full-path="Object 149/Configurations2/toolbar/"/>
  <manifest:file-entry manifest:media-type="" manifest:full-path="Object 149/Configurations2/images/Bitmaps/"/>
  <manifest:file-entry manifest:media-type="" manifest:full-path="Object 149/Configurations2/images/"/>
  <manifest:file-entry manifest:media-type="" manifest:full-path="Object 149/Configurations2/statusbar/"/>
  <manifest:file-entry manifest:media-type="application/vnd.sun.xml.ui.configuration" manifest:full-path="Object 149/Configurations2/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text/xml" manifest:full-path="Object 56/content.xml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progressba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" manifest:full-path="Object 56/Configurations2/statusbar/"/>
  <manifest:file-entry manifest:media-type="application/vnd.sun.xml.ui.configuration" manifest:full-path="Object 56/Configurations2/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57/content.xml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progressba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" manifest:full-path="Object 57/Configurations2/statusbar/"/>
  <manifest:file-entry manifest:media-type="application/vnd.sun.xml.ui.configuration" manifest:full-path="Object 57/Configurations2/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58/content.xml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progressba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" manifest:full-path="Object 58/Configurations2/statusbar/"/>
  <manifest:file-entry manifest:media-type="application/vnd.sun.xml.ui.configuration" manifest:full-path="Object 58/Configurations2/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text/xml" manifest:full-path="Object 59/content.xml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progressba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" manifest:full-path="Object 59/Configurations2/statusbar/"/>
  <manifest:file-entry manifest:media-type="application/vnd.sun.xml.ui.configuration" manifest:full-path="Object 59/Configurations2/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189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139"/>
  <manifest:file-entry manifest:media-type="" manifest:full-path="ObjectReplacements/Object 46"/>
  <manifest:file-entry manifest:media-type="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90"/>
  <manifest:file-entry manifest:media-type="application/x-openoffice-gdimetafile;windows_formatname=&quot;GDIMetaFile&quot;" manifest:full-path="ObjectReplacements/Object 191"/>
  <manifest:file-entry manifest:media-type="application/x-openoffice-gdimetafile;windows_formatname=&quot;GDIMetaFile&quot;" manifest:full-path="ObjectReplacements/Object 192"/>
  <manifest:file-entry manifest:media-type="application/x-openoffice-gdimetafile;windows_formatname=&quot;GDIMetaFile&quot;" manifest:full-path="ObjectReplacements/Object 193"/>
  <manifest:file-entry manifest:media-type="application/x-openoffice-gdimetafile;windows_formatname=&quot;GDIMetaFile&quot;" manifest:full-path="ObjectReplacements/Object 194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50"/>
  <manifest:file-entry manifest:media-type="" manifest:full-path="ObjectReplacements/Object 60"/>
  <manifest:file-entry manifest:media-type="application/x-openoffice-gdimetafile;windows_formatname=&quot;GDIMetaFile&quot;" manifest:full-path="ObjectReplacements/Object 154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155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157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" manifest:full-path="ObjectReplacements/Object 104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5"/>
  <manifest:file-entry manifest:media-type="" manifest:full-path="ObjectReplacements/Object 108"/>
  <manifest:file-entry manifest:media-type="" manifest:full-path="ObjectReplacements/Object 16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167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168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78"/>
  <manifest:file-entry manifest:media-type="" manifest:full-path="ObjectReplacements/Object 21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70"/>
  <manifest:file-entry manifest:media-type="application/x-openoffice-gdimetafile;windows_formatname=&quot;GDIMetaFile&quot;" manifest:full-path="ObjectReplacements/Object 171"/>
  <manifest:file-entry manifest:media-type="application/x-openoffice-gdimetafile;windows_formatname=&quot;GDIMetaFile&quot;" manifest:full-path="ObjectReplacements/Object 172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173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74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76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77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78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179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180"/>
  <manifest:file-entry manifest:media-type="application/x-openoffice-gdimetafile;windows_formatname=&quot;GDIMetaFile&quot;" manifest:full-path="ObjectReplacements/Object 181"/>
  <manifest:file-entry manifest:media-type="application/x-openoffice-gdimetafile;windows_formatname=&quot;GDIMetaFile&quot;" manifest:full-path="ObjectReplacements/Object 182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183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184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185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186"/>
  <manifest:file-entry manifest:media-type="application/x-openoffice-gdimetafile;windows_formatname=&quot;GDIMetaFile&quot;" manifest:full-path="ObjectReplacements/Object 94"/>
  <manifest:file-entry manifest:media-type="" manifest:full-path="ObjectReplacements/"/>
  <manifest:file-entry manifest:media-type="text/xml" manifest:full-path="Object 150/content.xml"/>
  <manifest:file-entry manifest:media-type="" manifest:full-path="Object 150/Configurations2/accelerator/current.xml"/>
  <manifest:file-entry manifest:media-type="" manifest:full-path="Object 150/Configurations2/accelerator/"/>
  <manifest:file-entry manifest:media-type="" manifest:full-path="Object 150/Configurations2/progressbar/"/>
  <manifest:file-entry manifest:media-type="" manifest:full-path="Object 150/Configurations2/floater/"/>
  <manifest:file-entry manifest:media-type="" manifest:full-path="Object 150/Configurations2/popupmenu/"/>
  <manifest:file-entry manifest:media-type="" manifest:full-path="Object 150/Configurations2/menubar/"/>
  <manifest:file-entry manifest:media-type="" manifest:full-path="Object 150/Configurations2/toolbar/"/>
  <manifest:file-entry manifest:media-type="" manifest:full-path="Object 150/Configurations2/images/Bitmaps/"/>
  <manifest:file-entry manifest:media-type="" manifest:full-path="Object 150/Configurations2/images/"/>
  <manifest:file-entry manifest:media-type="" manifest:full-path="Object 150/Configurations2/statusbar/"/>
  <manifest:file-entry manifest:media-type="application/vnd.sun.xml.ui.configuration" manifest:full-path="Object 150/Configurations2/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text/xml" manifest:full-path="Object 60/content.xml"/>
  <manifest:file-entry manifest:media-type="" manifest:full-path="Object 60/Configurations2/accelerator/current.xml"/>
  <manifest:file-entry manifest:media-type="" manifest:full-path="Object 60/Configurations2/accelerator/"/>
  <manifest:file-entry manifest:media-type="" manifest:full-path="Object 60/Configurations2/progressba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" manifest:full-path="Object 60/Configurations2/statusbar/"/>
  <manifest:file-entry manifest:media-type="application/vnd.sun.xml.ui.configuration" manifest:full-path="Object 60/Configurations2/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text/xml" manifest:full-path="Object 154/content.xml"/>
  <manifest:file-entry manifest:media-type="" manifest:full-path="Object 154/Configurations2/accelerator/current.xml"/>
  <manifest:file-entry manifest:media-type="" manifest:full-path="Object 154/Configurations2/accelerator/"/>
  <manifest:file-entry manifest:media-type="" manifest:full-path="Object 154/Configurations2/progressbar/"/>
  <manifest:file-entry manifest:media-type="" manifest:full-path="Object 154/Configurations2/floater/"/>
  <manifest:file-entry manifest:media-type="" manifest:full-path="Object 154/Configurations2/popupmenu/"/>
  <manifest:file-entry manifest:media-type="" manifest:full-path="Object 154/Configurations2/menubar/"/>
  <manifest:file-entry manifest:media-type="" manifest:full-path="Object 154/Configurations2/toolbar/"/>
  <manifest:file-entry manifest:media-type="" manifest:full-path="Object 154/Configurations2/images/Bitmaps/"/>
  <manifest:file-entry manifest:media-type="" manifest:full-path="Object 154/Configurations2/images/"/>
  <manifest:file-entry manifest:media-type="" manifest:full-path="Object 154/Configurations2/statusbar/"/>
  <manifest:file-entry manifest:media-type="application/vnd.sun.xml.ui.configuration" manifest:full-path="Object 154/Configurations2/"/>
  <manifest:file-entry manifest:media-type="text/xml" manifest:full-path="Object 154/settings.xml"/>
  <manifest:file-entry manifest:media-type="application/vnd.oasis.opendocument.formula" manifest:version="1.2" manifest:full-path="Object 154/"/>
  <manifest:file-entry manifest:media-type="text/xml" manifest:full-path="Object 61/content.xml"/>
  <manifest:file-entry manifest:media-type="" manifest:full-path="Object 61/Configurations2/accelerator/current.xml"/>
  <manifest:file-entry manifest:media-type="" manifest:full-path="Object 61/Configurations2/accelerator/"/>
  <manifest:file-entry manifest:media-type="" manifest:full-path="Object 61/Configurations2/progressba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" manifest:full-path="Object 61/Configurations2/statusbar/"/>
  <manifest:file-entry manifest:media-type="application/vnd.sun.xml.ui.configuration" manifest:full-path="Object 61/Configurations2/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text/xml" manifest:full-path="Object 155/content.xml"/>
  <manifest:file-entry manifest:media-type="" manifest:full-path="Object 155/Configurations2/accelerator/current.xml"/>
  <manifest:file-entry manifest:media-type="" manifest:full-path="Object 155/Configurations2/accelerator/"/>
  <manifest:file-entry manifest:media-type="" manifest:full-path="Object 155/Configurations2/progressbar/"/>
  <manifest:file-entry manifest:media-type="" manifest:full-path="Object 155/Configurations2/floater/"/>
  <manifest:file-entry manifest:media-type="" manifest:full-path="Object 155/Configurations2/popupmenu/"/>
  <manifest:file-entry manifest:media-type="" manifest:full-path="Object 155/Configurations2/menubar/"/>
  <manifest:file-entry manifest:media-type="" manifest:full-path="Object 155/Configurations2/toolbar/"/>
  <manifest:file-entry manifest:media-type="" manifest:full-path="Object 155/Configurations2/images/Bitmaps/"/>
  <manifest:file-entry manifest:media-type="" manifest:full-path="Object 155/Configurations2/images/"/>
  <manifest:file-entry manifest:media-type="" manifest:full-path="Object 155/Configurations2/statusbar/"/>
  <manifest:file-entry manifest:media-type="application/vnd.sun.xml.ui.configuration" manifest:full-path="Object 155/Configurations2/"/>
  <manifest:file-entry manifest:media-type="text/xml" manifest:full-path="Object 155/settings.xml"/>
  <manifest:file-entry manifest:media-type="application/vnd.oasis.opendocument.formula" manifest:version="1.2" manifest:full-path="Object 155/"/>
  <manifest:file-entry manifest:media-type="text/xml" manifest:full-path="Object 62/content.xml"/>
  <manifest:file-entry manifest:media-type="" manifest:full-path="Object 62/Configurations2/accelerator/current.xml"/>
  <manifest:file-entry manifest:media-type="" manifest:full-path="Object 62/Configurations2/accelerator/"/>
  <manifest:file-entry manifest:media-type="" manifest:full-path="Object 62/Configurations2/progres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" manifest:full-path="Object 62/Configurations2/statusbar/"/>
  <manifest:file-entry manifest:media-type="application/vnd.sun.xml.ui.configuration" manifest:full-path="Object 62/Configurations2/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text/xml" manifest:full-path="Object 63/content.xml"/>
  <manifest:file-entry manifest:media-type="" manifest:full-path="Object 63/Configurations2/accelerator/current.xml"/>
  <manifest:file-entry manifest:media-type="" manifest:full-path="Object 63/Configurations2/accelerator/"/>
  <manifest:file-entry manifest:media-type="" manifest:full-path="Object 63/Configurations2/progressba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" manifest:full-path="Object 63/Configurations2/statusbar/"/>
  <manifest:file-entry manifest:media-type="application/vnd.sun.xml.ui.configuration" manifest:full-path="Object 63/Configurations2/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157/accelerator/"/>
  <manifest:file-entry manifest:media-type="text/xml" manifest:full-path="Object 157/content.xml"/>
  <manifest:file-entry manifest:media-type="" manifest:full-path="Object 157/progressbar/"/>
  <manifest:file-entry manifest:media-type="" manifest:full-path="Object 157/floater/"/>
  <manifest:file-entry manifest:media-type="" manifest:full-path="Object 157/popupmenu/"/>
  <manifest:file-entry manifest:media-type="" manifest:full-path="Object 157/menubar/"/>
  <manifest:file-entry manifest:media-type="" manifest:full-path="Object 157/toolbar/"/>
  <manifest:file-entry manifest:media-type="" manifest:full-path="Object 157/images/Bitmaps/"/>
  <manifest:file-entry manifest:media-type="" manifest:full-path="Object 157/images/"/>
  <manifest:file-entry manifest:media-type="" manifest:full-path="Object 157/Configurations2/accelerator/current.xml"/>
  <manifest:file-entry manifest:media-type="" manifest:full-path="Object 157/Configurations2/accelerator/"/>
  <manifest:file-entry manifest:media-type="" manifest:full-path="Object 157/Configurations2/progressbar/"/>
  <manifest:file-entry manifest:media-type="" manifest:full-path="Object 157/Configurations2/floater/"/>
  <manifest:file-entry manifest:media-type="" manifest:full-path="Object 157/Configurations2/popupmenu/"/>
  <manifest:file-entry manifest:media-type="" manifest:full-path="Object 157/Configurations2/menubar/"/>
  <manifest:file-entry manifest:media-type="" manifest:full-path="Object 157/Configurations2/toolbar/"/>
  <manifest:file-entry manifest:media-type="" manifest:full-path="Object 157/Configurations2/images/Bitmaps/"/>
  <manifest:file-entry manifest:media-type="" manifest:full-path="Object 157/Configurations2/images/"/>
  <manifest:file-entry manifest:media-type="" manifest:full-path="Object 157/Configurations2/statusbar/"/>
  <manifest:file-entry manifest:media-type="application/vnd.sun.xml.ui.configuration" manifest:full-path="Object 157/Configurations2/"/>
  <manifest:file-entry manifest:media-type="" manifest:full-path="Object 157/statusbar/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text/xml" manifest:full-path="Object 64/content.xml"/>
  <manifest:file-entry manifest:media-type="" manifest:full-path="Object 64/Configurations2/accelerator/current.xml"/>
  <manifest:file-entry manifest:media-type="" manifest:full-path="Object 64/Configurations2/accelerator/"/>
  <manifest:file-entry manifest:media-type="" manifest:full-path="Object 64/Configurations2/progressba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" manifest:full-path="Object 64/Configurations2/statusbar/"/>
  <manifest:file-entry manifest:media-type="application/vnd.sun.xml.ui.configuration" manifest:full-path="Object 64/Configurations2/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text/xml" manifest:full-path="Object 100/content.xml"/>
  <manifest:file-entry manifest:media-type="" manifest:full-path="Object 100/Configurations2/accelerator/current.xml"/>
  <manifest:file-entry manifest:media-type="" manifest:full-path="Object 100/Configurations2/accelerator/"/>
  <manifest:file-entry manifest:media-type="" manifest:full-path="Object 100/Configurations2/progressbar/"/>
  <manifest:file-entry manifest:media-type="" manifest:full-path="Object 100/Configurations2/floater/"/>
  <manifest:file-entry manifest:media-type="" manifest:full-path="Object 100/Configurations2/popupmenu/"/>
  <manifest:file-entry manifest:media-type="" manifest:full-path="Object 100/Configurations2/menubar/"/>
  <manifest:file-entry manifest:media-type="" manifest:full-path="Object 100/Configurations2/toolbar/"/>
  <manifest:file-entry manifest:media-type="" manifest:full-path="Object 100/Configurations2/images/Bitmaps/"/>
  <manifest:file-entry manifest:media-type="" manifest:full-path="Object 100/Configurations2/images/"/>
  <manifest:file-entry manifest:media-type="" manifest:full-path="Object 100/Configurations2/statusbar/"/>
  <manifest:file-entry manifest:media-type="application/vnd.sun.xml.ui.configuration" manifest:full-path="Object 100/Configurations2/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text/xml" manifest:full-path="Object 65/content.xml"/>
  <manifest:file-entry manifest:media-type="" manifest:full-path="Object 65/Configurations2/accelerator/current.xml"/>
  <manifest:file-entry manifest:media-type="" manifest:full-path="Object 65/Configurations2/accelerator/"/>
  <manifest:file-entry manifest:media-type="" manifest:full-path="Object 65/Configurations2/progressba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" manifest:full-path="Object 65/Configurations2/statusbar/"/>
  <manifest:file-entry manifest:media-type="application/vnd.sun.xml.ui.configuration" manifest:full-path="Object 65/Configurations2/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text/xml" manifest:full-path="Object 101/content.xml"/>
  <manifest:file-entry manifest:media-type="" manifest:full-path="Object 101/Configurations2/accelerator/current.xml"/>
  <manifest:file-entry manifest:media-type="" manifest:full-path="Object 101/Configurations2/accelerator/"/>
  <manifest:file-entry manifest:media-type="" manifest:full-path="Object 101/Configurations2/progressbar/"/>
  <manifest:file-entry manifest:media-type="" manifest:full-path="Object 101/Configurations2/floater/"/>
  <manifest:file-entry manifest:media-type="" manifest:full-path="Object 101/Configurations2/popupmenu/"/>
  <manifest:file-entry manifest:media-type="" manifest:full-path="Object 101/Configurations2/menubar/"/>
  <manifest:file-entry manifest:media-type="" manifest:full-path="Object 101/Configurations2/toolbar/"/>
  <manifest:file-entry manifest:media-type="" manifest:full-path="Object 101/Configurations2/images/Bitmaps/"/>
  <manifest:file-entry manifest:media-type="" manifest:full-path="Object 101/Configurations2/images/"/>
  <manifest:file-entry manifest:media-type="" manifest:full-path="Object 101/Configurations2/statusbar/"/>
  <manifest:file-entry manifest:media-type="application/vnd.sun.xml.ui.configuration" manifest:full-path="Object 101/Configurations2/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text/xml" manifest:full-path="Object 66/content.xml"/>
  <manifest:file-entry manifest:media-type="" manifest:full-path="Object 66/Configurations2/accelerator/current.xml"/>
  <manifest:file-entry manifest:media-type="" manifest:full-path="Object 66/Configurations2/accelerator/"/>
  <manifest:file-entry manifest:media-type="" manifest:full-path="Object 66/Configurations2/progressba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" manifest:full-path="Object 66/Configurations2/statusbar/"/>
  <manifest:file-entry manifest:media-type="application/vnd.sun.xml.ui.configuration" manifest:full-path="Object 66/Configurations2/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text/xml" manifest:full-path="Object 102/content.xml"/>
  <manifest:file-entry manifest:media-type="" manifest:full-path="Object 102/Configurations2/accelerator/current.xml"/>
  <manifest:file-entry manifest:media-type="" manifest:full-path="Object 102/Configurations2/accelerator/"/>
  <manifest:file-entry manifest:media-type="" manifest:full-path="Object 102/Configurations2/progressbar/"/>
  <manifest:file-entry manifest:media-type="" manifest:full-path="Object 102/Configurations2/floater/"/>
  <manifest:file-entry manifest:media-type="" manifest:full-path="Object 102/Configurations2/popupmenu/"/>
  <manifest:file-entry manifest:media-type="" manifest:full-path="Object 102/Configurations2/menubar/"/>
  <manifest:file-entry manifest:media-type="" manifest:full-path="Object 102/Configurations2/toolbar/"/>
  <manifest:file-entry manifest:media-type="" manifest:full-path="Object 102/Configurations2/images/Bitmaps/"/>
  <manifest:file-entry manifest:media-type="" manifest:full-path="Object 102/Configurations2/images/"/>
  <manifest:file-entry manifest:media-type="" manifest:full-path="Object 102/Configurations2/statusbar/"/>
  <manifest:file-entry manifest:media-type="application/vnd.sun.xml.ui.configuration" manifest:full-path="Object 102/Configurations2/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text/xml" manifest:full-path="Object 67/content.xml"/>
  <manifest:file-entry manifest:media-type="" manifest:full-path="Object 67/Configurations2/accelerator/current.xml"/>
  <manifest:file-entry manifest:media-type="" manifest:full-path="Object 67/Configurations2/accelerator/"/>
  <manifest:file-entry manifest:media-type="" manifest:full-path="Object 67/Configurations2/progressba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" manifest:full-path="Object 67/Configurations2/statusbar/"/>
  <manifest:file-entry manifest:media-type="application/vnd.sun.xml.ui.configuration" manifest:full-path="Object 67/Configurations2/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03/content.xml"/>
  <manifest:file-entry manifest:media-type="" manifest:full-path="Object 103/Configurations2/accelerator/current.xml"/>
  <manifest:file-entry manifest:media-type="" manifest:full-path="Object 103/Configurations2/accelerator/"/>
  <manifest:file-entry manifest:media-type="" manifest:full-path="Object 103/Configurations2/progressbar/"/>
  <manifest:file-entry manifest:media-type="" manifest:full-path="Object 103/Configurations2/floater/"/>
  <manifest:file-entry manifest:media-type="" manifest:full-path="Object 103/Configurations2/popupmenu/"/>
  <manifest:file-entry manifest:media-type="" manifest:full-path="Object 103/Configurations2/menubar/"/>
  <manifest:file-entry manifest:media-type="" manifest:full-path="Object 103/Configurations2/toolbar/"/>
  <manifest:file-entry manifest:media-type="" manifest:full-path="Object 103/Configurations2/images/Bitmaps/"/>
  <manifest:file-entry manifest:media-type="" manifest:full-path="Object 103/Configurations2/images/"/>
  <manifest:file-entry manifest:media-type="" manifest:full-path="Object 103/Configurations2/statusbar/"/>
  <manifest:file-entry manifest:media-type="application/vnd.sun.xml.ui.configuration" manifest:full-path="Object 103/Configurations2/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text/xml" manifest:full-path="Object 68/content.xml"/>
  <manifest:file-entry manifest:media-type="" manifest:full-path="Object 68/Configurations2/accelerator/current.xml"/>
  <manifest:file-entry manifest:media-type="" manifest:full-path="Object 68/Configurations2/accelerator/"/>
  <manifest:file-entry manifest:media-type="" manifest:full-path="Object 68/Configurations2/progressba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" manifest:full-path="Object 68/Configurations2/statusbar/"/>
  <manifest:file-entry manifest:media-type="application/vnd.sun.xml.ui.configuration" manifest:full-path="Object 68/Configurations2/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text/xml" manifest:full-path="Object 11/content.xml"/>
  <manifest:file-entry manifest:media-type="" manifest:full-path="Object 11/progressbar/"/>
  <manifest:file-entry manifest:media-type="" manifest:full-path="Object 11/floater/"/>
  <manifest:file-entry manifest:media-type="" manifest:full-path="Object 11/popupmenu/"/>
  <manifest:file-entry manifest:media-type="" manifest:full-path="Object 11/menubar/"/>
  <manifest:file-entry manifest:media-type="" manifest:full-path="Object 11/tool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" manifest:full-path="Object 11/statusbar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04/content.xml"/>
  <manifest:file-entry manifest:media-type="" manifest:full-path="Object 104/Configurations2/accelerator/current.xml"/>
  <manifest:file-entry manifest:media-type="" manifest:full-path="Object 104/Configurations2/accelerator/"/>
  <manifest:file-entry manifest:media-type="" manifest:full-path="Object 104/Configurations2/progressbar/"/>
  <manifest:file-entry manifest:media-type="" manifest:full-path="Object 104/Configurations2/floater/"/>
  <manifest:file-entry manifest:media-type="" manifest:full-path="Object 104/Configurations2/popupmenu/"/>
  <manifest:file-entry manifest:media-type="" manifest:full-path="Object 104/Configurations2/menubar/"/>
  <manifest:file-entry manifest:media-type="" manifest:full-path="Object 104/Configurations2/toolbar/"/>
  <manifest:file-entry manifest:media-type="" manifest:full-path="Object 104/Configurations2/images/Bitmaps/"/>
  <manifest:file-entry manifest:media-type="" manifest:full-path="Object 104/Configurations2/images/"/>
  <manifest:file-entry manifest:media-type="" manifest:full-path="Object 104/Configurations2/statusbar/"/>
  <manifest:file-entry manifest:media-type="application/vnd.sun.xml.ui.configuration" manifest:full-path="Object 104/Configurations2/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text/xml" manifest:full-path="Object 69/content.xml"/>
  <manifest:file-entry manifest:media-type="" manifest:full-path="Object 69/Configurations2/accelerator/current.xml"/>
  <manifest:file-entry manifest:media-type="" manifest:full-path="Object 69/Configurations2/accelerator/"/>
  <manifest:file-entry manifest:media-type="" manifest:full-path="Object 69/Configurations2/progressba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" manifest:full-path="Object 69/Configurations2/statusbar/"/>
  <manifest:file-entry manifest:media-type="application/vnd.sun.xml.ui.configuration" manifest:full-path="Object 69/Configurations2/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05/content.xml"/>
  <manifest:file-entry manifest:media-type="" manifest:full-path="Object 105/Configurations2/accelerator/current.xml"/>
  <manifest:file-entry manifest:media-type="" manifest:full-path="Object 105/Configurations2/accelerator/"/>
  <manifest:file-entry manifest:media-type="" manifest:full-path="Object 105/Configurations2/progressba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" manifest:full-path="Object 105/Configurations2/statusbar/"/>
  <manifest:file-entry manifest:media-type="application/vnd.sun.xml.ui.configuration" manifest:full-path="Object 105/Configurations2/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text/xml" manifest:full-path="Object 13/content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06/content.xml"/>
  <manifest:file-entry manifest:media-type="" manifest:full-path="Object 106/Configurations2/accelerator/current.xml"/>
  <manifest:file-entry manifest:media-type="" manifest:full-path="Object 106/Configurations2/accelerator/"/>
  <manifest:file-entry manifest:media-type="" manifest:full-path="Object 106/Configurations2/progressbar/"/>
  <manifest:file-entry manifest:media-type="" manifest:full-path="Object 106/Configurations2/floater/"/>
  <manifest:file-entry manifest:media-type="" manifest:full-path="Object 106/Configurations2/popupmenu/"/>
  <manifest:file-entry manifest:media-type="" manifest:full-path="Object 106/Configurations2/menubar/"/>
  <manifest:file-entry manifest:media-type="" manifest:full-path="Object 106/Configurations2/toolbar/"/>
  <manifest:file-entry manifest:media-type="" manifest:full-path="Object 106/Configurations2/images/Bitmaps/"/>
  <manifest:file-entry manifest:media-type="" manifest:full-path="Object 106/Configurations2/images/"/>
  <manifest:file-entry manifest:media-type="" manifest:full-path="Object 106/Configurations2/statusbar/"/>
  <manifest:file-entry manifest:media-type="application/vnd.sun.xml.ui.configuration" manifest:full-path="Object 106/Configurations2/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text/xml" manifest:full-path="Object 14/content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107/content.xml"/>
  <manifest:file-entry manifest:media-type="" manifest:full-path="Object 107/Configurations2/accelerator/current.xml"/>
  <manifest:file-entry manifest:media-type="" manifest:full-path="Object 107/Configurations2/accelerator/"/>
  <manifest:file-entry manifest:media-type="" manifest:full-path="Object 107/Configurations2/progressbar/"/>
  <manifest:file-entry manifest:media-type="" manifest:full-path="Object 107/Configurations2/floater/"/>
  <manifest:file-entry manifest:media-type="" manifest:full-path="Object 107/Configurations2/popupmenu/"/>
  <manifest:file-entry manifest:media-type="" manifest:full-path="Object 107/Configurations2/menubar/"/>
  <manifest:file-entry manifest:media-type="" manifest:full-path="Object 107/Configurations2/toolbar/"/>
  <manifest:file-entry manifest:media-type="" manifest:full-path="Object 107/Configurations2/images/Bitmaps/"/>
  <manifest:file-entry manifest:media-type="" manifest:full-path="Object 107/Configurations2/images/"/>
  <manifest:file-entry manifest:media-type="" manifest:full-path="Object 107/Configurations2/statusbar/"/>
  <manifest:file-entry manifest:media-type="application/vnd.sun.xml.ui.configuration" manifest:full-path="Object 107/Configurations2/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08/content.xml"/>
  <manifest:file-entry manifest:media-type="" manifest:full-path="Object 108/Configurations2/accelerator/current.xml"/>
  <manifest:file-entry manifest:media-type="" manifest:full-path="Object 108/Configurations2/accelerator/"/>
  <manifest:file-entry manifest:media-type="" manifest:full-path="Object 108/Configurations2/progressbar/"/>
  <manifest:file-entry manifest:media-type="" manifest:full-path="Object 108/Configurations2/floater/"/>
  <manifest:file-entry manifest:media-type="" manifest:full-path="Object 108/Configurations2/popupmenu/"/>
  <manifest:file-entry manifest:media-type="" manifest:full-path="Object 108/Configurations2/menubar/"/>
  <manifest:file-entry manifest:media-type="" manifest:full-path="Object 108/Configurations2/toolbar/"/>
  <manifest:file-entry manifest:media-type="" manifest:full-path="Object 108/Configurations2/images/Bitmaps/"/>
  <manifest:file-entry manifest:media-type="" manifest:full-path="Object 108/Configurations2/images/"/>
  <manifest:file-entry manifest:media-type="" manifest:full-path="Object 108/Configurations2/statusbar/"/>
  <manifest:file-entry manifest:media-type="application/vnd.sun.xml.ui.configuration" manifest:full-path="Object 108/Configurations2/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text/xml" manifest:full-path="Object 16/content.xml"/>
  <manifest:file-entry manifest:media-type="" manifest:full-path="Object 16/progressbar/"/>
  <manifest:file-entry manifest:media-type="" manifest:full-path="Object 16/floater/"/>
  <manifest:file-entry manifest:media-type="" manifest:full-path="Object 16/popupmenu/"/>
  <manifest:file-entry manifest:media-type="" manifest:full-path="Object 16/menubar/"/>
  <manifest:file-entry manifest:media-type="" manifest:full-path="Object 16/tool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" manifest:full-path="Object 16/statusbar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09/content.xml"/>
  <manifest:file-entry manifest:media-type="" manifest:full-path="Object 109/Configurations2/accelerator/current.xml"/>
  <manifest:file-entry manifest:media-type="" manifest:full-path="Object 109/Configurations2/accelerator/"/>
  <manifest:file-entry manifest:media-type="" manifest:full-path="Object 109/Configurations2/progressbar/"/>
  <manifest:file-entry manifest:media-type="" manifest:full-path="Object 109/Configurations2/floater/"/>
  <manifest:file-entry manifest:media-type="" manifest:full-path="Object 109/Configurations2/popupmenu/"/>
  <manifest:file-entry manifest:media-type="" manifest:full-path="Object 109/Configurations2/menubar/"/>
  <manifest:file-entry manifest:media-type="" manifest:full-path="Object 109/Configurations2/toolbar/"/>
  <manifest:file-entry manifest:media-type="" manifest:full-path="Object 109/Configurations2/images/Bitmaps/"/>
  <manifest:file-entry manifest:media-type="" manifest:full-path="Object 109/Configurations2/images/"/>
  <manifest:file-entry manifest:media-type="" manifest:full-path="Object 109/Configurations2/statusbar/"/>
  <manifest:file-entry manifest:media-type="application/vnd.sun.xml.ui.configuration" manifest:full-path="Object 109/Configurations2/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progressbar/"/>
  <manifest:file-entry manifest:media-type="" manifest:full-path="Object 19/floater/"/>
  <manifest:file-entry manifest:media-type="" manifest:full-path="Object 19/popupmenu/"/>
  <manifest:file-entry manifest:media-type="" manifest:full-path="Object 19/menubar/"/>
  <manifest:file-entry manifest:media-type="" manifest:full-path="Object 19/tool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" manifest:full-path="Object 19/statusbar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70/content.xml"/>
  <manifest:file-entry manifest:media-type="" manifest:full-path="Object 70/Configurations2/accelerator/current.xml"/>
  <manifest:file-entry manifest:media-type="" manifest:full-path="Object 70/Configurations2/accelerator/"/>
  <manifest:file-entry manifest:media-type="" manifest:full-path="Object 70/Configurations2/progressba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" manifest:full-path="Object 70/Configurations2/statusbar/"/>
  <manifest:file-entry manifest:media-type="application/vnd.sun.xml.ui.configuration" manifest:full-path="Object 70/Configurations2/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text/xml" manifest:full-path="Object 71/content.xml"/>
  <manifest:file-entry manifest:media-type="" manifest:full-path="Object 71/Configurations2/accelerator/current.xml"/>
  <manifest:file-entry manifest:media-type="" manifest:full-path="Object 71/Configurations2/accelerator/"/>
  <manifest:file-entry manifest:media-type="" manifest:full-path="Object 71/Configurations2/progressba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" manifest:full-path="Object 71/Configurations2/statusbar/"/>
  <manifest:file-entry manifest:media-type="application/vnd.sun.xml.ui.configuration" manifest:full-path="Object 71/Configurations2/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text/xml" manifest:full-path="Object 72/content.xml"/>
  <manifest:file-entry manifest:media-type="" manifest:full-path="Object 72/Configurations2/accelerator/current.xml"/>
  <manifest:file-entry manifest:media-type="" manifest:full-path="Object 72/Configurations2/accelerator/"/>
  <manifest:file-entry manifest:media-type="" manifest:full-path="Object 72/Configurations2/progressba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" manifest:full-path="Object 72/Configurations2/statusbar/"/>
  <manifest:file-entry manifest:media-type="application/vnd.sun.xml.ui.configuration" manifest:full-path="Object 72/Configurations2/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text/xml" manifest:full-path="Object 73/content.xml"/>
  <manifest:file-entry manifest:media-type="" manifest:full-path="Object 73/Configurations2/accelerator/current.xml"/>
  <manifest:file-entry manifest:media-type="" manifest:full-path="Object 73/Configurations2/accelerator/"/>
  <manifest:file-entry manifest:media-type="" manifest:full-path="Object 73/Configurations2/progressba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" manifest:full-path="Object 73/Configurations2/statusbar/"/>
  <manifest:file-entry manifest:media-type="application/vnd.sun.xml.ui.configuration" manifest:full-path="Object 73/Configurations2/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text/xml" manifest:full-path="Object 74/content.xml"/>
  <manifest:file-entry manifest:media-type="" manifest:full-path="Object 74/Configurations2/accelerator/current.xml"/>
  <manifest:file-entry manifest:media-type="" manifest:full-path="Object 74/Configurations2/accelerator/"/>
  <manifest:file-entry manifest:media-type="" manifest:full-path="Object 74/Configurations2/progressba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" manifest:full-path="Object 74/Configurations2/statusbar/"/>
  <manifest:file-entry manifest:media-type="application/vnd.sun.xml.ui.configuration" manifest:full-path="Object 74/Configurations2/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text/xml" manifest:full-path="Object 167/content.xml"/>
  <manifest:file-entry manifest:media-type="" manifest:full-path="Object 167/Configurations2/accelerator/current.xml"/>
  <manifest:file-entry manifest:media-type="" manifest:full-path="Object 167/Configurations2/accelerator/"/>
  <manifest:file-entry manifest:media-type="" manifest:full-path="Object 167/Configurations2/progressbar/"/>
  <manifest:file-entry manifest:media-type="" manifest:full-path="Object 167/Configurations2/floater/"/>
  <manifest:file-entry manifest:media-type="" manifest:full-path="Object 167/Configurations2/popupmenu/"/>
  <manifest:file-entry manifest:media-type="" manifest:full-path="Object 167/Configurations2/menubar/"/>
  <manifest:file-entry manifest:media-type="" manifest:full-path="Object 167/Configurations2/toolbar/"/>
  <manifest:file-entry manifest:media-type="" manifest:full-path="Object 167/Configurations2/images/Bitmaps/"/>
  <manifest:file-entry manifest:media-type="" manifest:full-path="Object 167/Configurations2/images/"/>
  <manifest:file-entry manifest:media-type="" manifest:full-path="Object 167/Configurations2/statusbar/"/>
  <manifest:file-entry manifest:media-type="application/vnd.sun.xml.ui.configuration" manifest:full-path="Object 167/Configurations2/"/>
  <manifest:file-entry manifest:media-type="text/xml" manifest:full-path="Object 167/settings.xml"/>
  <manifest:file-entry manifest:media-type="application/vnd.oasis.opendocument.formula" manifest:version="1.2" manifest:full-path="Object 167/"/>
  <manifest:file-entry manifest:media-type="text/xml" manifest:full-path="Object 110/content.xml"/>
  <manifest:file-entry manifest:media-type="" manifest:full-path="Object 110/Configurations2/accelerator/current.xml"/>
  <manifest:file-entry manifest:media-type="" manifest:full-path="Object 110/Configurations2/accelerator/"/>
  <manifest:file-entry manifest:media-type="" manifest:full-path="Object 110/Configurations2/progressbar/"/>
  <manifest:file-entry manifest:media-type="" manifest:full-path="Object 110/Configurations2/floater/"/>
  <manifest:file-entry manifest:media-type="" manifest:full-path="Object 110/Configurations2/popupmenu/"/>
  <manifest:file-entry manifest:media-type="" manifest:full-path="Object 110/Configurations2/menubar/"/>
  <manifest:file-entry manifest:media-type="" manifest:full-path="Object 110/Configurations2/toolbar/"/>
  <manifest:file-entry manifest:media-type="" manifest:full-path="Object 110/Configurations2/images/Bitmaps/"/>
  <manifest:file-entry manifest:media-type="" manifest:full-path="Object 110/Configurations2/images/"/>
  <manifest:file-entry manifest:media-type="" manifest:full-path="Object 110/Configurations2/statusbar/"/>
  <manifest:file-entry manifest:media-type="application/vnd.sun.xml.ui.configuration" manifest:full-path="Object 110/Configurations2/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text/xml" manifest:full-path="Object 75/content.xml"/>
  <manifest:file-entry manifest:media-type="" manifest:full-path="Object 75/Configurations2/accelerator/current.xml"/>
  <manifest:file-entry manifest:media-type="" manifest:full-path="Object 75/Configurations2/accelerator/"/>
  <manifest:file-entry manifest:media-type="" manifest:full-path="Object 75/Configurations2/progressba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" manifest:full-path="Object 75/Configurations2/statusbar/"/>
  <manifest:file-entry manifest:media-type="application/vnd.sun.xml.ui.configuration" manifest:full-path="Object 75/Configurations2/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text/xml" manifest:full-path="Object 168/content.xml"/>
  <manifest:file-entry manifest:media-type="" manifest:full-path="Object 168/Configurations2/accelerator/current.xml"/>
  <manifest:file-entry manifest:media-type="" manifest:full-path="Object 168/Configurations2/accelerator/"/>
  <manifest:file-entry manifest:media-type="" manifest:full-path="Object 168/Configurations2/progressbar/"/>
  <manifest:file-entry manifest:media-type="" manifest:full-path="Object 168/Configurations2/floater/"/>
  <manifest:file-entry manifest:media-type="" manifest:full-path="Object 168/Configurations2/popupmenu/"/>
  <manifest:file-entry manifest:media-type="" manifest:full-path="Object 168/Configurations2/menubar/"/>
  <manifest:file-entry manifest:media-type="" manifest:full-path="Object 168/Configurations2/toolbar/"/>
  <manifest:file-entry manifest:media-type="" manifest:full-path="Object 168/Configurations2/images/Bitmaps/"/>
  <manifest:file-entry manifest:media-type="" manifest:full-path="Object 168/Configurations2/images/"/>
  <manifest:file-entry manifest:media-type="" manifest:full-path="Object 168/Configurations2/statusbar/"/>
  <manifest:file-entry manifest:media-type="application/vnd.sun.xml.ui.configuration" manifest:full-path="Object 168/Configurations2/"/>
  <manifest:file-entry manifest:media-type="text/xml" manifest:full-path="Object 168/settings.xml"/>
  <manifest:file-entry manifest:media-type="application/vnd.oasis.opendocument.formula" manifest:version="1.2" manifest:full-path="Object 168/"/>
  <manifest:file-entry manifest:media-type="text/xml" manifest:full-path="Object 111/content.xml"/>
  <manifest:file-entry manifest:media-type="" manifest:full-path="Object 111/Configurations2/accelerator/current.xml"/>
  <manifest:file-entry manifest:media-type="" manifest:full-path="Object 111/Configurations2/accelerator/"/>
  <manifest:file-entry manifest:media-type="" manifest:full-path="Object 111/Configurations2/progressbar/"/>
  <manifest:file-entry manifest:media-type="" manifest:full-path="Object 111/Configurations2/floater/"/>
  <manifest:file-entry manifest:media-type="" manifest:full-path="Object 111/Configurations2/popupmenu/"/>
  <manifest:file-entry manifest:media-type="" manifest:full-path="Object 111/Configurations2/menubar/"/>
  <manifest:file-entry manifest:media-type="" manifest:full-path="Object 111/Configurations2/toolbar/"/>
  <manifest:file-entry manifest:media-type="" manifest:full-path="Object 111/Configurations2/images/Bitmaps/"/>
  <manifest:file-entry manifest:media-type="" manifest:full-path="Object 111/Configurations2/images/"/>
  <manifest:file-entry manifest:media-type="" manifest:full-path="Object 111/Configurations2/statusbar/"/>
  <manifest:file-entry manifest:media-type="application/vnd.sun.xml.ui.configuration" manifest:full-path="Object 111/Configurations2/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text/xml" manifest:full-path="Object 76/content.xml"/>
  <manifest:file-entry manifest:media-type="" manifest:full-path="Object 76/Configurations2/accelerator/current.xml"/>
  <manifest:file-entry manifest:media-type="" manifest:full-path="Object 76/Configurations2/accelerator/"/>
  <manifest:file-entry manifest:media-type="" manifest:full-path="Object 76/Configurations2/progressba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" manifest:full-path="Object 76/Configurations2/statusbar/"/>
  <manifest:file-entry manifest:media-type="application/vnd.sun.xml.ui.configuration" manifest:full-path="Object 76/Configurations2/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text/xml" manifest:full-path="Object 112/content.xml"/>
  <manifest:file-entry manifest:media-type="" manifest:full-path="Object 112/Configurations2/accelerator/current.xml"/>
  <manifest:file-entry manifest:media-type="" manifest:full-path="Object 112/Configurations2/accelerator/"/>
  <manifest:file-entry manifest:media-type="" manifest:full-path="Object 112/Configurations2/progressbar/"/>
  <manifest:file-entry manifest:media-type="" manifest:full-path="Object 112/Configurations2/floater/"/>
  <manifest:file-entry manifest:media-type="" manifest:full-path="Object 112/Configurations2/popupmenu/"/>
  <manifest:file-entry manifest:media-type="" manifest:full-path="Object 112/Configurations2/menubar/"/>
  <manifest:file-entry manifest:media-type="" manifest:full-path="Object 112/Configurations2/toolbar/"/>
  <manifest:file-entry manifest:media-type="" manifest:full-path="Object 112/Configurations2/images/Bitmaps/"/>
  <manifest:file-entry manifest:media-type="" manifest:full-path="Object 112/Configurations2/images/"/>
  <manifest:file-entry manifest:media-type="" manifest:full-path="Object 112/Configurations2/statusbar/"/>
  <manifest:file-entry manifest:media-type="application/vnd.sun.xml.ui.configuration" manifest:full-path="Object 112/Configurations2/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text/xml" manifest:full-path="Object 77/content.xml"/>
  <manifest:file-entry manifest:media-type="" manifest:full-path="Object 77/Configurations2/accelerator/current.xml"/>
  <manifest:file-entry manifest:media-type="" manifest:full-path="Object 77/Configurations2/accelerator/"/>
  <manifest:file-entry manifest:media-type="" manifest:full-path="Object 77/Configurations2/progressba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" manifest:full-path="Object 77/Configurations2/statusbar/"/>
  <manifest:file-entry manifest:media-type="application/vnd.sun.xml.ui.configuration" manifest:full-path="Object 77/Configurations2/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text/xml" manifest:full-path="Object 20/content.xml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113/content.xml"/>
  <manifest:file-entry manifest:media-type="" manifest:full-path="Object 113/Configurations2/accelerator/current.xml"/>
  <manifest:file-entry manifest:media-type="" manifest:full-path="Object 113/Configurations2/accelerator/"/>
  <manifest:file-entry manifest:media-type="" manifest:full-path="Object 113/Configurations2/progressbar/"/>
  <manifest:file-entry manifest:media-type="" manifest:full-path="Object 113/Configurations2/floater/"/>
  <manifest:file-entry manifest:media-type="" manifest:full-path="Object 113/Configurations2/popupmenu/"/>
  <manifest:file-entry manifest:media-type="" manifest:full-path="Object 113/Configurations2/menubar/"/>
  <manifest:file-entry manifest:media-type="" manifest:full-path="Object 113/Configurations2/toolbar/"/>
  <manifest:file-entry manifest:media-type="" manifest:full-path="Object 113/Configurations2/images/Bitmaps/"/>
  <manifest:file-entry manifest:media-type="" manifest:full-path="Object 113/Configurations2/images/"/>
  <manifest:file-entry manifest:media-type="" manifest:full-path="Object 113/Configurations2/statusbar/"/>
  <manifest:file-entry manifest:media-type="application/vnd.sun.xml.ui.configuration" manifest:full-path="Object 113/Configurations2/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text/xml" manifest:full-path="Object 78/content.xml"/>
  <manifest:file-entry manifest:media-type="" manifest:full-path="Object 78/Configurations2/accelerator/current.xml"/>
  <manifest:file-entry manifest:media-type="" manifest:full-path="Object 78/Configurations2/accelerator/"/>
  <manifest:file-entry manifest:media-type="" manifest:full-path="Object 78/Configurations2/progressba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" manifest:full-path="Object 78/Configurations2/statusbar/"/>
  <manifest:file-entry manifest:media-type="application/vnd.sun.xml.ui.configuration" manifest:full-path="Object 78/Configurations2/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text/xml" manifest:full-path="Object 21/content.xml"/>
  <manifest:file-entry manifest:media-type="" manifest:full-path="Object 21/progressbar/"/>
  <manifest:file-entry manifest:media-type="" manifest:full-path="Object 21/floater/"/>
  <manifest:file-entry manifest:media-type="" manifest:full-path="Object 21/popupmenu/"/>
  <manifest:file-entry manifest:media-type="" manifest:full-path="Object 21/menubar/"/>
  <manifest:file-entry manifest:media-type="" manifest:full-path="Object 21/tool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" manifest:full-path="Object 21/statusbar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114/content.xml"/>
  <manifest:file-entry manifest:media-type="" manifest:full-path="Object 114/Configurations2/accelerator/current.xml"/>
  <manifest:file-entry manifest:media-type="" manifest:full-path="Object 114/Configurations2/accelerator/"/>
  <manifest:file-entry manifest:media-type="" manifest:full-path="Object 114/Configurations2/progressbar/"/>
  <manifest:file-entry manifest:media-type="" manifest:full-path="Object 114/Configurations2/floater/"/>
  <manifest:file-entry manifest:media-type="" manifest:full-path="Object 114/Configurations2/popupmenu/"/>
  <manifest:file-entry manifest:media-type="" manifest:full-path="Object 114/Configurations2/menubar/"/>
  <manifest:file-entry manifest:media-type="" manifest:full-path="Object 114/Configurations2/toolbar/"/>
  <manifest:file-entry manifest:media-type="" manifest:full-path="Object 114/Configurations2/images/Bitmaps/"/>
  <manifest:file-entry manifest:media-type="" manifest:full-path="Object 114/Configurations2/images/"/>
  <manifest:file-entry manifest:media-type="" manifest:full-path="Object 114/Configurations2/statusbar/"/>
  <manifest:file-entry manifest:media-type="application/vnd.sun.xml.ui.configuration" manifest:full-path="Object 114/Configurations2/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text/xml" manifest:full-path="Object 79/content.xml"/>
  <manifest:file-entry manifest:media-type="" manifest:full-path="Object 79/Configurations2/accelerator/current.xml"/>
  <manifest:file-entry manifest:media-type="" manifest:full-path="Object 79/Configurations2/accelerator/"/>
  <manifest:file-entry manifest:media-type="" manifest:full-path="Object 79/Configurations2/progressba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" manifest:full-path="Object 79/Configurations2/statusbar/"/>
  <manifest:file-entry manifest:media-type="application/vnd.sun.xml.ui.configuration" manifest:full-path="Object 79/Configurations2/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text/xml" manifest:full-path="Object 22/content.xml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115/content.xml"/>
  <manifest:file-entry manifest:media-type="" manifest:full-path="Object 115/progressbar/"/>
  <manifest:file-entry manifest:media-type="" manifest:full-path="Object 115/floater/"/>
  <manifest:file-entry manifest:media-type="" manifest:full-path="Object 115/popupmenu/"/>
  <manifest:file-entry manifest:media-type="" manifest:full-path="Object 115/menubar/"/>
  <manifest:file-entry manifest:media-type="" manifest:full-path="Object 115/toolbar/"/>
  <manifest:file-entry manifest:media-type="" manifest:full-path="Object 115/images/Bitmaps/"/>
  <manifest:file-entry manifest:media-type="" manifest:full-path="Object 115/images/"/>
  <manifest:file-entry manifest:media-type="" manifest:full-path="Object 115/Configurations2/accelerator/current.xml"/>
  <manifest:file-entry manifest:media-type="" manifest:full-path="Object 115/Configurations2/accelerator/"/>
  <manifest:file-entry manifest:media-type="" manifest:full-path="Object 115/Configurations2/progressbar/"/>
  <manifest:file-entry manifest:media-type="" manifest:full-path="Object 115/Configurations2/floater/"/>
  <manifest:file-entry manifest:media-type="" manifest:full-path="Object 115/Configurations2/popupmenu/"/>
  <manifest:file-entry manifest:media-type="" manifest:full-path="Object 115/Configurations2/menubar/"/>
  <manifest:file-entry manifest:media-type="" manifest:full-path="Object 115/Configurations2/toolbar/"/>
  <manifest:file-entry manifest:media-type="" manifest:full-path="Object 115/Configurations2/images/Bitmaps/"/>
  <manifest:file-entry manifest:media-type="" manifest:full-path="Object 115/Configurations2/images/"/>
  <manifest:file-entry manifest:media-type="" manifest:full-path="Object 115/Configurations2/statusbar/"/>
  <manifest:file-entry manifest:media-type="application/vnd.sun.xml.ui.configuration" manifest:full-path="Object 115/Configurations2/"/>
  <manifest:file-entry manifest:media-type="" manifest:full-path="Object 115/statusbar/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text/xml" manifest:full-path="Object 23/content.xml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116/content.xml"/>
  <manifest:file-entry manifest:media-type="" manifest:full-path="Object 116/Configurations2/accelerator/current.xml"/>
  <manifest:file-entry manifest:media-type="" manifest:full-path="Object 116/Configurations2/accelerator/"/>
  <manifest:file-entry manifest:media-type="" manifest:full-path="Object 116/Configurations2/progressbar/"/>
  <manifest:file-entry manifest:media-type="" manifest:full-path="Object 116/Configurations2/floater/"/>
  <manifest:file-entry manifest:media-type="" manifest:full-path="Object 116/Configurations2/popupmenu/"/>
  <manifest:file-entry manifest:media-type="" manifest:full-path="Object 116/Configurations2/menubar/"/>
  <manifest:file-entry manifest:media-type="" manifest:full-path="Object 116/Configurations2/toolbar/"/>
  <manifest:file-entry manifest:media-type="" manifest:full-path="Object 116/Configurations2/images/Bitmaps/"/>
  <manifest:file-entry manifest:media-type="" manifest:full-path="Object 116/Configurations2/images/"/>
  <manifest:file-entry manifest:media-type="" manifest:full-path="Object 116/Configurations2/statusbar/"/>
  <manifest:file-entry manifest:media-type="application/vnd.sun.xml.ui.configuration" manifest:full-path="Object 116/Configurations2/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text/xml" manifest:full-path="Object 24/content.xml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117/content.xml"/>
  <manifest:file-entry manifest:media-type="" manifest:full-path="Object 117/Configurations2/accelerator/current.xml"/>
  <manifest:file-entry manifest:media-type="" manifest:full-path="Object 117/Configurations2/accelerator/"/>
  <manifest:file-entry manifest:media-type="" manifest:full-path="Object 117/Configurations2/progressbar/"/>
  <manifest:file-entry manifest:media-type="" manifest:full-path="Object 117/Configurations2/floater/"/>
  <manifest:file-entry manifest:media-type="" manifest:full-path="Object 117/Configurations2/popupmenu/"/>
  <manifest:file-entry manifest:media-type="" manifest:full-path="Object 117/Configurations2/menubar/"/>
  <manifest:file-entry manifest:media-type="" manifest:full-path="Object 117/Configurations2/toolbar/"/>
  <manifest:file-entry manifest:media-type="" manifest:full-path="Object 117/Configurations2/images/Bitmaps/"/>
  <manifest:file-entry manifest:media-type="" manifest:full-path="Object 117/Configurations2/images/"/>
  <manifest:file-entry manifest:media-type="" manifest:full-path="Object 117/Configurations2/statusbar/"/>
  <manifest:file-entry manifest:media-type="application/vnd.sun.xml.ui.configuration" manifest:full-path="Object 117/Configurations2/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text/xml" manifest:full-path="Object 25/content.xml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progres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" manifest:full-path="Object 25/Configurations2/statusbar/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progres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" manifest:full-path="Object 26/Configurations2/statusbar/"/>
  <manifest:file-entry manifest:media-type="application/vnd.sun.xml.ui.configuration" manifest:full-path="Object 26/Configurations2/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119/content.xml"/>
  <manifest:file-entry manifest:media-type="" manifest:full-path="Object 119/Configurations2/accelerator/current.xml"/>
  <manifest:file-entry manifest:media-type="" manifest:full-path="Object 119/Configurations2/accelerator/"/>
  <manifest:file-entry manifest:media-type="" manifest:full-path="Object 119/Configurations2/progressbar/"/>
  <manifest:file-entry manifest:media-type="" manifest:full-path="Object 119/Configurations2/floater/"/>
  <manifest:file-entry manifest:media-type="" manifest:full-path="Object 119/Configurations2/popupmenu/"/>
  <manifest:file-entry manifest:media-type="" manifest:full-path="Object 119/Configurations2/menubar/"/>
  <manifest:file-entry manifest:media-type="" manifest:full-path="Object 119/Configurations2/toolbar/"/>
  <manifest:file-entry manifest:media-type="" manifest:full-path="Object 119/Configurations2/images/Bitmaps/"/>
  <manifest:file-entry manifest:media-type="" manifest:full-path="Object 119/Configurations2/images/"/>
  <manifest:file-entry manifest:media-type="" manifest:full-path="Object 119/Configurations2/statusbar/"/>
  <manifest:file-entry manifest:media-type="application/vnd.sun.xml.ui.configuration" manifest:full-path="Object 119/Configurations2/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text/xml" manifest:full-path="Object 27/content.xml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progres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" manifest:full-path="Object 27/Configurations2/statusbar/"/>
  <manifest:file-entry manifest:media-type="application/vnd.sun.xml.ui.configuration" manifest:full-path="Object 27/Configurations2/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progres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" manifest:full-path="Object 28/Configurations2/statusbar/"/>
  <manifest:file-entry manifest:media-type="application/vnd.sun.xml.ui.configuration" manifest:full-path="Object 28/Configurations2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progres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" manifest:full-path="Object 29/Configurations2/statusbar/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accelerator/"/>
  <manifest:file-entry manifest:media-type="text/xml" manifest:full-path="Object 8/content.xml"/>
  <manifest:file-entry manifest:media-type="" manifest:full-path="Object 8/progressbar/"/>
  <manifest:file-entry manifest:media-type="" manifest:full-path="Object 8/floater/"/>
  <manifest:file-entry manifest:media-type="" manifest:full-path="Object 8/popupmenu/"/>
  <manifest:file-entry manifest:media-type="" manifest:full-path="Object 8/menubar/"/>
  <manifest:file-entry manifest:media-type="" manifest:full-path="Object 8/toolbar/"/>
  <manifest:file-entry manifest:media-type="" manifest:full-path="Object 8/images/Bitmaps/"/>
  <manifest:file-entry manifest:media-type="" manifest:full-path="Object 8/images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" manifest:full-path="Object 8/statusbar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text/xml" manifest:full-path="Object 170/content.xml"/>
  <manifest:file-entry manifest:media-type="" manifest:full-path="Object 170/Configurations2/accelerator/current.xml"/>
  <manifest:file-entry manifest:media-type="" manifest:full-path="Object 170/Configurations2/accelerator/"/>
  <manifest:file-entry manifest:media-type="" manifest:full-path="Object 170/Configurations2/progressbar/"/>
  <manifest:file-entry manifest:media-type="" manifest:full-path="Object 170/Configurations2/floater/"/>
  <manifest:file-entry manifest:media-type="" manifest:full-path="Object 170/Configurations2/popupmenu/"/>
  <manifest:file-entry manifest:media-type="" manifest:full-path="Object 170/Configurations2/menubar/"/>
  <manifest:file-entry manifest:media-type="" manifest:full-path="Object 170/Configurations2/toolbar/"/>
  <manifest:file-entry manifest:media-type="" manifest:full-path="Object 170/Configurations2/images/Bitmaps/"/>
  <manifest:file-entry manifest:media-type="" manifest:full-path="Object 170/Configurations2/images/"/>
  <manifest:file-entry manifest:media-type="" manifest:full-path="Object 170/Configurations2/statusbar/"/>
  <manifest:file-entry manifest:media-type="application/vnd.sun.xml.ui.configuration" manifest:full-path="Object 170/Configurations2/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text/xml" manifest:full-path="Object 171/content.xml"/>
  <manifest:file-entry manifest:media-type="" manifest:full-path="Object 171/Configurations2/accelerator/current.xml"/>
  <manifest:file-entry manifest:media-type="" manifest:full-path="Object 171/Configurations2/accelerator/"/>
  <manifest:file-entry manifest:media-type="" manifest:full-path="Object 171/Configurations2/progressbar/"/>
  <manifest:file-entry manifest:media-type="" manifest:full-path="Object 171/Configurations2/floater/"/>
  <manifest:file-entry manifest:media-type="" manifest:full-path="Object 171/Configurations2/popupmenu/"/>
  <manifest:file-entry manifest:media-type="" manifest:full-path="Object 171/Configurations2/menubar/"/>
  <manifest:file-entry manifest:media-type="" manifest:full-path="Object 171/Configurations2/toolbar/"/>
  <manifest:file-entry manifest:media-type="" manifest:full-path="Object 171/Configurations2/images/Bitmaps/"/>
  <manifest:file-entry manifest:media-type="" manifest:full-path="Object 171/Configurations2/images/"/>
  <manifest:file-entry manifest:media-type="" manifest:full-path="Object 171/Configurations2/statusbar/"/>
  <manifest:file-entry manifest:media-type="application/vnd.sun.xml.ui.configuration" manifest:full-path="Object 171/Configurations2/"/>
  <manifest:file-entry manifest:media-type="text/xml" manifest:full-path="Object 171/settings.xml"/>
  <manifest:file-entry manifest:media-type="application/vnd.oasis.opendocument.formula" manifest:version="1.2" manifest:full-path="Object 171/"/>
  <manifest:file-entry manifest:media-type="text/xml" manifest:full-path="Object 172/content.xml"/>
  <manifest:file-entry manifest:media-type="" manifest:full-path="Object 172/Configurations2/accelerator/current.xml"/>
  <manifest:file-entry manifest:media-type="" manifest:full-path="Object 172/Configurations2/accelerator/"/>
  <manifest:file-entry manifest:media-type="" manifest:full-path="Object 172/Configurations2/progressbar/"/>
  <manifest:file-entry manifest:media-type="" manifest:full-path="Object 172/Configurations2/floater/"/>
  <manifest:file-entry manifest:media-type="" manifest:full-path="Object 172/Configurations2/popupmenu/"/>
  <manifest:file-entry manifest:media-type="" manifest:full-path="Object 172/Configurations2/menubar/"/>
  <manifest:file-entry manifest:media-type="" manifest:full-path="Object 172/Configurations2/toolbar/"/>
  <manifest:file-entry manifest:media-type="" manifest:full-path="Object 172/Configurations2/images/Bitmaps/"/>
  <manifest:file-entry manifest:media-type="" manifest:full-path="Object 172/Configurations2/images/"/>
  <manifest:file-entry manifest:media-type="" manifest:full-path="Object 172/Configurations2/statusbar/"/>
  <manifest:file-entry manifest:media-type="application/vnd.sun.xml.ui.configuration" manifest:full-path="Object 172/Configurations2/"/>
  <manifest:file-entry manifest:media-type="text/xml" manifest:full-path="Object 172/settings.xml"/>
  <manifest:file-entry manifest:media-type="application/vnd.oasis.opendocument.formula" manifest:version="1.2" manifest:full-path="Object 172/"/>
  <manifest:file-entry manifest:media-type="text/xml" manifest:full-path="Object 80/content.xml"/>
  <manifest:file-entry manifest:media-type="" manifest:full-path="Object 80/Configurations2/accelerator/current.xml"/>
  <manifest:file-entry manifest:media-type="" manifest:full-path="Object 80/Configurations2/accelerator/"/>
  <manifest:file-entry manifest:media-type="" manifest:full-path="Object 80/Configurations2/progressba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" manifest:full-path="Object 80/Configurations2/statusbar/"/>
  <manifest:file-entry manifest:media-type="application/vnd.sun.xml.ui.configuration" manifest:full-path="Object 80/Configurations2/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text/xml" manifest:full-path="Object 173/content.xml"/>
  <manifest:file-entry manifest:media-type="" manifest:full-path="Object 173/Configurations2/accelerator/current.xml"/>
  <manifest:file-entry manifest:media-type="" manifest:full-path="Object 173/Configurations2/accelerator/"/>
  <manifest:file-entry manifest:media-type="" manifest:full-path="Object 173/Configurations2/progressbar/"/>
  <manifest:file-entry manifest:media-type="" manifest:full-path="Object 173/Configurations2/floater/"/>
  <manifest:file-entry manifest:media-type="" manifest:full-path="Object 173/Configurations2/popupmenu/"/>
  <manifest:file-entry manifest:media-type="" manifest:full-path="Object 173/Configurations2/menubar/"/>
  <manifest:file-entry manifest:media-type="" manifest:full-path="Object 173/Configurations2/toolbar/"/>
  <manifest:file-entry manifest:media-type="" manifest:full-path="Object 173/Configurations2/images/Bitmaps/"/>
  <manifest:file-entry manifest:media-type="" manifest:full-path="Object 173/Configurations2/images/"/>
  <manifest:file-entry manifest:media-type="" manifest:full-path="Object 173/Configurations2/statusbar/"/>
  <manifest:file-entry manifest:media-type="application/vnd.sun.xml.ui.configuration" manifest:full-path="Object 173/Configurations2/"/>
  <manifest:file-entry manifest:media-type="text/xml" manifest:full-path="Object 173/settings.xml"/>
  <manifest:file-entry manifest:media-type="application/vnd.oasis.opendocument.formula" manifest:version="1.2" manifest:full-path="Object 173/"/>
  <manifest:file-entry manifest:media-type="text/xml" manifest:full-path="Object 81/content.xml"/>
  <manifest:file-entry manifest:media-type="" manifest:full-path="Object 81/Configurations2/accelerator/current.xml"/>
  <manifest:file-entry manifest:media-type="" manifest:full-path="Object 81/Configurations2/accelerator/"/>
  <manifest:file-entry manifest:media-type="" manifest:full-path="Object 81/Configurations2/progressba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" manifest:full-path="Object 81/Configurations2/statusbar/"/>
  <manifest:file-entry manifest:media-type="application/vnd.sun.xml.ui.configuration" manifest:full-path="Object 81/Configurations2/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text/xml" manifest:full-path="Object 174/content.xml"/>
  <manifest:file-entry manifest:media-type="" manifest:full-path="Object 174/progressbar/"/>
  <manifest:file-entry manifest:media-type="" manifest:full-path="Object 174/floater/"/>
  <manifest:file-entry manifest:media-type="" manifest:full-path="Object 174/popupmenu/"/>
  <manifest:file-entry manifest:media-type="" manifest:full-path="Object 174/menubar/"/>
  <manifest:file-entry manifest:media-type="" manifest:full-path="Object 174/toolbar/"/>
  <manifest:file-entry manifest:media-type="" manifest:full-path="Object 174/images/Bitmaps/"/>
  <manifest:file-entry manifest:media-type="" manifest:full-path="Object 174/images/"/>
  <manifest:file-entry manifest:media-type="" manifest:full-path="Object 174/Configurations2/accelerator/current.xml"/>
  <manifest:file-entry manifest:media-type="" manifest:full-path="Object 174/Configurations2/accelerator/"/>
  <manifest:file-entry manifest:media-type="" manifest:full-path="Object 174/Configurations2/progressbar/"/>
  <manifest:file-entry manifest:media-type="" manifest:full-path="Object 174/Configurations2/floater/"/>
  <manifest:file-entry manifest:media-type="" manifest:full-path="Object 174/Configurations2/popupmenu/"/>
  <manifest:file-entry manifest:media-type="" manifest:full-path="Object 174/Configurations2/menubar/"/>
  <manifest:file-entry manifest:media-type="" manifest:full-path="Object 174/Configurations2/toolbar/"/>
  <manifest:file-entry manifest:media-type="" manifest:full-path="Object 174/Configurations2/images/Bitmaps/"/>
  <manifest:file-entry manifest:media-type="" manifest:full-path="Object 174/Configurations2/images/"/>
  <manifest:file-entry manifest:media-type="" manifest:full-path="Object 174/Configurations2/statusbar/"/>
  <manifest:file-entry manifest:media-type="application/vnd.sun.xml.ui.configuration" manifest:full-path="Object 174/Configurations2/"/>
  <manifest:file-entry manifest:media-type="" manifest:full-path="Object 174/statusbar/"/>
  <manifest:file-entry manifest:media-type="text/xml" manifest:full-path="Object 174/settings.xml"/>
  <manifest:file-entry manifest:media-type="application/vnd.oasis.opendocument.formula" manifest:version="1.2" manifest:full-path="Object 174/"/>
  <manifest:file-entry manifest:media-type="text/xml" manifest:full-path="Object 82/content.xml"/>
  <manifest:file-entry manifest:media-type="" manifest:full-path="Object 82/Configurations2/accelerator/current.xml"/>
  <manifest:file-entry manifest:media-type="" manifest:full-path="Object 82/Configurations2/accelerator/"/>
  <manifest:file-entry manifest:media-type="" manifest:full-path="Object 82/Configurations2/progressba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" manifest:full-path="Object 82/Configurations2/statusbar/"/>
  <manifest:file-entry manifest:media-type="application/vnd.sun.xml.ui.configuration" manifest:full-path="Object 82/Configurations2/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text/xml" manifest:full-path="Object 83/content.xml"/>
  <manifest:file-entry manifest:media-type="" manifest:full-path="Object 83/Configurations2/accelerator/current.xml"/>
  <manifest:file-entry manifest:media-type="" manifest:full-path="Object 83/Configurations2/accelerator/"/>
  <manifest:file-entry manifest:media-type="" manifest:full-path="Object 83/Configurations2/progressba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" manifest:full-path="Object 83/Configurations2/statusbar/"/>
  <manifest:file-entry manifest:media-type="application/vnd.sun.xml.ui.configuration" manifest:full-path="Object 83/Configurations2/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text/xml" manifest:full-path="Object 176/content.xml"/>
  <manifest:file-entry manifest:media-type="" manifest:full-path="Object 176/Configurations2/accelerator/current.xml"/>
  <manifest:file-entry manifest:media-type="" manifest:full-path="Object 176/Configurations2/accelerator/"/>
  <manifest:file-entry manifest:media-type="" manifest:full-path="Object 176/Configurations2/progressbar/"/>
  <manifest:file-entry manifest:media-type="" manifest:full-path="Object 176/Configurations2/floater/"/>
  <manifest:file-entry manifest:media-type="" manifest:full-path="Object 176/Configurations2/popupmenu/"/>
  <manifest:file-entry manifest:media-type="" manifest:full-path="Object 176/Configurations2/menubar/"/>
  <manifest:file-entry manifest:media-type="" manifest:full-path="Object 176/Configurations2/toolbar/"/>
  <manifest:file-entry manifest:media-type="" manifest:full-path="Object 176/Configurations2/images/Bitmaps/"/>
  <manifest:file-entry manifest:media-type="" manifest:full-path="Object 176/Configurations2/images/"/>
  <manifest:file-entry manifest:media-type="" manifest:full-path="Object 176/Configurations2/statusbar/"/>
  <manifest:file-entry manifest:media-type="application/vnd.sun.xml.ui.configuration" manifest:full-path="Object 176/Configurations2/"/>
  <manifest:file-entry manifest:media-type="text/xml" manifest:full-path="Object 176/settings.xml"/>
  <manifest:file-entry manifest:media-type="application/vnd.oasis.opendocument.formula" manifest:version="1.2" manifest:full-path="Object 176/"/>
  <manifest:file-entry manifest:media-type="text/xml" manifest:full-path="Object 84/content.xml"/>
  <manifest:file-entry manifest:media-type="" manifest:full-path="Object 84/Configurations2/accelerator/current.xml"/>
  <manifest:file-entry manifest:media-type="" manifest:full-path="Object 84/Configurations2/accelerator/"/>
  <manifest:file-entry manifest:media-type="" manifest:full-path="Object 84/Configurations2/progressba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" manifest:full-path="Object 84/Configurations2/statusbar/"/>
  <manifest:file-entry manifest:media-type="application/vnd.sun.xml.ui.configuration" manifest:full-path="Object 84/Configurations2/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text/xml" manifest:full-path="Object 177/content.xml"/>
  <manifest:file-entry manifest:media-type="" manifest:full-path="Object 177/Configurations2/accelerator/current.xml"/>
  <manifest:file-entry manifest:media-type="" manifest:full-path="Object 177/Configurations2/accelerator/"/>
  <manifest:file-entry manifest:media-type="" manifest:full-path="Object 177/Configurations2/progressbar/"/>
  <manifest:file-entry manifest:media-type="" manifest:full-path="Object 177/Configurations2/floater/"/>
  <manifest:file-entry manifest:media-type="" manifest:full-path="Object 177/Configurations2/popupmenu/"/>
  <manifest:file-entry manifest:media-type="" manifest:full-path="Object 177/Configurations2/menubar/"/>
  <manifest:file-entry manifest:media-type="" manifest:full-path="Object 177/Configurations2/toolbar/"/>
  <manifest:file-entry manifest:media-type="" manifest:full-path="Object 177/Configurations2/images/Bitmaps/"/>
  <manifest:file-entry manifest:media-type="" manifest:full-path="Object 177/Configurations2/images/"/>
  <manifest:file-entry manifest:media-type="" manifest:full-path="Object 177/Configurations2/statusbar/"/>
  <manifest:file-entry manifest:media-type="application/vnd.sun.xml.ui.configuration" manifest:full-path="Object 177/Configurations2/"/>
  <manifest:file-entry manifest:media-type="text/xml" manifest:full-path="Object 177/settings.xml"/>
  <manifest:file-entry manifest:media-type="application/vnd.oasis.opendocument.formula" manifest:version="1.2" manifest:full-path="Object 177/"/>
  <manifest:file-entry manifest:media-type="text/xml" manifest:full-path="Object 120/content.xml"/>
  <manifest:file-entry manifest:media-type="" manifest:full-path="Object 120/Configurations2/accelerator/current.xml"/>
  <manifest:file-entry manifest:media-type="" manifest:full-path="Object 120/Configurations2/accelerator/"/>
  <manifest:file-entry manifest:media-type="" manifest:full-path="Object 120/Configurations2/progressbar/"/>
  <manifest:file-entry manifest:media-type="" manifest:full-path="Object 120/Configurations2/floater/"/>
  <manifest:file-entry manifest:media-type="" manifest:full-path="Object 120/Configurations2/popupmenu/"/>
  <manifest:file-entry manifest:media-type="" manifest:full-path="Object 120/Configurations2/menubar/"/>
  <manifest:file-entry manifest:media-type="" manifest:full-path="Object 120/Configurations2/toolbar/"/>
  <manifest:file-entry manifest:media-type="" manifest:full-path="Object 120/Configurations2/images/Bitmaps/"/>
  <manifest:file-entry manifest:media-type="" manifest:full-path="Object 120/Configurations2/images/"/>
  <manifest:file-entry manifest:media-type="" manifest:full-path="Object 120/Configurations2/statusbar/"/>
  <manifest:file-entry manifest:media-type="application/vnd.sun.xml.ui.configuration" manifest:full-path="Object 120/Configurations2/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text/xml" manifest:full-path="Object 85/content.xml"/>
  <manifest:file-entry manifest:media-type="" manifest:full-path="Object 85/Configurations2/accelerator/current.xml"/>
  <manifest:file-entry manifest:media-type="" manifest:full-path="Object 85/Configurations2/accelerator/"/>
  <manifest:file-entry manifest:media-type="" manifest:full-path="Object 85/Configurations2/progressba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" manifest:full-path="Object 85/Configurations2/statusbar/"/>
  <manifest:file-entry manifest:media-type="application/vnd.sun.xml.ui.configuration" manifest:full-path="Object 85/Configurations2/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text/xml" manifest:full-path="Object 178/content.xml"/>
  <manifest:file-entry manifest:media-type="" manifest:full-path="Object 178/Configurations2/accelerator/current.xml"/>
  <manifest:file-entry manifest:media-type="" manifest:full-path="Object 178/Configurations2/accelerator/"/>
  <manifest:file-entry manifest:media-type="" manifest:full-path="Object 178/Configurations2/progressbar/"/>
  <manifest:file-entry manifest:media-type="" manifest:full-path="Object 178/Configurations2/floater/"/>
  <manifest:file-entry manifest:media-type="" manifest:full-path="Object 178/Configurations2/popupmenu/"/>
  <manifest:file-entry manifest:media-type="" manifest:full-path="Object 178/Configurations2/menubar/"/>
  <manifest:file-entry manifest:media-type="" manifest:full-path="Object 178/Configurations2/toolbar/"/>
  <manifest:file-entry manifest:media-type="" manifest:full-path="Object 178/Configurations2/images/Bitmaps/"/>
  <manifest:file-entry manifest:media-type="" manifest:full-path="Object 178/Configurations2/images/"/>
  <manifest:file-entry manifest:media-type="" manifest:full-path="Object 178/Configurations2/statusbar/"/>
  <manifest:file-entry manifest:media-type="application/vnd.sun.xml.ui.configuration" manifest:full-path="Object 178/Configurations2/"/>
  <manifest:file-entry manifest:media-type="text/xml" manifest:full-path="Object 178/settings.xml"/>
  <manifest:file-entry manifest:media-type="application/vnd.oasis.opendocument.formula" manifest:version="1.2" manifest:full-path="Object 178/"/>
  <manifest:file-entry manifest:media-type="" manifest:full-path="Thumbnails/thumbnail.png"/>
  <manifest:file-entry manifest:media-type="" manifest:full-path="Thumbnails/"/>
  <manifest:file-entry manifest:media-type="text/xml" manifest:full-path="Object 121/content.xml"/>
  <manifest:file-entry manifest:media-type="" manifest:full-path="Object 121/Configurations2/accelerator/current.xml"/>
  <manifest:file-entry manifest:media-type="" manifest:full-path="Object 121/Configurations2/accelerator/"/>
  <manifest:file-entry manifest:media-type="" manifest:full-path="Object 121/Configurations2/progressbar/"/>
  <manifest:file-entry manifest:media-type="" manifest:full-path="Object 121/Configurations2/floater/"/>
  <manifest:file-entry manifest:media-type="" manifest:full-path="Object 121/Configurations2/popupmenu/"/>
  <manifest:file-entry manifest:media-type="" manifest:full-path="Object 121/Configurations2/menubar/"/>
  <manifest:file-entry manifest:media-type="" manifest:full-path="Object 121/Configurations2/toolbar/"/>
  <manifest:file-entry manifest:media-type="" manifest:full-path="Object 121/Configurations2/images/Bitmaps/"/>
  <manifest:file-entry manifest:media-type="" manifest:full-path="Object 121/Configurations2/images/"/>
  <manifest:file-entry manifest:media-type="" manifest:full-path="Object 121/Configurations2/statusbar/"/>
  <manifest:file-entry manifest:media-type="application/vnd.sun.xml.ui.configuration" manifest:full-path="Object 121/Configurations2/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text/xml" manifest:full-path="Object 86/content.xml"/>
  <manifest:file-entry manifest:media-type="" manifest:full-path="Object 86/Configurations2/accelerator/current.xml"/>
  <manifest:file-entry manifest:media-type="" manifest:full-path="Object 86/Configurations2/accelerator/"/>
  <manifest:file-entry manifest:media-type="" manifest:full-path="Object 86/Configurations2/progressba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" manifest:full-path="Object 86/Configurations2/statusbar/"/>
  <manifest:file-entry manifest:media-type="application/vnd.sun.xml.ui.configuration" manifest:full-path="Object 86/Configurations2/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text/xml" manifest:full-path="Object 179/content.xml"/>
  <manifest:file-entry manifest:media-type="" manifest:full-path="Object 179/Configurations2/accelerator/current.xml"/>
  <manifest:file-entry manifest:media-type="" manifest:full-path="Object 179/Configurations2/accelerator/"/>
  <manifest:file-entry manifest:media-type="" manifest:full-path="Object 179/Configurations2/progressbar/"/>
  <manifest:file-entry manifest:media-type="" manifest:full-path="Object 179/Configurations2/floater/"/>
  <manifest:file-entry manifest:media-type="" manifest:full-path="Object 179/Configurations2/popupmenu/"/>
  <manifest:file-entry manifest:media-type="" manifest:full-path="Object 179/Configurations2/menubar/"/>
  <manifest:file-entry manifest:media-type="" manifest:full-path="Object 179/Configurations2/toolbar/"/>
  <manifest:file-entry manifest:media-type="" manifest:full-path="Object 179/Configurations2/images/Bitmaps/"/>
  <manifest:file-entry manifest:media-type="" manifest:full-path="Object 179/Configurations2/images/"/>
  <manifest:file-entry manifest:media-type="" manifest:full-path="Object 179/Configurations2/statusbar/"/>
  <manifest:file-entry manifest:media-type="application/vnd.sun.xml.ui.configuration" manifest:full-path="Object 179/Configurations2/"/>
  <manifest:file-entry manifest:media-type="text/xml" manifest:full-path="Object 179/settings.xml"/>
  <manifest:file-entry manifest:media-type="application/vnd.oasis.opendocument.formula" manifest:version="1.2" manifest:full-path="Object 179/"/>
  <manifest:file-entry manifest:media-type="text/xml" manifest:full-path="Object 122/content.xml"/>
  <manifest:file-entry manifest:media-type="" manifest:full-path="Object 122/Configurations2/accelerator/current.xml"/>
  <manifest:file-entry manifest:media-type="" manifest:full-path="Object 122/Configurations2/accelerator/"/>
  <manifest:file-entry manifest:media-type="" manifest:full-path="Object 122/Configurations2/progressbar/"/>
  <manifest:file-entry manifest:media-type="" manifest:full-path="Object 122/Configurations2/floater/"/>
  <manifest:file-entry manifest:media-type="" manifest:full-path="Object 122/Configurations2/popupmenu/"/>
  <manifest:file-entry manifest:media-type="" manifest:full-path="Object 122/Configurations2/menubar/"/>
  <manifest:file-entry manifest:media-type="" manifest:full-path="Object 122/Configurations2/toolbar/"/>
  <manifest:file-entry manifest:media-type="" manifest:full-path="Object 122/Configurations2/images/Bitmaps/"/>
  <manifest:file-entry manifest:media-type="" manifest:full-path="Object 122/Configurations2/images/"/>
  <manifest:file-entry manifest:media-type="" manifest:full-path="Object 122/Configurations2/statusbar/"/>
  <manifest:file-entry manifest:media-type="application/vnd.sun.xml.ui.configuration" manifest:full-path="Object 122/Configurations2/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text/xml" manifest:full-path="Object 87/content.xml"/>
  <manifest:file-entry manifest:media-type="" manifest:full-path="Object 87/Configurations2/accelerator/current.xml"/>
  <manifest:file-entry manifest:media-type="" manifest:full-path="Object 87/Configurations2/accelerator/"/>
  <manifest:file-entry manifest:media-type="" manifest:full-path="Object 87/Configurations2/progressba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" manifest:full-path="Object 87/Configurations2/statusbar/"/>
  <manifest:file-entry manifest:media-type="application/vnd.sun.xml.ui.configuration" manifest:full-path="Object 87/Configurations2/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text/xml" manifest:full-path="Object 123/content.xml"/>
  <manifest:file-entry manifest:media-type="" manifest:full-path="Object 123/Configurations2/accelerator/current.xml"/>
  <manifest:file-entry manifest:media-type="" manifest:full-path="Object 123/Configurations2/accelerator/"/>
  <manifest:file-entry manifest:media-type="" manifest:full-path="Object 123/Configurations2/progressbar/"/>
  <manifest:file-entry manifest:media-type="" manifest:full-path="Object 123/Configurations2/floater/"/>
  <manifest:file-entry manifest:media-type="" manifest:full-path="Object 123/Configurations2/popupmenu/"/>
  <manifest:file-entry manifest:media-type="" manifest:full-path="Object 123/Configurations2/menubar/"/>
  <manifest:file-entry manifest:media-type="" manifest:full-path="Object 123/Configurations2/toolbar/"/>
  <manifest:file-entry manifest:media-type="" manifest:full-path="Object 123/Configurations2/images/Bitmaps/"/>
  <manifest:file-entry manifest:media-type="" manifest:full-path="Object 123/Configurations2/images/"/>
  <manifest:file-entry manifest:media-type="" manifest:full-path="Object 123/Configurations2/statusbar/"/>
  <manifest:file-entry manifest:media-type="application/vnd.sun.xml.ui.configuration" manifest:full-path="Object 123/Configurations2/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text/xml" manifest:full-path="Object 88/content.xml"/>
  <manifest:file-entry manifest:media-type="" manifest:full-path="Object 88/Configurations2/accelerator/current.xml"/>
  <manifest:file-entry manifest:media-type="" manifest:full-path="Object 88/Configurations2/accelerator/"/>
  <manifest:file-entry manifest:media-type="" manifest:full-path="Object 88/Configurations2/progressba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" manifest:full-path="Object 88/Configurations2/statusbar/"/>
  <manifest:file-entry manifest:media-type="application/vnd.sun.xml.ui.configuration" manifest:full-path="Object 88/Configurations2/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text/xml" manifest:full-path="Object 30/content.xml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progres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" manifest:full-path="Object 30/Configurations2/statusbar/"/>
  <manifest:file-entry manifest:media-type="application/vnd.sun.xml.ui.configuration" manifest:full-path="Object 30/Configurations2/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124/content.xml"/>
  <manifest:file-entry manifest:media-type="" manifest:full-path="Object 124/Configurations2/accelerator/current.xml"/>
  <manifest:file-entry manifest:media-type="" manifest:full-path="Object 124/Configurations2/accelerator/"/>
  <manifest:file-entry manifest:media-type="" manifest:full-path="Object 124/Configurations2/progressbar/"/>
  <manifest:file-entry manifest:media-type="" manifest:full-path="Object 124/Configurations2/floater/"/>
  <manifest:file-entry manifest:media-type="" manifest:full-path="Object 124/Configurations2/popupmenu/"/>
  <manifest:file-entry manifest:media-type="" manifest:full-path="Object 124/Configurations2/menubar/"/>
  <manifest:file-entry manifest:media-type="" manifest:full-path="Object 124/Configurations2/toolbar/"/>
  <manifest:file-entry manifest:media-type="" manifest:full-path="Object 124/Configurations2/images/Bitmaps/"/>
  <manifest:file-entry manifest:media-type="" manifest:full-path="Object 124/Configurations2/images/"/>
  <manifest:file-entry manifest:media-type="" manifest:full-path="Object 124/Configurations2/statusbar/"/>
  <manifest:file-entry manifest:media-type="application/vnd.sun.xml.ui.configuration" manifest:full-path="Object 124/Configurations2/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text/xml" manifest:full-path="Object 89/content.xml"/>
  <manifest:file-entry manifest:media-type="" manifest:full-path="Object 89/Configurations2/accelerator/current.xml"/>
  <manifest:file-entry manifest:media-type="" manifest:full-path="Object 89/Configurations2/accelerator/"/>
  <manifest:file-entry manifest:media-type="" manifest:full-path="Object 89/Configurations2/progressba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" manifest:full-path="Object 89/Configurations2/statusbar/"/>
  <manifest:file-entry manifest:media-type="application/vnd.sun.xml.ui.configuration" manifest:full-path="Object 89/Configurations2/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text/xml" manifest:full-path="Object 31/content.xml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progres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" manifest:full-path="Object 31/Configurations2/statusbar/"/>
  <manifest:file-entry manifest:media-type="application/vnd.sun.xml.ui.configuration" manifest:full-path="Object 31/Configurations2/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125/content.xml"/>
  <manifest:file-entry manifest:media-type="" manifest:full-path="Object 125/Configurations2/accelerator/current.xml"/>
  <manifest:file-entry manifest:media-type="" manifest:full-path="Object 125/Configurations2/accelerator/"/>
  <manifest:file-entry manifest:media-type="" manifest:full-path="Object 125/Configurations2/progressbar/"/>
  <manifest:file-entry manifest:media-type="" manifest:full-path="Object 125/Configurations2/floater/"/>
  <manifest:file-entry manifest:media-type="" manifest:full-path="Object 125/Configurations2/popupmenu/"/>
  <manifest:file-entry manifest:media-type="" manifest:full-path="Object 125/Configurations2/menubar/"/>
  <manifest:file-entry manifest:media-type="" manifest:full-path="Object 125/Configurations2/toolbar/"/>
  <manifest:file-entry manifest:media-type="" manifest:full-path="Object 125/Configurations2/images/Bitmaps/"/>
  <manifest:file-entry manifest:media-type="" manifest:full-path="Object 125/Configurations2/images/"/>
  <manifest:file-entry manifest:media-type="" manifest:full-path="Object 125/Configurations2/statusbar/"/>
  <manifest:file-entry manifest:media-type="application/vnd.sun.xml.ui.configuration" manifest:full-path="Object 125/Configurations2/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text/xml" manifest:full-path="Object 32/content.xml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progres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" manifest:full-path="Object 32/Configurations2/statusbar/"/>
  <manifest:file-entry manifest:media-type="application/vnd.sun.xml.ui.configuration" manifest:full-path="Object 32/Configurations2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126/content.xml"/>
  <manifest:file-entry manifest:media-type="" manifest:full-path="Object 126/Configurations2/accelerator/current.xml"/>
  <manifest:file-entry manifest:media-type="" manifest:full-path="Object 126/Configurations2/accelerator/"/>
  <manifest:file-entry manifest:media-type="" manifest:full-path="Object 126/Configurations2/progressbar/"/>
  <manifest:file-entry manifest:media-type="" manifest:full-path="Object 126/Configurations2/floater/"/>
  <manifest:file-entry manifest:media-type="" manifest:full-path="Object 126/Configurations2/popupmenu/"/>
  <manifest:file-entry manifest:media-type="" manifest:full-path="Object 126/Configurations2/menubar/"/>
  <manifest:file-entry manifest:media-type="" manifest:full-path="Object 126/Configurations2/toolbar/"/>
  <manifest:file-entry manifest:media-type="" manifest:full-path="Object 126/Configurations2/images/Bitmaps/"/>
  <manifest:file-entry manifest:media-type="" manifest:full-path="Object 126/Configurations2/images/"/>
  <manifest:file-entry manifest:media-type="" manifest:full-path="Object 126/Configurations2/statusbar/"/>
  <manifest:file-entry manifest:media-type="application/vnd.sun.xml.ui.configuration" manifest:full-path="Object 126/Configurations2/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text/xml" manifest:full-path="Object 33/content.xml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progres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" manifest:full-path="Object 33/Configurations2/statusbar/"/>
  <manifest:file-entry manifest:media-type="application/vnd.sun.xml.ui.configuration" manifest:full-path="Object 33/Configurations2/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127/content.xml"/>
  <manifest:file-entry manifest:media-type="" manifest:full-path="Object 127/Configurations2/accelerator/current.xml"/>
  <manifest:file-entry manifest:media-type="" manifest:full-path="Object 127/Configurations2/accelerator/"/>
  <manifest:file-entry manifest:media-type="" manifest:full-path="Object 127/Configurations2/progressbar/"/>
  <manifest:file-entry manifest:media-type="" manifest:full-path="Object 127/Configurations2/floater/"/>
  <manifest:file-entry manifest:media-type="" manifest:full-path="Object 127/Configurations2/popupmenu/"/>
  <manifest:file-entry manifest:media-type="" manifest:full-path="Object 127/Configurations2/menubar/"/>
  <manifest:file-entry manifest:media-type="" manifest:full-path="Object 127/Configurations2/toolbar/"/>
  <manifest:file-entry manifest:media-type="" manifest:full-path="Object 127/Configurations2/images/Bitmaps/"/>
  <manifest:file-entry manifest:media-type="" manifest:full-path="Object 127/Configurations2/images/"/>
  <manifest:file-entry manifest:media-type="" manifest:full-path="Object 127/Configurations2/statusbar/"/>
  <manifest:file-entry manifest:media-type="application/vnd.sun.xml.ui.configuration" manifest:full-path="Object 127/Configurations2/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text/xml" manifest:full-path="Object 34/content.xml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progres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" manifest:full-path="Object 34/Configurations2/statusbar/"/>
  <manifest:file-entry manifest:media-type="application/vnd.sun.xml.ui.configuration" manifest:full-path="Object 34/Configurations2/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128/content.xml"/>
  <manifest:file-entry manifest:media-type="" manifest:full-path="Object 128/Configurations2/accelerator/current.xml"/>
  <manifest:file-entry manifest:media-type="" manifest:full-path="Object 128/Configurations2/accelerator/"/>
  <manifest:file-entry manifest:media-type="" manifest:full-path="Object 128/Configurations2/progressbar/"/>
  <manifest:file-entry manifest:media-type="" manifest:full-path="Object 128/Configurations2/floater/"/>
  <manifest:file-entry manifest:media-type="" manifest:full-path="Object 128/Configurations2/popupmenu/"/>
  <manifest:file-entry manifest:media-type="" manifest:full-path="Object 128/Configurations2/menubar/"/>
  <manifest:file-entry manifest:media-type="" manifest:full-path="Object 128/Configurations2/toolbar/"/>
  <manifest:file-entry manifest:media-type="" manifest:full-path="Object 128/Configurations2/images/Bitmaps/"/>
  <manifest:file-entry manifest:media-type="" manifest:full-path="Object 128/Configurations2/images/"/>
  <manifest:file-entry manifest:media-type="" manifest:full-path="Object 128/Configurations2/statusbar/"/>
  <manifest:file-entry manifest:media-type="application/vnd.sun.xml.ui.configuration" manifest:full-path="Object 128/Configurations2/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text/xml" manifest:full-path="Object 35/content.xml"/>
  <manifest:file-entry manifest:media-type="" manifest:full-path="Object 35/progressbar/"/>
  <manifest:file-entry manifest:media-type="" manifest:full-path="Object 35/floater/"/>
  <manifest:file-entry manifest:media-type="" manifest:full-path="Object 35/popupmenu/"/>
  <manifest:file-entry manifest:media-type="" manifest:full-path="Object 35/menubar/"/>
  <manifest:file-entry manifest:media-type="" manifest:full-path="Object 35/tool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progres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" manifest:full-path="Object 35/Configurations2/statusbar/"/>
  <manifest:file-entry manifest:media-type="application/vnd.sun.xml.ui.configuration" manifest:full-path="Object 35/Configurations2/"/>
  <manifest:file-entry manifest:media-type="" manifest:full-path="Object 35/statusbar/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progres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" manifest:full-path="Object 36/Configurations2/statusbar/"/>
  <manifest:file-entry manifest:media-type="application/vnd.sun.xml.ui.configuration" manifest:full-path="Object 36/Configurations2/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progres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" manifest:full-path="Object 37/Configurations2/statusbar/"/>
  <manifest:file-entry manifest:media-type="application/vnd.sun.xml.ui.configuration" manifest:full-path="Object 37/Configurations2/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" manifest:full-path="Object 38/progressbar/"/>
  <manifest:file-entry manifest:media-type="" manifest:full-path="Object 38/floater/"/>
  <manifest:file-entry manifest:media-type="" manifest:full-path="Object 38/popupmenu/"/>
  <manifest:file-entry manifest:media-type="" manifest:full-path="Object 38/menubar/"/>
  <manifest:file-entry manifest:media-type="" manifest:full-path="Object 38/toolbar/"/>
  <manifest:file-entry manifest:media-type="" manifest:full-path="Object 38/images/Bitmaps/"/>
  <manifest:file-entry manifest:media-type="" manifest:full-path="Object 38/images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progres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" manifest:full-path="Object 38/Configurations2/statusbar/"/>
  <manifest:file-entry manifest:media-type="application/vnd.sun.xml.ui.configuration" manifest:full-path="Object 38/Configurations2/"/>
  <manifest:file-entry manifest:media-type="" manifest:full-path="Object 38/statusbar/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progres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" manifest:full-path="Object 39/Configurations2/statusbar/"/>
  <manifest:file-entry manifest:media-type="application/vnd.sun.xml.ui.configuration" manifest:full-path="Object 39/Configurations2/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Object 180/content.xml"/>
  <manifest:file-entry manifest:media-type="" manifest:full-path="Object 180/Configurations2/accelerator/current.xml"/>
  <manifest:file-entry manifest:media-type="" manifest:full-path="Object 180/Configurations2/accelerator/"/>
  <manifest:file-entry manifest:media-type="" manifest:full-path="Object 180/Configurations2/progressbar/"/>
  <manifest:file-entry manifest:media-type="" manifest:full-path="Object 180/Configurations2/floater/"/>
  <manifest:file-entry manifest:media-type="" manifest:full-path="Object 180/Configurations2/popupmenu/"/>
  <manifest:file-entry manifest:media-type="" manifest:full-path="Object 180/Configurations2/menubar/"/>
  <manifest:file-entry manifest:media-type="" manifest:full-path="Object 180/Configurations2/toolbar/"/>
  <manifest:file-entry manifest:media-type="" manifest:full-path="Object 180/Configurations2/images/Bitmaps/"/>
  <manifest:file-entry manifest:media-type="" manifest:full-path="Object 180/Configurations2/images/"/>
  <manifest:file-entry manifest:media-type="" manifest:full-path="Object 180/Configurations2/statusbar/"/>
  <manifest:file-entry manifest:media-type="application/vnd.sun.xml.ui.configuration" manifest:full-path="Object 180/Configurations2/"/>
  <manifest:file-entry manifest:media-type="text/xml" manifest:full-path="Object 180/settings.xml"/>
  <manifest:file-entry manifest:media-type="application/vnd.oasis.opendocument.formula" manifest:version="1.2" manifest:full-path="Object 180/"/>
  <manifest:file-entry manifest:media-type="text/xml" manifest:full-path="settings.xml"/>
  <manifest:file-entry manifest:media-type="text/xml" manifest:full-path="Object 181/content.xml"/>
  <manifest:file-entry manifest:media-type="" manifest:full-path="Object 181/Configurations2/accelerator/current.xml"/>
  <manifest:file-entry manifest:media-type="" manifest:full-path="Object 181/Configurations2/accelerator/"/>
  <manifest:file-entry manifest:media-type="" manifest:full-path="Object 181/Configurations2/progressbar/"/>
  <manifest:file-entry manifest:media-type="" manifest:full-path="Object 181/Configurations2/floater/"/>
  <manifest:file-entry manifest:media-type="" manifest:full-path="Object 181/Configurations2/popupmenu/"/>
  <manifest:file-entry manifest:media-type="" manifest:full-path="Object 181/Configurations2/menubar/"/>
  <manifest:file-entry manifest:media-type="" manifest:full-path="Object 181/Configurations2/toolbar/"/>
  <manifest:file-entry manifest:media-type="" manifest:full-path="Object 181/Configurations2/images/Bitmaps/"/>
  <manifest:file-entry manifest:media-type="" manifest:full-path="Object 181/Configurations2/images/"/>
  <manifest:file-entry manifest:media-type="" manifest:full-path="Object 181/Configurations2/statusbar/"/>
  <manifest:file-entry manifest:media-type="application/vnd.sun.xml.ui.configuration" manifest:full-path="Object 181/Configurations2/"/>
  <manifest:file-entry manifest:media-type="text/xml" manifest:full-path="Object 181/settings.xml"/>
  <manifest:file-entry manifest:media-type="application/vnd.oasis.opendocument.formula" manifest:version="1.2" manifest:full-path="Object 181/"/>
  <manifest:file-entry manifest:media-type="text/xml" manifest:full-path="Object 182/content.xml"/>
  <manifest:file-entry manifest:media-type="" manifest:full-path="Object 182/Configurations2/accelerator/current.xml"/>
  <manifest:file-entry manifest:media-type="" manifest:full-path="Object 182/Configurations2/accelerator/"/>
  <manifest:file-entry manifest:media-type="" manifest:full-path="Object 182/Configurations2/progressbar/"/>
  <manifest:file-entry manifest:media-type="" manifest:full-path="Object 182/Configurations2/floater/"/>
  <manifest:file-entry manifest:media-type="" manifest:full-path="Object 182/Configurations2/popupmenu/"/>
  <manifest:file-entry manifest:media-type="" manifest:full-path="Object 182/Configurations2/menubar/"/>
  <manifest:file-entry manifest:media-type="" manifest:full-path="Object 182/Configurations2/toolbar/"/>
  <manifest:file-entry manifest:media-type="" manifest:full-path="Object 182/Configurations2/images/Bitmaps/"/>
  <manifest:file-entry manifest:media-type="" manifest:full-path="Object 182/Configurations2/images/"/>
  <manifest:file-entry manifest:media-type="" manifest:full-path="Object 182/Configurations2/statusbar/"/>
  <manifest:file-entry manifest:media-type="application/vnd.sun.xml.ui.configuration" manifest:full-path="Object 182/Configurations2/"/>
  <manifest:file-entry manifest:media-type="text/xml" manifest:full-path="Object 182/settings.xml"/>
  <manifest:file-entry manifest:media-type="application/vnd.oasis.opendocument.formula" manifest:version="1.2" manifest:full-path="Object 182/"/>
  <manifest:file-entry manifest:media-type="text/xml" manifest:full-path="Object 90/content.xml"/>
  <manifest:file-entry manifest:media-type="" manifest:full-path="Object 90/progressbar/"/>
  <manifest:file-entry manifest:media-type="" manifest:full-path="Object 90/floater/"/>
  <manifest:file-entry manifest:media-type="" manifest:full-path="Object 90/popupmenu/"/>
  <manifest:file-entry manifest:media-type="" manifest:full-path="Object 90/menubar/"/>
  <manifest:file-entry manifest:media-type="" manifest:full-path="Object 90/toolbar/"/>
  <manifest:file-entry manifest:media-type="" manifest:full-path="Object 90/images/Bitmaps/"/>
  <manifest:file-entry manifest:media-type="" manifest:full-path="Object 90/images/"/>
  <manifest:file-entry manifest:media-type="" manifest:full-path="Object 90/Configurations2/accelerator/current.xml"/>
  <manifest:file-entry manifest:media-type="" manifest:full-path="Object 90/Configurations2/accelerator/"/>
  <manifest:file-entry manifest:media-type="" manifest:full-path="Object 90/Configurations2/progressba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" manifest:full-path="Object 90/Configurations2/statusbar/"/>
  <manifest:file-entry manifest:media-type="application/vnd.sun.xml.ui.configuration" manifest:full-path="Object 90/Configurations2/"/>
  <manifest:file-entry manifest:media-type="" manifest:full-path="Object 90/statusbar/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text/xml" manifest:full-path="Object 183/content.xml"/>
  <manifest:file-entry manifest:media-type="" manifest:full-path="Object 183/Configurations2/accelerator/current.xml"/>
  <manifest:file-entry manifest:media-type="" manifest:full-path="Object 183/Configurations2/accelerator/"/>
  <manifest:file-entry manifest:media-type="" manifest:full-path="Object 183/Configurations2/progressbar/"/>
  <manifest:file-entry manifest:media-type="" manifest:full-path="Object 183/Configurations2/floater/"/>
  <manifest:file-entry manifest:media-type="" manifest:full-path="Object 183/Configurations2/popupmenu/"/>
  <manifest:file-entry manifest:media-type="" manifest:full-path="Object 183/Configurations2/menubar/"/>
  <manifest:file-entry manifest:media-type="" manifest:full-path="Object 183/Configurations2/toolbar/"/>
  <manifest:file-entry manifest:media-type="" manifest:full-path="Object 183/Configurations2/images/Bitmaps/"/>
  <manifest:file-entry manifest:media-type="" manifest:full-path="Object 183/Configurations2/images/"/>
  <manifest:file-entry manifest:media-type="" manifest:full-path="Object 183/Configurations2/statusbar/"/>
  <manifest:file-entry manifest:media-type="application/vnd.sun.xml.ui.configuration" manifest:full-path="Object 183/Configurations2/"/>
  <manifest:file-entry manifest:media-type="text/xml" manifest:full-path="Object 183/settings.xml"/>
  <manifest:file-entry manifest:media-type="application/vnd.oasis.opendocument.formula" manifest:version="1.2" manifest:full-path="Object 183/"/>
  <manifest:file-entry manifest:media-type="text/xml" manifest:full-path="Object 91/content.xml"/>
  <manifest:file-entry manifest:media-type="" manifest:full-path="Object 91/Configurations2/accelerator/current.xml"/>
  <manifest:file-entry manifest:media-type="" manifest:full-path="Object 91/Configurations2/accelerator/"/>
  <manifest:file-entry manifest:media-type="" manifest:full-path="Object 91/Configurations2/progressbar/"/>
  <manifest:file-entry manifest:media-type="" manifest:full-path="Object 91/Configurations2/floater/"/>
  <manifest:file-entry manifest:media-type="" manifest:full-path="Object 91/Configurations2/popupmenu/"/>
  <manifest:file-entry manifest:media-type="" manifest:full-path="Object 91/Configurations2/menubar/"/>
  <manifest:file-entry manifest:media-type="" manifest:full-path="Object 91/Configurations2/toolbar/"/>
  <manifest:file-entry manifest:media-type="" manifest:full-path="Object 91/Configurations2/images/Bitmaps/"/>
  <manifest:file-entry manifest:media-type="" manifest:full-path="Object 91/Configurations2/images/"/>
  <manifest:file-entry manifest:media-type="" manifest:full-path="Object 91/Configurations2/statusbar/"/>
  <manifest:file-entry manifest:media-type="application/vnd.sun.xml.ui.configuration" manifest:full-path="Object 91/Configurations2/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184/accelerator/"/>
  <manifest:file-entry manifest:media-type="text/xml" manifest:full-path="Object 184/content.xml"/>
  <manifest:file-entry manifest:media-type="" manifest:full-path="Object 184/progressbar/"/>
  <manifest:file-entry manifest:media-type="" manifest:full-path="Object 184/floater/"/>
  <manifest:file-entry manifest:media-type="" manifest:full-path="Object 184/popupmenu/"/>
  <manifest:file-entry manifest:media-type="" manifest:full-path="Object 184/menubar/"/>
  <manifest:file-entry manifest:media-type="" manifest:full-path="Object 184/toolbar/"/>
  <manifest:file-entry manifest:media-type="" manifest:full-path="Object 184/images/Bitmaps/"/>
  <manifest:file-entry manifest:media-type="" manifest:full-path="Object 184/images/"/>
  <manifest:file-entry manifest:media-type="" manifest:full-path="Object 184/Configurations2/accelerator/current.xml"/>
  <manifest:file-entry manifest:media-type="" manifest:full-path="Object 184/Configurations2/accelerator/"/>
  <manifest:file-entry manifest:media-type="" manifest:full-path="Object 184/Configurations2/progressbar/"/>
  <manifest:file-entry manifest:media-type="" manifest:full-path="Object 184/Configurations2/floater/"/>
  <manifest:file-entry manifest:media-type="" manifest:full-path="Object 184/Configurations2/popupmenu/"/>
  <manifest:file-entry manifest:media-type="" manifest:full-path="Object 184/Configurations2/menubar/"/>
  <manifest:file-entry manifest:media-type="" manifest:full-path="Object 184/Configurations2/toolbar/"/>
  <manifest:file-entry manifest:media-type="" manifest:full-path="Object 184/Configurations2/images/Bitmaps/"/>
  <manifest:file-entry manifest:media-type="" manifest:full-path="Object 184/Configurations2/images/"/>
  <manifest:file-entry manifest:media-type="" manifest:full-path="Object 184/Configurations2/statusbar/"/>
  <manifest:file-entry manifest:media-type="application/vnd.sun.xml.ui.configuration" manifest:full-path="Object 184/Configurations2/"/>
  <manifest:file-entry manifest:media-type="" manifest:full-path="Object 184/statusbar/"/>
  <manifest:file-entry manifest:media-type="text/xml" manifest:full-path="Object 184/settings.xml"/>
  <manifest:file-entry manifest:media-type="application/vnd.oasis.opendocument.formula" manifest:version="1.2" manifest:full-path="Object 184/"/>
  <manifest:file-entry manifest:media-type="text/xml" manifest:full-path="Object 92/content.xml"/>
  <manifest:file-entry manifest:media-type="" manifest:full-path="Object 92/Configurations2/accelerator/current.xml"/>
  <manifest:file-entry manifest:media-type="" manifest:full-path="Object 92/Configurations2/accelerator/"/>
  <manifest:file-entry manifest:media-type="" manifest:full-path="Object 92/Configurations2/progressbar/"/>
  <manifest:file-entry manifest:media-type="" manifest:full-path="Object 92/Configurations2/floater/"/>
  <manifest:file-entry manifest:media-type="" manifest:full-path="Object 92/Configurations2/popupmenu/"/>
  <manifest:file-entry manifest:media-type="" manifest:full-path="Object 92/Configurations2/menubar/"/>
  <manifest:file-entry manifest:media-type="" manifest:full-path="Object 92/Configurations2/toolbar/"/>
  <manifest:file-entry manifest:media-type="" manifest:full-path="Object 92/Configurations2/images/Bitmaps/"/>
  <manifest:file-entry manifest:media-type="" manifest:full-path="Object 92/Configurations2/images/"/>
  <manifest:file-entry manifest:media-type="" manifest:full-path="Object 92/Configurations2/statusbar/"/>
  <manifest:file-entry manifest:media-type="application/vnd.sun.xml.ui.configuration" manifest:full-path="Object 92/Configurations2/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text/xml" manifest:full-path="Object 185/content.xml"/>
  <manifest:file-entry manifest:media-type="" manifest:full-path="Object 185/Configurations2/accelerator/current.xml"/>
  <manifest:file-entry manifest:media-type="" manifest:full-path="Object 185/Configurations2/accelerator/"/>
  <manifest:file-entry manifest:media-type="" manifest:full-path="Object 185/Configurations2/progressbar/"/>
  <manifest:file-entry manifest:media-type="" manifest:full-path="Object 185/Configurations2/floater/"/>
  <manifest:file-entry manifest:media-type="" manifest:full-path="Object 185/Configurations2/popupmenu/"/>
  <manifest:file-entry manifest:media-type="" manifest:full-path="Object 185/Configurations2/menubar/"/>
  <manifest:file-entry manifest:media-type="" manifest:full-path="Object 185/Configurations2/toolbar/"/>
  <manifest:file-entry manifest:media-type="" manifest:full-path="Object 185/Configurations2/images/Bitmaps/"/>
  <manifest:file-entry manifest:media-type="" manifest:full-path="Object 185/Configurations2/images/"/>
  <manifest:file-entry manifest:media-type="" manifest:full-path="Object 185/Configurations2/statusbar/"/>
  <manifest:file-entry manifest:media-type="application/vnd.sun.xml.ui.configuration" manifest:full-path="Object 185/Configurations2/"/>
  <manifest:file-entry manifest:media-type="text/xml" manifest:full-path="Object 185/settings.xml"/>
  <manifest:file-entry manifest:media-type="application/vnd.oasis.opendocument.formula" manifest:version="1.2" manifest:full-path="Object 185/"/>
  <manifest:file-entry manifest:media-type="text/xml" manifest:full-path="Object 93/content.xml"/>
  <manifest:file-entry manifest:media-type="" manifest:full-path="Object 93/Configurations2/accelerator/current.xml"/>
  <manifest:file-entry manifest:media-type="" manifest:full-path="Object 93/Configurations2/accelerator/"/>
  <manifest:file-entry manifest:media-type="" manifest:full-path="Object 93/Configurations2/progressbar/"/>
  <manifest:file-entry manifest:media-type="" manifest:full-path="Object 93/Configurations2/floater/"/>
  <manifest:file-entry manifest:media-type="" manifest:full-path="Object 93/Configurations2/popupmenu/"/>
  <manifest:file-entry manifest:media-type="" manifest:full-path="Object 93/Configurations2/menubar/"/>
  <manifest:file-entry manifest:media-type="" manifest:full-path="Object 93/Configurations2/toolbar/"/>
  <manifest:file-entry manifest:media-type="" manifest:full-path="Object 93/Configurations2/images/Bitmaps/"/>
  <manifest:file-entry manifest:media-type="" manifest:full-path="Object 93/Configurations2/images/"/>
  <manifest:file-entry manifest:media-type="" manifest:full-path="Object 93/Configurations2/statusbar/"/>
  <manifest:file-entry manifest:media-type="application/vnd.sun.xml.ui.configuration" manifest:full-path="Object 93/Configurations2/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text/xml" manifest:full-path="Object 186/content.xml"/>
  <manifest:file-entry manifest:media-type="" manifest:full-path="Object 186/Configurations2/accelerator/current.xml"/>
  <manifest:file-entry manifest:media-type="" manifest:full-path="Object 186/Configurations2/accelerator/"/>
  <manifest:file-entry manifest:media-type="" manifest:full-path="Object 186/Configurations2/progressbar/"/>
  <manifest:file-entry manifest:media-type="" manifest:full-path="Object 186/Configurations2/floater/"/>
  <manifest:file-entry manifest:media-type="" manifest:full-path="Object 186/Configurations2/popupmenu/"/>
  <manifest:file-entry manifest:media-type="" manifest:full-path="Object 186/Configurations2/menubar/"/>
  <manifest:file-entry manifest:media-type="" manifest:full-path="Object 186/Configurations2/toolbar/"/>
  <manifest:file-entry manifest:media-type="" manifest:full-path="Object 186/Configurations2/images/Bitmaps/"/>
  <manifest:file-entry manifest:media-type="" manifest:full-path="Object 186/Configurations2/images/"/>
  <manifest:file-entry manifest:media-type="" manifest:full-path="Object 186/Configurations2/statusbar/"/>
  <manifest:file-entry manifest:media-type="application/vnd.sun.xml.ui.configuration" manifest:full-path="Object 186/Configurations2/"/>
  <manifest:file-entry manifest:media-type="text/xml" manifest:full-path="Object 186/settings.xml"/>
  <manifest:file-entry manifest:media-type="application/vnd.oasis.opendocument.formula" manifest:version="1.2" manifest:full-path="Object 186/"/>
  <manifest:file-entry manifest:media-type="text/xml" manifest:full-path="Object 94/content.xml"/>
  <manifest:file-entry manifest:media-type="" manifest:full-path="Object 94/Configurations2/accelerator/current.xml"/>
  <manifest:file-entry manifest:media-type="" manifest:full-path="Object 94/Configurations2/accelerator/"/>
  <manifest:file-entry manifest:media-type="" manifest:full-path="Object 94/Configurations2/progressba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" manifest:full-path="Object 94/Configurations2/statusbar/"/>
  <manifest:file-entry manifest:media-type="application/vnd.sun.xml.ui.configuration" manifest:full-path="Object 94/Configurations2/"/>
  <manifest:file-entry manifest:media-type="text/xml" manifest:full-path="Object 94/settings.xml"/>
  <manifest:file-entry manifest:media-type="application/vnd.oasis.opendocument.formula" manifest:version="1.2" manifest:full-path="Object 9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svg:stroke-color="#ffff66" draw:fill="solid" draw:fill-color="#ffff66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svg:stroke-color="#ffff66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 draw:shadow-offset-x="0.305cm" draw:shadow-offset-y="0.305cm"/>
    </style:style>
    <style:style style:name="pr1" style:family="presentation" style:parent-style-name="Blackboard1-title">
      <style:graphic-properties draw:auto-grow-height="true" fo:min-height="3.507cm"/>
    </style:style>
    <style:style style:name="pr2" style:family="presentation" style:parent-style-name="Blackboard1-outline1">
      <style:graphic-properties fo:min-height="13.61cm"/>
    </style:style>
    <style:style style:name="pr3" style:family="presentation" style:parent-style-name="Blackboard1-notes">
      <style:graphic-properties draw:fill-color="#ffffff" draw:auto-grow-height="true" fo:min-height="12.573cm"/>
    </style:style>
    <style:style style:name="pr4" style:family="presentation" style:parent-style-name="Blackboard1-title">
      <style:graphic-properties fo:min-height="3.256cm"/>
    </style:style>
    <style:style style:name="pr5" style:family="presentation" style:parent-style-name="Blackboard1-notes">
      <style:graphic-properties draw:fill-color="#ffffff" fo:min-height="12.322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paragraph-properties fo:text-align="center"/>
    </style:style>
    <style:style style:name="P3" style:family="paragraph">
      <style:paragraph-properties fo:margin-top="0.6cm" fo:margin-bottom="1.1cm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paragraph-properties fo:margin-top="0.2cm" fo:margin-bottom="0.7cm" fo:line-height="100%"/>
      <style:text-properties fo:color="#ffffff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line-height="100%"/>
    </style:style>
    <style:style style:name="P10" style:family="paragraph">
      <style:paragraph-properties fo:margin-top="0.4cm" fo:margin-bottom="0.8cm" fo:line-height="100%"/>
      <style:text-properties fo:color="#ffffff" style:text-outline="false" style:text-line-through-style="none" fo:font-family="'Comic Sans MS'" style:font-family-generic="script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579d1c"/>
    </style:style>
    <style:style style:name="T4" style:family="text">
      <style:text-properties fo:font-family="'Times New Roman'" style:font-family-generic="roman" style:font-pitch="variable" style:font-family-asian="'Comic Sans MS'" style:font-style-name-asian="Normal" style:font-family-generic-asian="script" style:font-family-complex="'Comic Sans MS'" style:font-style-name-complex="Normal" style:font-family-generic-complex="script"/>
    </style:style>
    <style:style style:name="T5" style:family="text">
      <style:text-properties fo:font-family="'Comic Sans MS'" style:font-family-generic="script" style:font-pitch="variable" style:font-family-asian="'Comic Sans MS'" style:font-style-name-asian="Normal" style:font-family-generic-asian="script" style:font-family-complex="'Comic Sans MS'" style:font-style-name-complex="Normal" style:font-family-generic-complex="script"/>
    </style:style>
    <style:style style:name="T6" style:family="text">
      <style:text-properties fo:font-family="'Times New Roman'" style:font-style-name="Normal" style:font-family-generic="roman" style:font-family-asian="'Comic Sans MS'" style:font-style-name-asian="Normal" style:font-family-generic-asian="script" style:font-family-complex="'Comic Sans MS'" style:font-style-name-complex="Normal" style:font-family-generic-complex="script" style:text-overline-style="none" style:text-overline-color="font-color"/>
    </style:style>
    <style:style style:name="T7" style:family="text">
      <style:text-properties fo:font-family="'Comic Sans MS'" style:font-family-generic="script" style:font-pitch="variable" style:font-family-asian="'Times New Roman'" style:font-style-name-asian="Normal" style:font-family-generic-asian="roman" style:font-family-complex="'Times New Roman'" style:font-style-name-complex="Normal" style:font-family-generic-complex="roman"/>
    </style:style>
    <style:style style:name="T8" style:family="text">
      <style:text-properties fo:font-family="'Times New Roman'" style:font-family-generic="roman" style:font-pitch="variable" style:font-family-asian="'Times New Roman'" style:font-style-name-asian="Normal" style:font-family-generic-asian="roman" style:font-family-complex="'Times New Roman'" style:font-style-name-complex="Normal" style:font-family-generic-complex="roman"/>
    </style:style>
    <style:style style:name="T9" style:family="text">
      <style:text-properties fo:color="#ffffff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style:text-outline="false" style:text-line-through-style="none" fo:font-family="'Times New Roman'" style:font-family-generic="roman" style:font-pitch="variable" fo:font-size="32pt" fo:font-style="italic" fo:text-shadow="none" style:text-underline-style="none" fo:font-weight="normal" style:letter-kerning="true" style:font-family-asian="'DejaVu Sans'" style:font-family-generic-asian="system" style:font-pitch-asian="variable" style:font-size-asian="32pt" style:font-style-asian="italic" style:font-weight-asian="normal" style:font-family-complex="'DejaVu Sans'" style:font-family-generic-complex="system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'Times New Roman'" style:font-style-name="Normal" style:font-family-generic="roman" fo:font-size="24pt" style:font-family-asian="'Times New Roman'" style:font-style-name-asian="Normal" style:font-family-generic-asian="roman" style:font-size-asian="24pt" style:font-family-complex="'Times New Roman'" style:font-style-name-complex="Normal" style:font-family-generic-complex="roman" style:font-size-complex="24pt"/>
    </style:style>
    <style:style style:name="T12" style:family="text">
      <style:text-properties fo:font-family="'Times New Roman'" style:font-family-generic="roman" style:font-pitch="variable" fo:font-size="14pt" style:font-family-asian="'Times New Roman'" style:font-style-name-asian="Normal" style:font-family-generic-asian="roman" style:font-size-asian="14pt" style:font-family-complex="'Times New Roman'" style:font-style-name-complex="Normal" style:font-family-generic-complex="roman" style:font-size-complex="14pt"/>
    </style:style>
    <style:style style:name="T13" style:family="text">
      <style:text-properties fo:font-family="'Comic Sans MS'" style:font-family-generic="script" style:font-pitch="variable" fo:font-size="24pt" style:font-family-asian="'Times New Roman'" style:font-style-name-asian="Normal" style:font-family-generic-asian="roman" style:font-size-asian="24pt" style:font-family-complex="'Times New Roman'" style:font-style-name-complex="Normal" style:font-family-generic-complex="roman" style:font-size-complex="24pt"/>
    </style:style>
    <style:style style:name="T14" style:family="text">
      <style:text-properties fo:font-family="'Times New Roman'" style:font-family-generic="roman" style:font-pitch="variable" fo:font-size="24pt" style:font-family-asian="'Times New Roman'" style:font-style-name-asian="Normal" style:font-family-generic-asian="roman" style:font-size-asian="24pt" style:font-family-complex="'Times New Roman'" style:font-style-name-complex="Normal" style:font-family-generic-complex="roman" style:font-size-complex="24pt"/>
    </style:style>
    <style:style style:name="T15" style:family="text">
      <style:text-properties style:text-position="super 58%"/>
    </style:style>
    <style:style style:name="T16" style:family="text">
      <style:text-properties fo:color="#ff6309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color="#ffff00" fo:font-size="26pt" style:font-size-asian="26pt" style:font-size-complex="26pt"/>
    </style:style>
    <style:style style:name="T19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color="#0099ff" fo:font-size="26pt" style:font-size-asian="26pt" style:font-size-complex="26pt"/>
    </style:style>
    <style:style style:name="T21" style:family="text">
      <style:text-properties fo:color="#33a3a3" fo:font-size="26pt" style:font-size-asian="26pt" style:font-size-complex="26pt"/>
    </style:style>
    <style:style style:name="T22" style:family="text">
      <style:text-properties fo:color="#ffffff" fo:font-size="26pt" style:font-size-asian="26pt" style:font-size-complex="26pt"/>
    </style:style>
    <style:style style:name="T23" style:family="text">
      <style:text-properties fo:color="#ffff66" fo:font-size="26pt" style:font-size-asian="26pt" style:font-size-complex="26pt"/>
    </style:style>
    <style:style style:name="T24" style:family="text">
      <style:text-properties fo:color="#579d1c" fo:font-size="26pt" style:font-size-asian="26pt" style:font-size-complex="26pt"/>
    </style:style>
    <style:style style:name="T25" style:family="text">
      <style:text-properties fo:font-size="26pt" fo:font-style="normal" style:font-size-asian="26pt" style:font-style-asian="normal" style:font-size-complex="26pt" style:font-style-complex="normal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color="#ffff00" fo:font-size="32pt" style:font-size-asian="32pt" style:font-size-complex="32pt"/>
    </style:style>
    <style:style style:name="T28" style:family="text">
      <style:text-properties fo:color="#33a3a3" fo:font-size="32pt" style:font-size-asian="32pt" style:font-size-complex="32pt"/>
    </style:style>
    <style:style style:name="T29" style:family="text">
      <style:text-properties fo:font-family="'Times New Roman'" style:font-family-generic="roman" style:font-pitch="variable"/>
    </style:style>
    <style:style style:name="T30" style:family="text">
      <style:text-properties fo:color="#ffff00"/>
    </style:style>
    <style:style style:name="T31" style:family="text">
      <style:text-properties fo:color="#33a3a3"/>
    </style:style>
    <style:style style:name="T32" style:family="text">
      <style:text-properties fo:color="#ffffff"/>
    </style:style>
    <style:style style:name="T33" style:family="text">
      <style:text-properties fo:color="#ff6309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ffff" style:text-outline="false" style:text-line-through-style="none" fo:font-family="'Comic Sans MS'" style:font-family-generic="script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579d1c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ff" style:text-outline="false" style:text-line-through-style="none" fo:font-family="'Comic Sans MS'" style:font-family-generic="script" style:font-pitch="variable" fo:font-size="26pt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DejaVu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3cm" text:min-label-width="0.9cm"/>
        <style:text-properties fo:font-family="StarSymbol" style:font-charset="x-symbol" fo:color="#ffff66" fo:font-size="1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ffff66" fo:font-size="1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ffff66" fo:font-size="1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ffff66" fo:font-size="1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ffff66" fo:font-size="1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ffff66" fo:font-size="1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ffff66" fo:font-size="1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ffff66" fo:font-size="1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ffff66" fo:font-size="1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ffff66" fo:font-size="100%"/>
      </text:list-level-style-bullet>
    </text:list-style>
  </office:automatic-styles>
  <office:body>
    <office:presentation>
      <draw:page draw:name="page1" draw:style-name="dp1" draw:master-page-name="Blackboard1" presentation:presentation-page-layout-name="AL1T1">
        <office:forms form:automatic-focus="false" form:apply-design-mode="false"/>
        <draw:frame presentation:style-name="pr1" draw:text-style-name="P1" draw:layer="layout" svg:width="25.199cm" svg:height="6.487cm" svg:x="1.401cm" svg:y="0.635cm" presentation:class="title" presentation:user-transformed="true">
          <draw:text-box>
            <text:p><text:span text:style-name="T1">Estado térmico da </text:span><text:span text:style-name="T1"><text:line-break/></text:span><text:span text:style-name="T1">litosfera subcrustal</text:span></text:p>
          </draw:text-box>
        </draw:frame>
        <draw:frame presentation:style-name="pr2" draw:text-style-name="P2" draw:layer="layout" svg:width="25.199cm" svg:height="9.525cm" svg:x="1.401cm" svg:y="10.16cm" presentation:class="outline" presentation:user-transformed="true">
          <draw:text-box>
            <text:p text:style-name="P2"><text:span text:style-name="T2">Leonardo Uieda</text:span></text:p>
            <text:p text:style-name="P2"/>
            <text:p text:style-name="P2">15 de Outubro de 2010</text:p>
            <text:p text:style-name="P2">Observatório Naciona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  <text:list-item>
                <text:p><text:s/>Termo-barometria miner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  <text:list-item>
                <text:p><text:s/>Termo-barometria mineral</text:p>
                <text:list>
                  <text:list-item>
                    <text:p><text:s/>Pressão e temperatura no equilíbrio quími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  <text:list-item>
                <text:p><text:s/>Termo-barometria mineral</text:p>
                <text:list>
                  <text:list-item>
                    <text:p><text:s/>Pressão e temperatura no equilíbrio químico</text:p>
                  </text:list-item>
                  <text:list-item>
                    <text:p><text:s/>Clássico = Brey e Kohler (199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  <text:list-item>
                <text:p><text:s/>Termo-barometria mineral</text:p>
                <text:list>
                  <text:list-item>
                    <text:p><text:s/>Pressão e temperatura no equilíbrio químico</text:p>
                  </text:list-item>
                  <text:list-item>
                    <text:p><text:s/>Clássico = Brey e Kohler (1990)</text:p>
                  </text:list-item>
                </text:list>
              </text:list-item>
              <text:list-item>
                <text:p><text:s/>Geotermas não-linea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  <text:list-item>
                <text:p><text:s/>Termo-barometria mineral</text:p>
                <text:list>
                  <text:list-item>
                    <text:p><text:s/>Pressão e temperatura no equilíbrio químico</text:p>
                  </text:list-item>
                  <text:list-item>
                    <text:p><text:s/>Clássico = Brey e Kohler (1990)</text:p>
                  </text:list-item>
                </text:list>
              </text:list-item>
              <text:list-item>
                <text:p><text:s/>Geotermas não-lineares</text:p>
                <text:list>
                  <text:list-item>
                    <text:p><text:s/>Calor radiogêni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  <text:list-item>
                <text:p><text:s/>Termo-barometria mineral</text:p>
                <text:list>
                  <text:list-item>
                    <text:p><text:s/>Pressão e temperatura no equilíbrio químico</text:p>
                  </text:list-item>
                  <text:list-item>
                    <text:p><text:s/>Clássico = Brey e Kohler (1990)</text:p>
                  </text:list-item>
                </text:list>
              </text:list-item>
              <text:list-item>
                <text:p><text:s/>Geotermas não-lineares</text:p>
                <text:list>
                  <text:list-item>
                    <text:p><text:s/>Calor radiogênico</text:p>
                  </text:list-item>
                  <text:list-item>
                    <text:p><text:s/>Variação da condutividade com a temperatu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onto de partida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onto de partid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Equação de difusão (c/ calor radiogênico)</text:p>
              </text:list-item>
            </text:list>
          </draw:text-box>
        </draw:frame>
        <draw:frame draw:style-name="gr2" draw:layer="layout" svg:width="12.435cm" svg:height="2.998cm" svg:x="7.793cm" svg:y="7.80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onto de partid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Equação de difusão (c/ calor radiogênico)</text:p>
              </text:list-item>
            </text:list>
          </draw:text-box>
        </draw:frame>
        <draw:frame presentation:style-name="pr2" draw:layer="layout" svg:width="25.199cm" svg:height="7.979cm" svg:x="1.471cm" svg:y="11.706cm" presentation:class="outline" presentation:user-transformed="true">
          <draw:text-box>
            <text:list text:style-name="L2">
              <text:list-item>
                <text:p><text:s/><text:span text:style-name="T4">ρ</text:span><text:span text:style-name="T5"> = densidade</text:span></text:p>
              </text:list-item>
            </text:list>
          </draw:text-box>
        </draw:frame>
        <draw:frame draw:style-name="gr2" draw:layer="layout" svg:width="12.435cm" svg:height="2.998cm" svg:x="7.793cm" svg:y="7.80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onto de partid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Equação de difusão (c/ calor radiogênico)</text:p>
              </text:list-item>
            </text:list>
          </draw:text-box>
        </draw:frame>
        <draw:frame presentation:style-name="pr2" draw:layer="layout" svg:width="25.199cm" svg:height="7.979cm" svg:x="1.471cm" svg:y="11.706cm" presentation:class="outline" presentation:user-transformed="true">
          <draw:text-box>
            <text:list text:style-name="L2">
              <text:list-item>
                <text:p><text:s/><text:span text:style-name="T4">ρ</text:span><text:span text:style-name="T5"> = densidade</text:span></text:p>
              </text:list-item>
              <text:list-item>
                <text:p><text:span text:style-name="T5"><text:s/></text:span><text:span text:style-name="T6"><text:s text:c="2"/></text:span><text:span text:style-name="T7"><text:s/></text:span><text:span text:style-name="T7">= condutividade térmica (tensor)</text:span></text:p>
              </text:list-item>
            </text:list>
          </draw:text-box>
        </draw:frame>
        <draw:frame draw:style-name="gr2" draw:layer="layout" svg:width="12.435cm" svg:height="2.998cm" svg:x="7.793cm" svg:y="7.80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924cm" svg:height="1.517cm" svg:x="2.84cm" svg:y="13.725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onto de partid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Equação de difusão (c/ calor radiogênico)</text:p>
              </text:list-item>
            </text:list>
          </draw:text-box>
        </draw:frame>
        <draw:frame presentation:style-name="pr2" draw:layer="layout" svg:width="25.199cm" svg:height="7.979cm" svg:x="1.471cm" svg:y="11.706cm" presentation:class="outline" presentation:user-transformed="true">
          <draw:text-box>
            <text:list text:style-name="L2">
              <text:list-item>
                <text:p><text:s/><text:span text:style-name="T4">ρ</text:span><text:span text:style-name="T5"> = densidade</text:span></text:p>
              </text:list-item>
              <text:list-item>
                <text:p><text:span text:style-name="T5"><text:s/></text:span><text:span text:style-name="T6"><text:s text:c="2"/></text:span><text:span text:style-name="T7"><text:s/></text:span><text:span text:style-name="T7">= condutividade térmica (tensor)</text:span></text:p>
              </text:list-item>
              <text:list-item>
                <text:p><text:span text:style-name="T7"><text:s/></text:span><text:span text:style-name="T8">c</text:span><text:span text:style-name="T7"> = calor específico</text:span></text:p>
              </text:list-item>
            </text:list>
          </draw:text-box>
        </draw:frame>
        <draw:frame draw:style-name="gr2" draw:layer="layout" svg:width="12.435cm" svg:height="2.998cm" svg:x="7.793cm" svg:y="7.80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924cm" svg:height="1.517cm" svg:x="2.84cm" svg:y="13.723cm">
          <draw:object xlink:href="./Object 168" xlink:type="simple" xlink:show="embed" xlink:actuate="onLoad"/>
          <draw:image xlink:href="./ObjectReplacements/Object 16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onto de partid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Equação de difusão (c/ calor radiogênico)</text:p>
              </text:list-item>
            </text:list>
          </draw:text-box>
        </draw:frame>
        <draw:frame draw:style-name="gr2" draw:layer="layout" svg:width="12.435cm" svg:height="2.998cm" svg:x="7.792cm" svg:y="7.80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2" draw:layer="layout" svg:width="25.199cm" svg:height="7.979cm" svg:x="1.471cm" svg:y="11.706cm" presentation:class="outline" presentation:user-transformed="true">
          <draw:text-box>
            <text:list text:style-name="L2">
              <text:list-item>
                <text:p><text:s/><text:span text:style-name="T4">ρ</text:span><text:span text:style-name="T5"> = densidade</text:span></text:p>
              </text:list-item>
              <text:list-item>
                <text:p><text:span text:style-name="T5"><text:s/></text:span><text:span text:style-name="T6"><text:s text:c="2"/></text:span><text:span text:style-name="T7"><text:s/></text:span><text:span text:style-name="T7">= condutividade térmica (tensor)</text:span></text:p>
              </text:list-item>
              <text:list-item>
                <text:p><text:span text:style-name="T7"><text:s/></text:span><text:span text:style-name="T8">c</text:span><text:span text:style-name="T7"> = calor específico</text:span></text:p>
              </text:list-item>
              <text:list-item>
                <text:p><text:span text:style-name="T7"><text:s/></text:span><text:span text:style-name="T8">A</text:span><text:span text:style-name="T7"> = geração de calor radiogênico</text:span></text:p>
              </text:list-item>
            </text:list>
          </draw:text-box>
        </draw:frame>
        <draw:frame draw:style-name="gr2" draw:layer="layout" svg:width="0.924cm" svg:height="1.517cm" svg:x="2.84cm" svg:y="13.724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ssumindo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ssumindo</text:p>
          </draw:text-box>
        </draw:frame>
        <draw:frame presentation:style-name="pr2" draw:layer="layout" svg:width="25.199cm" svg:height="14.136cm" svg:x="1.401cm" svg:y="5.715cm" presentation:class="outline" presentation:user-transformed="true">
          <draw:text-box>
            <text:list text:style-name="L2">
              <text:list-item>
                <text:p text:style-name="P3"><text:span text:style-name="T9"><text:s/></text:span><text:span text:style-name="T9">Regime estacionário:</text:span></text:p>
                <text:p text:style-name="P3"><text:span text:style-name="T9"/></text:p>
              </text:list-item>
            </text:list>
          </draw:text-box>
        </draw:frame>
        <draw:frame draw:style-name="gr2" draw:layer="layout" svg:width="3.898cm" svg:height="2.99cm" svg:x="14.605cm" svg:y="5.26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ssumindo</text:p>
          </draw:text-box>
        </draw:frame>
        <draw:frame presentation:style-name="pr2" draw:layer="layout" svg:width="25.199cm" svg:height="14.136cm" svg:x="1.401cm" svg:y="5.715cm" presentation:class="outline" presentation:user-transformed="true">
          <draw:text-box>
            <text:list text:style-name="L2">
              <text:list-item>
                <text:p text:style-name="P3"><text:span text:style-name="T9"><text:s/></text:span><text:span text:style-name="T9">Regime estacionário:</text:span></text:p>
                <text:p text:style-name="P3"><text:span text:style-name="T9"/></text:p>
              </text:list-item>
              <text:list-item>
                <text:p text:style-name="P3"><text:span text:style-name="T9"><text:s/></text:span><text:span text:style-name="T9">Meio isotrópico:</text:span></text:p>
              </text:list-item>
            </text:list>
          </draw:text-box>
        </draw:frame>
        <draw:frame draw:style-name="gr2" draw:layer="layout" svg:width="3.898cm" svg:height="2.99cm" svg:x="14.605cm" svg:y="5.26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3.495cm" svg:height="1.52cm" svg:x="12.065cm" svg:y="11.18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ssumindo</text:p>
          </draw:text-box>
        </draw:frame>
        <draw:frame presentation:style-name="pr2" draw:layer="layout" svg:width="25.199cm" svg:height="14.136cm" svg:x="1.401cm" svg:y="5.715cm" presentation:class="outline" presentation:user-transformed="true">
          <draw:text-box>
            <text:list text:style-name="L2">
              <text:list-item>
                <text:p text:style-name="P3"><text:span text:style-name="T9"><text:s/></text:span><text:span text:style-name="T9">Regime estacionário:</text:span></text:p>
                <text:p text:style-name="P3"><text:span text:style-name="T9"/></text:p>
              </text:list-item>
              <text:list-item>
                <text:p text:style-name="P3"><text:span text:style-name="T9"><text:s/></text:span><text:span text:style-name="T9">Meio isotrópico:</text:span></text:p>
                <text:p text:style-name="P3"><text:span text:style-name="T9"/></text:p>
              </text:list-item>
              <text:list-item>
                <text:p text:style-name="P3"><text:span text:style-name="T9"><text:s/></text:span><text:span text:style-name="T9">Condutividade é função de </text:span><text:span text:style-name="T10">T </text:span><text:span text:style-name="T9">:</text:span></text:p>
              </text:list-item>
            </text:list>
          </draw:text-box>
        </draw:frame>
        <draw:frame draw:style-name="gr2" draw:layer="layout" svg:width="3.898cm" svg:height="2.99cm" svg:x="14.605cm" svg:y="5.265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2" draw:layer="layout" svg:width="3.495cm" svg:height="1.52cm" svg:x="12.065cm" svg:y="11.18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2" draw:layer="layout" svg:width="4.615cm" svg:height="1.455cm" svg:x="19.05cm" svg:y="16.51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DP não-linear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DP não-linear</text:p>
          </draw:text-box>
        </draw:frame>
        <draw:frame draw:style-name="gr2" draw:layer="layout" svg:width="16.735cm" svg:height="2.18cm" svg:x="5.633cm" svg:y="9.525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DP não-linear</text:p>
          </draw:text-box>
        </draw:frame>
        <draw:frame presentation:style-name="pr2" draw:text-style-name="P4" draw:layer="layout" svg:width="25.199cm" svg:height="4.97cm" svg:x="1.402cm" svg:y="13.97cm" presentation:class="outline" presentation:user-transformed="true">
          <draw:text-box>
            <text:p text:style-name="P2"><text:span text:style-name="T2">Como resolver?</text:span></text:p>
          </draw:text-box>
        </draw:frame>
        <draw:frame draw:style-name="gr2" draw:layer="layout" svg:width="16.735cm" svg:height="2.18cm" svg:x="5.634cm" svg:y="9.525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udança de variáveis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udança de variáveis</text:p>
          </draw:text-box>
        </draw:frame>
        <draw:frame draw:style-name="gr2" draw:layer="layout" svg:width="9.863cm" svg:height="3.71cm" svg:x="9.187cm" svg:y="5.18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udança de variáveis</text:p>
          </draw:text-box>
        </draw:frame>
        <draw:frame draw:style-name="gr2" draw:layer="layout" svg:width="9.863cm" svg:height="3.71cm" svg:x="9.187cm" svg:y="5.18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presentation:style-name="pr2" draw:text-style-name="P5" draw:layer="layout" svg:width="7.62cm" svg:height="3.976cm" svg:x="0.635cm" svg:y="5.715cm" presentation:class="outline" presentation:user-transformed="true">
          <draw:text-box>
            <text:list text:style-name="L2">
              <text:list-item>
                <text:p><text:span text:style-name="T11">λ</text:span><text:span text:style-name="T12">0</text:span><text:span text:style-name="T13"> e </text:span><text:span text:style-name="T14">T</text:span><text:span text:style-name="T12">0</text:span><text:span text:style-name="T13"> em nível de referência </text:span><text:span text:style-name="T14">z</text:span><text:span text:style-name="T12">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udança de variáveis</text:p>
          </draw:text-box>
        </draw:frame>
        <draw:frame draw:style-name="gr2" draw:layer="layout" svg:width="9.863cm" svg:height="3.71cm" svg:x="9.187cm" svg:y="5.1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13.985cm" svg:height="3.236cm" svg:x="7.008cm" svg:y="10.79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2" draw:text-style-name="P5" draw:layer="layout" svg:width="7.62cm" svg:height="3.976cm" svg:x="0.635cm" svg:y="5.715cm" presentation:class="outline" presentation:user-transformed="true">
          <draw:text-box>
            <text:list text:style-name="L2">
              <text:list-item>
                <text:p><text:span text:style-name="T11">λ</text:span><text:span text:style-name="T12">0</text:span><text:span text:style-name="T13"> e </text:span><text:span text:style-name="T14">T</text:span><text:span text:style-name="T12">0</text:span><text:span text:style-name="T13"> em nível de referência </text:span><text:span text:style-name="T14">z</text:span><text:span text:style-name="T12">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udança de variáveis</text:p>
          </draw:text-box>
        </draw:frame>
        <draw:frame draw:style-name="gr2" draw:layer="layout" svg:width="9.863cm" svg:height="3.71cm" svg:x="9.187cm" svg:y="5.1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13.985cm" svg:height="3.236cm" svg:x="7.008cm" svg:y="10.79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8.523cm" svg:height="3.372cm" svg:x="2.907cm" svg:y="15.678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2" draw:text-style-name="P5" draw:layer="layout" svg:width="7.62cm" svg:height="3.976cm" svg:x="0.635cm" svg:y="5.715cm" presentation:class="outline" presentation:user-transformed="true">
          <draw:text-box>
            <text:list text:style-name="L2">
              <text:list-item>
                <text:p><text:span text:style-name="T11">λ</text:span><text:span text:style-name="T12">0</text:span><text:span text:style-name="T13"> e </text:span><text:span text:style-name="T14">T</text:span><text:span text:style-name="T12">0</text:span><text:span text:style-name="T13"> em nível de referência </text:span><text:span text:style-name="T14">z</text:span><text:span text:style-name="T12">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udança de variáveis</text:p>
          </draw:text-box>
        </draw:frame>
        <draw:frame draw:style-name="gr2" draw:layer="layout" svg:width="9.863cm" svg:height="3.71cm" svg:x="9.187cm" svg:y="5.18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13.985cm" svg:height="3.236cm" svg:x="7.008cm" svg:y="10.795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8.523cm" svg:height="3.372cm" svg:x="2.907cm" svg:y="15.678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8.729cm" svg:height="3.236cm" svg:x="16.51cm" svg:y="15.81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presentation:style-name="pr2" draw:text-style-name="P5" draw:layer="layout" svg:width="7.62cm" svg:height="3.976cm" svg:x="0.635cm" svg:y="5.715cm" presentation:class="outline" presentation:user-transformed="true">
          <draw:text-box>
            <text:list text:style-name="L2">
              <text:list-item>
                <text:p><text:span text:style-name="T11">λ</text:span><text:span text:style-name="T12">0</text:span><text:span text:style-name="T13"> e </text:span><text:span text:style-name="T14">T</text:span><text:span text:style-name="T12">0</text:span><text:span text:style-name="T13"> em nível de referência </text:span><text:span text:style-name="T14">z</text:span><text:span text:style-name="T12">0</text:span></text:p>
              </text:list-item>
            </text:list>
          </draw:text-box>
        </draw:frame>
        <draw:custom-shape draw:style-name="gr3" draw:text-style-name="P2" draw:layer="layout" svg:width="3.175cm" svg:height="1.27cm" svg:x="12.7cm" svg:y="17.1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ubstituindo na EDP...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ubstituindo na EDP...</text:p>
          </draw:text-box>
        </draw:frame>
        <draw:frame draw:style-name="gr2" draw:layer="layout" svg:width="7.613cm" svg:height="1.577cm" svg:x="2.951cm" svg:y="6.515cm"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ubstituindo na EDP...</text:p>
          </draw:text-box>
        </draw:frame>
        <draw:frame draw:style-name="gr2" draw:layer="layout" svg:width="22.099cm" svg:height="3.219cm" svg:x="2.951cm" svg:y="5.715cm"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ubstituindo na EDP...</text:p>
          </draw:text-box>
        </draw:frame>
        <draw:frame draw:style-name="gr2" draw:layer="layout" svg:width="22.099cm" svg:height="3.219cm" svg:x="2.951cm" svg:y="5.715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ubstituindo na EDP...</text:p>
          </draw:text-box>
        </draw:frame>
        <draw:frame draw:style-name="gr2" draw:layer="layout" svg:width="22.099cm" svg:height="3.219cm" svg:x="2.951cm" svg:y="5.715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layer="layout" svg:width="13.492cm" svg:height="1.763cm" svg:x="7.254cm" svg:y="11.431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ubstituindo na EDP...</text:p>
          </draw:text-box>
        </draw:frame>
        <draw:frame draw:style-name="gr2" draw:layer="layout" svg:width="22.099cm" svg:height="3.219cm" svg:x="2.951cm" svg:y="5.715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394cm" svg:height="3.167cm" svg:x="10.803cm" svg:y="15.875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13.492cm" svg:height="1.763cm" svg:x="7.254cm" svg:y="11.431cm"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ubstituindo na EDP...</text:p>
          </draw:text-box>
        </draw:frame>
        <draw:frame draw:style-name="gr2" draw:layer="layout" svg:width="22.099cm" svg:height="3.219cm" svg:x="2.951cm" svg:y="5.71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6.394cm" svg:height="3.167cm" svg:x="10.803cm" svg:y="15.875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13.492cm" svg:height="1.763cm" svg:x="7.254cm" svg:y="11.431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presentation:style-name="pr2" draw:layer="layout" svg:width="7.549cm" svg:height="3.81cm" svg:x="19.121cm" svg:y="15.24cm" presentation:class="outline" presentation:user-transformed="true">
          <draw:text-box>
            <text:list text:style-name="L2">
              <text:list-item>
                <text:p><text:s/>2<text:span text:style-name="T15">a</text:span> ord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ubstituindo na EDP...</text:p>
          </draw:text-box>
        </draw:frame>
        <draw:frame draw:style-name="gr2" draw:layer="layout" svg:width="22.099cm" svg:height="3.219cm" svg:x="2.951cm" svg:y="5.715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394cm" svg:height="3.167cm" svg:x="10.803cm" svg:y="15.875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" draw:layer="layout" svg:width="13.492cm" svg:height="1.763cm" svg:x="7.254cm" svg:y="11.431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presentation:style-name="pr2" draw:layer="layout" svg:width="7.549cm" svg:height="3.81cm" svg:x="19.121cm" svg:y="15.24cm" presentation:class="outline" presentation:user-transformed="true">
          <draw:text-box>
            <text:list text:style-name="L2">
              <text:list-item>
                <text:p><text:s/>2<text:span text:style-name="T15">a</text:span> ordem</text:p>
              </text:list-item>
              <text:list-item>
                <text:p><text:s/>Line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aso 1D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aso 1D</text:p>
          </draw:text-box>
        </draw:frame>
        <draw:frame draw:style-name="gr2" draw:layer="layout" svg:width="10.03cm" svg:height="3.343cm" svg:x="8.985cm" svg:y="6.182cm"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aso 1D</text:p>
          </draw:text-box>
        </draw:frame>
        <draw:frame presentation:style-name="pr2" draw:layer="layout" svg:width="25.199cm" svg:height="9.525cm" svg:x="1.401cm" svg:y="10.795cm" presentation:class="outline" presentation:user-transformed="true">
          <draw:text-box>
            <text:p>Solução:</text:p>
          </draw:text-box>
        </draw:frame>
        <draw:frame draw:style-name="gr2" draw:layer="layout" svg:width="10.03cm" svg:height="3.343cm" svg:x="8.985cm" svg:y="6.183cm"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aso 1D</text:p>
          </draw:text-box>
        </draw:frame>
        <draw:frame presentation:style-name="pr2" draw:layer="layout" svg:width="25.199cm" svg:height="9.525cm" svg:x="1.401cm" svg:y="10.795cm" presentation:class="outline" presentation:user-transformed="true">
          <draw:text-box>
            <text:p>Solução:</text:p>
          </draw:text-box>
        </draw:frame>
        <draw:frame draw:style-name="gr2" draw:layer="layout" svg:width="11.661cm" svg:height="3.16cm" svg:x="8.17cm" svg:y="13.97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2" draw:layer="layout" svg:width="10.03cm" svg:height="3.343cm" svg:x="8.985cm" svg:y="6.183cm"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/>Conhecida temperatura na base da cros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/>Conhecida temperatura na base da crosta</text:p>
              </text:list-item>
            </text:list>
          </draw:text-box>
        </draw:frame>
        <draw:frame draw:style-name="gr2" draw:layer="layout" svg:width="5.415cm" svg:height="1.579cm" svg:x="11.293cm" svg:y="8.581cm"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/>Conhecida temperatura na base da crosta</text:p>
              </text:list-item>
            </text:list>
          </draw:text-box>
        </draw:frame>
        <draw:frame draw:style-name="gr2" draw:layer="layout" svg:width="5.415cm" svg:height="1.579cm" svg:x="11.293cm" svg:y="8.581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presentation:style-name="pr2" draw:layer="layout" svg:width="25.199cm" svg:height="2.706cm" svg:x="1.27cm" svg:y="12.134cm" presentation:class="outline" presentation:user-transformed="true">
          <draw:text-box>
            <text:list text:style-name="L2">
              <text:list-item>
                <text:p><text:s/>Conhecido fluxo na base da cros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/>Conhecida temperatura na base da crosta</text:p>
              </text:list-item>
            </text:list>
          </draw:text-box>
        </draw:frame>
        <draw:frame draw:style-name="gr2" draw:layer="layout" svg:width="5.415cm" svg:height="1.579cm" svg:x="11.293cm" svg:y="8.581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presentation:style-name="pr2" draw:layer="layout" svg:width="25.199cm" svg:height="2.706cm" svg:x="1.27cm" svg:y="12.134cm" presentation:class="outline" presentation:user-transformed="true">
          <draw:text-box>
            <text:list text:style-name="L2">
              <text:list-item>
                <text:p><text:s/>Conhecido fluxo na base da crosta</text:p>
              </text:list-item>
            </text:list>
          </draw:text-box>
        </draw:frame>
        <draw:frame draw:style-name="gr2" draw:layer="layout" svg:width="13.2cm" svg:height="2.975cm" svg:x="7.4cm" svg:y="15.24cm">
          <draw:object xlink:href="./Object 45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p>Considerações adicionais: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p>Considerações adiciona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Variação linear de condutivida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p>Considerações adiciona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Variação linear de condutividade</text:p>
              </text:list-item>
            </text:list>
          </draw:text-box>
        </draw:frame>
        <draw:frame draw:style-name="gr2" draw:layer="layout" svg:width="12.782cm" svg:height="1.579cm" svg:x="7.609cm" svg:y="10.886cm">
          <draw:object xlink:href="./Object 51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p>Considerações adiciona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Variação linear de condutividade</text:p>
              </text:list-item>
            </text:list>
          </draw:text-box>
        </draw:frame>
        <draw:frame draw:style-name="gr2" draw:layer="layout" svg:width="12.782cm" svg:height="1.579cm" svg:x="7.609cm" svg:y="10.886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2" draw:layer="layout" svg:width="25.199cm" svg:height="2.706cm" svg:x="1.27cm" svg:y="13.804cm" presentation:class="outline" presentation:user-transformed="true">
          <draw:text-box>
            <text:list text:style-name="L2">
              <text:list-item>
                <text:p><text:s/>Nível de referência na base da cros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p>Considerações adiciona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Variação linear de condutividade</text:p>
              </text:list-item>
            </text:list>
          </draw:text-box>
        </draw:frame>
        <draw:frame draw:style-name="gr2" draw:layer="layout" svg:width="12.782cm" svg:height="1.579cm" svg:x="7.609cm" svg:y="10.886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presentation:style-name="pr2" draw:layer="layout" svg:width="25.199cm" svg:height="2.706cm" svg:x="1.27cm" svg:y="13.804cm" presentation:class="outline" presentation:user-transformed="true">
          <draw:text-box>
            <text:list text:style-name="L2">
              <text:list-item>
                <text:p><text:s/>Nível de referência na base da crosta</text:p>
              </text:list-item>
            </text:list>
          </draw:text-box>
        </draw:frame>
        <draw:frame draw:style-name="gr2" draw:layer="layout" svg:width="3.346cm" svg:height="1.579cm" svg:x="4.445cm" svg:y="17.145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3.445cm" svg:height="1.579cm" svg:x="12.278cm" svg:y="17.145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2" draw:layer="layout" svg:width="3.783cm" svg:height="1.579cm" svg:x="19.685cm" svg:y="17.145cm"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Aplicando a mudança de variáveis: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Aplicando a mudança de variáve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Temperatura na base da cros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Aplicando a mudança de variáveis:</text:p>
          </draw:text-box>
        </draw:frame>
        <draw:frame draw:style-name="gr2" draw:layer="layout" svg:width="17.7cm" svg:height="3.785cm" svg:x="5.126cm" svg:y="10.185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Temperatura na base da cros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Aplicando a mudança de variáve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Temperatura na base da crosta</text:p>
              </text:list-item>
            </text:list>
          </draw:text-box>
        </draw:frame>
        <draw:frame draw:style-name="gr2" draw:layer="layout" svg:width="5.026cm" svg:height="1.576cm" svg:x="11.487cm" svg:y="15.875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" draw:layer="layout" svg:width="17.7cm" svg:height="3.785cm" svg:x="5.126cm" svg:y="10.186cm"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Aplicando a mudança de variáve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Fluxo na base da cros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Aplicando a mudança de variáve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Fluxo na base da crosta</text:p>
              </text:list-item>
            </text:list>
          </draw:text-box>
        </draw:frame>
        <draw:frame draw:style-name="gr2" draw:layer="layout" svg:width="21.13cm" svg:height="3.34cm" svg:x="3.435cm" svg:y="10.16cm">
          <draw:object xlink:href="./Object 55" xlink:type="simple" xlink:show="embed" xlink:actuate="onLoad"/>
          <draw:image xlink:href="./ObjectReplacements/Object 5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Aplicando a mudança de variáve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Fluxo na base da crosta</text:p>
              </text:list-item>
            </text:list>
          </draw:text-box>
        </draw:frame>
        <draw:frame draw:style-name="gr2" draw:layer="layout" svg:width="21.128cm" svg:height="3.339cm" svg:x="3.435cm" svg:y="10.16cm"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Aplicando a mudança de variáve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Fluxo na base da crosta</text:p>
              </text:list-item>
            </text:list>
          </draw:text-box>
        </draw:frame>
        <draw:frame draw:style-name="gr2" draw:layer="layout" svg:width="6.804cm" svg:height="3.339cm" svg:x="10.598cm" svg:y="15.24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21.128cm" svg:height="3.339cm" svg:x="3.435cm" svg:y="10.161cm">
          <draw:object xlink:href="./Object 49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Voltando na solução:</text:p>
          </draw:text-box>
        </draw:frame>
        <draw:frame draw:style-name="gr2" draw:layer="layout" svg:width="11.639cm" svg:height="3.16cm" svg:x="8.17cm" svg:y="7.62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Voltando na solução:</text:p>
          </draw:text-box>
        </draw:frame>
        <draw:frame draw:style-name="gr2" draw:layer="layout" svg:width="5.035cm" svg:height="1.579cm" svg:x="11.483cm" svg:y="12.791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" draw:layer="layout" svg:width="11.639cm" svg:height="3.16cm" svg:x="8.171cm" svg:y="7.62cm">
          <draw:object xlink:href="./Object 63" xlink:type="simple" xlink:show="embed" xlink:actuate="onLoad"/>
          <draw:image xlink:href="./ObjectReplacements/Object 6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Voltando na solução:</text:p>
          </draw:text-box>
        </draw:frame>
        <draw:frame draw:style-name="gr2" draw:layer="layout" svg:width="5.035cm" svg:height="1.579cm" svg:x="11.483cm" svg:y="12.791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2" draw:layer="layout" svg:width="17.551cm" svg:height="3.16cm" svg:x="5.213cm" svg:y="15.89cm"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2" draw:layer="layout" svg:width="11.639cm" svg:height="3.16cm" svg:x="8.171cm" svg:y="7.62cm">
          <draw:object xlink:href="./Object 61" xlink:type="simple" xlink:show="embed" xlink:actuate="onLoad"/>
          <draw:image xlink:href="./ObjectReplacements/Object 6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Voltando na solução:</text:p>
          </draw:text-box>
        </draw:frame>
        <draw:frame draw:style-name="gr2" draw:layer="layout" svg:width="15.821cm" svg:height="3.16cm" svg:x="6.081cm" svg:y="7.62cm">
          <draw:object xlink:href="./Object 65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Voltando na solução:</text:p>
          </draw:text-box>
        </draw:frame>
        <draw:frame draw:style-name="gr2" draw:layer="layout" svg:width="15.096cm" svg:height="3.346cm" svg:x="6.452cm" svg:y="11.43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15.821cm" svg:height="3.16cm" svg:x="6.082cm" svg:y="7.62cm">
          <draw:object xlink:href="./Object 69" xlink:type="simple" xlink:show="embed" xlink:actuate="onLoad"/>
          <draw:image xlink:href="./ObjectReplacements/Object 6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Voltando na solução:</text:p>
          </draw:text-box>
        </draw:frame>
        <draw:frame draw:style-name="gr2" draw:layer="layout" svg:width="15.09cm" svg:height="3.343cm" svg:x="6.452cm" svg:y="11.43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15.821cm" svg:height="3.16cm" svg:x="6.082cm" svg:y="7.62cm">
          <draw:object xlink:href="./Object 67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Voltando na solução:</text:p>
          </draw:text-box>
        </draw:frame>
        <draw:frame draw:style-name="gr2" draw:layer="layout" svg:width="3.3cm" svg:height="3.343cm" svg:x="12.35cm" svg:y="15.89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15.09cm" svg:height="3.343cm" svg:x="6.452cm" svg:y="11.431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15.821cm" svg:height="3.16cm" svg:x="6.082cm" svg:y="7.62cm">
          <draw:object xlink:href="./Object 71" xlink:type="simple" xlink:show="embed" xlink:actuate="onLoad"/>
          <draw:image xlink:href="./ObjectReplacements/Object 7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olução da EDP linear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olução da EDP linear</text:p>
          </draw:text-box>
        </draw:frame>
        <draw:frame draw:style-name="gr2" draw:layer="layout" svg:width="22.731cm" svg:height="4.637cm" svg:x="2.635cm" svg:y="7.698cm">
          <draw:object xlink:href="./Object 75" xlink:type="simple" xlink:show="embed" xlink:actuate="onLoad"/>
          <draw:image xlink:href="./ObjectReplacements/Object 7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linear</text:p>
          </draw:text-box>
        </draw:frame>
        <draw:frame presentation:style-name="pr2" draw:layer="layout" svg:width="25.199cm" svg:height="2.899cm" svg:x="1.4cm" svg:y="15.875cm" presentation:class="outline" presentation:user-transformed="true">
          <draw:text-box>
            <text:p text:style-name="P2">Desfazer a mudança de variáveis</text:p>
          </draw:text-box>
        </draw:frame>
        <draw:frame draw:style-name="gr2" draw:layer="layout" svg:width="22.731cm" svg:height="4.637cm" svg:x="2.636cm" svg:y="7.699cm">
          <draw:object xlink:href="./Object 73" xlink:type="simple" xlink:show="embed" xlink:actuate="onLoad"/>
          <draw:image xlink:href="./ObjectReplacements/Object 7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6">não</text:span>-linear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6">não</text:span>-linear</text:p>
          </draw:text-box>
        </draw:frame>
        <draw:frame draw:style-name="gr2" draw:layer="layout" svg:width="15.002cm" svg:height="3.704cm" svg:x="6.499cm" svg:y="5.15cm">
          <draw:object xlink:href="./Object 76" xlink:type="simple" xlink:show="embed" xlink:actuate="onLoad"/>
          <draw:image xlink:href="./ObjectReplacements/Object 7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6">não</text:span>-linear</text:p>
          </draw:text-box>
        </draw:frame>
        <draw:frame draw:style-name="gr2" draw:layer="layout" svg:width="15.002cm" svg:height="3.704cm" svg:x="6.499cm" svg:y="5.15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17.705cm" svg:height="3.699cm" svg:x="5.148cm" svg:y="10.401cm">
          <draw:object xlink:href="./Object 80" xlink:type="simple" xlink:show="embed" xlink:actuate="onLoad"/>
          <draw:image xlink:href="./ObjectReplacements/Object 8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6">não</text:span>-linear</text:p>
          </draw:text-box>
        </draw:frame>
        <draw:frame draw:style-name="gr2" draw:layer="layout" svg:width="15.002cm" svg:height="3.704cm" svg:x="6.499cm" svg:y="5.15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2" draw:layer="layout" svg:width="17.705cm" svg:height="3.699cm" svg:x="5.148cm" svg:y="10.401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2" draw:layer="layout" svg:width="18.019cm" svg:height="2.965cm" svg:x="4.948cm" svg:y="15.875cm">
          <draw:object xlink:href="./Object 84" xlink:type="simple" xlink:show="embed" xlink:actuate="onLoad"/>
          <draw:image xlink:href="./ObjectReplacements/Object 8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6">não</text:span>-linear</text:p>
          </draw:text-box>
        </draw:frame>
        <draw:frame draw:style-name="gr2" draw:layer="layout" svg:width="18.019cm" svg:height="2.965cm" svg:x="4.991cm" svg:y="5.925cm">
          <draw:object xlink:href="./Object 81" xlink:type="simple" xlink:show="embed" xlink:actuate="onLoad"/>
          <draw:image xlink:href="./ObjectReplacements/Object 8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6">não</text:span>-linear</text:p>
          </draw:text-box>
        </draw:frame>
        <draw:frame draw:style-name="gr2" draw:layer="layout" svg:width="18.019cm" svg:height="2.965cm" svg:x="4.991cm" svg:y="5.925cm"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2" draw:layer="layout" svg:width="16.503cm" svg:height="3.345cm" svg:x="5.749cm" svg:y="10.63cm">
          <draw:object xlink:href="./Object 90" xlink:type="simple" xlink:show="embed" xlink:actuate="onLoad"/>
          <draw:image xlink:href="./ObjectReplacements/Object 9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6">não</text:span>-linear</text:p>
          </draw:text-box>
        </draw:frame>
        <draw:frame draw:style-name="gr2" draw:layer="layout" svg:width="18.019cm" svg:height="2.965cm" svg:x="4.991cm" svg:y="5.925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2" draw:layer="layout" svg:width="24.591cm" svg:height="2.956cm" svg:x="1.705cm" svg:y="15.1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16.503cm" svg:height="3.345cm" svg:x="5.75cm" svg:y="10.631cm">
          <draw:object xlink:href="./Object 88" xlink:type="simple" xlink:show="embed" xlink:actuate="onLoad"/>
          <draw:image xlink:href="./ObjectReplacements/Object 8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6">não</text:span>-linear</text:p>
          </draw:text-box>
        </draw:frame>
        <draw:frame draw:style-name="gr2" draw:layer="layout" svg:width="24.56cm" svg:height="2.783cm" svg:x="1.72cm" svg:y="5.555cm">
          <draw:object xlink:href="./Object 78" xlink:type="simple" xlink:show="embed" xlink:actuate="onLoad"/>
          <draw:image xlink:href="./ObjectReplacements/Object 7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6">não</text:span>-linear</text:p>
          </draw:text-box>
        </draw:frame>
        <draw:frame draw:style-name="gr2" draw:layer="layout" svg:width="24.56cm" svg:height="2.783cm" svg:x="1.703cm" svg:y="5.555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presentation:style-name="pr2" draw:text-style-name="P6" draw:layer="layout" svg:width="25.199cm" svg:height="8.614cm" svg:x="1.4cm" svg:y="10.16cm" presentation:class="outline" presentation:user-transformed="true">
          <draw:text-box>
            <text:list text:style-name="L2">
              <text:list-item>
                <text:p><text:span text:style-name="T17"><text:s/></text:span><text:span text:style-name="T18">Dados medidos</text:span><text:span text:style-name="T17"> (</text:span><text:span text:style-name="T19">termobarometria mineral</text:span><text:span text:style-name="T17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6">não</text:span>-linear</text:p>
          </draw:text-box>
        </draw:frame>
        <draw:frame draw:style-name="gr2" draw:layer="layout" svg:width="24.561cm" svg:height="2.783cm" svg:x="1.703cm" svg:y="5.555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presentation:style-name="pr2" draw:text-style-name="P6" draw:layer="layout" svg:width="25.199cm" svg:height="8.614cm" svg:x="1.4cm" svg:y="10.16cm" presentation:class="outline" presentation:user-transformed="true">
          <draw:text-box>
            <text:list text:style-name="L2">
              <text:list-item>
                <text:p><text:span text:style-name="T17"><text:s/></text:span><text:span text:style-name="T18">Dados medidos</text:span><text:span text:style-name="T17"> (</text:span><text:span text:style-name="T19">termobarometria mineral</text:span><text:span text:style-name="T17">)</text:span></text:p>
              </text:list-item>
              <text:list-item>
                <text:p><text:span text:style-name="T20"><text:s/></text:span><text:span text:style-name="T21">Parâmetros físico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6">não</text:span>-linear</text:p>
          </draw:text-box>
        </draw:frame>
        <draw:frame draw:style-name="gr2" draw:layer="layout" svg:width="24.561cm" svg:height="2.783cm" svg:x="1.703cm" svg:y="5.555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presentation:style-name="pr2" draw:text-style-name="P6" draw:layer="layout" svg:width="25.199cm" svg:height="8.614cm" svg:x="1.4cm" svg:y="10.16cm" presentation:class="outline" presentation:user-transformed="true">
          <draw:text-box>
            <text:list text:style-name="L2">
              <text:list-item>
                <text:p><text:span text:style-name="T17"><text:s/></text:span><text:span text:style-name="T18">Dados medidos</text:span><text:span text:style-name="T17"> (</text:span><text:span text:style-name="T19">termobarometria mineral</text:span><text:span text:style-name="T17">)</text:span></text:p>
              </text:list-item>
              <text:list-item>
                <text:p><text:span text:style-name="T20"><text:s/></text:span><text:span text:style-name="T21">Parâmetros físicos</text:span></text:p>
              </text:list-item>
              <text:list-item>
                <text:p><text:span text:style-name="T21"><text:s/></text:span><text:span text:style-name="T22">A equação acima é o</text:span><text:span text:style-name="T23"> </text:span><text:span text:style-name="T24">modelo diret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6">não</text:span>-linear</text:p>
          </draw:text-box>
        </draw:frame>
        <draw:frame draw:style-name="gr2" draw:layer="layout" svg:width="24.561cm" svg:height="2.783cm" svg:x="1.703cm" svg:y="5.555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presentation:style-name="pr2" draw:text-style-name="P6" draw:layer="layout" svg:width="25.199cm" svg:height="6.985cm" svg:x="1.4cm" svg:y="10.16cm" presentation:class="outline" presentation:user-transformed="true">
          <draw:text-box>
            <text:list text:style-name="L2">
              <text:list-item>
                <text:p><text:span text:style-name="T17"><text:s/></text:span><text:span text:style-name="T18">Dados medidos</text:span><text:span text:style-name="T17"> (</text:span><text:span text:style-name="T25">termobarometria mineral)</text:span></text:p>
              </text:list-item>
              <text:list-item>
                <text:p><text:span text:style-name="T20"><text:s/></text:span><text:span text:style-name="T21">Parâmetros físicos</text:span></text:p>
              </text:list-item>
              <text:list-item>
                <text:p><text:span text:style-name="T21"><text:s/></text:span><text:span text:style-name="T22">A equação acima é o</text:span><text:span text:style-name="T23"> </text:span><text:span text:style-name="T24">modelo direto</text:span></text:p>
              </text:list-item>
            </text:list>
          </draw:text-box>
        </draw:frame>
        <draw:frame presentation:style-name="pr2" draw:text-style-name="P7" draw:layer="layout" svg:width="25.199cm" svg:height="5.08cm" svg:x="1.27cm" svg:y="16.14cm" presentation:class="outline" presentation:user-transformed="true">
          <draw:text-box>
            <text:p text:style-name="P2"><text:span text:style-name="T26">Fazer inversão dos </text:span><text:span text:style-name="T27">dados</text:span><text:span text:style-name="T26"> </text:span></text:p>
            <text:p text:style-name="P2"><text:span text:style-name="T26">para estimar os </text:span><text:span text:style-name="T28">parâmetro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Modelagem inversa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Dados em vários <text:span text:style-name="T29">z</text:span>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Dados em vários <text:span text:style-name="T29">z</text:span>s</text:p>
              </text:list-item>
            </text:list>
          </draw:text-box>
        </draw:frame>
        <draw:frame draw:style-name="gr2" draw:layer="layout" svg:width="25.802cm" svg:height="2.783cm" svg:x="1.091cm" svg:y="6.985cm">
          <draw:object xlink:href="./Object 97" xlink:type="simple" xlink:show="embed" xlink:actuate="onLoad"/>
          <draw:image xlink:href="./ObjectReplacements/Object 9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Dados em vários <text:span text:style-name="T29">z</text:span>s</text:p>
              </text:list-item>
            </text:list>
          </draw:text-box>
        </draw:frame>
        <draw:frame draw:style-name="gr2" draw:layer="layout" svg:width="25.896cm" svg:height="2.783cm" svg:x="1.044cm" svg:y="9.917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2" draw:layer="layout" svg:width="25.802cm" svg:height="2.783cm" svg:x="1.091cm" svg:y="6.986cm">
          <draw:object xlink:href="./Object 91" xlink:type="simple" xlink:show="embed" xlink:actuate="onLoad"/>
          <draw:image xlink:href="./ObjectReplacements/Object 9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Dados em vários <text:span text:style-name="T29">z</text:span>s</text:p>
              </text:list-item>
            </text:list>
          </draw:text-box>
        </draw:frame>
        <draw:frame draw:style-name="gr2" draw:layer="layout" svg:width="25.824cm" svg:height="2.783cm" svg:x="1.08cm" svg:y="12.7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2" draw:layer="layout" svg:width="25.896cm" svg:height="2.783cm" svg:x="1.044cm" svg:y="9.917cm"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2" draw:layer="layout" svg:width="25.802cm" svg:height="2.783cm" svg:x="1.091cm" svg:y="6.986cm">
          <draw:object xlink:href="./Object 99" xlink:type="simple" xlink:show="embed" xlink:actuate="onLoad"/>
          <draw:image xlink:href="./ObjectReplacements/Object 9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Dados em vários <text:span text:style-name="T29">z</text:span>s</text:p>
              </text:list-item>
            </text:list>
          </draw:text-box>
        </draw:frame>
        <draw:frame draw:style-name="gr2" draw:layer="layout" svg:width="26.844cm" svg:height="2.783cm" svg:x="1.091cm" svg:y="17.145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frame draw:style-name="gr2" draw:layer="layout" svg:width="25.824cm" svg:height="2.783cm" svg:x="1.08cm" svg:y="12.701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25.896cm" svg:height="2.783cm" svg:x="1.044cm" svg:y="9.918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2" draw:layer="layout" svg:width="25.802cm" svg:height="2.783cm" svg:x="1.091cm" svg:y="6.987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2" draw:layer="layout" svg:width="1.016cm" svg:height="1.538cm" svg:x="1.456cm" svg:y="15.697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/>Agrupar <text:span text:style-name="T30">dados</text:span> em um ve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/>Agrupar <text:span text:style-name="T30">dados</text:span> em um vetor</text:p>
              </text:list-item>
            </text:list>
          </draw:text-box>
        </draw:frame>
        <draw:frame draw:style-name="gr2" draw:layer="layout" svg:width="1.907cm" svg:height="1.945cm" svg:x="5.715cm" svg:y="10.797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frame draw:style-name="gr2" draw:layer="layout" svg:width="7.804cm" svg:height="8.701cm" svg:x="5.715cm" svg:y="10.797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/>Agrupar <text:span text:style-name="T30">dados</text:span> em um vetor</text:p>
              </text:list-item>
            </text:list>
          </draw:text-box>
        </draw:frame>
        <draw:frame presentation:style-name="pr2" draw:layer="layout" svg:width="25.199cm" svg:height="2.706cm" svg:x="1.471cm" svg:y="7.454cm" presentation:class="outline" presentation:user-transformed="true">
          <draw:text-box>
            <text:list text:style-name="L2">
              <text:list-item>
                <text:p><text:s/>… e os <text:span text:style-name="T31">parâmetros</text:span> também</text:p>
              </text:list-item>
            </text:list>
          </draw:text-box>
        </draw:frame>
        <draw:frame draw:style-name="gr2" draw:layer="layout" svg:width="7.4cm" svg:height="4.921cm" svg:x="15.875cm" svg:y="12.7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frame draw:style-name="gr2" draw:layer="layout" svg:width="7.804cm" svg:height="8.701cm" svg:x="5.715cm" svg:y="10.796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Blackboard1" presentation:presentation-page-layout-name="AL1T1">
        <office:forms form:automatic-focus="false" form:apply-design-mode="false"/>
        <draw:frame draw:style-name="gr2" draw:layer="layout" svg:width="25.326cm" svg:height="2.783cm" svg:x="1.756cm" svg:y="5.13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Blackboard1" presentation:presentation-page-layout-name="AL1T1">
        <office:forms form:automatic-focus="false" form:apply-design-mode="false"/>
        <draw:frame draw:style-name="gr2" draw:layer="layout" svg:width="25.326cm" svg:height="2.783cm" svg:x="1.756cm" svg:y="5.138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6.35cm" svg:x="1.27cm" svg:y="11.43cm" presentation:class="outline" presentation:user-transformed="true">
          <draw:text-box>
            <text:list text:style-name="L2">
              <text:list-item>
                <text:p><text:s/>Função dos <text:span text:style-name="T2">dados</text:span> <text:span text:style-name="T30">dados</text:span> e <text:span text:style-name="T31">parâmetros</text:span></text:p>
              </text:list-item>
            </text:list>
          </draw:text-box>
        </draw:frame>
        <draw:frame draw:style-name="gr2" draw:layer="layout" svg:width="4.928cm" svg:height="1.561cm" svg:x="10.825cm" svg:y="9.06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custom-shape draw:style-name="gr4" draw:text-style-name="P2" draw:layer="layout" svg:width="23.912cm" svg:height="2.54cm" svg:x="1.756cm" svg:y="5.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3.165cm" svg:y="7.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6.35cm" svg:x="1.27cm" svg:y="11.43cm" presentation:class="outline" presentation:user-transformed="true">
          <draw:text-box>
            <text:list text:style-name="L2">
              <text:list-item>
                <text:p><text:s/>Função dos <text:span text:style-name="T2">dados</text:span> <text:span text:style-name="T30">dados</text:span> e <text:span text:style-name="T31">parâmetros</text:span></text:p>
              </text:list-item>
              <text:list-item>
                <text:p><text:span text:style-name="T31"><text:s/></text:span><text:span text:style-name="T32">Modelo </text:span><text:span text:style-name="T3">implícito</text:span></text:p>
              </text:list-item>
            </text:list>
          </draw:text-box>
        </draw:frame>
        <draw:frame draw:style-name="gr2" draw:layer="layout" svg:width="25.326cm" svg:height="2.783cm" svg:x="1.756cm" svg:y="5.138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4" draw:text-style-name="P2" draw:layer="layout" svg:width="23.912cm" svg:height="2.54cm" svg:x="1.756cm" svg:y="5.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3.165cm" svg:y="7.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928cm" svg:height="1.561cm" svg:x="10.825cm" svg:y="9.067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6.35cm" svg:x="1.27cm" svg:y="11.43cm" presentation:class="outline" presentation:user-transformed="true">
          <draw:text-box>
            <text:list text:style-name="L2">
              <text:list-item>
                <text:p><text:s/>Função dos <text:span text:style-name="T2">dados</text:span> <text:span text:style-name="T30">dados</text:span> e <text:span text:style-name="T31">parâmetros</text:span></text:p>
              </text:list-item>
              <text:list-item>
                <text:p><text:span text:style-name="T31"><text:s/></text:span><text:span text:style-name="T32">Modelo </text:span><text:span text:style-name="T3">implícito</text:span></text:p>
              </text:list-item>
              <text:list-item>
                <text:p><text:span text:style-name="T3"><text:s/></text:span><text:span text:style-name="T32">Não pode ser escrito como:</text:span></text:p>
              </text:list-item>
            </text:list>
          </draw:text-box>
        </draw:frame>
        <draw:frame draw:style-name="gr2" draw:layer="layout" svg:width="5.354cm" svg:height="1.57cm" svg:x="18.056cm" svg:y="15.81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2" draw:layer="layout" svg:width="25.326cm" svg:height="2.783cm" svg:x="1.756cm" svg:y="5.138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custom-shape draw:style-name="gr4" draw:text-style-name="P2" draw:layer="layout" svg:width="23.912cm" svg:height="2.54cm" svg:x="1.756cm" svg:y="5.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3.165cm" svg:y="7.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928cm" svg:height="1.561cm" svg:x="10.825cm" svg:y="9.067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6.35cm" svg:x="1.401cm" svg:y="5.715cm" presentation:class="outline" presentation:user-transformed="true">
          <draw:text-box>
            <text:p>Agrupar as funções em um vetor:</text:p>
          </draw:text-box>
        </draw:frame>
        <draw:frame draw:style-name="gr2" draw:layer="layout" svg:width="13.598cm" svg:height="8.701cm" svg:x="7.352cm" svg:y="9.079cm">
          <draw:object xlink:href="./Object 184" xlink:type="simple" xlink:show="embed" xlink:actuate="onLoad"/>
          <draw:image xlink:href="./ObjectReplacements/Object 18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text-style-name="P9" draw:layer="layout" svg:width="26.529cm" svg:height="15.875cm" svg:x="0.776cm" svg:y="4.445cm" presentation:class="outline" presentation:user-transformed="true">
          <draw:text-box>
            <text:p text:style-name="P8"><text:span text:style-name="T9">Resolver inversão com </text:span><text:span text:style-name="T33">Mínimos Quadrado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text-style-name="P9" draw:layer="layout" svg:width="26.529cm" svg:height="15.875cm" svg:x="0.776cm" svg:y="4.445cm" presentation:class="outline" presentation:user-transformed="true">
          <draw:text-box>
            <text:p text:style-name="P8"><text:span text:style-name="T9">Resolver inversão com </text:span><text:span text:style-name="T33">Mínimos Quadrados</text:span></text:p>
            <text:list text:style-name="L2">
              <text:list-item>
                <text:list>
                  <text:list-item>
                    <text:p text:style-name="P10"><text:span text:style-name="T9"><text:s/></text:span><text:span text:style-name="T9">Necessário linearizar o mode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text-style-name="P9" draw:layer="layout" svg:width="26.529cm" svg:height="15.875cm" svg:x="0.776cm" svg:y="4.445cm" presentation:class="outline" presentation:user-transformed="true">
          <draw:text-box>
            <text:p text:style-name="P8"><text:span text:style-name="T9">Resolver inversão com </text:span><text:span text:style-name="T33">Mínimos Quadrados</text:span></text:p>
            <text:list text:style-name="L2">
              <text:list-item>
                <text:list>
                  <text:list-item>
                    <text:p text:style-name="P10"><text:span text:style-name="T9"><text:s/></text:span><text:span text:style-name="T9">Necessário linearizar o modelo</text:span></text:p>
                  </text:list-item>
                  <text:list-item>
                    <text:p text:style-name="P9"><text:span text:style-name="T9"><text:s/></text:span><text:span text:style-name="T9">Série de Taylor em torno: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text-style-name="P9" draw:layer="layout" svg:width="26.529cm" svg:height="15.875cm" svg:x="0.776cm" svg:y="4.445cm" presentation:class="outline" presentation:user-transformed="true">
          <draw:text-box>
            <text:p text:style-name="P8"><text:span text:style-name="T9">Resolver inversão com </text:span><text:span text:style-name="T33">Mínimos Quadrados</text:span></text:p>
            <text:list text:style-name="L2">
              <text:list-item>
                <text:list>
                  <text:list-item>
                    <text:p text:style-name="P10"><text:span text:style-name="T9"><text:s/></text:span><text:span text:style-name="T9">Necessário linearizar o modelo</text:span></text:p>
                  </text:list-item>
                  <text:list-item>
                    <text:p text:style-name="P9"><text:span text:style-name="T9"><text:s/></text:span><text:span text:style-name="T9">Série de Taylor em torno:</text:span></text:p>
                    <text:list>
                      <text:list-item>
                        <text:p text:style-name="P9"><text:span text:style-name="T9"><text:s/></text:span><text:span text:style-name="T34">Dados medidos:</text:span></text:p>
                      </text:list-item>
                      <text:list-item>
                        <text:p text:style-name="P9"><text:span text:style-name="T34"><text:s/></text:span><text:span text:style-name="T34">Estimativa inicial: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.373cm" svg:height="1.57cm" svg:x="12.065cm" svg:y="11.13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frame draw:style-name="gr2" draw:layer="layout" svg:width="1.448cm" svg:height="1.57cm" svg:x="12.7cm" svg:y="12.9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text-style-name="P9" draw:layer="layout" svg:width="26.529cm" svg:height="15.875cm" svg:x="0.776cm" svg:y="4.445cm" presentation:class="outline" presentation:user-transformed="true">
          <draw:text-box>
            <text:p text:style-name="P8"><text:span text:style-name="T9">Resolver inversão com </text:span><text:span text:style-name="T33">Mínimos Quadrados</text:span></text:p>
            <text:list text:style-name="L2">
              <text:list-item>
                <text:list>
                  <text:list-item>
                    <text:p text:style-name="P10"><text:span text:style-name="T9"><text:s/></text:span><text:span text:style-name="T9">Necessário linearizar o modelo</text:span></text:p>
                  </text:list-item>
                  <text:list-item>
                    <text:p text:style-name="P9"><text:span text:style-name="T9"><text:s/></text:span><text:span text:style-name="T9">Série de Taylor em torno:</text:span></text:p>
                    <text:list>
                      <text:list-item>
                        <text:p text:style-name="P9"><text:span text:style-name="T9"><text:s/></text:span><text:span text:style-name="T34">Dados medidos:</text:span></text:p>
                      </text:list-item>
                      <text:list-item>
                        <text:p text:style-name="P9"><text:span text:style-name="T34"><text:s/></text:span><text:span text:style-name="T34">Estimativa inicial:</text:span></text:p>
                      </text:list-item>
                    </text:list>
                  </text:list-item>
                  <text:list-item>
                    <text:p text:style-name="P9"><text:span text:style-name="T9"><text:s/></text:span><text:span text:style-name="T9">Resolver iterativamente</text:span></text:p>
                  </text:list-item>
                </text:list>
              </text:list-item>
            </text:list>
          </draw:text-box>
        </draw:frame>
        <draw:frame draw:style-name="gr2" draw:layer="layout" svg:width="1.373cm" svg:height="1.57cm" svg:x="12.065cm" svg:y="11.13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2" draw:layer="layout" svg:width="1.448cm" svg:height="1.57cm" svg:x="12.7cm" svg:y="12.9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text-style-name="P9" draw:layer="layout" svg:width="26.529cm" svg:height="15.875cm" svg:x="0.776cm" svg:y="4.445cm" presentation:class="outline" presentation:user-transformed="true">
          <draw:text-box>
            <text:p text:style-name="P8"><text:span text:style-name="T9">Resolver inversão com </text:span><text:span text:style-name="T33">Mínimos Quadrados</text:span></text:p>
            <text:list text:style-name="L2">
              <text:list-item>
                <text:list>
                  <text:list-item>
                    <text:p text:style-name="P10"><text:span text:style-name="T9"><text:s/></text:span><text:span text:style-name="T9">Necessário linearizar o modelo</text:span></text:p>
                  </text:list-item>
                  <text:list-item>
                    <text:p text:style-name="P9"><text:span text:style-name="T9"><text:s/></text:span><text:span text:style-name="T9">Série de Taylor em torno:</text:span></text:p>
                    <text:list>
                      <text:list-item>
                        <text:p text:style-name="P9"><text:span text:style-name="T9"><text:s/></text:span><text:span text:style-name="T34">Dados medidos:</text:span></text:p>
                      </text:list-item>
                      <text:list-item>
                        <text:p text:style-name="P9"><text:span text:style-name="T34"><text:s/></text:span><text:span text:style-name="T34">Estimativa inicial:</text:span></text:p>
                      </text:list-item>
                    </text:list>
                  </text:list-item>
                  <text:list-item>
                    <text:p text:style-name="P9"><text:span text:style-name="T9"><text:s/></text:span><text:span text:style-name="T9">Resolver iterativamente</text:span></text:p>
                  </text:list-item>
                  <text:list-item>
                    <text:p text:style-name="P10"><text:span text:style-name="T9"><text:s/></text:span><text:span text:style-name="T35">Ajuste combinado</text:span><text:span text:style-name="T9"> </text:span><text:span text:style-name="T36">(Vaniček &amp; Krakiwsky, 1986)</text:span></text:p>
                  </text:list-item>
                </text:list>
              </text:list-item>
            </text:list>
          </draw:text-box>
        </draw:frame>
        <draw:frame draw:style-name="gr2" draw:layer="layout" svg:width="1.373cm" svg:height="1.57cm" svg:x="12.065cm" svg:y="11.13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2" draw:layer="layout" svg:width="1.448cm" svg:height="1.57cm" svg:x="12.7cm" svg:y="12.9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Linearizar o model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Linearizar o modelo</text:p>
              </text:list-item>
            </text:list>
          </draw:text-box>
        </draw:frame>
        <draw:frame draw:style-name="gr2" draw:layer="layout" svg:width="27.322cm" svg:height="2.465cm" svg:x="0.322cm" svg:y="8.32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Linearizar o modelo</text:p>
              </text:list-item>
            </text:list>
          </draw:text-box>
        </draw:frame>
        <draw:frame draw:style-name="gr2" draw:layer="layout" svg:width="27.322cm" svg:height="2.465cm" svg:x="0.322cm" svg:y="8.32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custom-shape draw:style-name="gr4" draw:text-style-name="P2" draw:layer="layout" svg:width="4.509cm" svg:height="2.54cm" svg:x="4.685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6.652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519cm" svg:height="1.565cm" svg:x="6.153cm" svg:y="12.06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Linearizar o modelo</text:p>
              </text:list-item>
            </text:list>
          </draw:text-box>
        </draw:frame>
        <draw:frame draw:style-name="gr2" draw:layer="layout" svg:width="27.322cm" svg:height="2.465cm" svg:x="0.322cm" svg:y="8.32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custom-shape draw:style-name="gr4" draw:text-style-name="P2" draw:layer="layout" svg:width="4.509cm" svg:height="2.54cm" svg:x="4.685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6.652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5.169cm" svg:height="3.053cm" svg:x="9.873cm" svg:y="8.1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2.098cm" svg:y="11.2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519cm" svg:height="1.565cm" svg:x="6.153cm" svg:y="12.06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2" draw:layer="layout" svg:width="1.086cm" svg:height="1.514cm" svg:x="11.8cm" svg:y="12.456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Linearizar o modelo</text:p>
              </text:list-item>
            </text:list>
          </draw:text-box>
        </draw:frame>
        <draw:frame draw:style-name="gr2" draw:layer="layout" svg:width="27.322cm" svg:height="2.465cm" svg:x="0.322cm" svg:y="8.32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custom-shape draw:style-name="gr4" draw:text-style-name="P2" draw:layer="layout" svg:width="4.509cm" svg:height="2.54cm" svg:x="4.685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6.652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5.169cm" svg:height="3.053cm" svg:x="9.873cm" svg:y="8.1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2.098cm" svg:y="11.2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3.594cm" svg:height="2.54cm" svg:x="15.006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6.508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519cm" svg:height="1.565cm" svg:x="6.153cm" svg:y="12.06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2" draw:layer="layout" svg:width="1.086cm" svg:height="1.514cm" svg:x="11.8cm" svg:y="12.456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frame draw:style-name="gr2" draw:layer="layout" svg:width="0.9cm" svg:height="1.374cm" svg:x="16.26cm" svg:y="11.984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Linearizar o modelo</text:p>
              </text:list-item>
            </text:list>
          </draw:text-box>
        </draw:frame>
        <draw:frame draw:style-name="gr2" draw:layer="layout" svg:width="27.322cm" svg:height="2.465cm" svg:x="0.322cm" svg:y="8.32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custom-shape draw:style-name="gr4" draw:text-style-name="P2" draw:layer="layout" svg:width="4.509cm" svg:height="2.54cm" svg:x="4.685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6.652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5.169cm" svg:height="3.053cm" svg:x="9.873cm" svg:y="8.1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2.098cm" svg:y="11.2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3.594cm" svg:height="2.54cm" svg:x="15.006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6.508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5.159cm" svg:height="2.791cm" svg:x="19.219cm" svg:y="8.0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21.488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519cm" svg:height="1.565cm" svg:x="6.153cm" svg:y="12.06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" draw:layer="layout" svg:width="1.086cm" svg:height="1.514cm" svg:x="11.8cm" svg:y="12.456cm"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frame draw:style-name="gr2" draw:layer="layout" svg:width="0.9cm" svg:height="1.374cm" svg:x="16.26cm" svg:y="11.984cm">
          <draw:object xlink:href="./Object 185" xlink:type="simple" xlink:show="embed" xlink:actuate="onLoad"/>
          <draw:image xlink:href="./ObjectReplacements/Object 185" xlink:type="simple" xlink:show="embed" xlink:actuate="onLoad"/>
        </draw:frame>
        <draw:frame draw:style-name="gr2" draw:layer="layout" svg:width="1.051cm" svg:height="1.507cm" svg:x="21.265cm" svg:y="11.893cm">
          <draw:object xlink:href="./Object 186" xlink:type="simple" xlink:show="embed" xlink:actuate="onLoad"/>
          <draw:image xlink:href="./ObjectReplacements/Object 18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Linearizar o modelo</text:p>
              </text:list-item>
            </text:list>
          </draw:text-box>
        </draw:frame>
        <draw:frame draw:style-name="gr2" draw:layer="layout" svg:width="27.322cm" svg:height="2.465cm" svg:x="0.322cm" svg:y="8.32cm"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custom-shape draw:style-name="gr4" draw:text-style-name="P2" draw:layer="layout" svg:width="4.509cm" svg:height="2.54cm" svg:x="4.685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6.652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5.169cm" svg:height="3.053cm" svg:x="9.873cm" svg:y="8.1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2.098cm" svg:y="11.2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3.594cm" svg:height="2.54cm" svg:x="15.006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6.508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5.159cm" svg:height="2.791cm" svg:x="19.219cm" svg:y="8.0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21.488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3.438cm" svg:height="2.54cm" svg:x="24.331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25.627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519cm" svg:height="1.565cm" svg:x="6.153cm" svg:y="12.06cm">
          <draw:object xlink:href="./Object 190" xlink:type="simple" xlink:show="embed" xlink:actuate="onLoad"/>
          <draw:image xlink:href="./ObjectReplacements/Object 190" xlink:type="simple" xlink:show="embed" xlink:actuate="onLoad"/>
        </draw:frame>
        <draw:frame draw:style-name="gr2" draw:layer="layout" svg:width="1.086cm" svg:height="1.514cm" svg:x="11.8cm" svg:y="12.456cm"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frame draw:style-name="gr2" draw:layer="layout" svg:width="0.9cm" svg:height="1.374cm" svg:x="16.26cm" svg:y="11.984cm"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2" draw:layer="layout" svg:width="1.051cm" svg:height="1.507cm" svg:x="21.265cm" svg:y="11.893cm">
          <draw:object xlink:href="./Object 193" xlink:type="simple" xlink:show="embed" xlink:actuate="onLoad"/>
          <draw:image xlink:href="./ObjectReplacements/Object 193" xlink:type="simple" xlink:show="embed" xlink:actuate="onLoad"/>
        </draw:frame>
        <draw:frame draw:style-name="gr2" draw:layer="layout" svg:width="0.833cm" svg:height="1.377cm" svg:x="25.535cm" svg:y="11.765cm">
          <draw:object xlink:href="./Object 194" xlink:type="simple" xlink:show="embed" xlink:actuate="onLoad"/>
          <draw:image xlink:href="./ObjectReplacements/Object 19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Linearizar o modelo</text:p>
              </text:list-item>
            </text:list>
          </draw:text-box>
        </draw:frame>
        <draw:frame draw:style-name="gr2" draw:layer="layout" svg:width="27.322cm" svg:height="2.465cm" svg:x="0.322cm" svg:y="8.3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ustom-shape draw:style-name="gr4" draw:text-style-name="P2" draw:layer="layout" svg:width="4.509cm" svg:height="2.54cm" svg:x="4.685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6.652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5.169cm" svg:height="3.053cm" svg:x="9.873cm" svg:y="8.1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2.098cm" svg:y="11.2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3.594cm" svg:height="2.54cm" svg:x="15.006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6.508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5.159cm" svg:height="2.791cm" svg:x="19.219cm" svg:y="8.0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21.488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3.438cm" svg:height="2.54cm" svg:x="24.331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25.627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519cm" svg:height="1.565cm" svg:x="6.153cm" svg:y="12.06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frame draw:style-name="gr2" draw:layer="layout" svg:width="1.086cm" svg:height="1.514cm" svg:x="11.8cm" svg:y="12.456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2" draw:layer="layout" svg:width="0.9cm" svg:height="1.374cm" svg:x="16.26cm" svg:y="11.984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frame draw:style-name="gr2" draw:layer="layout" svg:width="1.051cm" svg:height="1.507cm" svg:x="21.265cm" svg:y="11.893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draw:frame draw:style-name="gr2" draw:layer="layout" svg:width="0.833cm" svg:height="1.377cm" svg:x="25.535cm" svg:y="11.765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2" draw:layer="layout" svg:width="9.642cm" svg:height="1.897cm" svg:x="9.179cm" svg:y="15.675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.795cm" svg:x="0.836cm" svg:y="4.445cm" presentation:class="outline" presentation:user-transformed="true">
          <draw:text-box>
            <text:p>Nomenclatura:</text:p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6.714cm" presentation:class="outline" presentation:user-transformed="true">
          <draw:text-box>
            <text:list text:style-name="L2">
              <text:list-item>
                <text:p><text:s text:c="4"/>= Jacobiana de f em relação ao <text:span text:style-name="T31">parâmetros</text:span></text:p>
              </text:list-item>
            </text:list>
          </draw:text-box>
        </draw:frame>
        <draw:frame draw:style-name="gr2" draw:layer="layout" svg:width="1.086cm" svg:height="1.514cm" svg:x="2.675cm" svg:y="6.645cm"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presentation:style-name="pr2" draw:layer="layout" svg:width="25.199cm" svg:height="1.795cm" svg:x="0.836cm" svg:y="4.445cm" presentation:class="outline" presentation:user-transformed="true">
          <draw:text-box>
            <text:p>Nomenclatura:</text:p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6.714cm" presentation:class="outline" presentation:user-transformed="true">
          <draw:text-box>
            <text:list text:style-name="L2">
              <text:list-item>
                <text:p><text:s text:c="4"/>= Jacobiana de f em relação ao <text:span text:style-name="T31">parâmetros</text:span></text:p>
              </text:list-item>
              <text:list-item>
                <text:p><text:span text:style-name="T32"><text:s text:c="4"/></text:span><text:span text:style-name="T32">= correção a estimativa inicial</text:span></text:p>
              </text:list-item>
            </text:list>
          </draw:text-box>
        </draw:frame>
        <draw:frame draw:style-name="gr2" draw:layer="layout" svg:width="1.086cm" svg:height="1.514cm" svg:x="2.675cm" svg:y="6.645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2" draw:layer="layout" svg:width="0.9cm" svg:height="1.374cm" svg:x="2.715cm" svg:y="8.848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frame draw:style-name="gr2" draw:layer="layout" svg:width="1.44cm" svg:height="1.561cm" svg:x="19.655cm" svg:y="8.885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presentation:style-name="pr2" draw:layer="layout" svg:width="25.199cm" svg:height="1.795cm" svg:x="0.836cm" svg:y="4.445cm" presentation:class="outline" presentation:user-transformed="true">
          <draw:text-box>
            <text:p>Nomenclatura:</text:p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6.714cm" presentation:class="outline" presentation:user-transformed="true">
          <draw:text-box>
            <text:list text:style-name="L2">
              <text:list-item>
                <text:p><text:s text:c="4"/>= Jacobiana de f em relação ao <text:span text:style-name="T31">parâmetros</text:span></text:p>
              </text:list-item>
              <text:list-item>
                <text:p><text:span text:style-name="T32"><text:s text:c="4"/></text:span><text:span text:style-name="T32">= correção a estimativa inicial</text:span></text:p>
              </text:list-item>
              <text:list-item>
                <text:p><text:span text:style-name="T32"><text:s text:c="4"/></text:span><text:span text:style-name="T32">= Jacobiana de f em relação aos </text:span><text:span text:style-name="T30">dados</text:span><text:span text:style-name="T32"> </text:span></text:p>
              </text:list-item>
            </text:list>
          </draw:text-box>
        </draw:frame>
        <draw:frame draw:style-name="gr2" draw:layer="layout" svg:width="1.086cm" svg:height="1.514cm" svg:x="2.675cm" svg:y="6.645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" draw:layer="layout" svg:width="0.9cm" svg:height="1.374cm" svg:x="2.715cm" svg:y="8.848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frame draw:style-name="gr2" draw:layer="layout" svg:width="1.051cm" svg:height="1.507cm" svg:x="2.659cm" svg:y="10.79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2" draw:layer="layout" svg:width="1.44cm" svg:height="1.561cm" svg:x="19.655cm" svg:y="8.885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presentation:style-name="pr2" draw:layer="layout" svg:width="25.199cm" svg:height="1.795cm" svg:x="0.836cm" svg:y="4.445cm" presentation:class="outline" presentation:user-transformed="true">
          <draw:text-box>
            <text:p>Nomenclatura:</text:p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6.714cm" presentation:class="outline" presentation:user-transformed="true">
          <draw:text-box>
            <text:list text:style-name="L2">
              <text:list-item>
                <text:p><text:s text:c="4"/>= Jacobiana de f em relação ao <text:span text:style-name="T31">parâmetros</text:span></text:p>
              </text:list-item>
              <text:list-item>
                <text:p><text:span text:style-name="T32"><text:s text:c="4"/></text:span><text:span text:style-name="T32">= correção a estimativa inicial</text:span></text:p>
              </text:list-item>
              <text:list-item>
                <text:p><text:span text:style-name="T32"><text:s text:c="4"/></text:span><text:span text:style-name="T32">= Jacobiana de f em relação aos </text:span><text:span text:style-name="T30">dados</text:span><text:span text:style-name="T32"> </text:span></text:p>
              </text:list-item>
              <text:list-item>
                <text:p><text:span text:style-name="T32"><text:s text:c="4"/></text:span><text:span text:style-name="T32">= vetor de </text:span><text:span text:style-name="T3">resíduos</text:span></text:p>
                <text:list>
                  <text:list-header>
                    <text:p><text:span text:style-name="T32">Diferença entre dados medidos ( <text:s text:c="3"/>) </text:span></text:p>
                    <text:p><text:span text:style-name="T32">e dados ajustados ( <text:s text:c="3"/>)</text:span></text:p>
                  </text:list-header>
                </text:list>
              </text:list-item>
            </text:list>
          </draw:text-box>
        </draw:frame>
        <draw:frame draw:style-name="gr2" draw:layer="layout" svg:width="1.086cm" svg:height="1.514cm" svg:x="2.675cm" svg:y="6.645cm"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2" draw:layer="layout" svg:width="0.9cm" svg:height="1.374cm" svg:x="2.715cm" svg:y="8.848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2" draw:layer="layout" svg:width="1.051cm" svg:height="1.507cm" svg:x="2.659cm" svg:y="10.79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frame draw:style-name="gr2" draw:layer="layout" svg:width="0.833cm" svg:height="1.377cm" svg:x="2.753cm" svg:y="12.955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2" draw:layer="layout" svg:width="1.44cm" svg:height="1.561cm" svg:x="19.655cm" svg:y="8.885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frame draw:style-name="gr2" draw:layer="layout" svg:width="1.365cm" svg:height="1.561cm" svg:x="18.755cm" svg:y="15.045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" draw:layer="layout" svg:width="0.896cm" svg:height="1.377cm" svg:x="12.805cm" svg:y="16.95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presentation:style-name="pr2" draw:layer="layout" svg:width="25.199cm" svg:height="1.795cm" svg:x="0.836cm" svg:y="4.445cm" presentation:class="outline" presentation:user-transformed="true">
          <draw:text-box>
            <text:p>Nomenclatura:</text:p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draw:style-name="gr2" draw:layer="layout" svg:width="24.722cm" svg:height="10.823cm" svg:x="1.649cm" svg:y="7.78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2" draw:layer="layout" svg:width="25.199cm" svg:height="2.071cm" svg:x="1.4cm" svg:y="4.914cm" presentation:class="outline" presentation:user-transformed="true">
          <draw:text-box>
            <text:p>Jacobiana de f em relação ao <text:span text:style-name="T31">parâmetros</text:span><text:span text:style-name="T32">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draw:style-name="gr2" draw:layer="layout" svg:width="24.659cm" svg:height="10.894cm" svg:x="1.671cm" svg:y="7.785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presentation:style-name="pr2" draw:layer="layout" svg:width="25.199cm" svg:height="2.071cm" svg:x="1.4cm" svg:y="4.914cm" presentation:class="outline" presentation:user-transformed="true">
          <draw:text-box>
            <text:p>Jacobiana de f em relação ao <text:span text:style-name="T30">dados</text:span><text:span text:style-name="T32">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10000000000006A20000046B2B7529B0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ckboard1-background" style:family="presentation">
      <style:graphic-properties draw:stroke="none" draw:fill="bitmap" draw:fill-image-name="background" style:repeat="stretch"/>
      <style:text-properties style:letter-kerning="true"/>
    </style:style>
    <style:style style:name="Blackboard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ckboard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board1-outline1" style:family="presentation">
      <style:graphic-properties draw:stroke="none" draw:fill="none" draw:auto-grow-height="false" draw:fit-to-size="shrink-to-fit">
        <text:list-style style:name="Blackboard1-outline1">
          <text:list-level-style-bullet text:level="1" text:bullet-char="✔">
            <style:list-level-properties text:space-before="0.3cm" text:min-label-width="0.9cm"/>
            <style:text-properties fo:font-family="StarSymbol" style:font-charset="x-symbol" fo:color="#ffff66" fo:font-size="100%"/>
          </text:list-level-style-bullet>
          <text:list-level-style-bullet text:level="2" text:bullet-char="✔">
            <style:list-level-properties text:space-before="1.5cm" text:min-label-width="0.9cm"/>
            <style:text-properties fo:font-family="StarSymbol" style:font-charset="x-symbol" fo:color="#ffff66" fo:font-size="100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fo:color="#ffff66" fo:font-size="100%"/>
          </text:list-level-style-bullet>
          <text:list-level-style-bullet text:level="4" text:bullet-char="✔">
            <style:list-level-properties text:space-before="4.2cm" text:min-label-width="0.6cm"/>
            <style:text-properties fo:font-family="StarSymbol" style:font-charset="x-symbol" fo:color="#ffff66" fo:font-size="100%"/>
          </text:list-level-style-bullet>
          <text:list-level-style-bullet text:level="5" text:bullet-char="✔">
            <style:list-level-properties text:space-before="5.4cm" text:min-label-width="0.6cm"/>
            <style:text-properties fo:font-family="StarSymbol" style:font-charset="x-symbol" fo:color="#ffff66" fo:font-size="100%"/>
          </text:list-level-style-bullet>
          <text:list-level-style-bullet text:level="6" text:bullet-char="✔">
            <style:list-level-properties text:space-before="6.6cm" text:min-label-width="0.6cm"/>
            <style:text-properties fo:font-family="StarSymbol" style:font-charset="x-symbol" fo:color="#ffff66" fo:font-size="100%"/>
          </text:list-level-style-bullet>
          <text:list-level-style-bullet text:level="7" text:bullet-char="✔">
            <style:list-level-properties text:space-before="7.8cm" text:min-label-width="0.6cm"/>
            <style:text-properties fo:font-family="StarSymbol" style:font-charset="x-symbol" fo:color="#ffff66" fo:font-size="100%"/>
          </text:list-level-style-bullet>
          <text:list-level-style-bullet text:level="8" text:bullet-char="✔">
            <style:list-level-properties text:space-before="9cm" text:min-label-width="0.6cm"/>
            <style:text-properties fo:font-family="StarSymbol" style:font-charset="x-symbol" fo:color="#ffff66" fo:font-size="100%"/>
          </text:list-level-style-bullet>
          <text:list-level-style-bullet text:level="9" text:bullet-char="✔">
            <style:list-level-properties text:space-before="10.2cm" text:min-label-width="0.6cm"/>
            <style:text-properties fo:font-family="StarSymbol" style:font-charset="x-symbol" fo:color="#ffff66" fo:font-size="100%"/>
          </text:list-level-style-bullet>
          <text:list-level-style-bullet text:level="10" text:bullet-char="✔">
            <style:list-level-properties text:space-before="11.4cm" text:min-label-width="0.6cm"/>
            <style:text-properties fo:font-family="StarSymbol" style:font-charset="x-symbol" fo:color="#ffff66" fo:font-size="100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board1-outline2" style:family="presentation" style:parent-style-name="Blackboard1-outline1">
      <style:paragraph-properties fo:margin-top="0cm" fo:margin-bottom="0.4cm"/>
      <style:text-properties fo:color="#ffffff" fo:font-family="'Comic Sans MS'" style:font-family-generic="script" style:font-pitch="variable" fo:font-size="28pt" style:font-size-asian="28pt" style:font-size-complex="28pt"/>
    </style:style>
    <style:style style:name="Blackboard1-outline3" style:family="presentation" style:parent-style-name="Blackboard1-outline2">
      <style:paragraph-properties fo:margin-top="0cm" fo:margin-bottom="0.3cm"/>
      <style:text-properties fo:color="#ffffff" fo:font-family="'Comic Sans MS'" style:font-family-generic="script" style:font-pitch="variable" fo:font-size="24pt" style:font-size-asian="24pt" style:font-size-complex="24pt"/>
    </style:style>
    <style:style style:name="Blackboard1-outline4" style:family="presentation" style:parent-style-name="Blackboard1-outline3">
      <style:paragraph-properties fo:margin-top="0cm" fo:margin-bottom="0.2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5" style:family="presentation" style:parent-style-name="Blackboard1-outline4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6" style:family="presentation" style:parent-style-name="Blackboard1-outline5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7" style:family="presentation" style:parent-style-name="Blackboard1-outline6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8" style:family="presentation" style:parent-style-name="Blackboard1-outline7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9" style:family="presentation" style:parent-style-name="Blackboard1-outline8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subtitle" style:family="presentation">
      <style:graphic-properties draw:stroke="none" draw:fill="none" draw:textarea-vertical-align="middle">
        <text:list-style style:name="Blackboar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board1-title" style:family="presentation">
      <style:graphic-properties draw:stroke="none" draw:fill="none" draw:textarea-vertical-align="middle">
        <text:list-style style:name="Blackboar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fo:font-family="'Comic Sans MS'" style:font-family-generic="script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ckboard1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ckboard1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ckboard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ckboard1" style:page-layout-name="PM1" draw:style-name="Mdp1">
      <office:forms form:automatic-focus="false" form:apply-design-mode="false"/>
      <draw:frame presentation:style-name="Blackboard1-title" draw:layer="backgroundobjects" svg:width="25.199cm" svg:height="3.506cm" svg:x="1.4cm" svg:y="0.837cm" presentation:class="title" presentation:placeholder="true">
        <draw:text-box/>
      </draw:frame>
      <draw:frame presentation:style-name="Blackboard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ackboard1-title" draw:layer="backgroundobjects" svg:width="13.968cm" svg:height="10.476cm" svg:x="3.81cm" svg:y="2.123cm" presentation:class="page"/>
        <draw:frame presentation:style-name="Blackboard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13T21:50:42</meta:creation-date>
    <meta:editing-duration>PT09H40M20S</meta:editing-duration>
    <meta:editing-cycles>103</meta:editing-cycles>
    <meta:generator>OpenOffice.org/3.2$Unix OpenOffice.org_project/320m12$Build-9483</meta:generator>
    <dc:title>Blackboard</dc:title>
    <meta:initial-creator>Leonardo Uieda</meta:initial-creator>
    <dc:date>2010-10-15T20:26:09</dc:date>
    <dc:creator>Leonardo Uieda</dc:creator>
    <meta:document-statistic meta:object-count="695"/>
    <meta:template xlink:type="simple" xlink:actuate="onRequest" xlink:title="Blackboard" xlink:href="../../../home/leo/.openoffice.org/3/user/template/Blackboard1.otp" meta:date="2010-10-13T21:50:27"/>
  </office:meta>
</office:document-meta>
</file>

<file path=Object 1/content.xml><?xml version="1.0" encoding="utf-8"?>
<math xmlns="http://www.w3.org/1998/Math/MathML">
  <semantics>
    <mstyle color="white">
      <mrow>
        <mrow>
          <mo stretchy="false">ρ</mo>
          <mi>c</mi>
          <mrow>
            <mfrac>
              <mrow>
                <mi mathvariant="normal">∂</mi>
                <mi>T</mi>
              </mrow>
              <mrow>
                <mi mathvariant="normal">∂</mi>
                <mi>t</mi>
              </mrow>
            </mfrac>
            <mi mathvariant="normal">=</mi>
            <mrow>
              <mi>A</mi>
              <mo stretchy="false">+</mo>
              <mrow>
                <mover accent="true">
                  <mi mathvariant="normal">∇</mi>
                  <mo stretchy="false">ˉ</mo>
                </mover>
                <mi mathvariant="normal">⋅</mi>
                <mrow>
                  <mo stretchy="false">(</mo>
                  <mrow>
                    <mover accent="true">
                      <mover accent="true">
                        <mo stretchy="false">λ</mo>
                        <mo stretchy="false">ˉ</mo>
                      </mover>
                      <mo stretchy="false">ˉ</mo>
                    </mover>
                    <mover accent="true">
                      <mi mathvariant="normal">∇</mi>
                      <mo stretchy="false">ˉ</mo>
                    </mover>
                    <mi>T</mi>
                  </mrow>
                  <mo stretchy="false">)</mo>
                </mrow>
              </mrow>
            </mrow>
          </mrow>
        </mrow>
      </mrow>
    </mstyle>
    <annotation encoding="StarMath 5.0">color white {
%rho c {partial T} over {partial t} = A + 
bar {nabla}  cdot (bar {bar{%lambda}}   bar {nabla} T)


}</annotation>
  </semantics>
</math>
</file>

<file path=Object 10/content.xml><?xml version="1.0" encoding="utf-8"?>
<math xmlns="http://www.w3.org/1998/Math/MathML">
  <semantics>
    <mstyle color="white">
      <mrow>
        <mrow>
          <mover accent="true">
            <mover accent="true">
              <mi>A</mi>
              <mo stretchy="false">ˉ</mo>
            </mover>
            <mo stretchy="false">ˉ</mo>
          </mover>
          <mi mathvariant="normal">=</mi>
          <msub>
            <mfenced open="[" close="]">
              <mtable>
                <mtr>
                  <mtd>
                    <mrow>
                      <mfrac>
                        <mrow>
                          <mi mathvariant="normal">∂</mi>
                          <msub>
                            <mi>f</mi>
                            <mn>1</mn>
                          </msub>
                        </mrow>
                        <mrow>
                          <mi mathvariant="normal">∂</mi>
                          <mstyle color="aqua">
                            <mrow>
                              <msub>
                                <mi>p</mi>
                                <mn>1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n>1</mn>
                          </msub>
                        </mrow>
                        <mrow>
                          <mi mathvariant="normal">∂</mi>
                          <mstyle color="aqua">
                            <mrow>
                              <msub>
                                <mi>p</mi>
                                <mn>2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i mathvariant="normal">⋯</mi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n>1</mn>
                          </msub>
                        </mrow>
                        <mrow>
                          <mi mathvariant="normal">∂</mi>
                          <mstyle color="aqua">
                            <mrow>
                              <msub>
                                <mi>p</mi>
                                <mi>M</mi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</mtr>
                <mtr>
                  <mtd>
                    <mrow>
                      <mfrac>
                        <mrow>
                          <mi mathvariant="normal">∂</mi>
                          <msub>
                            <mi>f</mi>
                            <mn>2</mn>
                          </msub>
                        </mrow>
                        <mrow>
                          <mi mathvariant="normal">∂</mi>
                          <mstyle color="aqua">
                            <mrow>
                              <msub>
                                <mi>p</mi>
                                <mn>1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n>2</mn>
                          </msub>
                        </mrow>
                        <mrow>
                          <mi mathvariant="normal">∂</mi>
                          <mstyle color="aqua">
                            <mrow>
                              <msub>
                                <mi>p</mi>
                                <mn>2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i mathvariant="normal">⋯</mi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n>2</mn>
                          </msub>
                        </mrow>
                        <mrow>
                          <mi mathvariant="normal">∂</mi>
                          <mstyle color="aqua">
                            <mrow>
                              <msub>
                                <mi>p</mi>
                                <mi>M</mi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</mtr>
                <mtr>
                  <mtd>
                    <mi mathvariant="normal">⋮</mi>
                  </mtd>
                  <mtd>
                    <mi mathvariant="normal">⋮</mi>
                  </mtd>
                  <mtd>
                    <mi mathvariant="normal">⋱</mi>
                  </mtd>
                  <mtd>
                    <mi mathvariant="normal">⋮</mi>
                  </mtd>
                </mtr>
                <mtr>
                  <mtd>
                    <mrow>
                      <mfrac>
                        <mrow>
                          <mi mathvariant="normal">∂</mi>
                          <msub>
                            <mi>f</mi>
                            <mi>N</mi>
                          </msub>
                        </mrow>
                        <mrow>
                          <mi mathvariant="normal">∂</mi>
                          <mstyle color="aqua">
                            <mrow>
                              <msub>
                                <mi>p</mi>
                                <mn>1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i>N</mi>
                          </msub>
                        </mrow>
                        <mrow>
                          <mi mathvariant="normal">∂</mi>
                          <mstyle color="aqua">
                            <mrow>
                              <msub>
                                <mi>p</mi>
                                <mn>2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i mathvariant="normal">⋯</mi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i>N</mi>
                          </msub>
                        </mrow>
                        <mrow>
                          <mi mathvariant="normal">∂</mi>
                          <mstyle color="aqua">
                            <mrow>
                              <msub>
                                <mi>p</mi>
                                <mi>M</mi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</mtr>
              </mtable>
            </mfenced>
            <mrow>
              <mi>N</mi>
              <mi mathvariant="normal">×</mi>
              <mi>M</mi>
            </mrow>
          </msub>
        </mrow>
      </mrow>
    </mstyle>
    <annotation encoding="StarMath 5.0">color white {
 
bar {bar A} =  

left [
matrix{
{partial f_1}over{partial color cyan {p_1}}(color yellow {bar d_0}, color cyan {bar p_0}) # 
{partial f_1}over{partial color cyan {p_2}}(color yellow {bar d_0}, color cyan {bar p_0}) # 
dotsaxis #
{partial f_1}over{partial color cyan {p_M}}(color yellow {bar d_0}, color cyan {bar p_0}) 
## 
{partial f_2}over{partial color cyan {p_1}}(color yellow {bar d_0}, color cyan {bar p_0}) # 
{partial f_2}over{partial color cyan {p_2}}(color yellow {bar d_0}, color cyan {bar p_0}) # 
dotsaxis #
{partial f_2}over{partial color cyan {p_M}}(color yellow {bar d_0}, color cyan {bar p_0}) 
##
dotsvert # dotsvert # dotsdown  # dotsvert  
## 
{partial f_N}over{partial color cyan {p_1}}(color yellow {bar d_0}, color cyan {bar p_0}) # 
{partial f_N}over{partial color cyan {p_2}}(color yellow {bar d_0}, color cyan {bar p_0}) # 
dotsaxis #
{partial f_N}over{partial color cyan {p_M}}(color yellow {bar d_0}, color cyan {bar p_0})
} 
right ]_{N times M}
}</annotation>
  </semantics>
</math>
</file>

<file path=Object 100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3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3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3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3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3)} - T_c] + {color cyan {B}}over{2}[color yellow {T(z_3)} - T_c]^2  - {color cyan {q_c}}over{%lambda_c} (color yellow {z_3} - z_c) + {{color cyan {A}}over{2 %lambda_c}} (color yellow {z_3} - z_c)^2 = 0


}</annotation>
  </semantics>
</math>
</file>

<file path=Object 101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1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1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1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1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1)} - T_c] + {color cyan {B}}over{2}[color yellow {T(z_1)} - T_c]^2  - {color cyan {q_c}}over{%lambda_c} (color yellow {z_1} - z_c) + {{color cyan {A}}over{2 %lambda_c}} (color yellow {z_1} - z_c)^2 = 0


}</annotation>
  </semantics>
</math>
</file>

<file path=Object 102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i>i</mi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i>i</mi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i>i</mi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i>i</mi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i)} - T_c] + {color cyan {B}}over{2}[color yellow {T(z_i)} - T_c]^2  - {color cyan {q_c}}over{%lambda_c} (color yellow {z_i} - z_c) + {{color cyan {A}}over{2 %lambda_c}} (color yellow {z_i} - z_c)^2 = 0


}</annotation>
  </semantics>
</math>
</file>

<file path=Object 103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i>N</mi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i>N</mi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i>N</mi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i>N</mi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N)} - T_c] + {color cyan {B}}over{2}[color yellow {T(z_N)} - T_c]^2  - {color cyan {q_c}}over{%lambda_c} (color yellow {z_N} - z_c) + {{color cyan {A}}over{2 %lambda_c}} (color yellow {z_N} - z_c)^2 = 0


}</annotation>
  </semantics>
</math>
</file>

<file path=Object 104/content.xml><?xml version="1.0" encoding="utf-8"?>
<math xmlns="http://www.w3.org/1998/Math/MathML">
  <semantics>
    <mstyle color="white">
      <mrow>
        <mrow>
          <mover accent="true">
            <mi>d</mi>
            <mo stretchy="false">ˉ</mo>
          </mover>
          <mi mathvariant="normal">=</mi>
          <msub>
            <mfenced open="[" close="]">
              <mstyle color="yellow">
                <mrow>
                  <mtable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1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2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3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style color="white">
                          <mrow>
                            <mi mathvariant="normal">⋮</mi>
                          </mrow>
                        </mstyle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i>N</mi>
                            </msub>
                            <mo stretchy="false">)</mo>
                          </mrow>
                        </mrow>
                      </mtd>
                    </mtr>
                  </mtable>
                </mrow>
              </mstyle>
            </mfenced>
            <mrow>
              <mi>N</mi>
              <mi mathvariant="normal">×</mi>
              <mn>1</mn>
            </mrow>
          </msub>
        </mrow>
      </mrow>
    </mstyle>
    <annotation encoding="StarMath 5.0">color white {

bar d = left [ color yellow { stack{T(z_1) # T(z_2) # T(z_3) # color white {dotsvert} # T(z_N)} } right ]_{N times 1}

}</annotation>
  </semantics>
</math>
</file>

<file path=Object 105/content.xml><?xml version="1.0" encoding="utf-8"?>
<math xmlns="http://www.w3.org/1998/Math/MathML">
  <semantics>
    <mstyle color="white">
      <mrow>
        <mrow>
          <msub>
            <mi>f</mi>
            <mi>i</mi>
          </msub>
          <mrow>
            <mo stretchy="false">(</mo>
            <mrow>
              <mstyle color="yellow">
                <mrow>
                  <msub>
                    <mi>d</mi>
                    <mi>i</mi>
                  </msub>
                </mrow>
              </mstyle>
              <mi>,</mi>
              <mstyle color="aqua">
                <mrow>
                  <mover accent="true">
                    <mi>p</mi>
                    <mo stretchy="false">ˉ</mo>
                  </mover>
                </mrow>
              </mstyle>
            </mrow>
            <mo stretchy="false">)</mo>
          </mrow>
        </mrow>
      </mrow>
    </mstyle>
    <annotation encoding="StarMath 5.0">color white {
 
f_i( color yellow {d_i}, color cyan {bar p} )


}</annotation>
  </semantics>
</math>
</file>

<file path=Object 106/content.xml><?xml version="1.0" encoding="utf-8"?>
<math xmlns="http://www.w3.org/1998/Math/MathML">
  <semantics>
    <mstyle color="white">
      <mrow>
        <mrow>
          <mover accent="true">
            <mi>p</mi>
            <mo stretchy="false">ˉ</mo>
          </mover>
          <mi mathvariant="normal">=</mi>
          <msub>
            <mfenced open="[" close="]">
              <mstyle color="aqua">
                <mrow>
                  <mtable>
                    <mtr>
                      <mtd>
                        <msub>
                          <mi>q</mi>
                          <mi>c</mi>
                        </msub>
                      </mtd>
                    </mtr>
                    <mtr>
                      <mtd>
                        <mi>A</mi>
                      </mtd>
                    </mtr>
                    <mtr>
                      <mtd>
                        <mi>B</mi>
                      </mtd>
                    </mtr>
                  </mtable>
                </mrow>
              </mstyle>
            </mfenced>
            <mrow>
              <mrow>
                <mo stretchy="false">(</mo>
                <mrow>
                  <mi>M</mi>
                  <mi mathvariant="normal">=</mi>
                  <mn>3</mn>
                </mrow>
                <mo stretchy="false">)</mo>
              </mrow>
              <mi mathvariant="normal">×</mi>
              <mn>1</mn>
            </mrow>
          </msub>
        </mrow>
      </mrow>
    </mstyle>
    <annotation encoding="StarMath 5.0">color white {

bar p = left [ color cyan { stack{q_c # A # B} } right ]_{(M=3) times 1}

}</annotation>
  </semantics>
</math>
</file>

<file path=Object 107/content.xml><?xml version="1.0" encoding="utf-8"?>
<math xmlns="http://www.w3.org/1998/Math/MathML">
  <semantics>
    <mstyle color="white">
      <mrow>
        <mrow>
          <mover accent="true">
            <mi>d</mi>
            <mo stretchy="false">ˉ</mo>
          </mover>
          <mi mathvariant="normal">=</mi>
          <msub>
            <mfenced open="[" close="]">
              <mstyle color="yellow">
                <mrow>
                  <mtable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1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2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3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style color="white">
                          <mrow>
                            <mi mathvariant="normal">⋮</mi>
                          </mrow>
                        </mstyle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i>N</mi>
                            </msub>
                            <mo stretchy="false">)</mo>
                          </mrow>
                        </mrow>
                      </mtd>
                    </mtr>
                  </mtable>
                </mrow>
              </mstyle>
            </mfenced>
            <mrow>
              <mi>N</mi>
              <mi mathvariant="normal">×</mi>
              <mn>1</mn>
            </mrow>
          </msub>
        </mrow>
      </mrow>
    </mstyle>
    <annotation encoding="StarMath 5.0">color white {

bar d = left [ color yellow { stack{T(z_1) # T(z_2) # T(z_3) # color white {dotsvert} # T(z_N)} } right ]_{N times 1}

}</annotation>
  </semantics>
</math>
</file>

<file path=Object 108/content.xml><?xml version="1.0" encoding="utf-8"?>
<math xmlns="http://www.w3.org/1998/Math/MathML">
  <semantics>
    <mstyle color="white">
      <mrow>
        <mrow>
          <mover accent="true">
            <mi>d</mi>
            <mo stretchy="false">ˉ</mo>
          </mover>
          <mi mathvariant="normal">=</mi>
          <msub>
            <mfenced open="[" close="]">
              <mstyle color="yellow">
                <mrow>
                  <mtable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1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2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3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style color="white">
                          <mrow>
                            <mi mathvariant="normal">⋮</mi>
                          </mrow>
                        </mstyle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i>N</mi>
                            </msub>
                            <mo stretchy="false">)</mo>
                          </mrow>
                        </mrow>
                      </mtd>
                    </mtr>
                  </mtable>
                </mrow>
              </mstyle>
            </mfenced>
            <mrow>
              <mi>N</mi>
              <mi mathvariant="normal">×</mi>
              <mn>1</mn>
            </mrow>
          </msub>
        </mrow>
      </mrow>
    </mstyle>
    <annotation encoding="StarMath 5.0">color white {

bar d = left [ color yellow { stack{T(z_1) # T(z_2) # T(z_3) # color white {dotsvert} # T(z_N)} } right ]_{N times 1}

}</annotation>
  </semantics>
</math>
</file>

<file path=Object 109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i>i</mi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i>i</mi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i>i</mi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i>i</mi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i)} - T_c] + {color cyan {B}}over{2}[color yellow {T(z_i)} - T_c]^2  - {color cyan {q_c}}over{%lambda_c} (color yellow {z_i} - z_c) + {{color cyan {A}}over{2 %lambda_c}} (color yellow {z_i} - z_c)^2 = 0


}</annotation>
  </semantics>
</math>
</file>

<file path=Object 11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T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n>0</mn>
                </msub>
                <mi>T</mi>
              </munderover>
              <mrow>
                <mfrac>
                  <mrow>
                    <mo stretchy="false">λ</mo>
                    <mrow>
                      <mo stretchy="false">(</mo>
                      <mo stretchy="false">τ</mo>
                      <mo stretchy="false">)</mo>
                    </mrow>
                  </mrow>
                  <msub>
                    <mo stretchy="false">λ</mo>
                    <mn>0</mn>
                  </msub>
                </mfrac>
                <mi>d</mi>
                <mo stretchy="false">τ</mo>
              </mrow>
            </mrow>
          </mrow>
        </mrow>
      </mrow>
    </mstyle>
    <annotation encoding="StarMath 5.0">color white {

U(T) = int from {T_0} to {T} { {%lambda(%tau)}over{%lambda_0} d %tau } 

}</annotation>
  </semantics>
</math>
</file>

<file path=Object 110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i>i</mi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i>i</mi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i>i</mi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i>i</mi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i)} - T_c] + {color cyan {B}}over{2}[color yellow {T(z_i)} - T_c]^2  - {color cyan {q_c}}over{%lambda_c} (color yellow {z_i} - z_c) + {{color cyan {A}}over{2 %lambda_c}} (color yellow {z_i} - z_c)^2 = 0


}</annotation>
  </semantics>
</math>
</file>

<file path=Object 111/content.xml><?xml version="1.0" encoding="utf-8"?>
<math xmlns="http://www.w3.org/1998/Math/MathML">
  <semantics>
    <mstyle color="white">
      <mrow>
        <mrow>
          <msub>
            <mi>f</mi>
            <mi>i</mi>
          </msub>
          <mrow>
            <mo stretchy="false">(</mo>
            <mrow>
              <mstyle color="yellow">
                <mrow>
                  <msub>
                    <mi>d</mi>
                    <mi>i</mi>
                  </msub>
                </mrow>
              </mstyle>
              <mi>,</mi>
              <mstyle color="aqua">
                <mrow>
                  <mover accent="true">
                    <mi>p</mi>
                    <mo stretchy="false">ˉ</mo>
                  </mover>
                </mrow>
              </mstyle>
            </mrow>
            <mo stretchy="false">)</mo>
          </mrow>
        </mrow>
      </mrow>
    </mstyle>
    <annotation encoding="StarMath 5.0">color white {
 
f_i( color yellow {d_i}, color cyan {bar p} )


}</annotation>
  </semantics>
</math>
</file>

<file path=Object 112/content.xml><?xml version="1.0" encoding="utf-8"?>
<math xmlns="http://www.w3.org/1998/Math/MathML">
  <semantics>
    <mstyle color="yellow">
      <mrow>
        <mover accent="true">
          <msub>
            <mi>d</mi>
            <mn>0</mn>
          </msub>
          <mo stretchy="false">ˉ</mo>
        </mover>
      </mrow>
    </mstyle>
    <annotation encoding="StarMath 5.0">
 
color yellow {bar d_0}</annotation>
  </semantics>
</math>
</file>

<file path=Object 113/content.xml><?xml version="1.0" encoding="utf-8"?>
<math xmlns="http://www.w3.org/1998/Math/MathML">
  <semantics>
    <mstyle color="aqua">
      <mrow>
        <mover accent="true">
          <msub>
            <mi>p</mi>
            <mn>0</mn>
          </msub>
          <mo stretchy="false">ˉ</mo>
        </mover>
      </mrow>
    </mstyle>
    <annotation encoding="StarMath 5.0">
 
color cyan {bar p_0}</annotation>
  </semantics>
</math>
</file>

<file path=Object 114/content.xml><?xml version="1.0" encoding="utf-8"?>
<math xmlns="http://www.w3.org/1998/Math/MathML">
  <semantics>
    <mstyle color="yellow">
      <mrow>
        <mover accent="true">
          <msub>
            <mi>d</mi>
            <mn>0</mn>
          </msub>
          <mo stretchy="false">ˉ</mo>
        </mover>
      </mrow>
    </mstyle>
    <annotation encoding="StarMath 5.0">
 
color yellow {bar d_0}</annotation>
  </semantics>
</math>
</file>

<file path=Object 115/content.xml><?xml version="1.0" encoding="utf-8"?>
<math xmlns="http://www.w3.org/1998/Math/MathML">
  <semantics>
    <mstyle color="white">
      <mrow>
        <mrow>
          <mrow>
            <mstyle color="yellow">
              <mrow>
                <msub>
                  <mi>d</mi>
                  <mi>i</mi>
                </msub>
              </mrow>
            </mstyle>
            <mi mathvariant="normal">=</mi>
            <msub>
              <mi>f</mi>
              <mi>i</mi>
            </msub>
          </mrow>
          <mrow>
            <mo stretchy="false">(</mo>
            <mstyle color="aqua">
              <mrow>
                <mover accent="true">
                  <mi>p</mi>
                  <mo stretchy="false">ˉ</mo>
                </mover>
              </mrow>
            </mstyle>
            <mo stretchy="false">)</mo>
          </mrow>
        </mrow>
      </mrow>
    </mstyle>
    <annotation encoding="StarMath 5.0">color white {
 
color yellow {d_i} = f_i( color cyan {bar p})


}</annotation>
  </semantics>
</math>
</file>

<file path=Object 116/content.xml><?xml version="1.0" encoding="utf-8"?>
<math xmlns="http://www.w3.org/1998/Math/MathML">
  <semantics>
    <mstyle color="aqua">
      <mrow>
        <mover accent="true">
          <msub>
            <mi>p</mi>
            <mn>0</mn>
          </msub>
          <mo stretchy="false">ˉ</mo>
        </mover>
      </mrow>
    </mstyle>
    <annotation encoding="StarMath 5.0">
 
color cyan {bar p_0}</annotation>
  </semantics>
</math>
</file>

<file path=Object 117/content.xml><?xml version="1.0" encoding="utf-8"?>
<math xmlns="http://www.w3.org/1998/Math/MathML">
  <semantics>
    <mstyle color="white">
      <mrow>
        <mrow>
          <mover accent="true">
            <mover accent="true">
              <mi>B</mi>
              <mo stretchy="false">ˉ</mo>
            </mover>
            <mo stretchy="false">ˉ</mo>
          </mover>
          <mi mathvariant="normal">=</mi>
          <msub>
            <mfenced open="[" close="]">
              <mtable>
                <mtr>
                  <mtd>
                    <mrow>
                      <mfrac>
                        <mrow>
                          <mi mathvariant="normal">∂</mi>
                          <msub>
                            <mi>f</mi>
                            <mn>1</mn>
                          </msub>
                        </mrow>
                        <mrow>
                          <mi mathvariant="normal">∂</mi>
                          <mstyle color="yellow">
                            <mrow>
                              <msub>
                                <mi>d</mi>
                                <mn>1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n>1</mn>
                          </msub>
                        </mrow>
                        <mrow>
                          <mi mathvariant="normal">∂</mi>
                          <mstyle color="yellow">
                            <mrow>
                              <msub>
                                <mi>d</mi>
                                <mn>2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i mathvariant="normal">⋯</mi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n>1</mn>
                          </msub>
                        </mrow>
                        <mrow>
                          <mi mathvariant="normal">∂</mi>
                          <mstyle color="yellow">
                            <mrow>
                              <msub>
                                <mi>d</mi>
                                <mi>N</mi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</mtr>
                <mtr>
                  <mtd>
                    <mrow>
                      <mfrac>
                        <mrow>
                          <mi mathvariant="normal">∂</mi>
                          <msub>
                            <mi>f</mi>
                            <mn>2</mn>
                          </msub>
                        </mrow>
                        <mrow>
                          <mi mathvariant="normal">∂</mi>
                          <mstyle color="yellow">
                            <mrow>
                              <msub>
                                <mi>d</mi>
                                <mn>1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n>2</mn>
                          </msub>
                        </mrow>
                        <mrow>
                          <mi mathvariant="normal">∂</mi>
                          <mstyle color="yellow">
                            <mrow>
                              <msub>
                                <mi>d</mi>
                                <mn>2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i mathvariant="normal">⋯</mi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n>2</mn>
                          </msub>
                        </mrow>
                        <mrow>
                          <mi mathvariant="normal">∂</mi>
                          <mstyle color="yellow">
                            <mrow>
                              <msub>
                                <mi>d</mi>
                                <mi>N</mi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</mtr>
                <mtr>
                  <mtd>
                    <mi mathvariant="normal">⋮</mi>
                  </mtd>
                  <mtd>
                    <mi mathvariant="normal">⋮</mi>
                  </mtd>
                  <mtd>
                    <mi mathvariant="normal">⋱</mi>
                  </mtd>
                  <mtd>
                    <mi mathvariant="normal">⋮</mi>
                  </mtd>
                </mtr>
                <mtr>
                  <mtd>
                    <mrow>
                      <mfrac>
                        <mrow>
                          <mi mathvariant="normal">∂</mi>
                          <msub>
                            <mi>f</mi>
                            <mi>N</mi>
                          </msub>
                        </mrow>
                        <mrow>
                          <mi mathvariant="normal">∂</mi>
                          <mstyle color="yellow">
                            <mrow>
                              <msub>
                                <mi>d</mi>
                                <mn>1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i>N</mi>
                          </msub>
                        </mrow>
                        <mrow>
                          <mi mathvariant="normal">∂</mi>
                          <mstyle color="yellow">
                            <mrow>
                              <msub>
                                <mi>d</mi>
                                <mn>2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i mathvariant="normal">⋯</mi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i>N</mi>
                          </msub>
                        </mrow>
                        <mrow>
                          <mi mathvariant="normal">∂</mi>
                          <mstyle color="yellow">
                            <mrow>
                              <msub>
                                <mi>d</mi>
                                <mi>N</mi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</mtr>
              </mtable>
            </mfenced>
            <mrow>
              <mi>N</mi>
              <mi mathvariant="normal">×</mi>
              <mi>N</mi>
            </mrow>
          </msub>
        </mrow>
      </mrow>
    </mstyle>
    <annotation encoding="StarMath 5.0">color white {
 
bar {bar B} =  

left [
matrix{
{partial f_1}over{partial color yellow {d_1}}(color yellow {bar d_0}, color cyan {bar p_0}) # 
{partial f_1}over{partial color yellow {d_2}}(color yellow {bar d_0}, color cyan {bar p_0}) # 
dotsaxis #
{partial f_1}over{partial color yellow {d_N}}(color yellow {bar d_0}, color cyan {bar p_0}) 
## 
{partial f_2}over{partial color yellow {d_1}}(color yellow {bar d_0}, color cyan {bar p_0}) # 
{partial f_2}over{partial color yellow {d_2}}(color yellow {bar d_0}, color cyan {bar p_0}) # 
dotsaxis #
{partial f_2}over{partial color yellow {d_N}}(color yellow {bar d_0}, color cyan {bar p_0}) 
##
dotsvert # dotsvert # dotsdown  # dotsvert  
## 
{partial f_N}over{partial color yellow {d_1}}(color yellow {bar d_0}, color cyan {bar p_0}) # 
{partial f_N}over{partial color yellow {d_2}}(color yellow {bar d_0}, color cyan {bar p_0}) # 
dotsaxis #
{partial f_N}over{partial color yellow {d_N}}(color yellow {bar d_0}, color cyan {bar p_0})
} 
right ]_{N times N}
}</annotation>
  </semantics>
</math>
</file>

<file path=Object 119/content.xml><?xml version="1.0" encoding="utf-8"?>
<math xmlns="http://www.w3.org/1998/Math/MathML">
  <semantics>
    <mstyle color="white">
      <mrow>
        <mrow>
          <mover accent="true">
            <mi>f</mi>
            <mo stretchy="false">ˉ</mo>
          </mover>
          <mrow>
            <mrow>
              <mo stretchy="false">(</mo>
              <mrow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  <mo stretchy="false">)</mo>
            </mrow>
            <mi mathvariant="normal">≈</mi>
            <mover accent="true">
              <mi>f</mi>
              <mo stretchy="false">ˉ</mo>
            </mover>
          </mrow>
          <mrow>
            <mrow>
              <mo stretchy="false">(</mo>
              <mrow>
                <mstyle color="yellow">
                  <mrow>
                    <mover accent="true">
                      <msub>
                        <mi>d</mi>
                        <mn>0</mn>
                      </msub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style>
              </mrow>
              <mo stretchy="false">)</mo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row>
              <mi stretchy="false" mathvariant="normal">[</mi>
              <mstyle color="aqua">
                <mrow>
                  <mrow>
                    <mover accent="true">
                      <mi>p</mi>
                      <mo stretchy="false">ˉ</mo>
                    </mover>
                    <mi mathvariant="normal">−</mi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row>
              </mstyle>
              <mi stretchy="false" mathvariant="normal">]</mi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i stretchy="false" mathvariant="normal">[</mi>
            <mstyle color="yellow">
              <mrow>
                <mrow>
                  <mover accent="true">
                    <mi>d</mi>
                    <mo stretchy="false">ˉ</mo>
                  </mover>
                  <mi mathvariant="normal">−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  <mi stretchy="false" mathvariant="normal">]</mi>
          </mrow>
        </mrow>
      </mrow>
    </mstyle>
    <annotation encoding="StarMath 5.0">color white {
 
bar f(color yellow {bar d}, color cyan {bar p}) approx 
bar f(color yellow {bar d_0}, color cyan {bar p_0})  + 
{partial bar f}over{partial color cyan {bar p}}(color yellow {bar d_0}, color cyan {bar p_0})
[color cyan {bar p - bar p_0}]
 + 
{partial bar f}over{partial color yellow {bar d}}(color yellow {bar d_0}, color cyan {bar p_0})
[color yellow {bar d - bar d_0}]

}</annotation>
  </semantics>
</math>
</file>

<file path=Object 12/content.xml><?xml version="1.0" encoding="utf-8"?>
<math xmlns="http://www.w3.org/1998/Math/MathML">
  <semantics>
    <mstyle color="white">
      <mrow>
        <mrow>
          <mfrac>
            <mrow>
              <mi mathvariant="normal">∂</mi>
              <mi>T</mi>
            </mrow>
            <mrow>
              <mi mathvariant="normal">∂</mi>
              <mi>t</mi>
            </mrow>
          </mfrac>
          <mi mathvariant="normal">=</mi>
          <mn>0</mn>
        </mrow>
      </mrow>
    </mstyle>
    <annotation encoding="StarMath 5.0">color white {

{partial T} over {partial t} = 0

}</annotation>
  </semantics>
</math>
</file>

<file path=Object 120/content.xml><?xml version="1.0" encoding="utf-8"?>
<math xmlns="http://www.w3.org/1998/Math/MathML">
  <semantics>
    <mstyle color="white">
      <mrow>
        <mover accent="true">
          <msub>
            <mi>f</mi>
            <mn>0</mn>
          </msub>
          <mo stretchy="false">ˉ</mo>
        </mover>
      </mrow>
    </mstyle>
    <annotation encoding="StarMath 5.0">color white {
 
bar f_0

}</annotation>
  </semantics>
</math>
</file>

<file path=Object 121/content.xml><?xml version="1.0" encoding="utf-8"?>
<math xmlns="http://www.w3.org/1998/Math/MathML">
  <semantics>
    <mstyle color="white">
      <mrow>
        <mrow>
          <mover accent="true">
            <mi>f</mi>
            <mo stretchy="false">ˉ</mo>
          </mover>
          <mrow>
            <mrow>
              <mo stretchy="false">(</mo>
              <mrow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  <mo stretchy="false">)</mo>
            </mrow>
            <mi mathvariant="normal">≈</mi>
            <mover accent="true">
              <mi>f</mi>
              <mo stretchy="false">ˉ</mo>
            </mover>
          </mrow>
          <mrow>
            <mrow>
              <mo stretchy="false">(</mo>
              <mrow>
                <mstyle color="yellow">
                  <mrow>
                    <mover accent="true">
                      <msub>
                        <mi>d</mi>
                        <mn>0</mn>
                      </msub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style>
              </mrow>
              <mo stretchy="false">)</mo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row>
              <mi stretchy="false" mathvariant="normal">[</mi>
              <mstyle color="aqua">
                <mrow>
                  <mrow>
                    <mover accent="true">
                      <mi>p</mi>
                      <mo stretchy="false">ˉ</mo>
                    </mover>
                    <mi mathvariant="normal">−</mi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row>
              </mstyle>
              <mi stretchy="false" mathvariant="normal">]</mi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i stretchy="false" mathvariant="normal">[</mi>
            <mstyle color="yellow">
              <mrow>
                <mrow>
                  <mover accent="true">
                    <mi>d</mi>
                    <mo stretchy="false">ˉ</mo>
                  </mover>
                  <mi mathvariant="normal">−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  <mi stretchy="false" mathvariant="normal">]</mi>
          </mrow>
        </mrow>
      </mrow>
    </mstyle>
    <annotation encoding="StarMath 5.0">color white {
 
bar f(color yellow {bar d}, color cyan {bar p}) approx 
bar f(color yellow {bar d_0}, color cyan {bar p_0})  + 
{partial bar f}over{partial color cyan {bar p}}(color yellow {bar d_0}, color cyan {bar p_0})
[color cyan {bar p - bar p_0}]
 + 
{partial bar f}over{partial color yellow {bar d}}(color yellow {bar d_0}, color cyan {bar p_0})
[color yellow {bar d - bar d_0}]

}</annotation>
  </semantics>
</math>
</file>

<file path=Object 122/content.xml><?xml version="1.0" encoding="utf-8"?>
<math xmlns="http://www.w3.org/1998/Math/MathML">
  <semantics>
    <mstyle color="white">
      <mrow>
        <mover accent="true">
          <msub>
            <mi>f</mi>
            <mn>0</mn>
          </msub>
          <mo stretchy="false">ˉ</mo>
        </mover>
      </mrow>
    </mstyle>
    <annotation encoding="StarMath 5.0">color white {
 
bar f_0

}</annotation>
  </semantics>
</math>
</file>

<file path=Object 123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24/content.xml><?xml version="1.0" encoding="utf-8"?>
<math xmlns="http://www.w3.org/1998/Math/MathML">
  <semantics>
    <mstyle color="aqua">
      <mrow>
        <mover accent="true">
          <mo stretchy="false">δ</mo>
          <mo stretchy="false">ˉ</mo>
        </mover>
      </mrow>
    </mstyle>
    <annotation encoding="StarMath 5.0">color cyan {
 
bar %delta

}</annotation>
  </semantics>
</math>
</file>

<file path=Object 125/content.xml><?xml version="1.0" encoding="utf-8"?>
<math xmlns="http://www.w3.org/1998/Math/MathML">
  <semantics>
    <mstyle color="yellow">
      <mrow>
        <mover accent="true">
          <mover accent="true">
            <mi>B</mi>
            <mo stretchy="false">ˉ</mo>
          </mover>
          <mo stretchy="false">ˉ</mo>
        </mover>
      </mrow>
    </mstyle>
    <annotation encoding="StarMath 5.0">color yellow {
 
bar {bar B }

}</annotation>
  </semantics>
</math>
</file>

<file path=Object 126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27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28/content.xml><?xml version="1.0" encoding="utf-8"?>
<math xmlns="http://www.w3.org/1998/Math/MathML">
  <semantics>
    <mstyle color="aqua">
      <mrow>
        <mover accent="true">
          <mo stretchy="false">δ</mo>
          <mo stretchy="false">ˉ</mo>
        </mover>
      </mrow>
    </mstyle>
    <annotation encoding="StarMath 5.0">color cyan {
 
bar %delta

}</annotation>
  </semantics>
</math>
</file>

<file path=Object 13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i>i</mi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i>i</mi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i>i</mi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i>i</mi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i)} - T_c] + {color cyan {B}}over{2}[color yellow {T(z_i)} - T_c]^2  - {color cyan {q_c}}over{%lambda_c} (color yellow {z_i} - z_c) + {{color cyan {A}}over{2 %lambda_c}} (color yellow {z_i} - z_c)^2 = 0


}</annotation>
  </semantics>
</math>
</file>

<file path=Object 130/content.xml><?xml version="1.0" encoding="utf-8"?>
<math xmlns="http://www.w3.org/1998/Math/MathML">
  <semantics>
    <mstyle color="white">
      <mrow>
        <mrow>
          <mover accent="true">
            <mi>f</mi>
            <mo stretchy="false">ˉ</mo>
          </mover>
          <mrow>
            <mrow>
              <mo stretchy="false">(</mo>
              <mrow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  <mo stretchy="false">)</mo>
            </mrow>
            <mi mathvariant="normal">≈</mi>
            <mover accent="true">
              <mi>f</mi>
              <mo stretchy="false">ˉ</mo>
            </mover>
          </mrow>
          <mrow>
            <mrow>
              <mo stretchy="false">(</mo>
              <mrow>
                <mstyle color="yellow">
                  <mrow>
                    <mover accent="true">
                      <msub>
                        <mi>d</mi>
                        <mn>0</mn>
                      </msub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style>
              </mrow>
              <mo stretchy="false">)</mo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row>
              <mi stretchy="false" mathvariant="normal">[</mi>
              <mstyle color="aqua">
                <mrow>
                  <mrow>
                    <mover accent="true">
                      <mi>p</mi>
                      <mo stretchy="false">ˉ</mo>
                    </mover>
                    <mi mathvariant="normal">−</mi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row>
              </mstyle>
              <mi stretchy="false" mathvariant="normal">]</mi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i stretchy="false" mathvariant="normal">[</mi>
            <mstyle color="yellow">
              <mrow>
                <mrow>
                  <mover accent="true">
                    <mi>d</mi>
                    <mo stretchy="false">ˉ</mo>
                  </mover>
                  <mi mathvariant="normal">−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  <mi stretchy="false" mathvariant="normal">]</mi>
          </mrow>
        </mrow>
      </mrow>
    </mstyle>
    <annotation encoding="StarMath 5.0">color white {
 
bar f(color yellow {bar d}, color cyan {bar p}) approx 
bar f(color yellow {bar d_0}, color cyan {bar p_0})  + 
{partial bar f}over{partial color cyan {bar p}}(color yellow {bar d_0}, color cyan {bar p_0})
[color cyan {bar p - bar p_0}]
 + 
{partial bar f}over{partial color yellow {bar d}}(color yellow {bar d_0}, color cyan {bar p_0})
[color yellow {bar d - bar d_0}]

}</annotation>
  </semantics>
</math>
</file>

<file path=Object 131/content.xml><?xml version="1.0" encoding="utf-8"?>
<math xmlns="http://www.w3.org/1998/Math/MathML">
  <semantics>
    <mstyle color="white">
      <mrow>
        <mover accent="true">
          <msub>
            <mi>f</mi>
            <mn>0</mn>
          </msub>
          <mo stretchy="false">ˉ</mo>
        </mover>
      </mrow>
    </mstyle>
    <annotation encoding="StarMath 5.0">color white {
 
bar f_0

}</annotation>
  </semantics>
</math>
</file>

<file path=Object 133/content.xml><?xml version="1.0" encoding="utf-8"?>
<math xmlns="http://www.w3.org/1998/Math/MathML">
  <semantics>
    <mstyle color="white">
      <mrow>
        <mover accent="true">
          <msub>
            <mi>p</mi>
            <mn>0</mn>
          </msub>
          <mo stretchy="false">ˉ</mo>
        </mover>
      </mrow>
    </mstyle>
    <annotation encoding="StarMath 5.0">color white {
 
bar p_0

}</annotation>
  </semantics>
</math>
</file>

<file path=Object 137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38/content.xml><?xml version="1.0" encoding="utf-8"?>
<math xmlns="http://www.w3.org/1998/Math/MathML">
  <semantics>
    <mstyle color="yellow">
      <mrow>
        <mover accent="true">
          <mi>v</mi>
          <mo stretchy="false">ˉ</mo>
        </mover>
      </mrow>
    </mstyle>
    <annotation encoding="StarMath 5.0">color yellow {
 
bar v

}</annotation>
  </semantics>
</math>
</file>

<file path=Object 139/content.xml><?xml version="1.0" encoding="utf-8"?>
<math xmlns="http://www.w3.org/1998/Math/MathML">
  <semantics>
    <mstyle color="white">
      <mrow>
        <mrow>
          <mrow>
            <mrow>
              <mover accent="true">
                <msub>
                  <mi>f</mi>
                  <mn>0</mn>
                </msub>
                <mo stretchy="false">ˉ</mo>
              </mover>
              <mo stretchy="false">+</mo>
              <mstyle color="aqua">
                <mrow>
                  <mrow>
                    <mover accent="true">
                      <mover accent="true">
                        <mi>A</mi>
                        <mo stretchy="false">ˉ</mo>
                      </mover>
                      <mo stretchy="false">ˉ</mo>
                    </mover>
                    <mover accent="true">
                      <mo stretchy="false">δ</mo>
                      <mo stretchy="false">ˉ</mo>
                    </mover>
                  </mrow>
                </mrow>
              </mstyle>
            </mrow>
            <mo stretchy="false">+</mo>
            <mstyle color="yellow">
              <mrow>
                <mrow>
                  <mover accent="true">
                    <mover accent="true">
                      <mi>B</mi>
                      <mo stretchy="false">ˉ</mo>
                    </mover>
                    <mo stretchy="false">ˉ</mo>
                  </mover>
                  <mover accent="true">
                    <mi>v</mi>
                    <mo stretchy="false">ˉ</mo>
                  </mover>
                </mrow>
              </mrow>
            </mstyle>
          </mrow>
          <mi mathvariant="normal">=</mi>
          <mover accent="true">
            <mn>0</mn>
            <mo stretchy="false">ˉ</mo>
          </mover>
        </mrow>
      </mrow>
    </mstyle>
    <annotation encoding="StarMath 5.0">color white {
bar f_0 + color cyan {bar {bar A } bar %delta} + color yellow {bar {bar B } bar v} = bar 0

}</annotation>
  </semantics>
</math>
</file>

<file path=Object 14/content.xml><?xml version="1.0" encoding="utf-8"?>
<math xmlns="http://www.w3.org/1998/Math/MathML">
  <semantics>
    <mstyle color="white">
      <mrow>
        <mrow>
          <msub>
            <mi>f</mi>
            <mi>i</mi>
          </msub>
          <mrow>
            <mo stretchy="false">(</mo>
            <mrow>
              <mstyle color="yellow">
                <mrow>
                  <msub>
                    <mi>d</mi>
                    <mi>i</mi>
                  </msub>
                </mrow>
              </mstyle>
              <mi>,</mi>
              <mstyle color="aqua">
                <mrow>
                  <mover accent="true">
                    <mi>p</mi>
                    <mo stretchy="false">ˉ</mo>
                  </mover>
                </mrow>
              </mstyle>
            </mrow>
            <mo stretchy="false">)</mo>
          </mrow>
        </mrow>
      </mrow>
    </mstyle>
    <annotation encoding="StarMath 5.0">color white {
 
f_i( color yellow {d_i}, color cyan {bar p} )


}</annotation>
  </semantics>
</math>
</file>

<file path=Object 140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41/content.xml><?xml version="1.0" encoding="utf-8"?>
<math xmlns="http://www.w3.org/1998/Math/MathML">
  <semantics>
    <mstyle color="aqua">
      <mrow>
        <mover accent="true">
          <mo stretchy="false">δ</mo>
          <mo stretchy="false">ˉ</mo>
        </mover>
      </mrow>
    </mstyle>
    <annotation encoding="StarMath 5.0">color cyan {
 
bar %delta

}</annotation>
  </semantics>
</math>
</file>

<file path=Object 142/content.xml><?xml version="1.0" encoding="utf-8"?>
<math xmlns="http://www.w3.org/1998/Math/MathML">
  <semantics>
    <mstyle color="yellow">
      <mrow>
        <mover accent="true">
          <mover accent="true">
            <mi>B</mi>
            <mo stretchy="false">ˉ</mo>
          </mover>
          <mo stretchy="false">ˉ</mo>
        </mover>
      </mrow>
    </mstyle>
    <annotation encoding="StarMath 5.0">color yellow {
 
bar {bar B }

}</annotation>
  </semantics>
</math>
</file>

<file path=Object 143/content.xml><?xml version="1.0" encoding="utf-8"?>
<math xmlns="http://www.w3.org/1998/Math/MathML">
  <semantics>
    <mstyle color="yellow">
      <mrow>
        <mover accent="true">
          <msub>
            <mi>d</mi>
            <mn>0</mn>
          </msub>
          <mo stretchy="false">ˉ</mo>
        </mover>
      </mrow>
    </mstyle>
    <annotation encoding="StarMath 5.0">
 
color yellow {bar d_0}</annotation>
  </semantics>
</math>
</file>

<file path=Object 144/content.xml><?xml version="1.0" encoding="utf-8"?>
<math xmlns="http://www.w3.org/1998/Math/MathML">
  <semantics>
    <mstyle color="aqua">
      <mrow>
        <mover accent="true">
          <msub>
            <mi>p</mi>
            <mn>0</mn>
          </msub>
          <mo stretchy="false">ˉ</mo>
        </mover>
      </mrow>
    </mstyle>
    <annotation encoding="StarMath 5.0">
 
color cyan {bar p_0}</annotation>
  </semantics>
</math>
</file>

<file path=Object 145/content.xml><?xml version="1.0" encoding="utf-8"?>
<math xmlns="http://www.w3.org/1998/Math/MathML">
  <semantics>
    <mstyle color="white">
      <mrow>
        <mrow>
          <mover accent="true">
            <mi>f</mi>
            <mo stretchy="false">ˉ</mo>
          </mover>
          <mrow>
            <mrow>
              <mo stretchy="false">(</mo>
              <mrow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  <mo stretchy="false">)</mo>
            </mrow>
            <mi mathvariant="normal">≈</mi>
            <mover accent="true">
              <mi>f</mi>
              <mo stretchy="false">ˉ</mo>
            </mover>
          </mrow>
          <mrow>
            <mrow>
              <mo stretchy="false">(</mo>
              <mrow>
                <mstyle color="yellow">
                  <mrow>
                    <mover accent="true">
                      <msub>
                        <mi>d</mi>
                        <mn>0</mn>
                      </msub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style>
              </mrow>
              <mo stretchy="false">)</mo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row>
              <mi stretchy="false" mathvariant="normal">[</mi>
              <mstyle color="aqua">
                <mrow>
                  <mrow>
                    <mover accent="true">
                      <mi>p</mi>
                      <mo stretchy="false">ˉ</mo>
                    </mover>
                    <mi mathvariant="normal">−</mi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row>
              </mstyle>
              <mi stretchy="false" mathvariant="normal">]</mi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i stretchy="false" mathvariant="normal">[</mi>
            <mstyle color="yellow">
              <mrow>
                <mrow>
                  <mover accent="true">
                    <mi>d</mi>
                    <mo stretchy="false">ˉ</mo>
                  </mover>
                  <mi mathvariant="normal">−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  <mi stretchy="false" mathvariant="normal">]</mi>
          </mrow>
        </mrow>
      </mrow>
    </mstyle>
    <annotation encoding="StarMath 5.0">color white {
 
bar f(color yellow {bar d}, color cyan {bar p}) approx 
bar f(color yellow {bar d_0}, color cyan {bar p_0})  + 
{partial bar f}over{partial color cyan {bar p}}(color yellow {bar d_0}, color cyan {bar p_0})
[color cyan {bar p - bar p_0}]
 + 
{partial bar f}over{partial color yellow {bar d}}(color yellow {bar d_0}, color cyan {bar p_0})
[color yellow {bar d - bar d_0}]

}</annotation>
  </semantics>
</math>
</file>

<file path=Object 146/content.xml><?xml version="1.0" encoding="utf-8"?>
<math xmlns="http://www.w3.org/1998/Math/MathML">
  <semantics>
    <mstyle color="white">
      <mrow>
        <mover accent="true">
          <msub>
            <mi>f</mi>
            <mn>0</mn>
          </msub>
          <mo stretchy="false">ˉ</mo>
        </mover>
      </mrow>
    </mstyle>
    <annotation encoding="StarMath 5.0">color white {
 
bar f_0

}</annotation>
  </semantics>
</math>
</file>

<file path=Object 147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49/content.xml><?xml version="1.0" encoding="utf-8"?>
<math xmlns="http://www.w3.org/1998/Math/MathML">
  <semantics>
    <mstyle color="white">
      <mrow>
        <mover accent="true">
          <msub>
            <mi>p</mi>
            <mn>0</mn>
          </msub>
          <mo stretchy="false">ˉ</mo>
        </mover>
      </mrow>
    </mstyle>
    <annotation encoding="StarMath 5.0">color white {
 
bar p_0

}</annotation>
  </semantics>
</math>
</file>

<file path=Object 15/content.xml><?xml version="1.0" encoding="utf-8"?>
<math xmlns="http://www.w3.org/1998/Math/MathML">
  <semantics>
    <mstyle color="white">
      <mrow>
        <mrow>
          <mrow>
            <mover accent="true">
              <mi mathvariant="normal">∇</mi>
              <mo stretchy="false">ˉ</mo>
            </mover>
            <mi mathvariant="normal">⋅</mi>
            <mrow>
              <mi stretchy="false" mathvariant="normal">[</mi>
              <mrow>
                <mo stretchy="false">λ</mo>
                <mrow>
                  <mo stretchy="false">(</mo>
                  <mrow>
                    <mi>T</mi>
                    <mrow>
                      <mo stretchy="false">(</mo>
                      <mi>z</mi>
                      <mo stretchy="false">)</mo>
                    </mrow>
                  </mrow>
                  <mo stretchy="false">)</mo>
                </mrow>
                <mover accent="true">
                  <mi mathvariant="normal">∇</mi>
                  <mo stretchy="false">ˉ</mo>
                </mover>
                <mi>T</mi>
              </mrow>
              <mi stretchy="false" mathvariant="normal">]</mi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(z)) bar nabla T] = -A


}</annotation>
  </semantics>
</math>
</file>

<file path=Object 150/content.xml><?xml version="1.0" encoding="utf-8"?>
<math xmlns="http://www.w3.org/1998/Math/MathML">
  <semantics>
    <mstyle color="aqua">
      <mrow>
        <mover accent="true">
          <mo stretchy="false">δ</mo>
          <mo stretchy="false">ˉ</mo>
        </mover>
      </mrow>
    </mstyle>
    <annotation encoding="StarMath 5.0">color cyan {
 
bar %delta

}</annotation>
  </semantics>
</math>
</file>

<file path=Object 154/content.xml><?xml version="1.0" encoding="utf-8"?>
<math xmlns="http://www.w3.org/1998/Math/MathML">
  <semantics>
    <mstyle color="white">
      <mrow>
        <mrow>
          <mover accent="true">
            <mi>f</mi>
            <mo stretchy="false">ˉ</mo>
          </mover>
          <mrow>
            <mrow>
              <mo stretchy="false">(</mo>
              <mrow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  <mo stretchy="false">)</mo>
            </mrow>
            <mi mathvariant="normal">≈</mi>
            <mover accent="true">
              <mi>f</mi>
              <mo stretchy="false">ˉ</mo>
            </mover>
          </mrow>
          <mrow>
            <mrow>
              <mo stretchy="false">(</mo>
              <mrow>
                <mstyle color="yellow">
                  <mrow>
                    <mover accent="true">
                      <msub>
                        <mi>d</mi>
                        <mn>0</mn>
                      </msub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style>
              </mrow>
              <mo stretchy="false">)</mo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row>
              <mi stretchy="false" mathvariant="normal">[</mi>
              <mstyle color="aqua">
                <mrow>
                  <mrow>
                    <mover accent="true">
                      <mi>p</mi>
                      <mo stretchy="false">ˉ</mo>
                    </mover>
                    <mi mathvariant="normal">−</mi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row>
              </mstyle>
              <mi stretchy="false" mathvariant="normal">]</mi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i stretchy="false" mathvariant="normal">[</mi>
            <mstyle color="yellow">
              <mrow>
                <mrow>
                  <mover accent="true">
                    <mi>d</mi>
                    <mo stretchy="false">ˉ</mo>
                  </mover>
                  <mi mathvariant="normal">−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  <mi stretchy="false" mathvariant="normal">]</mi>
          </mrow>
        </mrow>
      </mrow>
    </mstyle>
    <annotation encoding="StarMath 5.0">color white {
 
bar f(color yellow {bar d}, color cyan {bar p}) approx 
bar f(color yellow {bar d_0}, color cyan {bar p_0})  + 
{partial bar f}over{partial color cyan {bar p}}(color yellow {bar d_0}, color cyan {bar p_0})
[color cyan {bar p - bar p_0}]
 + 
{partial bar f}over{partial color yellow {bar d}}(color yellow {bar d_0}, color cyan {bar p_0})
[color yellow {bar d - bar d_0}]

}</annotation>
  </semantics>
</math>
</file>

<file path=Object 155/content.xml><?xml version="1.0" encoding="utf-8"?>
<math xmlns="http://www.w3.org/1998/Math/MathML">
  <semantics>
    <mstyle color="white">
      <mrow>
        <mover accent="true">
          <msub>
            <mi>f</mi>
            <mn>0</mn>
          </msub>
          <mo stretchy="false">ˉ</mo>
        </mover>
      </mrow>
    </mstyle>
    <annotation encoding="StarMath 5.0">color white {
 
bar f_0

}</annotation>
  </semantics>
</math>
</file>

<file path=Object 157/content.xml><?xml version="1.0" encoding="utf-8"?>
<math xmlns="http://www.w3.org/1998/Math/MathML">
  <semantics>
    <mstyle color="white">
      <mrow>
        <mrow>
          <mover accent="true">
            <mi>f</mi>
            <mo stretchy="false">ˉ</mo>
          </mover>
          <mrow>
            <mrow>
              <mo stretchy="false">(</mo>
              <mrow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  <mo stretchy="false">)</mo>
            </mrow>
            <mi mathvariant="normal">≈</mi>
            <mover accent="true">
              <mi>f</mi>
              <mo stretchy="false">ˉ</mo>
            </mover>
          </mrow>
          <mrow>
            <mrow>
              <mo stretchy="false">(</mo>
              <mrow>
                <mstyle color="yellow">
                  <mrow>
                    <mover accent="true">
                      <msub>
                        <mi>d</mi>
                        <mn>0</mn>
                      </msub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style>
              </mrow>
              <mo stretchy="false">)</mo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row>
              <mi stretchy="false" mathvariant="normal">[</mi>
              <mstyle color="aqua">
                <mrow>
                  <mrow>
                    <mover accent="true">
                      <mi>p</mi>
                      <mo stretchy="false">ˉ</mo>
                    </mover>
                    <mi mathvariant="normal">−</mi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row>
              </mstyle>
              <mi stretchy="false" mathvariant="normal">]</mi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i stretchy="false" mathvariant="normal">[</mi>
            <mstyle color="yellow">
              <mrow>
                <mrow>
                  <mover accent="true">
                    <mi>d</mi>
                    <mo stretchy="false">ˉ</mo>
                  </mover>
                  <mi mathvariant="normal">−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  <mi stretchy="false" mathvariant="normal">]</mi>
          </mrow>
        </mrow>
      </mrow>
    </mstyle>
    <annotation encoding="StarMath 5.0">color white {
 
bar f(color yellow {bar d}, color cyan {bar p}) approx 
bar f(color yellow {bar d_0}, color cyan {bar p_0})  + 
{partial bar f}over{partial color cyan {bar p}}(color yellow {bar d_0}, color cyan {bar p_0})
[color cyan {bar p - bar p_0}]
 + 
{partial bar f}over{partial color yellow {bar d}}(color yellow {bar d_0}, color cyan {bar p_0})
[color yellow {bar d - bar d_0}]

}</annotation>
  </semantics>
</math>
</file>

<file path=Object 16/content.xml><?xml version="1.0" encoding="utf-8"?>
<math xmlns="http://www.w3.org/1998/Math/MathML">
  <semantics>
    <mstyle color="white">
      <mrow>
        <mrow>
          <mrow>
            <mfrac>
              <mrow>
                <mi mathvariant="normal">∂</mi>
                <mi>U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row>
                <mi mathvariant="normal">∂</mi>
                <mi>U</mi>
              </mrow>
              <mrow>
                <mi mathvariant="normal">∂</mi>
                <mi>T</mi>
              </mrow>
            </mfrac>
          </mrow>
          <mrow>
            <mfrac>
              <mrow>
                <mi mathvariant="normal">∂</mi>
                <mi>T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row>
                <mo stretchy="false">λ</mo>
                <mrow>
                  <mo stretchy="false">(</mo>
                  <mi>T</mi>
                  <mo stretchy="false">)</mo>
                </mrow>
              </mrow>
              <msub>
                <mo stretchy="false">λ</mo>
                <mn>0</mn>
              </msub>
            </mfrac>
          </mrow>
          <mfrac>
            <mrow>
              <mi mathvariant="normal">∂</mi>
              <mi>T</mi>
            </mrow>
            <mrow>
              <mi mathvariant="normal">∂</mi>
              <msub>
                <mi>x</mi>
                <mi>i</mi>
              </msub>
            </mrow>
          </mfrac>
        </mrow>
      </mrow>
    </mstyle>
    <annotation encoding="StarMath 5.0">color white {

{partial U}over{partial x_i} = {partial U}over{partial T} {partial T}over{partial x_i} =  {%lambda(T)}over{%lambda_0} {partial T}over{partial x_i}

}</annotation>
  </semantics>
</math>
</file>

<file path=Object 167/content.xml><?xml version="1.0" encoding="utf-8"?>
<math xmlns="http://www.w3.org/1998/Math/MathML">
  <semantics>
    <mstyle color="white">
      <mrow>
        <mi mathvariant="normal">⋮</mi>
      </mrow>
    </mstyle>
    <annotation encoding="StarMath 5.0">color white {
 dotsvert 
}</annotation>
  </semantics>
</math>
</file>

<file path=Object 168/content.xml><?xml version="1.0" encoding="utf-8"?>
<math xmlns="http://www.w3.org/1998/Math/MathML">
  <semantics>
    <mstyle color="white">
      <mrow>
        <mover accent="true">
          <mover accent="true">
            <mo stretchy="false">λ</mo>
            <mo stretchy="false">ˉ</mo>
          </mover>
          <mo stretchy="false">ˉ</mo>
        </mover>
      </mrow>
    </mstyle>
    <annotation encoding="StarMath 5.0">color white {
bar {bar{%lambda}}


}</annotation>
  </semantics>
</math>
</file>

<file path=Object 17/content.xml><?xml version="1.0" encoding="utf-8"?>
<math xmlns="http://www.w3.org/1998/Math/MathML">
  <semantics>
    <mstyle color="white">
      <mrow>
        <mrow>
          <mrow>
            <mfrac>
              <mrow>
                <mi mathvariant="normal">∂</mi>
                <mi>T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sub>
                <mo stretchy="false">λ</mo>
                <mn>0</mn>
              </msub>
              <mrow>
                <mo stretchy="false">λ</mo>
                <mrow>
                  <mo stretchy="false">(</mo>
                  <mi>T</mi>
                  <mo stretchy="false">)</mo>
                </mrow>
              </mrow>
            </mfrac>
          </mrow>
          <mfrac>
            <mrow>
              <mi mathvariant="normal">∂</mi>
              <mi>U</mi>
            </mrow>
            <mrow>
              <mi mathvariant="normal">∂</mi>
              <msub>
                <mi>x</mi>
                <mi>i</mi>
              </msub>
            </mrow>
          </mfrac>
        </mrow>
      </mrow>
    </mstyle>
    <annotation encoding="StarMath 5.0">color white {

 {partial T}over{partial x_i} = {%lambda_0}over{%lambda(T)} {partial U}over{partial x_i}

}</annotation>
  </semantics>
</math>
</file>

<file path=Object 170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71/content.xml><?xml version="1.0" encoding="utf-8"?>
<math xmlns="http://www.w3.org/1998/Math/MathML">
  <semantics>
    <mstyle color="aqua">
      <mrow>
        <mover accent="true">
          <mo stretchy="false">δ</mo>
          <mo stretchy="false">ˉ</mo>
        </mover>
      </mrow>
    </mstyle>
    <annotation encoding="StarMath 5.0">color cyan {
 
bar %delta

}</annotation>
  </semantics>
</math>
</file>

<file path=Object 172/content.xml><?xml version="1.0" encoding="utf-8"?>
<math xmlns="http://www.w3.org/1998/Math/MathML">
  <semantics>
    <mstyle color="yellow">
      <mrow>
        <mover accent="true">
          <mover accent="true">
            <mi>B</mi>
            <mo stretchy="false">ˉ</mo>
          </mover>
          <mo stretchy="false">ˉ</mo>
        </mover>
      </mrow>
    </mstyle>
    <annotation encoding="StarMath 5.0">color yellow {
 
bar {bar B }

}</annotation>
  </semantics>
</math>
</file>

<file path=Object 173/content.xml><?xml version="1.0" encoding="utf-8"?>
<math xmlns="http://www.w3.org/1998/Math/MathML">
  <semantics>
    <mstyle color="yellow">
      <mrow>
        <mover accent="true">
          <mi>v</mi>
          <mo stretchy="false">ˉ</mo>
        </mover>
      </mrow>
    </mstyle>
    <annotation encoding="StarMath 5.0">color yellow {
 
bar v

}</annotation>
  </semantics>
</math>
</file>

<file path=Object 174/content.xml><?xml version="1.0" encoding="utf-8"?>
<math xmlns="http://www.w3.org/1998/Math/MathML">
  <semantics>
    <mstyle color="aqua">
      <mrow>
        <mover accent="true">
          <msub>
            <mi>p</mi>
            <mn>0</mn>
          </msub>
          <mo stretchy="false">ˉ</mo>
        </mover>
      </mrow>
    </mstyle>
    <annotation encoding="StarMath 5.0">color cyan {
 
bar p_0

}</annotation>
  </semantics>
</math>
</file>

<file path=Object 176/content.xml><?xml version="1.0" encoding="utf-8"?>
<math xmlns="http://www.w3.org/1998/Math/MathML">
  <semantics>
    <mstyle color="yellow">
      <mrow>
        <mover accent="true">
          <msub>
            <mi>d</mi>
            <mn>0</mn>
          </msub>
          <mo stretchy="false">ˉ</mo>
        </mover>
      </mrow>
    </mstyle>
    <annotation encoding="StarMath 5.0">color yellow {
 
bar d_0

}</annotation>
  </semantics>
</math>
</file>

<file path=Object 177/content.xml><?xml version="1.0" encoding="utf-8"?>
<math xmlns="http://www.w3.org/1998/Math/MathML">
  <semantics>
    <mstyle color="yellow">
      <mrow>
        <mover accent="true">
          <mi>d</mi>
          <mo stretchy="false">ˉ</mo>
        </mover>
      </mrow>
    </mstyle>
    <annotation encoding="StarMath 5.0">color yellow {
 
bar d

}</annotation>
  </semantics>
</math>
</file>

<file path=Object 178/content.xml><?xml version="1.0" encoding="utf-8"?>
<math xmlns="http://www.w3.org/1998/Math/MathML">
  <semantics>
    <mstyle color="white">
      <mrow>
        <mover accent="true">
          <mover accent="true">
            <mo stretchy="false">λ</mo>
            <mo stretchy="false">ˉ</mo>
          </mover>
          <mo stretchy="false">ˉ</mo>
        </mover>
      </mrow>
    </mstyle>
    <annotation encoding="StarMath 5.0">color white {
bar {bar{%lambda}}


}</annotation>
  </semantics>
</math>
</file>

<file path=Object 179/content.xml><?xml version="1.0" encoding="utf-8"?>
<math xmlns="http://www.w3.org/1998/Math/MathML">
  <semantics>
    <mstyle color="white">
      <mrow>
        <mover accent="true">
          <mover accent="true">
            <mo stretchy="false">λ</mo>
            <mo stretchy="false">ˉ</mo>
          </mover>
          <mo stretchy="false">ˉ</mo>
        </mover>
      </mrow>
    </mstyle>
    <annotation encoding="StarMath 5.0">color white {
bar {bar{%lambda}}


}</annotation>
  </semantics>
</math>
</file>

<file path=Object 18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T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n>0</mn>
                </msub>
                <mi>T</mi>
              </munderover>
              <mrow>
                <mfrac>
                  <mrow>
                    <mo stretchy="false">λ</mo>
                    <mrow>
                      <mo stretchy="false">(</mo>
                      <mo stretchy="false">τ</mo>
                      <mo stretchy="false">)</mo>
                    </mrow>
                  </mrow>
                  <msub>
                    <mo stretchy="false">λ</mo>
                    <mn>0</mn>
                  </msub>
                </mfrac>
                <mi>d</mi>
                <mo stretchy="false">τ</mo>
              </mrow>
            </mrow>
          </mrow>
        </mrow>
      </mrow>
    </mstyle>
    <annotation encoding="StarMath 5.0">color white {

U(T) = int from {T_0} to {T} { {%lambda(%tau)}over{%lambda_0} d %tau } 

}</annotation>
  </semantics>
</math>
</file>

<file path=Object 180/content.xml><?xml version="1.0" encoding="utf-8"?>
<math xmlns="http://www.w3.org/1998/Math/MathML">
  <semantics>
    <mstyle color="white">
      <mrow>
        <mrow>
          <mfrac>
            <mrow>
              <mi mathvariant="normal">∂</mi>
              <mi>T</mi>
            </mrow>
            <mrow>
              <mi mathvariant="normal">∂</mi>
              <mi>t</mi>
            </mrow>
          </mfrac>
          <mi mathvariant="normal">=</mi>
          <mn>0</mn>
        </mrow>
      </mrow>
    </mstyle>
    <annotation encoding="StarMath 5.0">color white {

{partial T} over {partial t} = 0

}</annotation>
  </semantics>
</math>
</file>

<file path=Object 181/content.xml><?xml version="1.0" encoding="utf-8"?>
<math xmlns="http://www.w3.org/1998/Math/MathML">
  <semantics>
    <mstyle color="white">
      <mrow>
        <mrow>
          <mrow>
            <mover accent="true">
              <mover accent="true">
                <mo stretchy="false">λ</mo>
                <mo stretchy="false">ˉ</mo>
              </mover>
              <mo stretchy="false">ˉ</mo>
            </mover>
            <mi mathvariant="normal">=</mi>
            <mo stretchy="false">λ</mo>
          </mrow>
          <mover accent="true">
            <mover accent="true">
              <mi>I</mi>
              <mo stretchy="false">ˉ</mo>
            </mover>
            <mo stretchy="false">ˉ</mo>
          </mover>
        </mrow>
      </mrow>
    </mstyle>
    <annotation encoding="StarMath 5.0">color white {

bar {bar {%lambda}} = %lambda bar{bar{I }}
}</annotation>
  </semantics>
</math>
</file>

<file path=Object 182/content.xml><?xml version="1.0" encoding="utf-8"?>
<math xmlns="http://www.w3.org/1998/Math/MathML">
  <semantics>
    <mstyle color="white">
      <mrow>
        <mrow>
          <mrow>
            <mo stretchy="false">λ</mo>
            <mi mathvariant="normal">=</mi>
            <mo stretchy="false">λ</mo>
          </mrow>
          <mrow>
            <mo stretchy="false">(</mo>
            <mi>T</mi>
            <mo stretchy="false">)</mo>
          </mrow>
        </mrow>
      </mrow>
    </mstyle>
    <annotation encoding="StarMath 5.0">color white {

%lambda  = %lambda (T)
}</annotation>
  </semantics>
</math>
</file>

<file path=Object 183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84/content.xml><?xml version="1.0" encoding="utf-8"?>
<math xmlns="http://www.w3.org/1998/Math/MathML">
  <semantics>
    <mstyle color="white">
      <mrow>
        <mrow>
          <mover accent="true">
            <mi>f</mi>
            <mo stretchy="false">ˉ</mo>
          </mover>
          <mrow>
            <mrow>
              <mo stretchy="false">(</mo>
              <mrow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  <mo stretchy="false">)</mo>
            </mrow>
            <mi mathvariant="normal">=</mi>
            <msub>
              <mfenced open="[" close="]">
                <mtable>
                  <mtr>
                    <mtd>
                      <mrow>
                        <msub>
                          <mi>f</mi>
                          <mn>1</mn>
                        </msub>
                        <mrow>
                          <mo stretchy="false">(</mo>
                          <mrow>
                            <mstyle color="yellow">
                              <mrow>
                                <msub>
                                  <mi>d</mi>
                                  <mn>1</mn>
                                </msub>
                              </mrow>
                            </mstyle>
                            <mi>,</mi>
                            <mstyle color="aqua">
                              <mrow>
                                <mover accent="true">
                                  <mi>p</mi>
                                  <mo stretchy="false">ˉ</mo>
                                </mover>
                              </mrow>
                            </mstyle>
                          </mrow>
                          <mo stretchy="false">)</mo>
                        </mrow>
                      </mrow>
                    </mtd>
                  </mtr>
                  <mtr>
                    <mtd>
                      <mrow>
                        <msub>
                          <mi>f</mi>
                          <mn>2</mn>
                        </msub>
                        <mrow>
                          <mo stretchy="false">(</mo>
                          <mrow>
                            <mstyle color="yellow">
                              <mrow>
                                <msub>
                                  <mi>d</mi>
                                  <mn>2</mn>
                                </msub>
                              </mrow>
                            </mstyle>
                            <mi>,</mi>
                            <mstyle color="aqua">
                              <mrow>
                                <mover accent="true">
                                  <mi>p</mi>
                                  <mo stretchy="false">ˉ</mo>
                                </mover>
                              </mrow>
                            </mstyle>
                          </mrow>
                          <mo stretchy="false">)</mo>
                        </mrow>
                      </mrow>
                    </mtd>
                  </mtr>
                  <mtr>
                    <mtd>
                      <mrow>
                        <msub>
                          <mi>f</mi>
                          <mn>3</mn>
                        </msub>
                        <mrow>
                          <mo stretchy="false">(</mo>
                          <mrow>
                            <mstyle color="yellow">
                              <mrow>
                                <msub>
                                  <mi>d</mi>
                                  <mn>3</mn>
                                </msub>
                              </mrow>
                            </mstyle>
                            <mi>,</mi>
                            <mstyle color="aqua">
                              <mrow>
                                <mover accent="true">
                                  <mi>p</mi>
                                  <mo stretchy="false">ˉ</mo>
                                </mover>
                              </mrow>
                            </mstyle>
                          </mrow>
                          <mo stretchy="false">)</mo>
                        </mrow>
                      </mrow>
                    </mtd>
                  </mtr>
                  <mtr>
                    <mtd>
                      <mstyle color="white">
                        <mrow>
                          <mi mathvariant="normal">⋮</mi>
                        </mrow>
                      </mstyle>
                    </mtd>
                  </mtr>
                  <mtr>
                    <mtd>
                      <mrow>
                        <msub>
                          <mi>f</mi>
                          <mi>N</mi>
                        </msub>
                        <mrow>
                          <mo stretchy="false">(</mo>
                          <mrow>
                            <mstyle color="yellow">
                              <mrow>
                                <msub>
                                  <mi>d</mi>
                                  <mi>N</mi>
                                </msub>
                              </mrow>
                            </mstyle>
                            <mi>,</mi>
                            <mstyle color="aqua">
                              <mrow>
                                <mover accent="true">
                                  <mi>p</mi>
                                  <mo stretchy="false">ˉ</mo>
                                </mover>
                              </mrow>
                            </mstyle>
                          </mrow>
                          <mo stretchy="false">)</mo>
                        </mrow>
                      </mrow>
                    </mtd>
                  </mtr>
                </mtable>
              </mfenced>
              <mrow>
                <mi>N</mi>
                <mi mathvariant="normal">×</mi>
                <mn>1</mn>
              </mrow>
            </msub>
          </mrow>
        </mrow>
      </mrow>
    </mstyle>
    <annotation encoding="StarMath 5.0">color white {

bar f (color yellow {bar d}, color cyan {bar p}) = 
left [ 
stack{
f_1(color yellow {d_1}, color cyan {bar p}) # 
f_2(color yellow {d_2}, color cyan {bar p}) # 
f_3(color yellow {d_3}, color cyan {bar p}) # 
color white {dotsvert} # 
f_N(color yellow {d_N}, color cyan {bar p})
} 
right ]_{N times 1}

}</annotation>
  </semantics>
</math>
</file>

<file path=Object 185/content.xml><?xml version="1.0" encoding="utf-8"?>
<math xmlns="http://www.w3.org/1998/Math/MathML">
  <semantics>
    <mstyle color="aqua">
      <mrow>
        <mover accent="true">
          <mo stretchy="false">δ</mo>
          <mo stretchy="false">ˉ</mo>
        </mover>
      </mrow>
    </mstyle>
    <annotation encoding="StarMath 5.0">color cyan {
 
bar %delta

}</annotation>
  </semantics>
</math>
</file>

<file path=Object 186/content.xml><?xml version="1.0" encoding="utf-8"?>
<math xmlns="http://www.w3.org/1998/Math/MathML">
  <semantics>
    <mstyle color="yellow">
      <mrow>
        <mover accent="true">
          <mover accent="true">
            <mi>B</mi>
            <mo stretchy="false">ˉ</mo>
          </mover>
          <mo stretchy="false">ˉ</mo>
        </mover>
      </mrow>
    </mstyle>
    <annotation encoding="StarMath 5.0">color yellow {
 
bar {bar B }

}</annotation>
  </semantics>
</math>
</file>

<file path=Object 189/content.xml><?xml version="1.0" encoding="utf-8"?>
<math xmlns="http://www.w3.org/1998/Math/MathML">
  <semantics>
    <mstyle color="white">
      <mrow>
        <mrow>
          <mover accent="true">
            <mi>f</mi>
            <mo stretchy="false">ˉ</mo>
          </mover>
          <mrow>
            <mrow>
              <mo stretchy="false">(</mo>
              <mrow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  <mo stretchy="false">)</mo>
            </mrow>
            <mi mathvariant="normal">≈</mi>
            <mover accent="true">
              <mi>f</mi>
              <mo stretchy="false">ˉ</mo>
            </mover>
          </mrow>
          <mrow>
            <mrow>
              <mo stretchy="false">(</mo>
              <mrow>
                <mstyle color="yellow">
                  <mrow>
                    <mover accent="true">
                      <msub>
                        <mi>d</mi>
                        <mn>0</mn>
                      </msub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style>
              </mrow>
              <mo stretchy="false">)</mo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row>
              <mi stretchy="false" mathvariant="normal">[</mi>
              <mstyle color="aqua">
                <mrow>
                  <mrow>
                    <mover accent="true">
                      <mi>p</mi>
                      <mo stretchy="false">ˉ</mo>
                    </mover>
                    <mi mathvariant="normal">−</mi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row>
              </mstyle>
              <mi stretchy="false" mathvariant="normal">]</mi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i stretchy="false" mathvariant="normal">[</mi>
            <mstyle color="yellow">
              <mrow>
                <mrow>
                  <mover accent="true">
                    <mi>d</mi>
                    <mo stretchy="false">ˉ</mo>
                  </mover>
                  <mi mathvariant="normal">−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  <mi stretchy="false" mathvariant="normal">]</mi>
          </mrow>
        </mrow>
      </mrow>
    </mstyle>
    <annotation encoding="StarMath 5.0">color white {
 
bar f(color yellow {bar d}, color cyan {bar p}) approx 
bar f(color yellow {bar d_0}, color cyan {bar p_0})  + 
{partial bar f}over{partial color cyan {bar p}}(color yellow {bar d_0}, color cyan {bar p_0})
[color cyan {bar p - bar p_0}]
 + 
{partial bar f}over{partial color yellow {bar d}}(color yellow {bar d_0}, color cyan {bar p_0})
[color yellow {bar d - bar d_0}]

}</annotation>
  </semantics>
</math>
</file>

<file path=Object 19/content.xml><?xml version="1.0" encoding="utf-8"?>
<math xmlns="http://www.w3.org/1998/Math/MathML">
  <semantics>
    <mstyle color="white">
      <mrow>
        <mrow>
          <mrow>
            <mfrac>
              <mrow>
                <mi mathvariant="normal">∂</mi>
                <mi>U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row>
                <mi mathvariant="normal">∂</mi>
                <mi>U</mi>
              </mrow>
              <mrow>
                <mi mathvariant="normal">∂</mi>
                <mi>T</mi>
              </mrow>
            </mfrac>
          </mrow>
          <mrow>
            <mfrac>
              <mrow>
                <mi mathvariant="normal">∂</mi>
                <mi>T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row>
                <mo stretchy="false">λ</mo>
                <mrow>
                  <mo stretchy="false">(</mo>
                  <mi>T</mi>
                  <mo stretchy="false">)</mo>
                </mrow>
              </mrow>
              <msub>
                <mo stretchy="false">λ</mo>
                <mn>0</mn>
              </msub>
            </mfrac>
          </mrow>
          <mfrac>
            <mrow>
              <mi mathvariant="normal">∂</mi>
              <mi>T</mi>
            </mrow>
            <mrow>
              <mi mathvariant="normal">∂</mi>
              <msub>
                <mi>x</mi>
                <mi>i</mi>
              </msub>
            </mrow>
          </mfrac>
        </mrow>
      </mrow>
    </mstyle>
    <annotation encoding="StarMath 5.0">color white {

{partial U}over{partial x_i} = {partial U}over{partial T} {partial T}over{partial x_i} =  {%lambda(T)}over{%lambda_0} {partial T}over{partial x_i}

}</annotation>
  </semantics>
</math>
</file>

<file path=Object 190/content.xml><?xml version="1.0" encoding="utf-8"?>
<math xmlns="http://www.w3.org/1998/Math/MathML">
  <semantics>
    <mstyle color="white">
      <mrow>
        <mover accent="true">
          <msub>
            <mi>f</mi>
            <mn>0</mn>
          </msub>
          <mo stretchy="false">ˉ</mo>
        </mover>
      </mrow>
    </mstyle>
    <annotation encoding="StarMath 5.0">color white {
 
bar f_0

}</annotation>
  </semantics>
</math>
</file>

<file path=Object 191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92/content.xml><?xml version="1.0" encoding="utf-8"?>
<math xmlns="http://www.w3.org/1998/Math/MathML">
  <semantics>
    <mstyle color="aqua">
      <mrow>
        <mover accent="true">
          <mo stretchy="false">δ</mo>
          <mo stretchy="false">ˉ</mo>
        </mover>
      </mrow>
    </mstyle>
    <annotation encoding="StarMath 5.0">color cyan {
 
bar %delta

}</annotation>
  </semantics>
</math>
</file>

<file path=Object 193/content.xml><?xml version="1.0" encoding="utf-8"?>
<math xmlns="http://www.w3.org/1998/Math/MathML">
  <semantics>
    <mstyle color="yellow">
      <mrow>
        <mover accent="true">
          <mover accent="true">
            <mi>B</mi>
            <mo stretchy="false">ˉ</mo>
          </mover>
          <mo stretchy="false">ˉ</mo>
        </mover>
      </mrow>
    </mstyle>
    <annotation encoding="StarMath 5.0">color yellow {
 
bar {bar B }

}</annotation>
  </semantics>
</math>
</file>

<file path=Object 194/content.xml><?xml version="1.0" encoding="utf-8"?>
<math xmlns="http://www.w3.org/1998/Math/MathML">
  <semantics>
    <mstyle color="yellow">
      <mrow>
        <mover accent="true">
          <mi>v</mi>
          <mo stretchy="false">ˉ</mo>
        </mover>
      </mrow>
    </mstyle>
    <annotation encoding="StarMath 5.0">color yellow {
 
bar v

}</annotation>
  </semantics>
</math>
</file>

<file path=Object 2/content.xml><?xml version="1.0" encoding="utf-8"?>
<math xmlns="http://www.w3.org/1998/Math/MathML">
  <semantics>
    <mstyle color="white">
      <mrow>
        <mrow>
          <mo stretchy="false">ρ</mo>
          <mi>c</mi>
          <mrow>
            <mfrac>
              <mrow>
                <mi mathvariant="normal">∂</mi>
                <mi>T</mi>
              </mrow>
              <mrow>
                <mi mathvariant="normal">∂</mi>
                <mi>t</mi>
              </mrow>
            </mfrac>
            <mi mathvariant="normal">=</mi>
            <mrow>
              <mi>A</mi>
              <mo stretchy="false">+</mo>
              <mrow>
                <mover accent="true">
                  <mi mathvariant="normal">∇</mi>
                  <mo stretchy="false">ˉ</mo>
                </mover>
                <mi mathvariant="normal">⋅</mi>
                <mrow>
                  <mo stretchy="false">(</mo>
                  <mrow>
                    <mover accent="true">
                      <mover accent="true">
                        <mo stretchy="false">λ</mo>
                        <mo stretchy="false">ˉ</mo>
                      </mover>
                      <mo stretchy="false">ˉ</mo>
                    </mover>
                    <mover accent="true">
                      <mi mathvariant="normal">∇</mi>
                      <mo stretchy="false">ˉ</mo>
                    </mover>
                    <mi>T</mi>
                  </mrow>
                  <mo stretchy="false">)</mo>
                </mrow>
              </mrow>
            </mrow>
          </mrow>
        </mrow>
      </mrow>
    </mstyle>
    <annotation encoding="StarMath 5.0">color white {
%rho c {partial T} over {partial t} = A + 
bar {nabla}  cdot (bar {bar{%lambda}}   bar {nabla} T)


}</annotation>
  </semantics>
</math>
</file>

<file path=Object 20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T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n>0</mn>
                </msub>
                <mi>T</mi>
              </munderover>
              <mrow>
                <mfrac>
                  <mrow>
                    <mo stretchy="false">λ</mo>
                    <mrow>
                      <mo stretchy="false">(</mo>
                      <mo stretchy="false">τ</mo>
                      <mo stretchy="false">)</mo>
                    </mrow>
                  </mrow>
                  <msub>
                    <mo stretchy="false">λ</mo>
                    <mn>0</mn>
                  </msub>
                </mfrac>
                <mi>d</mi>
                <mo stretchy="false">τ</mo>
              </mrow>
            </mrow>
          </mrow>
        </mrow>
      </mrow>
    </mstyle>
    <annotation encoding="StarMath 5.0">color white {

U(T) = int from {T_0} to {T} { {%lambda(%tau)}over{%lambda_0} d %tau } 

}</annotation>
  </semantics>
</math>
</file>

<file path=Object 21/content.xml><?xml version="1.0" encoding="utf-8"?>
<math xmlns="http://www.w3.org/1998/Math/MathML">
  <semantics>
    <mstyle color="white">
      <mrow>
        <mrow>
          <mrow>
            <mfrac>
              <mrow>
                <mi mathvariant="normal">∂</mi>
                <mi>U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row>
                <mi mathvariant="normal">∂</mi>
                <mi>U</mi>
              </mrow>
              <mrow>
                <mi mathvariant="normal">∂</mi>
                <mi>T</mi>
              </mrow>
            </mfrac>
          </mrow>
          <mrow>
            <mfrac>
              <mrow>
                <mi mathvariant="normal">∂</mi>
                <mi>T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row>
                <mo stretchy="false">λ</mo>
                <mrow>
                  <mo stretchy="false">(</mo>
                  <mi>T</mi>
                  <mo stretchy="false">)</mo>
                </mrow>
              </mrow>
              <msub>
                <mo stretchy="false">λ</mo>
                <mn>0</mn>
              </msub>
            </mfrac>
          </mrow>
          <mfrac>
            <mrow>
              <mi mathvariant="normal">∂</mi>
              <mi>T</mi>
            </mrow>
            <mrow>
              <mi mathvariant="normal">∂</mi>
              <msub>
                <mi>x</mi>
                <mi>i</mi>
              </msub>
            </mrow>
          </mfrac>
        </mrow>
      </mrow>
    </mstyle>
    <annotation encoding="StarMath 5.0">color white {

{partial U}over{partial x_i} = {partial U}over{partial T} {partial T}over{partial x_i} =  {%lambda(T)}over{%lambda_0} {partial T}over{partial x_i}

}</annotation>
  </semantics>
</math>
</file>

<file path=Object 22/content.xml><?xml version="1.0" encoding="utf-8"?>
<math xmlns="http://www.w3.org/1998/Math/MathML">
  <semantics>
    <mstyle color="white">
      <mrow>
        <mrow>
          <mrow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o stretchy="false">λ</mo>
                  <mrow>
                    <mo stretchy="false">(</mo>
                    <mi>T</mi>
                    <mo stretchy="false">)</mo>
                  </mrow>
                  <mover accent="true">
                    <mi mathvariant="normal">∇</mi>
                    <mo stretchy="false">ˉ</mo>
                  </mover>
                  <mi>T</mi>
                </mrow>
                <mi stretchy="false" mathvariant="normal">]</mi>
              </mrow>
            </mrow>
            <mi mathvariant="normal">=</mi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row>
                    <mo stretchy="false">λ</mo>
                    <mrow>
                      <mo stretchy="false">(</mo>
                      <mi>T</mi>
                      <mo stretchy="false">)</mo>
                    </mrow>
                  </mrow>
                  <mfrac>
                    <msub>
                      <mo stretchy="false">λ</mo>
                      <mn>0</mn>
                    </msub>
                    <mrow>
                      <mo stretchy="false">λ</mo>
                      <mrow>
                        <mo stretchy="false">(</mo>
                        <mi>T</mi>
                        <mo stretchy="false">)</mo>
                      </mrow>
                    </mrow>
                  </mfrac>
                  <mover accent="true">
                    <mi mathvariant="normal">∇</mi>
                    <mo stretchy="false">ˉ</mo>
                  </mover>
                  <mi>U</mi>
                </mrow>
                <mi stretchy="false" mathvariant="normal">]</mi>
              </mrow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) bar nabla T] = bar nabla cdot [overstrike {%lambda(T)} {%lambda_0}over{overstrike {%lambda(T)}} bar nabla U] = -A


}</annotation>
  </semantics>
</math>
</file>

<file path=Object 23/content.xml><?xml version="1.0" encoding="utf-8"?>
<math xmlns="http://www.w3.org/1998/Math/MathML">
  <semantics>
    <mstyle color="white">
      <mrow>
        <mrow>
          <mrow>
            <mfrac>
              <mrow>
                <mi mathvariant="normal">∂</mi>
                <mi>T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sub>
                <mo stretchy="false">λ</mo>
                <mn>0</mn>
              </msub>
              <mrow>
                <mo stretchy="false">λ</mo>
                <mrow>
                  <mo stretchy="false">(</mo>
                  <mi>T</mi>
                  <mo stretchy="false">)</mo>
                </mrow>
              </mrow>
            </mfrac>
          </mrow>
          <mfrac>
            <mrow>
              <mi mathvariant="normal">∂</mi>
              <mi>U</mi>
            </mrow>
            <mrow>
              <mi mathvariant="normal">∂</mi>
              <msub>
                <mi>x</mi>
                <mi>i</mi>
              </msub>
            </mrow>
          </mfrac>
        </mrow>
      </mrow>
    </mstyle>
    <annotation encoding="StarMath 5.0">color white {

 {partial T}over{partial x_i} = {%lambda_0}over{%lambda(T)} {partial U}over{partial x_i}

}</annotation>
  </semantics>
</math>
</file>

<file path=Object 24/content.xml><?xml version="1.0" encoding="utf-8"?>
<math xmlns="http://www.w3.org/1998/Math/MathML">
  <semantics>
    <mstyle color="white">
      <mrow>
        <mrow>
          <mover accent="true">
            <mi mathvariant="normal">∇</mi>
            <mo stretchy="false">ˉ</mo>
          </mover>
          <mrow>
            <mi>T</mi>
            <mi mathvariant="normal">=</mi>
            <mfrac>
              <msub>
                <mo stretchy="false">λ</mo>
                <mn>0</mn>
              </msub>
              <mrow>
                <mo stretchy="false">λ</mo>
                <mrow>
                  <mo stretchy="false">(</mo>
                  <mi>T</mi>
                  <mo stretchy="false">)</mo>
                </mrow>
              </mrow>
            </mfrac>
          </mrow>
          <mover accent="true">
            <mi mathvariant="normal">∇</mi>
            <mo stretchy="false">ˉ</mo>
          </mover>
          <mi>U</mi>
        </mrow>
      </mrow>
    </mstyle>
    <annotation encoding="StarMath 5.0">color white {

 bar nabla T = {%lambda_0}over{%lambda(T)} bar nabla U

}</annotation>
  </semantics>
</math>
</file>

<file path=Object 25/content.xml><?xml version="1.0" encoding="utf-8"?>
<math xmlns="http://www.w3.org/1998/Math/MathML">
  <semantics>
    <mstyle color="white">
      <mrow>
        <mrow>
          <mrow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o stretchy="false">λ</mo>
                  <mrow>
                    <mo stretchy="false">(</mo>
                    <mi>T</mi>
                    <mo stretchy="false">)</mo>
                  </mrow>
                  <mover accent="true">
                    <mi mathvariant="normal">∇</mi>
                    <mo stretchy="false">ˉ</mo>
                  </mover>
                  <mi>T</mi>
                </mrow>
                <mi stretchy="false" mathvariant="normal">]</mi>
              </mrow>
            </mrow>
            <mi mathvariant="normal">=</mi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row>
                    <mo stretchy="false">λ</mo>
                    <mrow>
                      <mo stretchy="false">(</mo>
                      <mi>T</mi>
                      <mo stretchy="false">)</mo>
                    </mrow>
                  </mrow>
                  <mfrac>
                    <msub>
                      <mo stretchy="false">λ</mo>
                      <mn>0</mn>
                    </msub>
                    <mrow>
                      <mo stretchy="false">λ</mo>
                      <mrow>
                        <mo stretchy="false">(</mo>
                        <mi>T</mi>
                        <mo stretchy="false">)</mo>
                      </mrow>
                    </mrow>
                  </mfrac>
                  <mover accent="true">
                    <mi mathvariant="normal">∇</mi>
                    <mo stretchy="false">ˉ</mo>
                  </mover>
                  <mi>U</mi>
                </mrow>
                <mi stretchy="false" mathvariant="normal">]</mi>
              </mrow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) bar nabla T] = bar nabla cdot [overstrike {%lambda(T)} {%lambda_0}over{overstrike {%lambda(T)}} bar nabla U] = -A


}</annotation>
  </semantics>
</math>
</file>

<file path=Object 26/content.xml><?xml version="1.0" encoding="utf-8"?>
<math xmlns="http://www.w3.org/1998/Math/MathML">
  <semantics>
    <mstyle color="white">
      <mrow>
        <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frac>
                <mi>A</mi>
                <msub>
                  <mo stretchy="false">λ</mo>
                  <mn>0</mn>
                </msub>
              </mfrac>
            </mrow>
          </mrow>
        </mrow>
      </mrow>
    </mstyle>
    <annotation encoding="StarMath 5.0">color white {
 
{bar nabla}^2 U = - {{A} over {%lambda_0}}


}</annotation>
  </semantics>
</math>
</file>

<file path=Object 27/content.xml><?xml version="1.0" encoding="utf-8"?>
<math xmlns="http://www.w3.org/1998/Math/MathML">
  <semantics>
    <mstyle color="white">
      <mrow>
        <mrow>
          <mrow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o stretchy="false">λ</mo>
                  <mrow>
                    <mo stretchy="false">(</mo>
                    <mi>T</mi>
                    <mo stretchy="false">)</mo>
                  </mrow>
                  <mover accent="true">
                    <mi mathvariant="normal">∇</mi>
                    <mo stretchy="false">ˉ</mo>
                  </mover>
                  <mi>T</mi>
                </mrow>
                <mi stretchy="false" mathvariant="normal">]</mi>
              </mrow>
            </mrow>
            <mi mathvariant="normal">=</mi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row>
                    <mo stretchy="false">λ</mo>
                    <mrow>
                      <mo stretchy="false">(</mo>
                      <mi>T</mi>
                      <mo stretchy="false">)</mo>
                    </mrow>
                  </mrow>
                  <mfrac>
                    <msub>
                      <mo stretchy="false">λ</mo>
                      <mn>0</mn>
                    </msub>
                    <mrow>
                      <mo stretchy="false">λ</mo>
                      <mrow>
                        <mo stretchy="false">(</mo>
                        <mi>T</mi>
                        <mo stretchy="false">)</mo>
                      </mrow>
                    </mrow>
                  </mfrac>
                  <mover accent="true">
                    <mi mathvariant="normal">∇</mi>
                    <mo stretchy="false">ˉ</mo>
                  </mover>
                  <mi>U</mi>
                </mrow>
                <mi stretchy="false" mathvariant="normal">]</mi>
              </mrow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) bar nabla T] = bar nabla cdot [overstrike {%lambda(T)} {%lambda_0}over{overstrike {%lambda(T)}} bar nabla U] = -A


}</annotation>
  </semantics>
</math>
</file>

<file path=Object 28/content.xml><?xml version="1.0" encoding="utf-8"?>
<math xmlns="http://www.w3.org/1998/Math/MathML">
  <semantics>
    <mstyle color="white">
      <mrow>
        <mrow>
          <mover accent="true">
            <mi mathvariant="normal">∇</mi>
            <mo stretchy="false">ˉ</mo>
          </mover>
          <mi mathvariant="normal">⋅</mi>
          <mrow>
            <mi stretchy="false" mathvariant="normal">[</mi>
            <mrow>
              <mo stretchy="false">λ</mo>
              <mrow>
                <mo stretchy="false">(</mo>
                <mi>T</mi>
                <mo stretchy="false">)</mo>
              </mrow>
              <mover accent="true">
                <mi mathvariant="normal">∇</mi>
                <mo stretchy="false">ˉ</mo>
              </mover>
              <mi>T</mi>
            </mrow>
            <mi stretchy="false" mathvariant="normal">]</mi>
          </mrow>
        </mrow>
      </mrow>
    </mstyle>
    <annotation encoding="StarMath 5.0">color white {
 
bar nabla cdot [%lambda(T) bar nabla T]
}</annotation>
  </semantics>
</math>
</file>

<file path=Object 29/content.xml><?xml version="1.0" encoding="utf-8"?>
<math xmlns="http://www.w3.org/1998/Math/MathML">
  <semantics>
    <mstyle color="white">
      <mrow>
        <mrow>
          <msub>
            <mo stretchy="false">λ</mo>
            <mn>0</mn>
          </msub>
          <mrow>
            <mover accent="true">
              <mi mathvariant="normal">∇</mi>
              <mo stretchy="false">ˉ</mo>
            </mover>
            <mi mathvariant="normal">⋅</mi>
            <mover accent="true">
              <mi mathvariant="normal">∇</mi>
              <mo stretchy="false">ˉ</mo>
            </mover>
          </mrow>
          <mrow>
            <mi>U</mi>
            <mi mathvariant="normal">=</mi>
            <msub>
              <mo stretchy="false">λ</mo>
              <mn>0</mn>
            </msub>
          </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i>A</mi>
            </mrow>
          </mrow>
        </mrow>
      </mrow>
    </mstyle>
    <annotation encoding="StarMath 5.0">color white {
 
%lambda_0 bar nabla cdot bar nabla U = %lambda_0 {bar nabla}^2 U = -A


}</annotation>
  </semantics>
</math>
</file>

<file path=Object 3/content.xml><?xml version="1.0" encoding="utf-8"?>
<math xmlns="http://www.w3.org/1998/Math/MathML">
  <semantics>
    <mstyle color="white">
      <mrow>
        <mrow>
          <mo stretchy="false">ρ</mo>
          <mi>c</mi>
          <mrow>
            <mfrac>
              <mrow>
                <mi mathvariant="normal">∂</mi>
                <mi>T</mi>
              </mrow>
              <mrow>
                <mi mathvariant="normal">∂</mi>
                <mi>t</mi>
              </mrow>
            </mfrac>
            <mi mathvariant="normal">=</mi>
            <mrow>
              <mi>A</mi>
              <mo stretchy="false">+</mo>
              <mrow>
                <mover accent="true">
                  <mi mathvariant="normal">∇</mi>
                  <mo stretchy="false">ˉ</mo>
                </mover>
                <mi mathvariant="normal">⋅</mi>
                <mrow>
                  <mo stretchy="false">(</mo>
                  <mrow>
                    <mover accent="true">
                      <mover accent="true">
                        <mo stretchy="false">λ</mo>
                        <mo stretchy="false">ˉ</mo>
                      </mover>
                      <mo stretchy="false">ˉ</mo>
                    </mover>
                    <mover accent="true">
                      <mi mathvariant="normal">∇</mi>
                      <mo stretchy="false">ˉ</mo>
                    </mover>
                    <mi>T</mi>
                  </mrow>
                  <mo stretchy="false">)</mo>
                </mrow>
              </mrow>
            </mrow>
          </mrow>
        </mrow>
      </mrow>
    </mstyle>
    <annotation encoding="StarMath 5.0">color white {
%rho c {partial T} over {partial t} = A + 
bar {nabla}  cdot (bar {bar{%lambda}}   bar {nabla} T)


}</annotation>
  </semantics>
</math>
</file>

<file path=Object 30/content.xml><?xml version="1.0" encoding="utf-8"?>
<math xmlns="http://www.w3.org/1998/Math/MathML">
  <semantics>
    <mstyle color="white">
      <mrow>
        <mrow>
          <msub>
            <mo stretchy="false">λ</mo>
            <mn>0</mn>
          </msub>
          <mrow>
            <mover accent="true">
              <mi mathvariant="normal">∇</mi>
              <mo stretchy="false">ˉ</mo>
            </mover>
            <mi mathvariant="normal">⋅</mi>
            <mover accent="true">
              <mi mathvariant="normal">∇</mi>
              <mo stretchy="false">ˉ</mo>
            </mover>
          </mrow>
          <mrow>
            <mi>U</mi>
            <mi mathvariant="normal">=</mi>
            <msub>
              <mo stretchy="false">λ</mo>
              <mn>0</mn>
            </msub>
          </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i>A</mi>
            </mrow>
          </mrow>
        </mrow>
      </mrow>
    </mstyle>
    <annotation encoding="StarMath 5.0">color white {
 
%lambda_0 bar nabla cdot bar nabla U = %lambda_0 {bar nabla}^2 U = -A


}</annotation>
  </semantics>
</math>
</file>

<file path=Object 31/content.xml><?xml version="1.0" encoding="utf-8"?>
<math xmlns="http://www.w3.org/1998/Math/MathML">
  <semantics>
    <mstyle color="white">
      <mrow>
        <mrow>
          <mrow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o stretchy="false">λ</mo>
                  <mrow>
                    <mo stretchy="false">(</mo>
                    <mi>T</mi>
                    <mo stretchy="false">)</mo>
                  </mrow>
                  <mover accent="true">
                    <mi mathvariant="normal">∇</mi>
                    <mo stretchy="false">ˉ</mo>
                  </mover>
                  <mi>T</mi>
                </mrow>
                <mi stretchy="false" mathvariant="normal">]</mi>
              </mrow>
            </mrow>
            <mi mathvariant="normal">=</mi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row>
                    <mo stretchy="false">λ</mo>
                    <mrow>
                      <mo stretchy="false">(</mo>
                      <mi>T</mi>
                      <mo stretchy="false">)</mo>
                    </mrow>
                  </mrow>
                  <mfrac>
                    <msub>
                      <mo stretchy="false">λ</mo>
                      <mn>0</mn>
                    </msub>
                    <mrow>
                      <mo stretchy="false">λ</mo>
                      <mrow>
                        <mo stretchy="false">(</mo>
                        <mi>T</mi>
                        <mo stretchy="false">)</mo>
                      </mrow>
                    </mrow>
                  </mfrac>
                  <mover accent="true">
                    <mi mathvariant="normal">∇</mi>
                    <mo stretchy="false">ˉ</mo>
                  </mover>
                  <mi>U</mi>
                </mrow>
                <mi stretchy="false" mathvariant="normal">]</mi>
              </mrow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) bar nabla T] = bar nabla cdot [overstrike {%lambda(T)} {%lambda_0}over{overstrike {%lambda(T)}} bar nabla U] = -A


}</annotation>
  </semantics>
</math>
</file>

<file path=Object 32/content.xml><?xml version="1.0" encoding="utf-8"?>
<math xmlns="http://www.w3.org/1998/Math/MathML">
  <semantics>
    <mstyle color="white">
      <mrow>
        <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frac>
                <mi>A</mi>
                <msub>
                  <mo stretchy="false">λ</mo>
                  <mn>0</mn>
                </msub>
              </mfrac>
            </mrow>
          </mrow>
        </mrow>
      </mrow>
    </mstyle>
    <annotation encoding="StarMath 5.0">color white {
 
{bar nabla}^2 U = - {{A} over {%lambda_0}}


}</annotation>
  </semantics>
</math>
</file>

<file path=Object 33/content.xml><?xml version="1.0" encoding="utf-8"?>
<math xmlns="http://www.w3.org/1998/Math/MathML">
  <semantics>
    <mstyle color="white">
      <mrow>
        <mrow>
          <msub>
            <mo stretchy="false">λ</mo>
            <mn>0</mn>
          </msub>
          <mrow>
            <mover accent="true">
              <mi mathvariant="normal">∇</mi>
              <mo stretchy="false">ˉ</mo>
            </mover>
            <mi mathvariant="normal">⋅</mi>
            <mover accent="true">
              <mi mathvariant="normal">∇</mi>
              <mo stretchy="false">ˉ</mo>
            </mover>
          </mrow>
          <mrow>
            <mi>U</mi>
            <mi mathvariant="normal">=</mi>
            <msub>
              <mo stretchy="false">λ</mo>
              <mn>0</mn>
            </msub>
          </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i>A</mi>
            </mrow>
          </mrow>
        </mrow>
      </mrow>
    </mstyle>
    <annotation encoding="StarMath 5.0">color white {
 
%lambda_0 bar nabla cdot bar nabla U = %lambda_0 {bar nabla}^2 U = -A


}</annotation>
  </semantics>
</math>
</file>

<file path=Object 34/content.xml><?xml version="1.0" encoding="utf-8"?>
<math xmlns="http://www.w3.org/1998/Math/MathML">
  <semantics>
    <mstyle color="white">
      <mrow>
        <mrow>
          <mrow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o stretchy="false">λ</mo>
                  <mrow>
                    <mo stretchy="false">(</mo>
                    <mi>T</mi>
                    <mo stretchy="false">)</mo>
                  </mrow>
                  <mover accent="true">
                    <mi mathvariant="normal">∇</mi>
                    <mo stretchy="false">ˉ</mo>
                  </mover>
                  <mi>T</mi>
                </mrow>
                <mi stretchy="false" mathvariant="normal">]</mi>
              </mrow>
            </mrow>
            <mi mathvariant="normal">=</mi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row>
                    <mo stretchy="false">λ</mo>
                    <mrow>
                      <mo stretchy="false">(</mo>
                      <mi>T</mi>
                      <mo stretchy="false">)</mo>
                    </mrow>
                  </mrow>
                  <mfrac>
                    <msub>
                      <mo stretchy="false">λ</mo>
                      <mn>0</mn>
                    </msub>
                    <mrow>
                      <mo stretchy="false">λ</mo>
                      <mrow>
                        <mo stretchy="false">(</mo>
                        <mi>T</mi>
                        <mo stretchy="false">)</mo>
                      </mrow>
                    </mrow>
                  </mfrac>
                  <mover accent="true">
                    <mi mathvariant="normal">∇</mi>
                    <mo stretchy="false">ˉ</mo>
                  </mover>
                  <mi>U</mi>
                </mrow>
                <mi stretchy="false" mathvariant="normal">]</mi>
              </mrow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) bar nabla T] = bar nabla cdot [overstrike {%lambda(T)} {%lambda_0}over{overstrike {%lambda(T)}} bar nabla U] = -A


}</annotation>
  </semantics>
</math>
</file>

<file path=Object 35/content.xml><?xml version="1.0" encoding="utf-8"?>
<math xmlns="http://www.w3.org/1998/Math/MathML">
  <semantics>
    <mstyle color="white">
      <mrow>
        <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frac>
                <mi>A</mi>
                <msub>
                  <mo stretchy="false">λ</mo>
                  <mn>0</mn>
                </msub>
              </mfrac>
            </mrow>
          </mrow>
        </mrow>
      </mrow>
    </mstyle>
    <annotation encoding="StarMath 5.0">color white {
 
{bar nabla}^2 U = - {{A} over {%lambda_0}}


}</annotation>
  </semantics>
</math>
</file>

<file path=Object 36/content.xml><?xml version="1.0" encoding="utf-8"?>
<math xmlns="http://www.w3.org/1998/Math/MathML">
  <semantics>
    <mstyle color="white">
      <mrow>
        <mrow>
          <msub>
            <mo stretchy="false">λ</mo>
            <mn>0</mn>
          </msub>
          <mrow>
            <mover accent="true">
              <mi mathvariant="normal">∇</mi>
              <mo stretchy="false">ˉ</mo>
            </mover>
            <mi mathvariant="normal">⋅</mi>
            <mover accent="true">
              <mi mathvariant="normal">∇</mi>
              <mo stretchy="false">ˉ</mo>
            </mover>
          </mrow>
          <mrow>
            <mi>U</mi>
            <mi mathvariant="normal">=</mi>
            <msub>
              <mo stretchy="false">λ</mo>
              <mn>0</mn>
            </msub>
          </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i>A</mi>
            </mrow>
          </mrow>
        </mrow>
      </mrow>
    </mstyle>
    <annotation encoding="StarMath 5.0">color white {
 
%lambda_0 bar nabla cdot bar nabla U = %lambda_0 {bar nabla}^2 U = -A


}</annotation>
  </semantics>
</math>
</file>

<file path=Object 37/content.xml><?xml version="1.0" encoding="utf-8"?>
<math xmlns="http://www.w3.org/1998/Math/MathML">
  <semantics>
    <mstyle color="white">
      <mrow>
        <mrow>
          <mrow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o stretchy="false">λ</mo>
                  <mrow>
                    <mo stretchy="false">(</mo>
                    <mi>T</mi>
                    <mo stretchy="false">)</mo>
                  </mrow>
                  <mover accent="true">
                    <mi mathvariant="normal">∇</mi>
                    <mo stretchy="false">ˉ</mo>
                  </mover>
                  <mi>T</mi>
                </mrow>
                <mi stretchy="false" mathvariant="normal">]</mi>
              </mrow>
            </mrow>
            <mi mathvariant="normal">=</mi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row>
                    <mo stretchy="false">λ</mo>
                    <mrow>
                      <mo stretchy="false">(</mo>
                      <mi>T</mi>
                      <mo stretchy="false">)</mo>
                    </mrow>
                  </mrow>
                  <mfrac>
                    <msub>
                      <mo stretchy="false">λ</mo>
                      <mn>0</mn>
                    </msub>
                    <mrow>
                      <mo stretchy="false">λ</mo>
                      <mrow>
                        <mo stretchy="false">(</mo>
                        <mi>T</mi>
                        <mo stretchy="false">)</mo>
                      </mrow>
                    </mrow>
                  </mfrac>
                  <mover accent="true">
                    <mi mathvariant="normal">∇</mi>
                    <mo stretchy="false">ˉ</mo>
                  </mover>
                  <mi>U</mi>
                </mrow>
                <mi stretchy="false" mathvariant="normal">]</mi>
              </mrow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) bar nabla T] = bar nabla cdot [ {%lambda(T)} {%lambda_0}over{ {%lambda(T)}} bar nabla U] = -A


}</annotation>
  </semantics>
</math>
</file>

<file path=Object 38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T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n>0</mn>
                </msub>
                <mi>T</mi>
              </munderover>
              <mrow>
                <mfrac>
                  <mrow>
                    <mo stretchy="false">λ</mo>
                    <mrow>
                      <mo stretchy="false">(</mo>
                      <mo stretchy="false">τ</mo>
                      <mo stretchy="false">)</mo>
                    </mrow>
                  </mrow>
                  <msub>
                    <mo stretchy="false">λ</mo>
                    <mn>0</mn>
                  </msub>
                </mfrac>
                <mi>d</mi>
                <mo stretchy="false">τ</mo>
              </mrow>
            </mrow>
          </mrow>
        </mrow>
      </mrow>
    </mstyle>
    <annotation encoding="StarMath 5.0">color white {

U(T) = int from {T_0} to {T} { {%lambda(%tau)}over{%lambda_0} d %tau } 

}</annotation>
  </semantics>
</math>
</file>

<file path=Object 39/content.xml><?xml version="1.0" encoding="utf-8"?>
<math xmlns="http://www.w3.org/1998/Math/MathML">
  <semantics>
    <mstyle color="white">
      <mrow>
        <mrow>
          <msup>
            <mover accent="true">
              <mi mathvariant="normal">∇</mi>
              <mo stretchy="false">ˉ</mo>
            </mover>
            <mn>2</mn>
          </msup>
          <mrow>
            <mrow>
              <mi>U</mi>
              <mi mathvariant="normal">=</mi>
              <mfrac>
                <mrow>
                  <msup>
                    <mi mathvariant="normal">∂</mi>
                    <mn>2</mn>
                  </msup>
                  <mi>U</mi>
                </mrow>
                <mrow>
                  <mi mathvariant="normal">∂</mi>
                  <msup>
                    <mi>z</mi>
                    <mn>2</mn>
                  </msup>
                </mrow>
              </mfrac>
            </mrow>
            <mi mathvariant="normal">=</mi>
            <mrow>
              <mi mathvariant="normal">−</mi>
              <mfrac>
                <mi>A</mi>
                <msub>
                  <mo stretchy="false">λ</mo>
                  <mn>0</mn>
                </msub>
              </mfrac>
            </mrow>
          </mrow>
        </mrow>
      </mrow>
    </mstyle>
    <annotation encoding="StarMath 5.0">color white {
 
{bar nabla}^2 U = {partial^2 U}over{partial z^2} = - {{A}over{%lambda_0}}


}</annotation>
  </semantics>
</math>
</file>

<file path=Object 4/content.xml><?xml version="1.0" encoding="utf-8"?>
<math xmlns="http://www.w3.org/1998/Math/MathML">
  <semantics>
    <mstyle color="white">
      <mrow>
        <mrow>
          <mo stretchy="false">ρ</mo>
          <mi>c</mi>
          <mrow>
            <mfrac>
              <mrow>
                <mi mathvariant="normal">∂</mi>
                <mi>T</mi>
              </mrow>
              <mrow>
                <mi mathvariant="normal">∂</mi>
                <mi>t</mi>
              </mrow>
            </mfrac>
            <mi mathvariant="normal">=</mi>
            <mrow>
              <mi>A</mi>
              <mo stretchy="false">+</mo>
              <mrow>
                <mover accent="true">
                  <mi mathvariant="normal">∇</mi>
                  <mo stretchy="false">ˉ</mo>
                </mover>
                <mi mathvariant="normal">⋅</mi>
                <mrow>
                  <mo stretchy="false">(</mo>
                  <mrow>
                    <mover accent="true">
                      <mover accent="true">
                        <mo stretchy="false">λ</mo>
                        <mo stretchy="false">ˉ</mo>
                      </mover>
                      <mo stretchy="false">ˉ</mo>
                    </mover>
                    <mover accent="true">
                      <mi mathvariant="normal">∇</mi>
                      <mo stretchy="false">ˉ</mo>
                    </mover>
                    <mi>T</mi>
                  </mrow>
                  <mo stretchy="false">)</mo>
                </mrow>
              </mrow>
            </mrow>
          </mrow>
        </mrow>
      </mrow>
    </mstyle>
    <annotation encoding="StarMath 5.0">color white {
%rho c {partial T} over {partial t} = A + 
bar {nabla}  cdot (bar {bar{%lambda}}   bar {nabla} T)


}</annotation>
  </semantics>
</math>
</file>

<file path=Object 40/content.xml><?xml version="1.0" encoding="utf-8"?>
<math xmlns="http://www.w3.org/1998/Math/MathML">
  <semantics>
    <mstyle color="white">
      <mrow>
        <mrow>
          <msup>
            <mover accent="true">
              <mi mathvariant="normal">∇</mi>
              <mo stretchy="false">ˉ</mo>
            </mover>
            <mn>2</mn>
          </msup>
          <mrow>
            <mrow>
              <mi>U</mi>
              <mi mathvariant="normal">=</mi>
              <mfrac>
                <mrow>
                  <msup>
                    <mi mathvariant="normal">∂</mi>
                    <mn>2</mn>
                  </msup>
                  <mi>U</mi>
                </mrow>
                <mrow>
                  <mi mathvariant="normal">∂</mi>
                  <msup>
                    <mi>z</mi>
                    <mn>2</mn>
                  </msup>
                </mrow>
              </mfrac>
            </mrow>
            <mi mathvariant="normal">=</mi>
            <mrow>
              <mi mathvariant="normal">−</mi>
              <mfrac>
                <mi>A</mi>
                <msub>
                  <mo stretchy="false">λ</mo>
                  <mn>0</mn>
                </msub>
              </mfrac>
            </mrow>
          </mrow>
        </mrow>
      </mrow>
    </mstyle>
    <annotation encoding="StarMath 5.0">color white {
 
{bar nabla}^2 U = {partial^2 U}over{partial z^2} = - {{A}over{%lambda_0}}


}</annotation>
  </semantics>
</math>
</file>

<file path=Object 41/content.xml><?xml version="1.0" encoding="utf-8"?>
<math xmlns="http://www.w3.org/1998/Math/MathML">
  <semantics>
    <mstyle color="white">
      <mrow>
        <mrow>
          <msup>
            <mover accent="true">
              <mi mathvariant="normal">∇</mi>
              <mo stretchy="false">ˉ</mo>
            </mover>
            <mn>2</mn>
          </msup>
          <mrow>
            <mrow>
              <mi>U</mi>
              <mi mathvariant="normal">=</mi>
              <mfrac>
                <mrow>
                  <msup>
                    <mi mathvariant="normal">∂</mi>
                    <mn>2</mn>
                  </msup>
                  <mi>U</mi>
                </mrow>
                <mrow>
                  <mi mathvariant="normal">∂</mi>
                  <msup>
                    <mi>z</mi>
                    <mn>2</mn>
                  </msup>
                </mrow>
              </mfrac>
            </mrow>
            <mi mathvariant="normal">=</mi>
            <mrow>
              <mi mathvariant="normal">−</mi>
              <mfrac>
                <mi>A</mi>
                <msub>
                  <mo stretchy="false">λ</mo>
                  <mn>0</mn>
                </msub>
              </mfrac>
            </mrow>
          </mrow>
        </mrow>
      </mrow>
    </mstyle>
    <annotation encoding="StarMath 5.0">color white {
 
{bar nabla}^2 U = {partial^2 U}over{partial z^2} = - {{A}over{%lambda_0}}


}</annotation>
  </semantics>
</math>
</file>

<file path=Object 42/content.xml><?xml version="1.0" encoding="utf-8"?>
<math xmlns="http://www.w3.org/1998/Math/MathML">
  <semantics>
    <mstyle color="white">
      <mrow>
        <mrow>
          <mo stretchy="false">λ</mo>
          <mrow>
            <mrow>
              <mo stretchy="false">(</mo>
              <mi>T</mi>
              <mo stretchy="false">)</mo>
            </mrow>
            <mi mathvariant="normal">=</mi>
            <msub>
              <mo stretchy="false">λ</mo>
              <mn>0</mn>
            </msub>
          </mrow>
          <mrow>
            <mo stretchy="false">(</mo>
            <mrow>
              <mrow>
                <mn>1</mn>
                <mo stretchy="false">+</mo>
                <mi>B</mi>
              </mrow>
              <mrow>
                <mo stretchy="false">(</mo>
                <mrow>
                  <mi>T</mi>
                  <mi mathvariant="normal">−</mi>
                  <msub>
                    <mi>T</mi>
                    <mn>0</mn>
                  </msub>
                </mrow>
                <mo stretchy="false">)</mo>
              </mrow>
            </mrow>
            <mo stretchy="false">)</mo>
          </mrow>
        </mrow>
      </mrow>
    </mstyle>
    <annotation encoding="StarMath 5.0">color white {
 
%lambda(T) = %lambda_0(1 + B(T - T_0))


}</annotation>
  </semantics>
</math>
</file>

<file path=Object 43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i>a</mi>
              <mo stretchy="false">+</mo>
              <mi>b</mi>
            </mrow>
          </mrow>
          <mrow>
            <mi>z</mi>
            <mi mathvariant="normal">−</mi>
            <mfrac>
              <mi>A</mi>
              <mrow>
                <mn>2</mn>
                <msub>
                  <mo stretchy="false">λ</mo>
                  <mn>0</mn>
                </msub>
              </mrow>
            </mfrac>
          </mrow>
          <msup>
            <mi>z</mi>
            <mn>2</mn>
          </msup>
        </mrow>
      </mrow>
    </mstyle>
    <annotation encoding="StarMath 5.0">color white {
 
U(z) = a + b z - {{A}over{2 %lambda_0}}z^2


}</annotation>
  </semantics>
</math>
</file>

<file path=Object 44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sub>
              <mi>T</mi>
              <mi>c</mi>
            </msub>
          </mrow>
        </mrow>
      </mrow>
    </mstyle>
    <annotation encoding="StarMath 5.0">color white {
 
T(z_c) = T_c


}</annotation>
  </semantics>
</math>
</file>

<file path=Object 45/content.xml><?xml version="1.0" encoding="utf-8"?>
<math xmlns="http://www.w3.org/1998/Math/MathML">
  <semantics>
    <mstyle color="white">
      <mrow>
        <mrow>
          <mi>q</mi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o stretchy="false">λ</mo>
          </mrow>
          <mrow>
            <mo stretchy="false">(</mo>
            <msub>
              <mi>T</mi>
              <mi>c</mi>
            </msub>
            <mo stretchy="false">)</mo>
          </mrow>
          <mfrac>
            <mrow>
              <mi mathvariant="normal">∂</mi>
              <mi>T</mi>
            </mrow>
            <mrow>
              <mi mathvariant="normal">∂</mi>
              <mi>z</mi>
            </mrow>
          </mfrac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sub>
              <mi>q</mi>
              <mi>c</mi>
            </msub>
          </mrow>
        </mrow>
      </mrow>
    </mstyle>
    <annotation encoding="StarMath 5.0">color white {
 
q(z_c) = %lambda(T_c) {partial T}over{partial z}(z_c) = q_c


}</annotation>
  </semantics>
</math>
</file>

<file path=Object 46/content.xml><?xml version="1.0" encoding="utf-8"?>
<math xmlns="http://www.w3.org/1998/Math/MathML">
  <semantics>
    <mstyle color="white">
      <mrow>
        <mrow>
          <msub>
            <mi>T</mi>
            <mn>0</mn>
          </msub>
          <mi mathvariant="normal">=</mi>
          <msub>
            <mi>T</mi>
            <mi>c</mi>
          </msub>
        </mrow>
      </mrow>
    </mstyle>
    <annotation encoding="StarMath 5.0">color white {
 
T_0 = T_c


}</annotation>
  </semantics>
</math>
</file>

<file path=Object 47/content.xml><?xml version="1.0" encoding="utf-8"?>
<math xmlns="http://www.w3.org/1998/Math/MathML">
  <semantics>
    <mstyle color="white">
      <mrow>
        <mrow>
          <msub>
            <mo stretchy="false">λ</mo>
            <mn>0</mn>
          </msub>
          <mi mathvariant="normal">=</mi>
          <msub>
            <mo stretchy="false">λ</mo>
            <mi>c</mi>
          </msub>
        </mrow>
      </mrow>
    </mstyle>
    <annotation encoding="StarMath 5.0">color white {
 
%lambda_0 = %lambda_c


}</annotation>
  </semantics>
</math>
</file>

<file path=Object 48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sub>
              <mi>T</mi>
              <mi>c</mi>
            </msub>
          </mrow>
        </mrow>
      </mrow>
    </mstyle>
    <annotation encoding="StarMath 5.0">color white {
 
T(z_c) = T_c


}</annotation>
  </semantics>
</math>
</file>

<file path=Object 49/content.xml><?xml version="1.0" encoding="utf-8"?>
<math xmlns="http://www.w3.org/1998/Math/MathML">
  <semantics>
    <mstyle color="white">
      <mrow>
        <mrow>
          <mrow>
            <msub>
              <mi>q</mi>
              <mi>c</mi>
            </msub>
            <mi mathvariant="normal">=</mi>
            <mo stretchy="false">λ</mo>
          </mrow>
          <mrow>
            <mo stretchy="false">(</mo>
            <msub>
              <mi>T</mi>
              <mi>c</mi>
            </msub>
            <mo stretchy="false">)</mo>
          </mrow>
          <mfrac>
            <mrow>
              <mi mathvariant="normal">∂</mi>
              <mi>T</mi>
            </mrow>
            <mrow>
              <mi mathvariant="normal">∂</mi>
              <mi>z</mi>
            </mrow>
          </mfrac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row>
              <mo stretchy="false">λ</mo>
              <mrow>
                <mo stretchy="false">(</mo>
                <msub>
                  <mi>T</mi>
                  <mi>c</mi>
                </msub>
                <mo stretchy="false">)</mo>
              </mrow>
            </mrow>
          </mrow>
          <mfrac>
            <msub>
              <mo stretchy="false">λ</mo>
              <mi>c</mi>
            </msub>
            <mrow>
              <mo stretchy="false">λ</mo>
              <mrow>
                <mo stretchy="false">(</mo>
                <msub>
                  <mi>T</mi>
                  <mi>c</mi>
                </msub>
                <mo stretchy="false">)</mo>
              </mrow>
            </mrow>
          </mfrac>
          <mfrac>
            <mrow>
              <mi mathvariant="normal">∂</mi>
              <mi>U</mi>
            </mrow>
            <mrow>
              <mi mathvariant="normal">∂</mi>
              <mi>z</mi>
            </mrow>
          </mfrac>
          <mrow>
            <mo stretchy="false">(</mo>
            <msub>
              <mi>z</mi>
              <mi>c</mi>
            </msub>
            <mo stretchy="false">)</mo>
          </mrow>
        </mrow>
      </mrow>
    </mstyle>
    <annotation encoding="StarMath 5.0">color white {
 
q_c = %lambda(T_c) {partial T}over{partial z}(z_c) = 
overstrike {%lambda(T_c)} {%lambda_c}over{overstrike {%lambda(T_c)}} {partial U}over{partial z}(z_c)


}</annotation>
  </semantics>
</math>
</file>

<file path=Object 5/content.xml><?xml version="1.0" encoding="utf-8"?>
<math xmlns="http://www.w3.org/1998/Math/MathML">
  <semantics>
    <mstyle color="white">
      <mrow>
        <mrow>
          <mo stretchy="false">ρ</mo>
          <mi>c</mi>
          <mrow>
            <mfrac>
              <mrow>
                <mi mathvariant="normal">∂</mi>
                <mi>T</mi>
              </mrow>
              <mrow>
                <mi mathvariant="normal">∂</mi>
                <mi>t</mi>
              </mrow>
            </mfrac>
            <mi mathvariant="normal">=</mi>
            <mrow>
              <mi>A</mi>
              <mo stretchy="false">+</mo>
              <mrow>
                <mover accent="true">
                  <mi mathvariant="normal">∇</mi>
                  <mo stretchy="false">ˉ</mo>
                </mover>
                <mi mathvariant="normal">⋅</mi>
                <mrow>
                  <mo stretchy="false">(</mo>
                  <mrow>
                    <mover accent="true">
                      <mover accent="true">
                        <mo stretchy="false">λ</mo>
                        <mo stretchy="false">ˉ</mo>
                      </mover>
                      <mo stretchy="false">ˉ</mo>
                    </mover>
                    <mover accent="true">
                      <mi mathvariant="normal">∇</mi>
                      <mo stretchy="false">ˉ</mo>
                    </mover>
                    <mi>T</mi>
                  </mrow>
                  <mo stretchy="false">)</mo>
                </mrow>
              </mrow>
            </mrow>
          </mrow>
        </mrow>
      </mrow>
    </mstyle>
    <annotation encoding="StarMath 5.0">color white {
%rho c {partial T} over {partial t} = A + 
bar {nabla}  cdot (bar {bar{%lambda}}   bar {nabla} T)


}</annotation>
  </semantics>
</math>
</file>

<file path=Object 50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sub>
              <mi>T</mi>
              <mi>c</mi>
            </msub>
          </mrow>
        </mrow>
      </mrow>
    </mstyle>
    <annotation encoding="StarMath 5.0">color white {
 
T(z_c) = T_c


}</annotation>
  </semantics>
</math>
</file>

<file path=Object 51/content.xml><?xml version="1.0" encoding="utf-8"?>
<math xmlns="http://www.w3.org/1998/Math/MathML">
  <semantics>
    <mstyle color="white">
      <mrow>
        <mrow>
          <mo stretchy="false">λ</mo>
          <mrow>
            <mrow>
              <mo stretchy="false">(</mo>
              <mi>T</mi>
              <mo stretchy="false">)</mo>
            </mrow>
            <mi mathvariant="normal">=</mi>
            <msub>
              <mo stretchy="false">λ</mo>
              <mn>0</mn>
            </msub>
          </mrow>
          <mrow>
            <mo stretchy="false">(</mo>
            <mrow>
              <mrow>
                <mn>1</mn>
                <mo stretchy="false">+</mo>
                <mi>B</mi>
              </mrow>
              <mrow>
                <mo stretchy="false">(</mo>
                <mrow>
                  <mi>T</mi>
                  <mi mathvariant="normal">−</mi>
                  <msub>
                    <mi>T</mi>
                    <mn>0</mn>
                  </msub>
                </mrow>
                <mo stretchy="false">)</mo>
              </mrow>
            </mrow>
            <mo stretchy="false">)</mo>
          </mrow>
        </mrow>
      </mrow>
    </mstyle>
    <annotation encoding="StarMath 5.0">color white {
 
%lambda(T) = %lambda_0(1 + B(T - T_0))


}</annotation>
  </semantics>
</math>
</file>

<file path=Object 52/content.xml><?xml version="1.0" encoding="utf-8"?>
<math xmlns="http://www.w3.org/1998/Math/MathML">
  <semantics>
    <mstyle color="white">
      <mrow>
        <mrow>
          <mo stretchy="false">λ</mo>
          <mrow>
            <mrow>
              <mo stretchy="false">(</mo>
              <mi>T</mi>
              <mo stretchy="false">)</mo>
            </mrow>
            <mi mathvariant="normal">=</mi>
            <msub>
              <mo stretchy="false">λ</mo>
              <mn>0</mn>
            </msub>
          </mrow>
          <mrow>
            <mo stretchy="false">(</mo>
            <mrow>
              <mrow>
                <mn>1</mn>
                <mo stretchy="false">+</mo>
                <mi>B</mi>
              </mrow>
              <mrow>
                <mo stretchy="false">(</mo>
                <mrow>
                  <mi>T</mi>
                  <mi mathvariant="normal">−</mi>
                  <msub>
                    <mi>T</mi>
                    <mn>0</mn>
                  </msub>
                </mrow>
                <mo stretchy="false">)</mo>
              </mrow>
            </mrow>
            <mo stretchy="false">)</mo>
          </mrow>
        </mrow>
      </mrow>
    </mstyle>
    <annotation encoding="StarMath 5.0">color white {
 
%lambda(T) = %lambda_0(1 + B(T - T_0))


}</annotation>
  </semantics>
</math>
</file>

<file path=Object 53/content.xml><?xml version="1.0" encoding="utf-8"?>
<math xmlns="http://www.w3.org/1998/Math/MathML">
  <semantics>
    <mstyle color="white">
      <mrow>
        <mrow>
          <msub>
            <mi>z</mi>
            <mn>0</mn>
          </msub>
          <mi mathvariant="normal">=</mi>
          <msub>
            <mi>z</mi>
            <mi>c</mi>
          </msub>
        </mrow>
      </mrow>
    </mstyle>
    <annotation encoding="StarMath 5.0">color white {
 
z_0 = z_c


}</annotation>
  </semantics>
</math>
</file>

<file path=Object 54/content.xml><?xml version="1.0" encoding="utf-8"?>
<math xmlns="http://www.w3.org/1998/Math/MathML">
  <semantics>
    <mstyle color="white">
      <mrow>
        <mrow>
          <mrow>
            <msub>
              <mi>q</mi>
              <mi>c</mi>
            </msub>
            <mi mathvariant="normal">=</mi>
            <mo stretchy="false">λ</mo>
          </mrow>
          <mrow>
            <mo stretchy="false">(</mo>
            <msub>
              <mi>T</mi>
              <mi>c</mi>
            </msub>
            <mo stretchy="false">)</mo>
          </mrow>
          <mfrac>
            <mrow>
              <mi mathvariant="normal">∂</mi>
              <mi>T</mi>
            </mrow>
            <mrow>
              <mi mathvariant="normal">∂</mi>
              <mi>z</mi>
            </mrow>
          </mfrac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row>
              <mo stretchy="false">λ</mo>
              <mrow>
                <mo stretchy="false">(</mo>
                <msub>
                  <mi>T</mi>
                  <mi>c</mi>
                </msub>
                <mo stretchy="false">)</mo>
              </mrow>
            </mrow>
          </mrow>
          <mfrac>
            <msub>
              <mo stretchy="false">λ</mo>
              <mi>c</mi>
            </msub>
            <mrow>
              <mo stretchy="false">λ</mo>
              <mrow>
                <mo stretchy="false">(</mo>
                <msub>
                  <mi>T</mi>
                  <mi>c</mi>
                </msub>
                <mo stretchy="false">)</mo>
              </mrow>
            </mrow>
          </mfrac>
          <mfrac>
            <mrow>
              <mi mathvariant="normal">∂</mi>
              <mi>U</mi>
            </mrow>
            <mrow>
              <mi mathvariant="normal">∂</mi>
              <mi>z</mi>
            </mrow>
          </mfrac>
          <mrow>
            <mo stretchy="false">(</mo>
            <msub>
              <mi>z</mi>
              <mi>c</mi>
            </msub>
            <mo stretchy="false">)</mo>
          </mrow>
        </mrow>
      </mrow>
    </mstyle>
    <annotation encoding="StarMath 5.0">color white {
 
q_c = %lambda(T_c) {partial T}over{partial z}(z_c) = 
overstrike {%lambda(T_c)} {%lambda_c}over{overstrike {%lambda(T_c)}} {partial U}over{partial z}(z_c)


}</annotation>
  </semantics>
</math>
</file>

<file path=Object 55/content.xml><?xml version="1.0" encoding="utf-8"?>
<math xmlns="http://www.w3.org/1998/Math/MathML">
  <semantics>
    <mstyle color="white">
      <mrow>
        <mrow>
          <mrow>
            <msub>
              <mi>q</mi>
              <mi>c</mi>
            </msub>
            <mi mathvariant="normal">=</mi>
            <mo stretchy="false">λ</mo>
          </mrow>
          <mrow>
            <mo stretchy="false">(</mo>
            <msub>
              <mi>T</mi>
              <mi>c</mi>
            </msub>
            <mo stretchy="false">)</mo>
          </mrow>
          <mfrac>
            <mrow>
              <mi mathvariant="normal">∂</mi>
              <mi>T</mi>
            </mrow>
            <mrow>
              <mi mathvariant="normal">∂</mi>
              <mi>z</mi>
            </mrow>
          </mfrac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o stretchy="false">λ</mo>
          </mrow>
          <mrow>
            <mo stretchy="false">(</mo>
            <msub>
              <mi>T</mi>
              <mi>c</mi>
            </msub>
            <mo stretchy="false">)</mo>
          </mrow>
          <mfrac>
            <msub>
              <mo stretchy="false">λ</mo>
              <mi>c</mi>
            </msub>
            <mrow>
              <mo stretchy="false">λ</mo>
              <mrow>
                <mo stretchy="false">(</mo>
                <msub>
                  <mi>T</mi>
                  <mi>c</mi>
                </msub>
                <mo stretchy="false">)</mo>
              </mrow>
            </mrow>
          </mfrac>
          <mfrac>
            <mrow>
              <mi mathvariant="normal">∂</mi>
              <mi>U</mi>
            </mrow>
            <mrow>
              <mi mathvariant="normal">∂</mi>
              <mi>z</mi>
            </mrow>
          </mfrac>
          <mrow>
            <mo stretchy="false">(</mo>
            <msub>
              <mi>z</mi>
              <mi>c</mi>
            </msub>
            <mo stretchy="false">)</mo>
          </mrow>
        </mrow>
      </mrow>
    </mstyle>
    <annotation encoding="StarMath 5.0">color white {
 
q_c = %lambda(T_c) {partial T}over{partial z}(z_c) = 
%lambda(T_c) {%lambda_c}over{%lambda(T_c)} {partial U}over{partial z}(z_c)


}</annotation>
  </semantics>
</math>
</file>

<file path=Object 56/content.xml><?xml version="1.0" encoding="utf-8"?>
<math xmlns="http://www.w3.org/1998/Math/MathML">
  <semantics>
    <mstyle color="white">
      <mrow>
        <mrow>
          <mi>U</mi>
          <mrow>
            <mrow>
              <mrow>
                <mo stretchy="false">(</mo>
                <msub>
                  <mi>z</mi>
                  <mi>c</mi>
                </msub>
                <mo stretchy="false">)</mo>
              </mrow>
              <mi mathvariant="normal">=</mi>
              <mrow>
                <munderover>
                  <mi mathvariant="normal">∫</mi>
                  <mrow>
                    <msub>
                      <mi>T</mi>
                      <mn>0</mn>
                    </msub>
                    <mi mathvariant="normal">=</mi>
                    <msub>
                      <mi>T</mi>
                      <mi>c</mi>
                    </msub>
                  </mrow>
                  <msub>
                    <mi>T</mi>
                    <mi>c</mi>
                  </msub>
                </munderover>
                <mrow>
                  <mrow>
                    <mi stretchy="false" mathvariant="normal">[</mi>
                    <mrow>
                      <mrow>
                        <mn>1</mn>
                        <mo stretchy="false">+</mo>
                        <mi>B</mi>
                      </mrow>
                      <mrow>
                        <mo stretchy="false">(</mo>
                        <mrow>
                          <mo stretchy="false">τ</mo>
                          <mi mathvariant="normal">−</mi>
                          <msub>
                            <mi>T</mi>
                            <mi>c</mi>
                          </msub>
                        </mrow>
                        <mo stretchy="false">)</mo>
                      </mrow>
                    </mrow>
                    <mi stretchy="false" mathvariant="normal">]</mi>
                  </mrow>
                  <mi>d</mi>
                  <mo stretchy="false">τ</mo>
                </mrow>
              </mrow>
            </mrow>
            <mi mathvariant="normal">=</mi>
            <mn>0</mn>
          </mrow>
        </mrow>
      </mrow>
    </mstyle>
    <annotation encoding="StarMath 5.0">color white {
 
U(z_c) = int from {T_0=T_c} to {T_c} {[1 + B(%tau - T_c)]d%tau} = 0


}</annotation>
  </semantics>
</math>
</file>

<file path=Object 57/content.xml><?xml version="1.0" encoding="utf-8"?>
<math xmlns="http://www.w3.org/1998/Math/MathML">
  <semantics>
    <mstyle color="white">
      <mrow>
        <mrow>
          <mi>U</mi>
          <mrow>
            <mrow>
              <mrow>
                <mo stretchy="false">(</mo>
                <msub>
                  <mi>z</mi>
                  <mi>c</mi>
                </msub>
                <mo stretchy="false">)</mo>
              </mrow>
              <mi mathvariant="normal">=</mi>
              <mrow>
                <munderover>
                  <mi mathvariant="normal">∫</mi>
                  <mrow>
                    <msub>
                      <mi>T</mi>
                      <mn>0</mn>
                    </msub>
                    <mi mathvariant="normal">=</mi>
                    <msub>
                      <mi>T</mi>
                      <mi>c</mi>
                    </msub>
                  </mrow>
                  <msub>
                    <mi>T</mi>
                    <mi>c</mi>
                  </msub>
                </munderover>
                <mrow>
                  <mrow>
                    <mi stretchy="false" mathvariant="normal">[</mi>
                    <mrow>
                      <mrow>
                        <mn>1</mn>
                        <mo stretchy="false">+</mo>
                        <mi>B</mi>
                      </mrow>
                      <mrow>
                        <mo stretchy="false">(</mo>
                        <mrow>
                          <mo stretchy="false">τ</mo>
                          <mi mathvariant="normal">−</mi>
                          <msub>
                            <mi>T</mi>
                            <mi>c</mi>
                          </msub>
                        </mrow>
                        <mo stretchy="false">)</mo>
                      </mrow>
                    </mrow>
                    <mi stretchy="false" mathvariant="normal">]</mi>
                  </mrow>
                  <mi>d</mi>
                  <mo stretchy="false">τ</mo>
                </mrow>
              </mrow>
            </mrow>
            <mi mathvariant="normal">=</mi>
            <mn>0</mn>
          </mrow>
        </mrow>
      </mrow>
    </mstyle>
    <annotation encoding="StarMath 5.0">color white {
 
U(z_c) = int from {T_0=T_c} to {T_c} {[1 + B(%tau - T_c)]d%tau} = 0


}</annotation>
  </semantics>
</math>
</file>

<file path=Object 58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n>0</mn>
          </mrow>
        </mrow>
      </mrow>
    </mstyle>
    <annotation encoding="StarMath 5.0">color white {
 
U(z_c) = 0


}</annotation>
  </semantics>
</math>
</file>

<file path=Object 59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i>a</mi>
              <mo stretchy="false">+</mo>
              <mi>b</mi>
            </mrow>
          </mrow>
          <mrow>
            <mi>z</mi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sup>
            <mi>z</mi>
            <mn>2</mn>
          </msup>
        </mrow>
      </mrow>
    </mstyle>
    <annotation encoding="StarMath 5.0">color white {
 
U(z) = a + b z - {{A}over{2 %lambda_c}}z^2


}</annotation>
  </semantics>
</math>
</file>

<file path=Object 6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T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n>0</mn>
                </msub>
                <mi>T</mi>
              </munderover>
              <mrow>
                <mfrac>
                  <mrow>
                    <mo stretchy="false">λ</mo>
                    <mrow>
                      <mo stretchy="false">(</mo>
                      <mo stretchy="false">τ</mo>
                      <mo stretchy="false">)</mo>
                    </mrow>
                  </mrow>
                  <msub>
                    <mo stretchy="false">λ</mo>
                    <mn>0</mn>
                  </msub>
                </mfrac>
                <mi>d</mi>
                <mo stretchy="false">τ</mo>
              </mrow>
            </mrow>
          </mrow>
        </mrow>
      </mrow>
    </mstyle>
    <annotation encoding="StarMath 5.0">color white {

U(T) = int from {T_0} to {T} { {%lambda(%tau)}over{%lambda_0} d %tau } 

}</annotation>
  </semantics>
</math>
</file>

<file path=Object 60/content.xml><?xml version="1.0" encoding="utf-8"?>
<math xmlns="http://www.w3.org/1998/Math/MathML">
  <semantics>
    <mstyle color="white">
      <mrow>
        <mrow>
          <mfrac>
            <mrow>
              <mi mathvariant="normal">∂</mi>
              <mi>U</mi>
            </mrow>
            <mrow>
              <mi mathvariant="normal">∂</mi>
              <mi>z</mi>
            </mrow>
          </mfrac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</mrow>
      </mrow>
    </mstyle>
    <annotation encoding="StarMath 5.0">color white {
 
 {partial U}over{partial z}(z_c) = {q_c}over{%lambda_c}


}</annotation>
  </semantics>
</math>
</file>

<file path=Object 61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i>a</mi>
              <mo stretchy="false">+</mo>
              <mi>b</mi>
            </mrow>
          </mrow>
          <mrow>
            <mi>z</mi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sup>
            <mi>z</mi>
            <mn>2</mn>
          </msup>
        </mrow>
      </mrow>
    </mstyle>
    <annotation encoding="StarMath 5.0">color white {
 
U(z) = a + b z - {{A}over{2 %lambda_c}}z^2


}</annotation>
  </semantics>
</math>
</file>

<file path=Object 62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n>0</mn>
          </mrow>
        </mrow>
      </mrow>
    </mstyle>
    <annotation encoding="StarMath 5.0">color white {
 
U(z_c) = 0


}</annotation>
  </semantics>
</math>
</file>

<file path=Object 63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i>a</mi>
              <mo stretchy="false">+</mo>
              <mi>b</mi>
            </mrow>
          </mrow>
          <mrow>
            <mi>z</mi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sup>
            <mi>z</mi>
            <mn>2</mn>
          </msup>
        </mrow>
      </mrow>
    </mstyle>
    <annotation encoding="StarMath 5.0">color white {
 
U(z) = a + b z - {{A}over{2 %lambda_c}}z^2


}</annotation>
  </semantics>
</math>
</file>

<file path=Object 64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n>0</mn>
          </mrow>
        </mrow>
      </mrow>
    </mstyle>
    <annotation encoding="StarMath 5.0">color white {
 
U(z_c) = 0


}</annotation>
  </semantics>
</math>
</file>

<file path=Object 65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i>b</mi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b (z - z_c) - {{A}over{2 %lambda_c}} (z - z_c)^2


}</annotation>
  </semantics>
</math>
</file>

<file path=Object 66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n>0</mn>
              <mo stretchy="false">+</mo>
              <mi>b</mi>
            </mrow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0 + b (z - z_c) - {{A}over{2 %lambda_c}}(z - z_c)^2


}</annotation>
  </semantics>
</math>
</file>

<file path=Object 67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i>b</mi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b (z - z_c) - {{A}over{2 %lambda_c}} (z - z_c)^2


}</annotation>
  </semantics>
</math>
</file>

<file path=Object 68/content.xml><?xml version="1.0" encoding="utf-8"?>
<math xmlns="http://www.w3.org/1998/Math/MathML">
  <semantics>
    <mstyle color="white">
      <mrow>
        <mrow>
          <mfrac>
            <mrow>
              <mi mathvariant="normal">∂</mi>
              <mi>U</mi>
            </mrow>
            <mrow>
              <mi mathvariant="normal">∂</mi>
              <mi>z</mi>
            </mrow>
          </mfrac>
          <mrow>
            <mrow>
              <mrow>
                <mo stretchy="false">(</mo>
                <msub>
                  <mi>z</mi>
                  <mi>c</mi>
                </msub>
                <mo stretchy="false">)</mo>
              </mrow>
              <mi mathvariant="normal">=</mi>
              <mrow>
                <mi>b</mi>
                <mi mathvariant="normal">−</mi>
                <mrow>
                  <mfrac>
                    <mi>A</mi>
                    <msub>
                      <mo stretchy="false">λ</mo>
                      <mi>c</mi>
                    </msub>
                  </mfrac>
                  <mrow>
                    <mo stretchy="false">(</mo>
                    <mrow>
                      <msub>
                        <mi>z</mi>
                        <mi>c</mi>
                      </msub>
                      <mi mathvariant="normal">−</mi>
                      <msub>
                        <mi>z</mi>
                        <mi>c</mi>
                      </msub>
                    </mrow>
                    <mo stretchy="false">)</mo>
                  </mrow>
                </mrow>
              </mrow>
            </mrow>
            <mi mathvariant="normal">=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</mrow>
      </mrow>
    </mstyle>
    <annotation encoding="StarMath 5.0">color white {
 
{partial U}over{partial z}(z_c) = b - overstrike {{A}over{%lambda_c}(z_c - z_c)} = {q_c}over{%lambda_c}


}</annotation>
  </semantics>
</math>
</file>

<file path=Object 69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i>b</mi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b (z - z_c) - {{A}over{2 %lambda_c}} (z - z_c)^2


}</annotation>
  </semantics>
</math>
</file>

<file path=Object 7/content.xml><?xml version="1.0" encoding="utf-8"?>
<math xmlns="http://www.w3.org/1998/Math/MathML">
  <semantics>
    <mstyle color="white">
      <mrow>
        <mrow>
          <mfrac>
            <mrow>
              <mi mathvariant="normal">∂</mi>
              <mi>T</mi>
            </mrow>
            <mrow>
              <mi mathvariant="normal">∂</mi>
              <mi>t</mi>
            </mrow>
          </mfrac>
          <mi mathvariant="normal">=</mi>
          <mn>0</mn>
        </mrow>
      </mrow>
    </mstyle>
    <annotation encoding="StarMath 5.0">color white {

{partial T} over {partial t} = 0

}</annotation>
  </semantics>
</math>
</file>

<file path=Object 70/content.xml><?xml version="1.0" encoding="utf-8"?>
<math xmlns="http://www.w3.org/1998/Math/MathML">
  <semantics>
    <mstyle color="white">
      <mrow>
        <mrow>
          <mfrac>
            <mrow>
              <mi mathvariant="normal">∂</mi>
              <mi>U</mi>
            </mrow>
            <mrow>
              <mi mathvariant="normal">∂</mi>
              <mi>z</mi>
            </mrow>
          </mfrac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row>
              <mi>b</mi>
              <mi mathvariant="normal">−</mi>
              <mfrac>
                <mi>A</mi>
                <msub>
                  <mo stretchy="false">λ</mo>
                  <mi>c</mi>
                </msub>
              </mfrac>
            </mrow>
          </mrow>
          <mrow>
            <mrow>
              <mo stretchy="false">(</mo>
              <mrow>
                <msub>
                  <mi>z</mi>
                  <mi>c</mi>
                </msub>
                <mi mathvariant="normal">−</mi>
                <msub>
                  <mi>z</mi>
                  <mi>c</mi>
                </msub>
              </mrow>
              <mo stretchy="false">)</mo>
            </mrow>
            <mi mathvariant="normal">=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</mrow>
      </mrow>
    </mstyle>
    <annotation encoding="StarMath 5.0">color white {
 
{partial U}over{partial z}(z_c) = b - {A}over{%lambda_c}(z_c - z_c) = {q_c}over{%lambda_c}


}</annotation>
  </semantics>
</math>
</file>

<file path=Object 71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i>b</mi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b (z - z_c) - {{A}over{2 %lambda_c}} (z - z_c)^2


}</annotation>
  </semantics>
</math>
</file>

<file path=Object 72/content.xml><?xml version="1.0" encoding="utf-8"?>
<math xmlns="http://www.w3.org/1998/Math/MathML">
  <semantics>
    <mstyle color="white">
      <mrow>
        <mrow>
          <mfrac>
            <mrow>
              <mi mathvariant="normal">∂</mi>
              <mi>U</mi>
            </mrow>
            <mrow>
              <mi mathvariant="normal">∂</mi>
              <mi>z</mi>
            </mrow>
          </mfrac>
          <mrow>
            <mrow>
              <mrow>
                <mo stretchy="false">(</mo>
                <msub>
                  <mi>z</mi>
                  <mi>c</mi>
                </msub>
                <mo stretchy="false">)</mo>
              </mrow>
              <mi mathvariant="normal">=</mi>
              <mrow>
                <mi>b</mi>
                <mi mathvariant="normal">−</mi>
                <mrow>
                  <mfrac>
                    <mi>A</mi>
                    <msub>
                      <mo stretchy="false">λ</mo>
                      <mi>c</mi>
                    </msub>
                  </mfrac>
                  <mrow>
                    <mo stretchy="false">(</mo>
                    <mrow>
                      <msub>
                        <mi>z</mi>
                        <mi>c</mi>
                      </msub>
                      <mi mathvariant="normal">−</mi>
                      <msub>
                        <mi>z</mi>
                        <mi>c</mi>
                      </msub>
                    </mrow>
                    <mo stretchy="false">)</mo>
                  </mrow>
                </mrow>
              </mrow>
            </mrow>
            <mi mathvariant="normal">=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</mrow>
      </mrow>
    </mstyle>
    <annotation encoding="StarMath 5.0">color white {
 
{partial U}over{partial z}(z_c) = b - overstrike {{A}over{%lambda_c}(z_c - z_c)} = {q_c}over{%lambda_c}


}</annotation>
  </semantics>
</math>
</file>

<file path=Object 73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n>0</mn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{q_c}over{%lambda_c} (z - z_c) - {{A}over{2 %lambda_0}} (z - z_c)^2


}</annotation>
  </semantics>
</math>
</file>

<file path=Object 74/content.xml><?xml version="1.0" encoding="utf-8"?>
<math xmlns="http://www.w3.org/1998/Math/MathML">
  <semantics>
    <mstyle color="white">
      <mrow>
        <mrow>
          <mi>b</mi>
          <mi mathvariant="normal">=</mi>
          <mfrac>
            <msub>
              <mi>q</mi>
              <mi>c</mi>
            </msub>
            <msub>
              <mo stretchy="false">λ</mo>
              <mi>c</mi>
            </msub>
          </mfrac>
        </mrow>
      </mrow>
    </mstyle>
    <annotation encoding="StarMath 5.0">color white {
 
b  =  {q_c}over{%lambda_c}

}</annotation>
  </semantics>
</math>
</file>

<file path=Object 75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n>0</mn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{q_c}over{%lambda_c} (z - z_c) - {{A}over{2 %lambda_0}} (z - z_c)^2


}</annotation>
  </semantics>
</math>
</file>

<file path=Object 76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i>c</mi>
                </msub>
                <mrow>
                  <mi>T</mi>
                  <mrow>
                    <mo stretchy="false">(</mo>
                    <mi>z</mi>
                    <mo stretchy="false">)</mo>
                  </mrow>
                </mrow>
              </munderover>
              <mrow>
                <mrow>
                  <mi stretchy="false" mathvariant="normal">[</mi>
                  <mrow>
                    <mrow>
                      <mn>1</mn>
                      <mo stretchy="false">+</mo>
                      <mi>B</mi>
                    </mrow>
                    <mrow>
                      <mo stretchy="false">(</mo>
                      <mrow>
                        <mo stretchy="false">τ</mo>
                        <mi mathvariant="normal">−</mi>
                        <msub>
                          <mi>T</mi>
                          <mi>c</mi>
                        </msub>
                      </mrow>
                      <mo stretchy="false">)</mo>
                    </mrow>
                  </mrow>
                  <mi stretchy="false" mathvariant="normal">]</mi>
                </mrow>
                <mi>d</mi>
                <mo stretchy="false">τ</mo>
              </mrow>
            </mrow>
          </mrow>
        </mrow>
      </mrow>
    </mstyle>
    <annotation encoding="StarMath 5.0">color white {
 
U(z) = int from {T_c} to {T(z)} {[1 + B(%tau - T_c)] d%tau}


}</annotation>
  </semantics>
</math>
</file>

<file path=Object 77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i>z</mi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i>B</mi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i>z</mi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i>z</mi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)} - T_c] + {B}over{2}[color yellow {T(z)} - T_c]^2  - {q_c}over{%lambda_c} (z - z_c) + {{A}over{2 %lambda_c}} (z - z_c)^2 = 0


}</annotation>
  </semantics>
</math>
</file>

<file path=Object 78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white">
                  <mrow>
                    <mrow>
                      <mi>T</mi>
                      <mrow>
                        <mo stretchy="false">(</mo>
                        <mi>z</mi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i>B</mi>
              <mn>2</mn>
            </mfrac>
          </mrow>
          <mrow>
            <msup>
              <mrow>
                <mi stretchy="false" mathvariant="normal">[</mi>
                <mrow>
                  <mstyle color="white">
                    <mrow>
                      <mrow>
                        <mi>T</mi>
                        <mrow>
                          <mo stretchy="false">(</mo>
                          <mi>z</mi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i>z</mi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white {T(z)} - T_c] + {B}over{2}[color white {T(z)} - T_c]^2  - {q_c}over{%lambda_c} (z - z_c) + {{A}over{2 %lambda_c}} (z - z_c)^2 = 0


}</annotation>
  </semantics>
</math>
</file>

<file path=Object 79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i>c</mi>
                </msub>
                <mrow>
                  <mi>T</mi>
                  <mrow>
                    <mo stretchy="false">(</mo>
                    <mi>z</mi>
                    <mo stretchy="false">)</mo>
                  </mrow>
                </mrow>
              </munderover>
              <mrow>
                <mrow>
                  <mi stretchy="false" mathvariant="normal">[</mi>
                  <mrow>
                    <mrow>
                      <mn>1</mn>
                      <mo stretchy="false">+</mo>
                      <mi>B</mi>
                    </mrow>
                    <mrow>
                      <mo stretchy="false">(</mo>
                      <mrow>
                        <mo stretchy="false">τ</mo>
                        <mi mathvariant="normal">−</mi>
                        <msub>
                          <mi>T</mi>
                          <mi>c</mi>
                        </msub>
                      </mrow>
                      <mo stretchy="false">)</mo>
                    </mrow>
                  </mrow>
                  <mi stretchy="false" mathvariant="normal">]</mi>
                </mrow>
                <mi>d</mi>
                <mo stretchy="false">τ</mo>
              </mrow>
            </mrow>
          </mrow>
        </mrow>
      </mrow>
    </mstyle>
    <annotation encoding="StarMath 5.0">color white {
 
U(z) = int from {T_c} to {T(z)} {[1 + B(%tau - T_c)] d%tau}


}</annotation>
  </semantics>
</math>
</file>

<file path=Object 8/content.xml><?xml version="1.0" encoding="utf-8"?>
<math xmlns="http://www.w3.org/1998/Math/MathML">
  <semantics>
    <mstyle color="white">
      <mrow>
        <mrow>
          <mrow>
            <mover accent="true">
              <mi mathvariant="normal">∇</mi>
              <mo stretchy="false">ˉ</mo>
            </mover>
            <mi mathvariant="normal">⋅</mi>
            <mrow>
              <mi stretchy="false" mathvariant="normal">[</mi>
              <mrow>
                <mo stretchy="false">λ</mo>
                <mrow>
                  <mo stretchy="false">(</mo>
                  <mrow>
                    <mi>T</mi>
                    <mrow>
                      <mo stretchy="false">(</mo>
                      <mi>z</mi>
                      <mo stretchy="false">)</mo>
                    </mrow>
                  </mrow>
                  <mo stretchy="false">)</mo>
                </mrow>
                <mover accent="true">
                  <mi mathvariant="normal">∇</mi>
                  <mo stretchy="false">ˉ</mo>
                </mover>
                <mi>T</mi>
              </mrow>
              <mi stretchy="false" mathvariant="normal">]</mi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(z)) bar nabla T] = -A


}</annotation>
  </semantics>
</math>
</file>

<file path=Object 80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row>
                <munderover>
                  <mi mathvariant="normal">∫</mi>
                  <msub>
                    <mi>T</mi>
                    <mi>c</mi>
                  </msub>
                  <mrow>
                    <mi>T</mi>
                    <mrow>
                      <mo stretchy="false">(</mo>
                      <mi>z</mi>
                      <mo stretchy="false">)</mo>
                    </mrow>
                  </mrow>
                </munderover>
                <mrow>
                  <mn>1</mn>
                  <mi>d</mi>
                  <mo stretchy="false">τ</mo>
                </mrow>
              </mrow>
              <mo stretchy="false">+</mo>
              <mrow>
                <munderover>
                  <mi mathvariant="normal">∫</mi>
                  <msub>
                    <mi>T</mi>
                    <mi>c</mi>
                  </msub>
                  <mrow>
                    <mi>T</mi>
                    <mrow>
                      <mo stretchy="false">(</mo>
                      <mi>z</mi>
                      <mo stretchy="false">)</mo>
                    </mrow>
                  </mrow>
                </munderover>
                <mrow>
                  <mi>B</mi>
                  <mrow>
                    <mo stretchy="false">(</mo>
                    <mrow>
                      <mo stretchy="false">τ</mo>
                      <mi mathvariant="normal">−</mi>
                      <msub>
                        <mi>T</mi>
                        <mi>c</mi>
                      </msub>
                    </mrow>
                    <mo stretchy="false">)</mo>
                  </mrow>
                  <mi>d</mi>
                  <mo stretchy="false">τ</mo>
                </mrow>
              </mrow>
            </mrow>
          </mrow>
        </mrow>
      </mrow>
    </mstyle>
    <annotation encoding="StarMath 5.0">color white {
 
U(z) = int from {T_c} to {T(z)} {1 d%tau}   + int from {T_c} to {T(z)} {B(%tau - T_c) d%tau}


}</annotation>
  </semantics>
</math>
</file>

<file path=Object 81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row>
                <mi stretchy="false" mathvariant="normal">[</mi>
                <mrow>
                  <mi>T</mi>
                  <mrow>
                    <mrow>
                      <mo stretchy="false">(</mo>
                      <mi>z</mi>
                      <mo stretchy="false">)</mo>
                    </mrow>
                    <mi mathvariant="normal">−</mi>
                    <msub>
                      <mi>T</mi>
                      <mi>c</mi>
                    </msub>
                  </mrow>
                </mrow>
                <mi stretchy="false" mathvariant="normal">]</mi>
              </mrow>
              <mo stretchy="false">+</mo>
              <mfrac>
                <mi>B</mi>
                <mn>2</mn>
              </mfrac>
            </mrow>
          </mrow>
          <msup>
            <mrow>
              <mi stretchy="false" mathvariant="normal">[</mi>
              <mrow>
                <mi>T</mi>
                <mrow>
                  <mrow>
                    <mo stretchy="false">(</mo>
                    <mi>z</mi>
                    <mo stretchy="false">)</mo>
                  </mrow>
                  <mi mathvariant="normal">−</mi>
                  <msub>
                    <mi>T</mi>
                    <mi>c</mi>
                  </msub>
                </mrow>
              </mrow>
              <mi stretchy="false" mathvariant="normal">]</mi>
            </mrow>
            <mn>2</mn>
          </msup>
        </mrow>
      </mrow>
    </mstyle>
    <annotation encoding="StarMath 5.0">color white {
 
U(z) = [T(z) - T_c]   + {B}over{2}[T(z) - T_c]^2


}</annotation>
  </semantics>
</math>
</file>

<file path=Object 82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i>c</mi>
                </msub>
                <mrow>
                  <mi>T</mi>
                  <mrow>
                    <mo stretchy="false">(</mo>
                    <mi>z</mi>
                    <mo stretchy="false">)</mo>
                  </mrow>
                </mrow>
              </munderover>
              <mrow>
                <mrow>
                  <mi stretchy="false" mathvariant="normal">[</mi>
                  <mrow>
                    <mrow>
                      <mn>1</mn>
                      <mo stretchy="false">+</mo>
                      <mi>B</mi>
                    </mrow>
                    <mrow>
                      <mo stretchy="false">(</mo>
                      <mrow>
                        <mo stretchy="false">τ</mo>
                        <mi mathvariant="normal">−</mi>
                        <msub>
                          <mi>T</mi>
                          <mi>c</mi>
                        </msub>
                      </mrow>
                      <mo stretchy="false">)</mo>
                    </mrow>
                  </mrow>
                  <mi stretchy="false" mathvariant="normal">]</mi>
                </mrow>
                <mi>d</mi>
                <mo stretchy="false">τ</mo>
              </mrow>
            </mrow>
          </mrow>
        </mrow>
      </mrow>
    </mstyle>
    <annotation encoding="StarMath 5.0">color white {
 
U(z) = int from {T_c} to {T(z)} {[1 + B(%tau - T_c)] d%tau}


}</annotation>
  </semantics>
</math>
</file>

<file path=Object 83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row>
                <munderover>
                  <mi mathvariant="normal">∫</mi>
                  <msub>
                    <mi>T</mi>
                    <mi>c</mi>
                  </msub>
                  <mrow>
                    <mi>T</mi>
                    <mrow>
                      <mo stretchy="false">(</mo>
                      <mi>z</mi>
                      <mo stretchy="false">)</mo>
                    </mrow>
                  </mrow>
                </munderover>
                <mrow>
                  <mn>1</mn>
                  <mi>d</mi>
                  <mo stretchy="false">τ</mo>
                </mrow>
              </mrow>
              <mo stretchy="false">+</mo>
              <mrow>
                <munderover>
                  <mi mathvariant="normal">∫</mi>
                  <msub>
                    <mi>T</mi>
                    <mi>c</mi>
                  </msub>
                  <mrow>
                    <mi>T</mi>
                    <mrow>
                      <mo stretchy="false">(</mo>
                      <mi>z</mi>
                      <mo stretchy="false">)</mo>
                    </mrow>
                  </mrow>
                </munderover>
                <mrow>
                  <mi>B</mi>
                  <mrow>
                    <mo stretchy="false">(</mo>
                    <mrow>
                      <mo stretchy="false">τ</mo>
                      <mi mathvariant="normal">−</mi>
                      <msub>
                        <mi>T</mi>
                        <mi>c</mi>
                      </msub>
                    </mrow>
                    <mo stretchy="false">)</mo>
                  </mrow>
                  <mi>d</mi>
                  <mo stretchy="false">τ</mo>
                </mrow>
              </mrow>
            </mrow>
          </mrow>
        </mrow>
      </mrow>
    </mstyle>
    <annotation encoding="StarMath 5.0">color white {
 
U(z) = int from {T_c} to {T(z)} {1 d%tau}   + int from {T_c} to {T(z)} {B(%tau - T_c) d%tau}


}</annotation>
  </semantics>
</math>
</file>

<file path=Object 84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row>
                <mi stretchy="false" mathvariant="normal">[</mi>
                <mrow>
                  <mi>T</mi>
                  <mrow>
                    <mrow>
                      <mo stretchy="false">(</mo>
                      <mi>z</mi>
                      <mo stretchy="false">)</mo>
                    </mrow>
                    <mi mathvariant="normal">−</mi>
                    <msub>
                      <mi>T</mi>
                      <mi>c</mi>
                    </msub>
                  </mrow>
                </mrow>
                <mi stretchy="false" mathvariant="normal">]</mi>
              </mrow>
              <mo stretchy="false">+</mo>
              <mfrac>
                <mi>B</mi>
                <mn>2</mn>
              </mfrac>
            </mrow>
          </mrow>
          <msup>
            <mrow>
              <mi stretchy="false" mathvariant="normal">[</mi>
              <mrow>
                <mi>T</mi>
                <mrow>
                  <mrow>
                    <mo stretchy="false">(</mo>
                    <mi>z</mi>
                    <mo stretchy="false">)</mo>
                  </mrow>
                  <mi mathvariant="normal">−</mi>
                  <msub>
                    <mi>T</mi>
                    <mi>c</mi>
                  </msub>
                </mrow>
              </mrow>
              <mi stretchy="false" mathvariant="normal">]</mi>
            </mrow>
            <mn>2</mn>
          </msup>
        </mrow>
      </mrow>
    </mstyle>
    <annotation encoding="StarMath 5.0">color white {
 
U(z) = [T(z) - T_c]   + {B}over{2}[T(z) - T_c]^2


}</annotation>
  </semantics>
</math>
</file>

<file path=Object 85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row>
                <mi stretchy="false" mathvariant="normal">[</mi>
                <mrow>
                  <mi>T</mi>
                  <mrow>
                    <mrow>
                      <mo stretchy="false">(</mo>
                      <mi>z</mi>
                      <mo stretchy="false">)</mo>
                    </mrow>
                    <mi mathvariant="normal">−</mi>
                    <msub>
                      <mi>T</mi>
                      <mi>c</mi>
                    </msub>
                  </mrow>
                </mrow>
                <mi stretchy="false" mathvariant="normal">]</mi>
              </mrow>
              <mo stretchy="false">+</mo>
              <mfrac>
                <mi>B</mi>
                <mn>2</mn>
              </mfrac>
            </mrow>
          </mrow>
          <msup>
            <mrow>
              <mi stretchy="false" mathvariant="normal">[</mi>
              <mrow>
                <mi>T</mi>
                <mrow>
                  <mrow>
                    <mo stretchy="false">(</mo>
                    <mi>z</mi>
                    <mo stretchy="false">)</mo>
                  </mrow>
                  <mi mathvariant="normal">−</mi>
                  <msub>
                    <mi>T</mi>
                    <mi>c</mi>
                  </msub>
                </mrow>
              </mrow>
              <mi stretchy="false" mathvariant="normal">]</mi>
            </mrow>
            <mn>2</mn>
          </msup>
        </mrow>
      </mrow>
    </mstyle>
    <annotation encoding="StarMath 5.0">color white {
 
U(z) = [T(z) - T_c]   + {B}over{2}[T(z) - T_c]^2


}</annotation>
  </semantics>
</math>
</file>

<file path=Object 86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i>z</mi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i>z</mi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i>z</mi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)} - T_c] + {color cyan {B}}over{2}[color yellow {T(z)} - T_c]^2  - {color cyan {q_c}}over{%lambda_c} (z - z_c) + {{color cyan {A}}over{2 %lambda_c}} (z - z_c)^2 = 0


}</annotation>
  </semantics>
</math>
</file>

<file path=Object 87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i>z</mi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i>z</mi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i>z</mi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)} - T_c] + {color cyan {B}}over{2}[color yellow {T(z)} - T_c]^2  - {color cyan {q_c}}over{%lambda_c} (z - z_c) + {{color cyan {A}}over{2 %lambda_c}} (z - z_c)^2 = 0


}</annotation>
  </semantics>
</math>
</file>

<file path=Object 88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{q_c}over{%lambda_c} (z - z_c) - {{A}over{2 %lambda_c}} (z - z_c)^2


}</annotation>
  </semantics>
</math>
</file>

<file path=Object 89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i>z</mi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i>z</mi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i>z</mi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)} - T_c] + {color cyan {B}}over{2}[color yellow {T(z)} - T_c]^2  - {color cyan {q_c}}over{%lambda_c} (z - z_c) + {{color cyan {A}}over{2 %lambda_c}} (z - z_c)^2 = 0


}</annotation>
  </semantics>
</math>
</file>

<file path=Object 9/content.xml><?xml version="1.0" encoding="utf-8"?>
<math xmlns="http://www.w3.org/1998/Math/MathML">
  <semantics>
    <mstyle color="white">
      <mrow>
        <mrow>
          <mrow>
            <mover accent="true">
              <mover accent="true">
                <mo stretchy="false">λ</mo>
                <mo stretchy="false">ˉ</mo>
              </mover>
              <mo stretchy="false">ˉ</mo>
            </mover>
            <mi mathvariant="normal">=</mi>
            <mo stretchy="false">λ</mo>
          </mrow>
          <mover accent="true">
            <mover accent="true">
              <mi>I</mi>
              <mo stretchy="false">ˉ</mo>
            </mover>
            <mo stretchy="false">ˉ</mo>
          </mover>
        </mrow>
      </mrow>
    </mstyle>
    <annotation encoding="StarMath 5.0">color white {

bar {bar {%lambda}} = %lambda bar{bar{I }}
}</annotation>
  </semantics>
</math>
</file>

<file path=Object 90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{q_c}over{%lambda_c} (z - z_c) - {{A}over{2 %lambda_c}} (z - z_c)^2


}</annotation>
  </semantics>
</math>
</file>

<file path=Object 91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1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1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1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1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1)} - T_c] + {color cyan {B}}over{2}[color yellow {T(z_1)} - T_c]^2  - {color cyan {q_c}}over{%lambda_c} (color yellow {z_1} - z_c) + {{color cyan {A}}over{2 %lambda_c}} (color yellow {z_1} - z_c)^2 = 0


}</annotation>
  </semantics>
</math>
</file>

<file path=Object 92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row>
                <mi stretchy="false" mathvariant="normal">[</mi>
                <mrow>
                  <mi>T</mi>
                  <mrow>
                    <mrow>
                      <mo stretchy="false">(</mo>
                      <mi>z</mi>
                      <mo stretchy="false">)</mo>
                    </mrow>
                    <mi mathvariant="normal">−</mi>
                    <msub>
                      <mi>T</mi>
                      <mi>c</mi>
                    </msub>
                  </mrow>
                </mrow>
                <mi stretchy="false" mathvariant="normal">]</mi>
              </mrow>
              <mo stretchy="false">+</mo>
              <mfrac>
                <mi>B</mi>
                <mn>2</mn>
              </mfrac>
            </mrow>
          </mrow>
          <msup>
            <mrow>
              <mi stretchy="false" mathvariant="normal">[</mi>
              <mrow>
                <mi>T</mi>
                <mrow>
                  <mrow>
                    <mo stretchy="false">(</mo>
                    <mi>z</mi>
                    <mo stretchy="false">)</mo>
                  </mrow>
                  <mi mathvariant="normal">−</mi>
                  <msub>
                    <mi>T</mi>
                    <mi>c</mi>
                  </msub>
                </mrow>
              </mrow>
              <mi stretchy="false" mathvariant="normal">]</mi>
            </mrow>
            <mn>2</mn>
          </msup>
        </mrow>
      </mrow>
    </mstyle>
    <annotation encoding="StarMath 5.0">color white {
 
U(z) = [T(z) - T_c]   + {B}over{2}[T(z) - T_c]^2


}</annotation>
  </semantics>
</math>
</file>

<file path=Object 93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2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2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2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2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2)} - T_c] + {color cyan {B}}over{2}[color yellow {T(z_2)} - T_c]^2  - {color cyan {q_c}}over{%lambda_c} (color yellow {z_2} - z_c) + {{color cyan {A}}over{2 %lambda_c}} (color yellow {z_2} - z_c)^2 = 0


}</annotation>
  </semantics>
</math>
</file>

<file path=Object 94/content.xml><?xml version="1.0" encoding="utf-8"?>
<math xmlns="http://www.w3.org/1998/Math/MathML">
  <semantics>
    <mstyle color="white">
      <mrow>
        <mrow>
          <mfrac>
            <msub>
              <mi>q</mi>
              <mi>c</mi>
            </msub>
            <msub>
              <mo stretchy="false">λ</mo>
              <mi>c</mi>
            </msub>
          </mfrac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i>z</mi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row>
              <mrow>
                <mi stretchy="false" mathvariant="normal">[</mi>
                <mrow>
                  <mi>T</mi>
                  <mrow>
                    <mrow>
                      <mo stretchy="false">(</mo>
                      <mi>z</mi>
                      <mo stretchy="false">)</mo>
                    </mrow>
                    <mi mathvariant="normal">−</mi>
                    <msub>
                      <mi>T</mi>
                      <mi>c</mi>
                    </msub>
                  </mrow>
                </mrow>
                <mi stretchy="false" mathvariant="normal">]</mi>
              </mrow>
              <mo stretchy="false">+</mo>
              <mfrac>
                <mi>B</mi>
                <mn>2</mn>
              </mfrac>
            </mrow>
          </mrow>
          <msup>
            <mrow>
              <mi stretchy="false" mathvariant="normal">[</mi>
              <mrow>
                <mi>T</mi>
                <mrow>
                  <mrow>
                    <mo stretchy="false">(</mo>
                    <mi>z</mi>
                    <mo stretchy="false">)</mo>
                  </mrow>
                  <mi mathvariant="normal">−</mi>
                  <msub>
                    <mi>T</mi>
                    <mi>c</mi>
                  </msub>
                </mrow>
              </mrow>
              <mi stretchy="false" mathvariant="normal">]</mi>
            </mrow>
            <mn>2</mn>
          </msup>
        </mrow>
      </mrow>
    </mstyle>
    <annotation encoding="StarMath 5.0">color white {
 
 {q_c}over{%lambda_c} (z - z_c) - {{A}over{2 %lambda_c}} (z - z_c)^2 = [T(z) - T_c]   + {B}over{2}[T(z) - T_c]^2


}</annotation>
  </semantics>
</math>
</file>

<file path=Object 95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3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3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3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3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3)} - T_c] + {color cyan {B}}over{2}[color yellow {T(z_3)} - T_c]^2  - {color cyan {q_c}}over{%lambda_c} (color yellow {z_3} - z_c) + {{color cyan {A}}over{2 %lambda_c}} (color yellow {z_3} - z_c)^2 = 0


}</annotation>
  </semantics>
</math>
</file>

<file path=Object 96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2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2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2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2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2)} - T_c] + {color cyan {B}}over{2}[color yellow {T(z_2)} - T_c]^2  - {color cyan {q_c}}over{%lambda_c} (color yellow {z_2} - z_c) + {{color cyan {A}}over{2 %lambda_c}} (color yellow {z_2} - z_c)^2 = 0


}</annotation>
  </semantics>
</math>
</file>

<file path=Object 97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1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1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1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1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1)} - T_c] + {color cyan {B}}over{2}[color yellow {T(z_1)} - T_c]^2  - {color cyan {q_c}}over{%lambda_c} (color yellow {z_1} - z_c) + {{color cyan {A}}over{2 %lambda_c}} (color yellow {z_1} - z_c)^2 = 0


}</annotation>
  </semantics>
</math>
</file>

<file path=Object 98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2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2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2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2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2)} - T_c] + {color cyan {B}}over{2}[color yellow {T(z_2)} - T_c]^2  - {color cyan {q_c}}over{%lambda_c} (color yellow {z_2} - z_c) + {{color cyan {A}}over{2 %lambda_c}} (color yellow {z_2} - z_c)^2 = 0


}</annotation>
  </semantics>
</math>
</file>

<file path=Object 99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1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1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1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1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1)} - T_c] + {color cyan {B}}over{2}[color yellow {T(z_1)} - T_c]^2  - {color cyan {q_c}}over{%lambda_c} (color yellow {z_1} - z_c) + {{color cyan {A}}over{2 %lambda_c}} (color yellow {z_1} - z_c)^2 = 0


}</annotation>
  </semantics>
</math>
</file>